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2.74mm"/>
    </style:style>
    <style:style style:name="co2" style:family="table-column">
      <style:table-column-properties fo:break-before="auto" style:column-width="1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1mm"/>
    </style:style>
    <style:style style:name="co5" style:family="table-column">
      <style:table-column-properties fo:break-before="auto" style:column-width="29.72mm"/>
    </style:style>
    <style:style style:name="co6" style:family="table-column">
      <style:table-column-properties fo:break-before="auto" style:column-width="34.17mm"/>
    </style:style>
    <style:style style:name="co7" style:family="table-column">
      <style:table-column-properties fo:break-before="auto" style:column-width="26.99mm"/>
    </style:style>
    <style:style style:name="co8" style:family="table-column">
      <style:table-column-properties fo:break-before="auto" style:column-width="28.96mm"/>
    </style:style>
    <style:style style:name="co9" style:family="table-column">
      <style:table-column-properties fo:break-before="auto" style:column-width="33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1.51mm" fo:break-before="auto" style:use-optimal-row-height="true"/>
    </style:style>
    <style:style style:name="ro3" style:family="table-row">
      <style:table-row-properties style:row-height="8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dfffdf" style:cell-protect="none" style:print-content="true"/>
      <style:text-properties style:text-position=""/>
    </style:style>
    <style:style style:name="ce10" style:family="table-cell" style:parent-style-name="Default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fffdf" style:cell-protect="none" style:print-content="tru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99"/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AR PL SungtiL GB" style:font-name-complex="DejaVu Sans"/>
    </style:style>
    <style:style style:name="T2" style:family="text">
      <style:text-properties style:font-name="Liberation Sans" style:font-name-asian="AR PL SungtiL GB" style:font-name-complex="DejaVu Sans"/>
    </style:style>
  </office:automatic-styles>
  <office:body>
    <office:spreadsheet table:structure-protected="true">
      <table:table table:name="data" table:style-name="ta1" table:protected="true">
        <loext:table-protection loext:select-unprotected-cells="true"/>
        <table:table-column table:style-name="co1" table:default-cell-style-name="ce2"/>
        <table:table-column table:style-name="co2" table:default-cell-style-name="ce3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pper left tile</text:p>
          </table:table-cell>
          <table:table-cell office:value-type="float" office:value="108" calcext:value-type="float">
            <text:p>108</text:p>
          </table:table-cell>
          <table:table-cell table:style-name="ce3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lower right tile</text:p>
          </table:table-cell>
          <table:table-cell office:value-type="float" office:value="151" calcext:value-type="float">
            <text:p>151</text:p>
          </table:table-cell>
          <table:table-cell table:style-name="ce3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umber of tiles</text:p>
          </table:table-cell>
          <table:table-cell table:style-name="Default" table:formula="of:=[.B3]-[.B2]+1" office:value-type="float" office:value="44" calcext:value-type="float">
            <text:p>44</text:p>
          </table:table-cell>
          <table:table-cell table:formula="of:=[.C3]-[.C2]+1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p image dimensions [mm]</text:p>
          </table:table-cell>
          <table:table-cell office:value-type="float" office:value="380.875" calcext:value-type="float">
            <text:p>380,875</text:p>
          </table:table-cell>
          <table:table-cell table:style-name="ce3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tile dimensions [mm]</text:p>
          </table:table-cell>
          <table:table-cell table:style-name="Default" table:formula="of:=[.B5]/[.B4]" office:value-type="float" office:value="8.65625" calcext:value-type="float">
            <text:p>8,65625</text:p>
          </table:table-cell>
          <table:table-cell table:formula="of:=[.C5]/[.C4]" office:value-type="float" office:value="8.65625" calcext:value-type="float">
            <text:p>8,65625</text:p>
          </table:table-cell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zoom factor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table table:name="longitude" table:style-name="ta1" table:protected="true">
        <loext:table-protection loext:select-unprotected-cells="true"/>
        <table:table-column table:style-name="co4" table:default-cell-style-name="ce7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8" office:value-type="string" calcext:value-type="string">
            <text:p>Longitude [°]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Image offset [mm]</text:p>
          </table:table-cell>
          <table:table-cell table:style-name="ce9" office:value-type="string" calcext:value-type="string">
            <text:p>Comment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formula="of:=POWER(2;[data.$B$8]) * (([.$A2]+180)/360)" office:value-type="float" office:value="128" calcext:value-type="float">
            <text:p>128</text:p>
          </table:table-cell>
          <table:table-cell table:formula="of:=ROUND(([$longitude.$B2]-[data.$B$2])*[data.$B$6];3)" office:value-type="float" office:value="173.125" calcext:value-type="float">
            <text:p>173,125</text:p>
          </table:table-cell>
          <table:table-cell office:value-type="string" calcext:value-type="string">
            <text:p>prime meridi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NUMBER([.$A3]);POWER(2;[data.$B$8]) * (([.$A3]+180)/360);&quot;&quot;)" office:value-type="float" office:value="135.111111111111" calcext:value-type="float">
            <text:p>135,1111111111</text:p>
          </table:table-cell>
          <table:table-cell table:formula="of:=IF(ISNUMBER([.$B3]);ROUND(([$longitude.$B3]-[data.$B$2])*[data.$B$6];3);&quot;&quot;)" office:value-type="float" office:value="234.681" calcext:value-type="float">
            <text:p>234,681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F(ISNUMBER([.$A4]);POWER(2;[data.$B$8]) * (([.$A4]+180)/360);&quot;&quot;)" office:value-type="float" office:value="120.888888888889" calcext:value-type="float">
            <text:p>120,8888888889</text:p>
          </table:table-cell>
          <table:table-cell table:formula="of:=IF(ISNUMBER([.$B4]);ROUND(([$longitude.$B4]-[data.$B$2])*[data.$B$6];3);&quot;&quot;)" office:value-type="float" office:value="111.569" calcext:value-type="float">
            <text:p>111,569</text:p>
          </table:table-cell>
          <table:table-cell/>
        </table:table-row>
        <table:table-row table:style-name="ro1">
          <table:table-cell/>
          <table:table-cell table:formula="of:=IF(ISNUMBER([.$A5]);POWER(2;[data.$B$8]) * (([.$A5]+180)/360);&quot;&quot;)">
            <text:p/>
          </table:table-cell>
          <table:table-cell table:formula="of:=IF(ISNUMBER([.$B5]);ROUND(([$longitude.$B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]);POWER(2;[data.$B$8]) * (([.$A6]+180)/360);&quot;&quot;)">
            <text:p/>
          </table:table-cell>
          <table:table-cell table:formula="of:=IF(ISNUMBER([.$B6]);ROUND(([$longitude.$B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]);POWER(2;[data.$B$8]) * (([.$A7]+180)/360);&quot;&quot;)">
            <text:p/>
          </table:table-cell>
          <table:table-cell table:formula="of:=IF(ISNUMBER([.$B7]);ROUND(([$longitude.$B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]);POWER(2;[data.$B$8]) * (([.$A8]+180)/360);&quot;&quot;)">
            <text:p/>
          </table:table-cell>
          <table:table-cell table:formula="of:=IF(ISNUMBER([.$B8]);ROUND(([$longitude.$B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]);POWER(2;[data.$B$8]) * (([.$A9]+180)/360);&quot;&quot;)">
            <text:p/>
          </table:table-cell>
          <table:table-cell table:formula="of:=IF(ISNUMBER([.$B9]);ROUND(([$longitude.$B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]);POWER(2;[data.$B$8]) * (([.$A10]+180)/360);&quot;&quot;)">
            <text:p/>
          </table:table-cell>
          <table:table-cell table:formula="of:=IF(ISNUMBER([.$B10]);ROUND(([$longitude.$B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]);POWER(2;[data.$B$8]) * (([.$A11]+180)/360);&quot;&quot;)">
            <text:p/>
          </table:table-cell>
          <table:table-cell table:formula="of:=IF(ISNUMBER([.$B11]);ROUND(([$longitude.$B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]);POWER(2;[data.$B$8]) * (([.$A12]+180)/360);&quot;&quot;)">
            <text:p/>
          </table:table-cell>
          <table:table-cell table:formula="of:=IF(ISNUMBER([.$B12]);ROUND(([$longitude.$B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]);POWER(2;[data.$B$8]) * (([.$A13]+180)/360);&quot;&quot;)">
            <text:p/>
          </table:table-cell>
          <table:table-cell table:formula="of:=IF(ISNUMBER([.$B13]);ROUND(([$longitude.$B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]);POWER(2;[data.$B$8]) * (([.$A14]+180)/360);&quot;&quot;)">
            <text:p/>
          </table:table-cell>
          <table:table-cell table:formula="of:=IF(ISNUMBER([.$B14]);ROUND(([$longitude.$B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]);POWER(2;[data.$B$8]) * (([.$A15]+180)/360);&quot;&quot;)">
            <text:p/>
          </table:table-cell>
          <table:table-cell table:formula="of:=IF(ISNUMBER([.$B15]);ROUND(([$longitude.$B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]);POWER(2;[data.$B$8]) * (([.$A16]+180)/360);&quot;&quot;)">
            <text:p/>
          </table:table-cell>
          <table:table-cell table:formula="of:=IF(ISNUMBER([.$B16]);ROUND(([$longitude.$B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]);POWER(2;[data.$B$8]) * (([.$A17]+180)/360);&quot;&quot;)">
            <text:p/>
          </table:table-cell>
          <table:table-cell table:formula="of:=IF(ISNUMBER([.$B17]);ROUND(([$longitude.$B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]);POWER(2;[data.$B$8]) * (([.$A18]+180)/360);&quot;&quot;)">
            <text:p/>
          </table:table-cell>
          <table:table-cell table:formula="of:=IF(ISNUMBER([.$B18]);ROUND(([$longitude.$B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]);POWER(2;[data.$B$8]) * (([.$A19]+180)/360);&quot;&quot;)">
            <text:p/>
          </table:table-cell>
          <table:table-cell table:formula="of:=IF(ISNUMBER([.$B19]);ROUND(([$longitude.$B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]);POWER(2;[data.$B$8]) * (([.$A20]+180)/360);&quot;&quot;)">
            <text:p/>
          </table:table-cell>
          <table:table-cell table:formula="of:=IF(ISNUMBER([.$B20]);ROUND(([$longitude.$B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]);POWER(2;[data.$B$8]) * (([.$A21]+180)/360);&quot;&quot;)">
            <text:p/>
          </table:table-cell>
          <table:table-cell table:formula="of:=IF(ISNUMBER([.$B21]);ROUND(([$longitude.$B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]);POWER(2;[data.$B$8]) * (([.$A22]+180)/360);&quot;&quot;)">
            <text:p/>
          </table:table-cell>
          <table:table-cell table:formula="of:=IF(ISNUMBER([.$B22]);ROUND(([$longitude.$B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]);POWER(2;[data.$B$8]) * (([.$A23]+180)/360);&quot;&quot;)">
            <text:p/>
          </table:table-cell>
          <table:table-cell table:formula="of:=IF(ISNUMBER([.$B23]);ROUND(([$longitude.$B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]);POWER(2;[data.$B$8]) * (([.$A24]+180)/360);&quot;&quot;)">
            <text:p/>
          </table:table-cell>
          <table:table-cell table:formula="of:=IF(ISNUMBER([.$B24]);ROUND(([$longitude.$B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]);POWER(2;[data.$B$8]) * (([.$A25]+180)/360);&quot;&quot;)">
            <text:p/>
          </table:table-cell>
          <table:table-cell table:formula="of:=IF(ISNUMBER([.$B25]);ROUND(([$longitude.$B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]);POWER(2;[data.$B$8]) * (([.$A26]+180)/360);&quot;&quot;)">
            <text:p/>
          </table:table-cell>
          <table:table-cell table:formula="of:=IF(ISNUMBER([.$B26]);ROUND(([$longitude.$B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]);POWER(2;[data.$B$8]) * (([.$A27]+180)/360);&quot;&quot;)">
            <text:p/>
          </table:table-cell>
          <table:table-cell table:formula="of:=IF(ISNUMBER([.$B27]);ROUND(([$longitude.$B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]);POWER(2;[data.$B$8]) * (([.$A28]+180)/360);&quot;&quot;)">
            <text:p/>
          </table:table-cell>
          <table:table-cell table:formula="of:=IF(ISNUMBER([.$B28]);ROUND(([$longitude.$B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]);POWER(2;[data.$B$8]) * (([.$A29]+180)/360);&quot;&quot;)">
            <text:p/>
          </table:table-cell>
          <table:table-cell table:formula="of:=IF(ISNUMBER([.$B29]);ROUND(([$longitude.$B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]);POWER(2;[data.$B$8]) * (([.$A30]+180)/360);&quot;&quot;)">
            <text:p/>
          </table:table-cell>
          <table:table-cell table:formula="of:=IF(ISNUMBER([.$B30]);ROUND(([$longitude.$B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]);POWER(2;[data.$B$8]) * (([.$A31]+180)/360);&quot;&quot;)">
            <text:p/>
          </table:table-cell>
          <table:table-cell table:formula="of:=IF(ISNUMBER([.$B31]);ROUND(([$longitude.$B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]);POWER(2;[data.$B$8]) * (([.$A32]+180)/360);&quot;&quot;)">
            <text:p/>
          </table:table-cell>
          <table:table-cell table:formula="of:=IF(ISNUMBER([.$B32]);ROUND(([$longitude.$B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]);POWER(2;[data.$B$8]) * (([.$A33]+180)/360);&quot;&quot;)">
            <text:p/>
          </table:table-cell>
          <table:table-cell table:formula="of:=IF(ISNUMBER([.$B33]);ROUND(([$longitude.$B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]);POWER(2;[data.$B$8]) * (([.$A34]+180)/360);&quot;&quot;)">
            <text:p/>
          </table:table-cell>
          <table:table-cell table:formula="of:=IF(ISNUMBER([.$B34]);ROUND(([$longitude.$B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]);POWER(2;[data.$B$8]) * (([.$A35]+180)/360);&quot;&quot;)">
            <text:p/>
          </table:table-cell>
          <table:table-cell table:formula="of:=IF(ISNUMBER([.$B35]);ROUND(([$longitude.$B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]);POWER(2;[data.$B$8]) * (([.$A36]+180)/360);&quot;&quot;)">
            <text:p/>
          </table:table-cell>
          <table:table-cell table:formula="of:=IF(ISNUMBER([.$B36]);ROUND(([$longitude.$B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]);POWER(2;[data.$B$8]) * (([.$A37]+180)/360);&quot;&quot;)">
            <text:p/>
          </table:table-cell>
          <table:table-cell table:formula="of:=IF(ISNUMBER([.$B37]);ROUND(([$longitude.$B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]);POWER(2;[data.$B$8]) * (([.$A38]+180)/360);&quot;&quot;)">
            <text:p/>
          </table:table-cell>
          <table:table-cell table:formula="of:=IF(ISNUMBER([.$B38]);ROUND(([$longitude.$B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]);POWER(2;[data.$B$8]) * (([.$A39]+180)/360);&quot;&quot;)">
            <text:p/>
          </table:table-cell>
          <table:table-cell table:formula="of:=IF(ISNUMBER([.$B39]);ROUND(([$longitude.$B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]);POWER(2;[data.$B$8]) * (([.$A40]+180)/360);&quot;&quot;)">
            <text:p/>
          </table:table-cell>
          <table:table-cell table:formula="of:=IF(ISNUMBER([.$B40]);ROUND(([$longitude.$B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]);POWER(2;[data.$B$8]) * (([.$A41]+180)/360);&quot;&quot;)">
            <text:p/>
          </table:table-cell>
          <table:table-cell table:formula="of:=IF(ISNUMBER([.$B41]);ROUND(([$longitude.$B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]);POWER(2;[data.$B$8]) * (([.$A42]+180)/360);&quot;&quot;)">
            <text:p/>
          </table:table-cell>
          <table:table-cell table:formula="of:=IF(ISNUMBER([.$B42]);ROUND(([$longitude.$B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]);POWER(2;[data.$B$8]) * (([.$A43]+180)/360);&quot;&quot;)">
            <text:p/>
          </table:table-cell>
          <table:table-cell table:formula="of:=IF(ISNUMBER([.$B43]);ROUND(([$longitude.$B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]);POWER(2;[data.$B$8]) * (([.$A44]+180)/360);&quot;&quot;)">
            <text:p/>
          </table:table-cell>
          <table:table-cell table:formula="of:=IF(ISNUMBER([.$B44]);ROUND(([$longitude.$B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]);POWER(2;[data.$B$8]) * (([.$A45]+180)/360);&quot;&quot;)">
            <text:p/>
          </table:table-cell>
          <table:table-cell table:formula="of:=IF(ISNUMBER([.$B45]);ROUND(([$longitude.$B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]);POWER(2;[data.$B$8]) * (([.$A46]+180)/360);&quot;&quot;)">
            <text:p/>
          </table:table-cell>
          <table:table-cell table:formula="of:=IF(ISNUMBER([.$B46]);ROUND(([$longitude.$B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]);POWER(2;[data.$B$8]) * (([.$A47]+180)/360);&quot;&quot;)">
            <text:p/>
          </table:table-cell>
          <table:table-cell table:formula="of:=IF(ISNUMBER([.$B47]);ROUND(([$longitude.$B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]);POWER(2;[data.$B$8]) * (([.$A48]+180)/360);&quot;&quot;)">
            <text:p/>
          </table:table-cell>
          <table:table-cell table:formula="of:=IF(ISNUMBER([.$B48]);ROUND(([$longitude.$B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]);POWER(2;[data.$B$8]) * (([.$A49]+180)/360);&quot;&quot;)">
            <text:p/>
          </table:table-cell>
          <table:table-cell table:formula="of:=IF(ISNUMBER([.$B49]);ROUND(([$longitude.$B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]);POWER(2;[data.$B$8]) * (([.$A50]+180)/360);&quot;&quot;)">
            <text:p/>
          </table:table-cell>
          <table:table-cell table:formula="of:=IF(ISNUMBER([.$B50]);ROUND(([$longitude.$B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]);POWER(2;[data.$B$8]) * (([.$A51]+180)/360);&quot;&quot;)">
            <text:p/>
          </table:table-cell>
          <table:table-cell table:formula="of:=IF(ISNUMBER([.$B51]);ROUND(([$longitude.$B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]);POWER(2;[data.$B$8]) * (([.$A52]+180)/360);&quot;&quot;)">
            <text:p/>
          </table:table-cell>
          <table:table-cell table:formula="of:=IF(ISNUMBER([.$B52]);ROUND(([$longitude.$B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]);POWER(2;[data.$B$8]) * (([.$A53]+180)/360);&quot;&quot;)">
            <text:p/>
          </table:table-cell>
          <table:table-cell table:formula="of:=IF(ISNUMBER([.$B53]);ROUND(([$longitude.$B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]);POWER(2;[data.$B$8]) * (([.$A54]+180)/360);&quot;&quot;)">
            <text:p/>
          </table:table-cell>
          <table:table-cell table:formula="of:=IF(ISNUMBER([.$B54]);ROUND(([$longitude.$B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]);POWER(2;[data.$B$8]) * (([.$A55]+180)/360);&quot;&quot;)">
            <text:p/>
          </table:table-cell>
          <table:table-cell table:formula="of:=IF(ISNUMBER([.$B55]);ROUND(([$longitude.$B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]);POWER(2;[data.$B$8]) * (([.$A56]+180)/360);&quot;&quot;)">
            <text:p/>
          </table:table-cell>
          <table:table-cell table:formula="of:=IF(ISNUMBER([.$B56]);ROUND(([$longitude.$B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]);POWER(2;[data.$B$8]) * (([.$A57]+180)/360);&quot;&quot;)">
            <text:p/>
          </table:table-cell>
          <table:table-cell table:formula="of:=IF(ISNUMBER([.$B57]);ROUND(([$longitude.$B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]);POWER(2;[data.$B$8]) * (([.$A58]+180)/360);&quot;&quot;)">
            <text:p/>
          </table:table-cell>
          <table:table-cell table:formula="of:=IF(ISNUMBER([.$B58]);ROUND(([$longitude.$B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]);POWER(2;[data.$B$8]) * (([.$A59]+180)/360);&quot;&quot;)">
            <text:p/>
          </table:table-cell>
          <table:table-cell table:formula="of:=IF(ISNUMBER([.$B59]);ROUND(([$longitude.$B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]);POWER(2;[data.$B$8]) * (([.$A60]+180)/360);&quot;&quot;)">
            <text:p/>
          </table:table-cell>
          <table:table-cell table:formula="of:=IF(ISNUMBER([.$B60]);ROUND(([$longitude.$B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]);POWER(2;[data.$B$8]) * (([.$A61]+180)/360);&quot;&quot;)">
            <text:p/>
          </table:table-cell>
          <table:table-cell table:formula="of:=IF(ISNUMBER([.$B61]);ROUND(([$longitude.$B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]);POWER(2;[data.$B$8]) * (([.$A62]+180)/360);&quot;&quot;)">
            <text:p/>
          </table:table-cell>
          <table:table-cell table:formula="of:=IF(ISNUMBER([.$B62]);ROUND(([$longitude.$B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]);POWER(2;[data.$B$8]) * (([.$A63]+180)/360);&quot;&quot;)">
            <text:p/>
          </table:table-cell>
          <table:table-cell table:formula="of:=IF(ISNUMBER([.$B63]);ROUND(([$longitude.$B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]);POWER(2;[data.$B$8]) * (([.$A64]+180)/360);&quot;&quot;)">
            <text:p/>
          </table:table-cell>
          <table:table-cell table:formula="of:=IF(ISNUMBER([.$B64]);ROUND(([$longitude.$B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]);POWER(2;[data.$B$8]) * (([.$A65]+180)/360);&quot;&quot;)">
            <text:p/>
          </table:table-cell>
          <table:table-cell table:formula="of:=IF(ISNUMBER([.$B65]);ROUND(([$longitude.$B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]);POWER(2;[data.$B$8]) * (([.$A66]+180)/360);&quot;&quot;)">
            <text:p/>
          </table:table-cell>
          <table:table-cell table:formula="of:=IF(ISNUMBER([.$B66]);ROUND(([$longitude.$B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]);POWER(2;[data.$B$8]) * (([.$A67]+180)/360);&quot;&quot;)">
            <text:p/>
          </table:table-cell>
          <table:table-cell table:formula="of:=IF(ISNUMBER([.$B67]);ROUND(([$longitude.$B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]);POWER(2;[data.$B$8]) * (([.$A68]+180)/360);&quot;&quot;)">
            <text:p/>
          </table:table-cell>
          <table:table-cell table:formula="of:=IF(ISNUMBER([.$B68]);ROUND(([$longitude.$B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]);POWER(2;[data.$B$8]) * (([.$A69]+180)/360);&quot;&quot;)">
            <text:p/>
          </table:table-cell>
          <table:table-cell table:formula="of:=IF(ISNUMBER([.$B69]);ROUND(([$longitude.$B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]);POWER(2;[data.$B$8]) * (([.$A70]+180)/360);&quot;&quot;)">
            <text:p/>
          </table:table-cell>
          <table:table-cell table:formula="of:=IF(ISNUMBER([.$B70]);ROUND(([$longitude.$B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]);POWER(2;[data.$B$8]) * (([.$A71]+180)/360);&quot;&quot;)">
            <text:p/>
          </table:table-cell>
          <table:table-cell table:formula="of:=IF(ISNUMBER([.$B71]);ROUND(([$longitude.$B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]);POWER(2;[data.$B$8]) * (([.$A72]+180)/360);&quot;&quot;)">
            <text:p/>
          </table:table-cell>
          <table:table-cell table:formula="of:=IF(ISNUMBER([.$B72]);ROUND(([$longitude.$B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]);POWER(2;[data.$B$8]) * (([.$A73]+180)/360);&quot;&quot;)">
            <text:p/>
          </table:table-cell>
          <table:table-cell table:formula="of:=IF(ISNUMBER([.$B73]);ROUND(([$longitude.$B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]);POWER(2;[data.$B$8]) * (([.$A74]+180)/360);&quot;&quot;)">
            <text:p/>
          </table:table-cell>
          <table:table-cell table:formula="of:=IF(ISNUMBER([.$B74]);ROUND(([$longitude.$B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]);POWER(2;[data.$B$8]) * (([.$A75]+180)/360);&quot;&quot;)">
            <text:p/>
          </table:table-cell>
          <table:table-cell table:formula="of:=IF(ISNUMBER([.$B75]);ROUND(([$longitude.$B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]);POWER(2;[data.$B$8]) * (([.$A76]+180)/360);&quot;&quot;)">
            <text:p/>
          </table:table-cell>
          <table:table-cell table:formula="of:=IF(ISNUMBER([.$B76]);ROUND(([$longitude.$B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]);POWER(2;[data.$B$8]) * (([.$A77]+180)/360);&quot;&quot;)">
            <text:p/>
          </table:table-cell>
          <table:table-cell table:formula="of:=IF(ISNUMBER([.$B77]);ROUND(([$longitude.$B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]);POWER(2;[data.$B$8]) * (([.$A78]+180)/360);&quot;&quot;)">
            <text:p/>
          </table:table-cell>
          <table:table-cell table:formula="of:=IF(ISNUMBER([.$B78]);ROUND(([$longitude.$B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]);POWER(2;[data.$B$8]) * (([.$A79]+180)/360);&quot;&quot;)">
            <text:p/>
          </table:table-cell>
          <table:table-cell table:formula="of:=IF(ISNUMBER([.$B79]);ROUND(([$longitude.$B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]);POWER(2;[data.$B$8]) * (([.$A80]+180)/360);&quot;&quot;)">
            <text:p/>
          </table:table-cell>
          <table:table-cell table:formula="of:=IF(ISNUMBER([.$B80]);ROUND(([$longitude.$B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]);POWER(2;[data.$B$8]) * (([.$A81]+180)/360);&quot;&quot;)">
            <text:p/>
          </table:table-cell>
          <table:table-cell table:formula="of:=IF(ISNUMBER([.$B81]);ROUND(([$longitude.$B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]);POWER(2;[data.$B$8]) * (([.$A82]+180)/360);&quot;&quot;)">
            <text:p/>
          </table:table-cell>
          <table:table-cell table:formula="of:=IF(ISNUMBER([.$B82]);ROUND(([$longitude.$B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]);POWER(2;[data.$B$8]) * (([.$A83]+180)/360);&quot;&quot;)">
            <text:p/>
          </table:table-cell>
          <table:table-cell table:formula="of:=IF(ISNUMBER([.$B83]);ROUND(([$longitude.$B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]);POWER(2;[data.$B$8]) * (([.$A84]+180)/360);&quot;&quot;)">
            <text:p/>
          </table:table-cell>
          <table:table-cell table:formula="of:=IF(ISNUMBER([.$B84]);ROUND(([$longitude.$B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]);POWER(2;[data.$B$8]) * (([.$A85]+180)/360);&quot;&quot;)">
            <text:p/>
          </table:table-cell>
          <table:table-cell table:formula="of:=IF(ISNUMBER([.$B85]);ROUND(([$longitude.$B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]);POWER(2;[data.$B$8]) * (([.$A86]+180)/360);&quot;&quot;)">
            <text:p/>
          </table:table-cell>
          <table:table-cell table:formula="of:=IF(ISNUMBER([.$B86]);ROUND(([$longitude.$B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]);POWER(2;[data.$B$8]) * (([.$A87]+180)/360);&quot;&quot;)">
            <text:p/>
          </table:table-cell>
          <table:table-cell table:formula="of:=IF(ISNUMBER([.$B87]);ROUND(([$longitude.$B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]);POWER(2;[data.$B$8]) * (([.$A88]+180)/360);&quot;&quot;)">
            <text:p/>
          </table:table-cell>
          <table:table-cell table:formula="of:=IF(ISNUMBER([.$B88]);ROUND(([$longitude.$B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]);POWER(2;[data.$B$8]) * (([.$A89]+180)/360);&quot;&quot;)">
            <text:p/>
          </table:table-cell>
          <table:table-cell table:formula="of:=IF(ISNUMBER([.$B89]);ROUND(([$longitude.$B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]);POWER(2;[data.$B$8]) * (([.$A90]+180)/360);&quot;&quot;)">
            <text:p/>
          </table:table-cell>
          <table:table-cell table:formula="of:=IF(ISNUMBER([.$B90]);ROUND(([$longitude.$B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]);POWER(2;[data.$B$8]) * (([.$A91]+180)/360);&quot;&quot;)">
            <text:p/>
          </table:table-cell>
          <table:table-cell table:formula="of:=IF(ISNUMBER([.$B91]);ROUND(([$longitude.$B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]);POWER(2;[data.$B$8]) * (([.$A92]+180)/360);&quot;&quot;)">
            <text:p/>
          </table:table-cell>
          <table:table-cell table:formula="of:=IF(ISNUMBER([.$B92]);ROUND(([$longitude.$B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]);POWER(2;[data.$B$8]) * (([.$A93]+180)/360);&quot;&quot;)">
            <text:p/>
          </table:table-cell>
          <table:table-cell table:formula="of:=IF(ISNUMBER([.$B93]);ROUND(([$longitude.$B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]);POWER(2;[data.$B$8]) * (([.$A94]+180)/360);&quot;&quot;)">
            <text:p/>
          </table:table-cell>
          <table:table-cell table:formula="of:=IF(ISNUMBER([.$B94]);ROUND(([$longitude.$B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]);POWER(2;[data.$B$8]) * (([.$A95]+180)/360);&quot;&quot;)">
            <text:p/>
          </table:table-cell>
          <table:table-cell table:formula="of:=IF(ISNUMBER([.$B95]);ROUND(([$longitude.$B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]);POWER(2;[data.$B$8]) * (([.$A96]+180)/360);&quot;&quot;)">
            <text:p/>
          </table:table-cell>
          <table:table-cell table:formula="of:=IF(ISNUMBER([.$B96]);ROUND(([$longitude.$B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]);POWER(2;[data.$B$8]) * (([.$A97]+180)/360);&quot;&quot;)">
            <text:p/>
          </table:table-cell>
          <table:table-cell table:formula="of:=IF(ISNUMBER([.$B97]);ROUND(([$longitude.$B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]);POWER(2;[data.$B$8]) * (([.$A98]+180)/360);&quot;&quot;)">
            <text:p/>
          </table:table-cell>
          <table:table-cell table:formula="of:=IF(ISNUMBER([.$B98]);ROUND(([$longitude.$B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]);POWER(2;[data.$B$8]) * (([.$A99]+180)/360);&quot;&quot;)">
            <text:p/>
          </table:table-cell>
          <table:table-cell table:formula="of:=IF(ISNUMBER([.$B99]);ROUND(([$longitude.$B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0]);POWER(2;[data.$B$8]) * (([.$A100]+180)/360);&quot;&quot;)">
            <text:p/>
          </table:table-cell>
          <table:table-cell table:formula="of:=IF(ISNUMBER([.$B100]);ROUND(([$longitude.$B1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1]);POWER(2;[data.$B$8]) * (([.$A101]+180)/360);&quot;&quot;)">
            <text:p/>
          </table:table-cell>
          <table:table-cell table:formula="of:=IF(ISNUMBER([.$B101]);ROUND(([$longitude.$B1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2]);POWER(2;[data.$B$8]) * (([.$A102]+180)/360);&quot;&quot;)">
            <text:p/>
          </table:table-cell>
          <table:table-cell table:formula="of:=IF(ISNUMBER([.$B102]);ROUND(([$longitude.$B1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3]);POWER(2;[data.$B$8]) * (([.$A103]+180)/360);&quot;&quot;)">
            <text:p/>
          </table:table-cell>
          <table:table-cell table:formula="of:=IF(ISNUMBER([.$B103]);ROUND(([$longitude.$B1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4]);POWER(2;[data.$B$8]) * (([.$A104]+180)/360);&quot;&quot;)">
            <text:p/>
          </table:table-cell>
          <table:table-cell table:formula="of:=IF(ISNUMBER([.$B104]);ROUND(([$longitude.$B1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5]);POWER(2;[data.$B$8]) * (([.$A105]+180)/360);&quot;&quot;)">
            <text:p/>
          </table:table-cell>
          <table:table-cell table:formula="of:=IF(ISNUMBER([.$B105]);ROUND(([$longitude.$B1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6]);POWER(2;[data.$B$8]) * (([.$A106]+180)/360);&quot;&quot;)">
            <text:p/>
          </table:table-cell>
          <table:table-cell table:formula="of:=IF(ISNUMBER([.$B106]);ROUND(([$longitude.$B1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7]);POWER(2;[data.$B$8]) * (([.$A107]+180)/360);&quot;&quot;)">
            <text:p/>
          </table:table-cell>
          <table:table-cell table:formula="of:=IF(ISNUMBER([.$B107]);ROUND(([$longitude.$B1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8]);POWER(2;[data.$B$8]) * (([.$A108]+180)/360);&quot;&quot;)">
            <text:p/>
          </table:table-cell>
          <table:table-cell table:formula="of:=IF(ISNUMBER([.$B108]);ROUND(([$longitude.$B1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9]);POWER(2;[data.$B$8]) * (([.$A109]+180)/360);&quot;&quot;)">
            <text:p/>
          </table:table-cell>
          <table:table-cell table:formula="of:=IF(ISNUMBER([.$B109]);ROUND(([$longitude.$B1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0]);POWER(2;[data.$B$8]) * (([.$A110]+180)/360);&quot;&quot;)">
            <text:p/>
          </table:table-cell>
          <table:table-cell table:formula="of:=IF(ISNUMBER([.$B110]);ROUND(([$longitude.$B1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1]);POWER(2;[data.$B$8]) * (([.$A111]+180)/360);&quot;&quot;)">
            <text:p/>
          </table:table-cell>
          <table:table-cell table:formula="of:=IF(ISNUMBER([.$B111]);ROUND(([$longitude.$B1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2]);POWER(2;[data.$B$8]) * (([.$A112]+180)/360);&quot;&quot;)">
            <text:p/>
          </table:table-cell>
          <table:table-cell table:formula="of:=IF(ISNUMBER([.$B112]);ROUND(([$longitude.$B1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3]);POWER(2;[data.$B$8]) * (([.$A113]+180)/360);&quot;&quot;)">
            <text:p/>
          </table:table-cell>
          <table:table-cell table:formula="of:=IF(ISNUMBER([.$B113]);ROUND(([$longitude.$B1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4]);POWER(2;[data.$B$8]) * (([.$A114]+180)/360);&quot;&quot;)">
            <text:p/>
          </table:table-cell>
          <table:table-cell table:formula="of:=IF(ISNUMBER([.$B114]);ROUND(([$longitude.$B1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5]);POWER(2;[data.$B$8]) * (([.$A115]+180)/360);&quot;&quot;)">
            <text:p/>
          </table:table-cell>
          <table:table-cell table:formula="of:=IF(ISNUMBER([.$B115]);ROUND(([$longitude.$B1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6]);POWER(2;[data.$B$8]) * (([.$A116]+180)/360);&quot;&quot;)">
            <text:p/>
          </table:table-cell>
          <table:table-cell table:formula="of:=IF(ISNUMBER([.$B116]);ROUND(([$longitude.$B1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7]);POWER(2;[data.$B$8]) * (([.$A117]+180)/360);&quot;&quot;)">
            <text:p/>
          </table:table-cell>
          <table:table-cell table:formula="of:=IF(ISNUMBER([.$B117]);ROUND(([$longitude.$B1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8]);POWER(2;[data.$B$8]) * (([.$A118]+180)/360);&quot;&quot;)">
            <text:p/>
          </table:table-cell>
          <table:table-cell table:formula="of:=IF(ISNUMBER([.$B118]);ROUND(([$longitude.$B1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19]);POWER(2;[data.$B$8]) * (([.$A119]+180)/360);&quot;&quot;)">
            <text:p/>
          </table:table-cell>
          <table:table-cell table:formula="of:=IF(ISNUMBER([.$B119]);ROUND(([$longitude.$B1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0]);POWER(2;[data.$B$8]) * (([.$A120]+180)/360);&quot;&quot;)">
            <text:p/>
          </table:table-cell>
          <table:table-cell table:formula="of:=IF(ISNUMBER([.$B120]);ROUND(([$longitude.$B1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1]);POWER(2;[data.$B$8]) * (([.$A121]+180)/360);&quot;&quot;)">
            <text:p/>
          </table:table-cell>
          <table:table-cell table:formula="of:=IF(ISNUMBER([.$B121]);ROUND(([$longitude.$B1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2]);POWER(2;[data.$B$8]) * (([.$A122]+180)/360);&quot;&quot;)">
            <text:p/>
          </table:table-cell>
          <table:table-cell table:formula="of:=IF(ISNUMBER([.$B122]);ROUND(([$longitude.$B1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3]);POWER(2;[data.$B$8]) * (([.$A123]+180)/360);&quot;&quot;)">
            <text:p/>
          </table:table-cell>
          <table:table-cell table:formula="of:=IF(ISNUMBER([.$B123]);ROUND(([$longitude.$B1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4]);POWER(2;[data.$B$8]) * (([.$A124]+180)/360);&quot;&quot;)">
            <text:p/>
          </table:table-cell>
          <table:table-cell table:formula="of:=IF(ISNUMBER([.$B124]);ROUND(([$longitude.$B1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5]);POWER(2;[data.$B$8]) * (([.$A125]+180)/360);&quot;&quot;)">
            <text:p/>
          </table:table-cell>
          <table:table-cell table:formula="of:=IF(ISNUMBER([.$B125]);ROUND(([$longitude.$B1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6]);POWER(2;[data.$B$8]) * (([.$A126]+180)/360);&quot;&quot;)">
            <text:p/>
          </table:table-cell>
          <table:table-cell table:formula="of:=IF(ISNUMBER([.$B126]);ROUND(([$longitude.$B1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7]);POWER(2;[data.$B$8]) * (([.$A127]+180)/360);&quot;&quot;)">
            <text:p/>
          </table:table-cell>
          <table:table-cell table:formula="of:=IF(ISNUMBER([.$B127]);ROUND(([$longitude.$B1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8]);POWER(2;[data.$B$8]) * (([.$A128]+180)/360);&quot;&quot;)">
            <text:p/>
          </table:table-cell>
          <table:table-cell table:formula="of:=IF(ISNUMBER([.$B128]);ROUND(([$longitude.$B1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29]);POWER(2;[data.$B$8]) * (([.$A129]+180)/360);&quot;&quot;)">
            <text:p/>
          </table:table-cell>
          <table:table-cell table:formula="of:=IF(ISNUMBER([.$B129]);ROUND(([$longitude.$B1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0]);POWER(2;[data.$B$8]) * (([.$A130]+180)/360);&quot;&quot;)">
            <text:p/>
          </table:table-cell>
          <table:table-cell table:formula="of:=IF(ISNUMBER([.$B130]);ROUND(([$longitude.$B1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1]);POWER(2;[data.$B$8]) * (([.$A131]+180)/360);&quot;&quot;)">
            <text:p/>
          </table:table-cell>
          <table:table-cell table:formula="of:=IF(ISNUMBER([.$B131]);ROUND(([$longitude.$B1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2]);POWER(2;[data.$B$8]) * (([.$A132]+180)/360);&quot;&quot;)">
            <text:p/>
          </table:table-cell>
          <table:table-cell table:formula="of:=IF(ISNUMBER([.$B132]);ROUND(([$longitude.$B1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3]);POWER(2;[data.$B$8]) * (([.$A133]+180)/360);&quot;&quot;)">
            <text:p/>
          </table:table-cell>
          <table:table-cell table:formula="of:=IF(ISNUMBER([.$B133]);ROUND(([$longitude.$B1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4]);POWER(2;[data.$B$8]) * (([.$A134]+180)/360);&quot;&quot;)">
            <text:p/>
          </table:table-cell>
          <table:table-cell table:formula="of:=IF(ISNUMBER([.$B134]);ROUND(([$longitude.$B1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5]);POWER(2;[data.$B$8]) * (([.$A135]+180)/360);&quot;&quot;)">
            <text:p/>
          </table:table-cell>
          <table:table-cell table:formula="of:=IF(ISNUMBER([.$B135]);ROUND(([$longitude.$B1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6]);POWER(2;[data.$B$8]) * (([.$A136]+180)/360);&quot;&quot;)">
            <text:p/>
          </table:table-cell>
          <table:table-cell table:formula="of:=IF(ISNUMBER([.$B136]);ROUND(([$longitude.$B1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7]);POWER(2;[data.$B$8]) * (([.$A137]+180)/360);&quot;&quot;)">
            <text:p/>
          </table:table-cell>
          <table:table-cell table:formula="of:=IF(ISNUMBER([.$B137]);ROUND(([$longitude.$B1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8]);POWER(2;[data.$B$8]) * (([.$A138]+180)/360);&quot;&quot;)">
            <text:p/>
          </table:table-cell>
          <table:table-cell table:formula="of:=IF(ISNUMBER([.$B138]);ROUND(([$longitude.$B1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39]);POWER(2;[data.$B$8]) * (([.$A139]+180)/360);&quot;&quot;)">
            <text:p/>
          </table:table-cell>
          <table:table-cell table:formula="of:=IF(ISNUMBER([.$B139]);ROUND(([$longitude.$B1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0]);POWER(2;[data.$B$8]) * (([.$A140]+180)/360);&quot;&quot;)">
            <text:p/>
          </table:table-cell>
          <table:table-cell table:formula="of:=IF(ISNUMBER([.$B140]);ROUND(([$longitude.$B1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1]);POWER(2;[data.$B$8]) * (([.$A141]+180)/360);&quot;&quot;)">
            <text:p/>
          </table:table-cell>
          <table:table-cell table:formula="of:=IF(ISNUMBER([.$B141]);ROUND(([$longitude.$B1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2]);POWER(2;[data.$B$8]) * (([.$A142]+180)/360);&quot;&quot;)">
            <text:p/>
          </table:table-cell>
          <table:table-cell table:formula="of:=IF(ISNUMBER([.$B142]);ROUND(([$longitude.$B1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3]);POWER(2;[data.$B$8]) * (([.$A143]+180)/360);&quot;&quot;)">
            <text:p/>
          </table:table-cell>
          <table:table-cell table:formula="of:=IF(ISNUMBER([.$B143]);ROUND(([$longitude.$B1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4]);POWER(2;[data.$B$8]) * (([.$A144]+180)/360);&quot;&quot;)">
            <text:p/>
          </table:table-cell>
          <table:table-cell table:formula="of:=IF(ISNUMBER([.$B144]);ROUND(([$longitude.$B1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5]);POWER(2;[data.$B$8]) * (([.$A145]+180)/360);&quot;&quot;)">
            <text:p/>
          </table:table-cell>
          <table:table-cell table:formula="of:=IF(ISNUMBER([.$B145]);ROUND(([$longitude.$B1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6]);POWER(2;[data.$B$8]) * (([.$A146]+180)/360);&quot;&quot;)">
            <text:p/>
          </table:table-cell>
          <table:table-cell table:formula="of:=IF(ISNUMBER([.$B146]);ROUND(([$longitude.$B1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7]);POWER(2;[data.$B$8]) * (([.$A147]+180)/360);&quot;&quot;)">
            <text:p/>
          </table:table-cell>
          <table:table-cell table:formula="of:=IF(ISNUMBER([.$B147]);ROUND(([$longitude.$B1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8]);POWER(2;[data.$B$8]) * (([.$A148]+180)/360);&quot;&quot;)">
            <text:p/>
          </table:table-cell>
          <table:table-cell table:formula="of:=IF(ISNUMBER([.$B148]);ROUND(([$longitude.$B1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49]);POWER(2;[data.$B$8]) * (([.$A149]+180)/360);&quot;&quot;)">
            <text:p/>
          </table:table-cell>
          <table:table-cell table:formula="of:=IF(ISNUMBER([.$B149]);ROUND(([$longitude.$B1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0]);POWER(2;[data.$B$8]) * (([.$A150]+180)/360);&quot;&quot;)">
            <text:p/>
          </table:table-cell>
          <table:table-cell table:formula="of:=IF(ISNUMBER([.$B150]);ROUND(([$longitude.$B1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1]);POWER(2;[data.$B$8]) * (([.$A151]+180)/360);&quot;&quot;)">
            <text:p/>
          </table:table-cell>
          <table:table-cell table:formula="of:=IF(ISNUMBER([.$B151]);ROUND(([$longitude.$B1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2]);POWER(2;[data.$B$8]) * (([.$A152]+180)/360);&quot;&quot;)">
            <text:p/>
          </table:table-cell>
          <table:table-cell table:formula="of:=IF(ISNUMBER([.$B152]);ROUND(([$longitude.$B1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3]);POWER(2;[data.$B$8]) * (([.$A153]+180)/360);&quot;&quot;)">
            <text:p/>
          </table:table-cell>
          <table:table-cell table:formula="of:=IF(ISNUMBER([.$B153]);ROUND(([$longitude.$B1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4]);POWER(2;[data.$B$8]) * (([.$A154]+180)/360);&quot;&quot;)">
            <text:p/>
          </table:table-cell>
          <table:table-cell table:formula="of:=IF(ISNUMBER([.$B154]);ROUND(([$longitude.$B1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5]);POWER(2;[data.$B$8]) * (([.$A155]+180)/360);&quot;&quot;)">
            <text:p/>
          </table:table-cell>
          <table:table-cell table:formula="of:=IF(ISNUMBER([.$B155]);ROUND(([$longitude.$B1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6]);POWER(2;[data.$B$8]) * (([.$A156]+180)/360);&quot;&quot;)">
            <text:p/>
          </table:table-cell>
          <table:table-cell table:formula="of:=IF(ISNUMBER([.$B156]);ROUND(([$longitude.$B1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7]);POWER(2;[data.$B$8]) * (([.$A157]+180)/360);&quot;&quot;)">
            <text:p/>
          </table:table-cell>
          <table:table-cell table:formula="of:=IF(ISNUMBER([.$B157]);ROUND(([$longitude.$B1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8]);POWER(2;[data.$B$8]) * (([.$A158]+180)/360);&quot;&quot;)">
            <text:p/>
          </table:table-cell>
          <table:table-cell table:formula="of:=IF(ISNUMBER([.$B158]);ROUND(([$longitude.$B1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59]);POWER(2;[data.$B$8]) * (([.$A159]+180)/360);&quot;&quot;)">
            <text:p/>
          </table:table-cell>
          <table:table-cell table:formula="of:=IF(ISNUMBER([.$B159]);ROUND(([$longitude.$B1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0]);POWER(2;[data.$B$8]) * (([.$A160]+180)/360);&quot;&quot;)">
            <text:p/>
          </table:table-cell>
          <table:table-cell table:formula="of:=IF(ISNUMBER([.$B160]);ROUND(([$longitude.$B1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1]);POWER(2;[data.$B$8]) * (([.$A161]+180)/360);&quot;&quot;)">
            <text:p/>
          </table:table-cell>
          <table:table-cell table:formula="of:=IF(ISNUMBER([.$B161]);ROUND(([$longitude.$B1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2]);POWER(2;[data.$B$8]) * (([.$A162]+180)/360);&quot;&quot;)">
            <text:p/>
          </table:table-cell>
          <table:table-cell table:formula="of:=IF(ISNUMBER([.$B162]);ROUND(([$longitude.$B1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3]);POWER(2;[data.$B$8]) * (([.$A163]+180)/360);&quot;&quot;)">
            <text:p/>
          </table:table-cell>
          <table:table-cell table:formula="of:=IF(ISNUMBER([.$B163]);ROUND(([$longitude.$B1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4]);POWER(2;[data.$B$8]) * (([.$A164]+180)/360);&quot;&quot;)">
            <text:p/>
          </table:table-cell>
          <table:table-cell table:formula="of:=IF(ISNUMBER([.$B164]);ROUND(([$longitude.$B1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5]);POWER(2;[data.$B$8]) * (([.$A165]+180)/360);&quot;&quot;)">
            <text:p/>
          </table:table-cell>
          <table:table-cell table:formula="of:=IF(ISNUMBER([.$B165]);ROUND(([$longitude.$B1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6]);POWER(2;[data.$B$8]) * (([.$A166]+180)/360);&quot;&quot;)">
            <text:p/>
          </table:table-cell>
          <table:table-cell table:formula="of:=IF(ISNUMBER([.$B166]);ROUND(([$longitude.$B1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7]);POWER(2;[data.$B$8]) * (([.$A167]+180)/360);&quot;&quot;)">
            <text:p/>
          </table:table-cell>
          <table:table-cell table:formula="of:=IF(ISNUMBER([.$B167]);ROUND(([$longitude.$B1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8]);POWER(2;[data.$B$8]) * (([.$A168]+180)/360);&quot;&quot;)">
            <text:p/>
          </table:table-cell>
          <table:table-cell table:formula="of:=IF(ISNUMBER([.$B168]);ROUND(([$longitude.$B1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69]);POWER(2;[data.$B$8]) * (([.$A169]+180)/360);&quot;&quot;)">
            <text:p/>
          </table:table-cell>
          <table:table-cell table:formula="of:=IF(ISNUMBER([.$B169]);ROUND(([$longitude.$B1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0]);POWER(2;[data.$B$8]) * (([.$A170]+180)/360);&quot;&quot;)">
            <text:p/>
          </table:table-cell>
          <table:table-cell table:formula="of:=IF(ISNUMBER([.$B170]);ROUND(([$longitude.$B1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1]);POWER(2;[data.$B$8]) * (([.$A171]+180)/360);&quot;&quot;)">
            <text:p/>
          </table:table-cell>
          <table:table-cell table:formula="of:=IF(ISNUMBER([.$B171]);ROUND(([$longitude.$B1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2]);POWER(2;[data.$B$8]) * (([.$A172]+180)/360);&quot;&quot;)">
            <text:p/>
          </table:table-cell>
          <table:table-cell table:formula="of:=IF(ISNUMBER([.$B172]);ROUND(([$longitude.$B1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3]);POWER(2;[data.$B$8]) * (([.$A173]+180)/360);&quot;&quot;)">
            <text:p/>
          </table:table-cell>
          <table:table-cell table:formula="of:=IF(ISNUMBER([.$B173]);ROUND(([$longitude.$B1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4]);POWER(2;[data.$B$8]) * (([.$A174]+180)/360);&quot;&quot;)">
            <text:p/>
          </table:table-cell>
          <table:table-cell table:formula="of:=IF(ISNUMBER([.$B174]);ROUND(([$longitude.$B1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5]);POWER(2;[data.$B$8]) * (([.$A175]+180)/360);&quot;&quot;)">
            <text:p/>
          </table:table-cell>
          <table:table-cell table:formula="of:=IF(ISNUMBER([.$B175]);ROUND(([$longitude.$B1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6]);POWER(2;[data.$B$8]) * (([.$A176]+180)/360);&quot;&quot;)">
            <text:p/>
          </table:table-cell>
          <table:table-cell table:formula="of:=IF(ISNUMBER([.$B176]);ROUND(([$longitude.$B1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7]);POWER(2;[data.$B$8]) * (([.$A177]+180)/360);&quot;&quot;)">
            <text:p/>
          </table:table-cell>
          <table:table-cell table:formula="of:=IF(ISNUMBER([.$B177]);ROUND(([$longitude.$B1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8]);POWER(2;[data.$B$8]) * (([.$A178]+180)/360);&quot;&quot;)">
            <text:p/>
          </table:table-cell>
          <table:table-cell table:formula="of:=IF(ISNUMBER([.$B178]);ROUND(([$longitude.$B1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79]);POWER(2;[data.$B$8]) * (([.$A179]+180)/360);&quot;&quot;)">
            <text:p/>
          </table:table-cell>
          <table:table-cell table:formula="of:=IF(ISNUMBER([.$B179]);ROUND(([$longitude.$B1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0]);POWER(2;[data.$B$8]) * (([.$A180]+180)/360);&quot;&quot;)">
            <text:p/>
          </table:table-cell>
          <table:table-cell table:formula="of:=IF(ISNUMBER([.$B180]);ROUND(([$longitude.$B1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1]);POWER(2;[data.$B$8]) * (([.$A181]+180)/360);&quot;&quot;)">
            <text:p/>
          </table:table-cell>
          <table:table-cell table:formula="of:=IF(ISNUMBER([.$B181]);ROUND(([$longitude.$B1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2]);POWER(2;[data.$B$8]) * (([.$A182]+180)/360);&quot;&quot;)">
            <text:p/>
          </table:table-cell>
          <table:table-cell table:formula="of:=IF(ISNUMBER([.$B182]);ROUND(([$longitude.$B1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3]);POWER(2;[data.$B$8]) * (([.$A183]+180)/360);&quot;&quot;)">
            <text:p/>
          </table:table-cell>
          <table:table-cell table:formula="of:=IF(ISNUMBER([.$B183]);ROUND(([$longitude.$B1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4]);POWER(2;[data.$B$8]) * (([.$A184]+180)/360);&quot;&quot;)">
            <text:p/>
          </table:table-cell>
          <table:table-cell table:formula="of:=IF(ISNUMBER([.$B184]);ROUND(([$longitude.$B1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5]);POWER(2;[data.$B$8]) * (([.$A185]+180)/360);&quot;&quot;)">
            <text:p/>
          </table:table-cell>
          <table:table-cell table:formula="of:=IF(ISNUMBER([.$B185]);ROUND(([$longitude.$B1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6]);POWER(2;[data.$B$8]) * (([.$A186]+180)/360);&quot;&quot;)">
            <text:p/>
          </table:table-cell>
          <table:table-cell table:formula="of:=IF(ISNUMBER([.$B186]);ROUND(([$longitude.$B1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7]);POWER(2;[data.$B$8]) * (([.$A187]+180)/360);&quot;&quot;)">
            <text:p/>
          </table:table-cell>
          <table:table-cell table:formula="of:=IF(ISNUMBER([.$B187]);ROUND(([$longitude.$B1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8]);POWER(2;[data.$B$8]) * (([.$A188]+180)/360);&quot;&quot;)">
            <text:p/>
          </table:table-cell>
          <table:table-cell table:formula="of:=IF(ISNUMBER([.$B188]);ROUND(([$longitude.$B1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89]);POWER(2;[data.$B$8]) * (([.$A189]+180)/360);&quot;&quot;)">
            <text:p/>
          </table:table-cell>
          <table:table-cell table:formula="of:=IF(ISNUMBER([.$B189]);ROUND(([$longitude.$B1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0]);POWER(2;[data.$B$8]) * (([.$A190]+180)/360);&quot;&quot;)">
            <text:p/>
          </table:table-cell>
          <table:table-cell table:formula="of:=IF(ISNUMBER([.$B190]);ROUND(([$longitude.$B1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1]);POWER(2;[data.$B$8]) * (([.$A191]+180)/360);&quot;&quot;)">
            <text:p/>
          </table:table-cell>
          <table:table-cell table:formula="of:=IF(ISNUMBER([.$B191]);ROUND(([$longitude.$B1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2]);POWER(2;[data.$B$8]) * (([.$A192]+180)/360);&quot;&quot;)">
            <text:p/>
          </table:table-cell>
          <table:table-cell table:formula="of:=IF(ISNUMBER([.$B192]);ROUND(([$longitude.$B1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3]);POWER(2;[data.$B$8]) * (([.$A193]+180)/360);&quot;&quot;)">
            <text:p/>
          </table:table-cell>
          <table:table-cell table:formula="of:=IF(ISNUMBER([.$B193]);ROUND(([$longitude.$B1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4]);POWER(2;[data.$B$8]) * (([.$A194]+180)/360);&quot;&quot;)">
            <text:p/>
          </table:table-cell>
          <table:table-cell table:formula="of:=IF(ISNUMBER([.$B194]);ROUND(([$longitude.$B1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5]);POWER(2;[data.$B$8]) * (([.$A195]+180)/360);&quot;&quot;)">
            <text:p/>
          </table:table-cell>
          <table:table-cell table:formula="of:=IF(ISNUMBER([.$B195]);ROUND(([$longitude.$B1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6]);POWER(2;[data.$B$8]) * (([.$A196]+180)/360);&quot;&quot;)">
            <text:p/>
          </table:table-cell>
          <table:table-cell table:formula="of:=IF(ISNUMBER([.$B196]);ROUND(([$longitude.$B1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7]);POWER(2;[data.$B$8]) * (([.$A197]+180)/360);&quot;&quot;)">
            <text:p/>
          </table:table-cell>
          <table:table-cell table:formula="of:=IF(ISNUMBER([.$B197]);ROUND(([$longitude.$B1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8]);POWER(2;[data.$B$8]) * (([.$A198]+180)/360);&quot;&quot;)">
            <text:p/>
          </table:table-cell>
          <table:table-cell table:formula="of:=IF(ISNUMBER([.$B198]);ROUND(([$longitude.$B1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99]);POWER(2;[data.$B$8]) * (([.$A199]+180)/360);&quot;&quot;)">
            <text:p/>
          </table:table-cell>
          <table:table-cell table:formula="of:=IF(ISNUMBER([.$B199]);ROUND(([$longitude.$B1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0]);POWER(2;[data.$B$8]) * (([.$A200]+180)/360);&quot;&quot;)">
            <text:p/>
          </table:table-cell>
          <table:table-cell table:formula="of:=IF(ISNUMBER([.$B200]);ROUND(([$longitude.$B2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1]);POWER(2;[data.$B$8]) * (([.$A201]+180)/360);&quot;&quot;)">
            <text:p/>
          </table:table-cell>
          <table:table-cell table:formula="of:=IF(ISNUMBER([.$B201]);ROUND(([$longitude.$B2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2]);POWER(2;[data.$B$8]) * (([.$A202]+180)/360);&quot;&quot;)">
            <text:p/>
          </table:table-cell>
          <table:table-cell table:formula="of:=IF(ISNUMBER([.$B202]);ROUND(([$longitude.$B2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3]);POWER(2;[data.$B$8]) * (([.$A203]+180)/360);&quot;&quot;)">
            <text:p/>
          </table:table-cell>
          <table:table-cell table:formula="of:=IF(ISNUMBER([.$B203]);ROUND(([$longitude.$B2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4]);POWER(2;[data.$B$8]) * (([.$A204]+180)/360);&quot;&quot;)">
            <text:p/>
          </table:table-cell>
          <table:table-cell table:formula="of:=IF(ISNUMBER([.$B204]);ROUND(([$longitude.$B2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5]);POWER(2;[data.$B$8]) * (([.$A205]+180)/360);&quot;&quot;)">
            <text:p/>
          </table:table-cell>
          <table:table-cell table:formula="of:=IF(ISNUMBER([.$B205]);ROUND(([$longitude.$B2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6]);POWER(2;[data.$B$8]) * (([.$A206]+180)/360);&quot;&quot;)">
            <text:p/>
          </table:table-cell>
          <table:table-cell table:formula="of:=IF(ISNUMBER([.$B206]);ROUND(([$longitude.$B2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7]);POWER(2;[data.$B$8]) * (([.$A207]+180)/360);&quot;&quot;)">
            <text:p/>
          </table:table-cell>
          <table:table-cell table:formula="of:=IF(ISNUMBER([.$B207]);ROUND(([$longitude.$B2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8]);POWER(2;[data.$B$8]) * (([.$A208]+180)/360);&quot;&quot;)">
            <text:p/>
          </table:table-cell>
          <table:table-cell table:formula="of:=IF(ISNUMBER([.$B208]);ROUND(([$longitude.$B2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09]);POWER(2;[data.$B$8]) * (([.$A209]+180)/360);&quot;&quot;)">
            <text:p/>
          </table:table-cell>
          <table:table-cell table:formula="of:=IF(ISNUMBER([.$B209]);ROUND(([$longitude.$B2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0]);POWER(2;[data.$B$8]) * (([.$A210]+180)/360);&quot;&quot;)">
            <text:p/>
          </table:table-cell>
          <table:table-cell table:formula="of:=IF(ISNUMBER([.$B210]);ROUND(([$longitude.$B2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1]);POWER(2;[data.$B$8]) * (([.$A211]+180)/360);&quot;&quot;)">
            <text:p/>
          </table:table-cell>
          <table:table-cell table:formula="of:=IF(ISNUMBER([.$B211]);ROUND(([$longitude.$B2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2]);POWER(2;[data.$B$8]) * (([.$A212]+180)/360);&quot;&quot;)">
            <text:p/>
          </table:table-cell>
          <table:table-cell table:formula="of:=IF(ISNUMBER([.$B212]);ROUND(([$longitude.$B2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3]);POWER(2;[data.$B$8]) * (([.$A213]+180)/360);&quot;&quot;)">
            <text:p/>
          </table:table-cell>
          <table:table-cell table:formula="of:=IF(ISNUMBER([.$B213]);ROUND(([$longitude.$B2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4]);POWER(2;[data.$B$8]) * (([.$A214]+180)/360);&quot;&quot;)">
            <text:p/>
          </table:table-cell>
          <table:table-cell table:formula="of:=IF(ISNUMBER([.$B214]);ROUND(([$longitude.$B2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5]);POWER(2;[data.$B$8]) * (([.$A215]+180)/360);&quot;&quot;)">
            <text:p/>
          </table:table-cell>
          <table:table-cell table:formula="of:=IF(ISNUMBER([.$B215]);ROUND(([$longitude.$B2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6]);POWER(2;[data.$B$8]) * (([.$A216]+180)/360);&quot;&quot;)">
            <text:p/>
          </table:table-cell>
          <table:table-cell table:formula="of:=IF(ISNUMBER([.$B216]);ROUND(([$longitude.$B2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7]);POWER(2;[data.$B$8]) * (([.$A217]+180)/360);&quot;&quot;)">
            <text:p/>
          </table:table-cell>
          <table:table-cell table:formula="of:=IF(ISNUMBER([.$B217]);ROUND(([$longitude.$B2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8]);POWER(2;[data.$B$8]) * (([.$A218]+180)/360);&quot;&quot;)">
            <text:p/>
          </table:table-cell>
          <table:table-cell table:formula="of:=IF(ISNUMBER([.$B218]);ROUND(([$longitude.$B2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19]);POWER(2;[data.$B$8]) * (([.$A219]+180)/360);&quot;&quot;)">
            <text:p/>
          </table:table-cell>
          <table:table-cell table:formula="of:=IF(ISNUMBER([.$B219]);ROUND(([$longitude.$B2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0]);POWER(2;[data.$B$8]) * (([.$A220]+180)/360);&quot;&quot;)">
            <text:p/>
          </table:table-cell>
          <table:table-cell table:formula="of:=IF(ISNUMBER([.$B220]);ROUND(([$longitude.$B2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1]);POWER(2;[data.$B$8]) * (([.$A221]+180)/360);&quot;&quot;)">
            <text:p/>
          </table:table-cell>
          <table:table-cell table:formula="of:=IF(ISNUMBER([.$B221]);ROUND(([$longitude.$B2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2]);POWER(2;[data.$B$8]) * (([.$A222]+180)/360);&quot;&quot;)">
            <text:p/>
          </table:table-cell>
          <table:table-cell table:formula="of:=IF(ISNUMBER([.$B222]);ROUND(([$longitude.$B2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3]);POWER(2;[data.$B$8]) * (([.$A223]+180)/360);&quot;&quot;)">
            <text:p/>
          </table:table-cell>
          <table:table-cell table:formula="of:=IF(ISNUMBER([.$B223]);ROUND(([$longitude.$B2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4]);POWER(2;[data.$B$8]) * (([.$A224]+180)/360);&quot;&quot;)">
            <text:p/>
          </table:table-cell>
          <table:table-cell table:formula="of:=IF(ISNUMBER([.$B224]);ROUND(([$longitude.$B2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5]);POWER(2;[data.$B$8]) * (([.$A225]+180)/360);&quot;&quot;)">
            <text:p/>
          </table:table-cell>
          <table:table-cell table:formula="of:=IF(ISNUMBER([.$B225]);ROUND(([$longitude.$B2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6]);POWER(2;[data.$B$8]) * (([.$A226]+180)/360);&quot;&quot;)">
            <text:p/>
          </table:table-cell>
          <table:table-cell table:formula="of:=IF(ISNUMBER([.$B226]);ROUND(([$longitude.$B2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7]);POWER(2;[data.$B$8]) * (([.$A227]+180)/360);&quot;&quot;)">
            <text:p/>
          </table:table-cell>
          <table:table-cell table:formula="of:=IF(ISNUMBER([.$B227]);ROUND(([$longitude.$B2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8]);POWER(2;[data.$B$8]) * (([.$A228]+180)/360);&quot;&quot;)">
            <text:p/>
          </table:table-cell>
          <table:table-cell table:formula="of:=IF(ISNUMBER([.$B228]);ROUND(([$longitude.$B2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29]);POWER(2;[data.$B$8]) * (([.$A229]+180)/360);&quot;&quot;)">
            <text:p/>
          </table:table-cell>
          <table:table-cell table:formula="of:=IF(ISNUMBER([.$B229]);ROUND(([$longitude.$B2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0]);POWER(2;[data.$B$8]) * (([.$A230]+180)/360);&quot;&quot;)">
            <text:p/>
          </table:table-cell>
          <table:table-cell table:formula="of:=IF(ISNUMBER([.$B230]);ROUND(([$longitude.$B2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1]);POWER(2;[data.$B$8]) * (([.$A231]+180)/360);&quot;&quot;)">
            <text:p/>
          </table:table-cell>
          <table:table-cell table:formula="of:=IF(ISNUMBER([.$B231]);ROUND(([$longitude.$B2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2]);POWER(2;[data.$B$8]) * (([.$A232]+180)/360);&quot;&quot;)">
            <text:p/>
          </table:table-cell>
          <table:table-cell table:formula="of:=IF(ISNUMBER([.$B232]);ROUND(([$longitude.$B2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3]);POWER(2;[data.$B$8]) * (([.$A233]+180)/360);&quot;&quot;)">
            <text:p/>
          </table:table-cell>
          <table:table-cell table:formula="of:=IF(ISNUMBER([.$B233]);ROUND(([$longitude.$B2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4]);POWER(2;[data.$B$8]) * (([.$A234]+180)/360);&quot;&quot;)">
            <text:p/>
          </table:table-cell>
          <table:table-cell table:formula="of:=IF(ISNUMBER([.$B234]);ROUND(([$longitude.$B2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5]);POWER(2;[data.$B$8]) * (([.$A235]+180)/360);&quot;&quot;)">
            <text:p/>
          </table:table-cell>
          <table:table-cell table:formula="of:=IF(ISNUMBER([.$B235]);ROUND(([$longitude.$B2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6]);POWER(2;[data.$B$8]) * (([.$A236]+180)/360);&quot;&quot;)">
            <text:p/>
          </table:table-cell>
          <table:table-cell table:formula="of:=IF(ISNUMBER([.$B236]);ROUND(([$longitude.$B2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7]);POWER(2;[data.$B$8]) * (([.$A237]+180)/360);&quot;&quot;)">
            <text:p/>
          </table:table-cell>
          <table:table-cell table:formula="of:=IF(ISNUMBER([.$B237]);ROUND(([$longitude.$B2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8]);POWER(2;[data.$B$8]) * (([.$A238]+180)/360);&quot;&quot;)">
            <text:p/>
          </table:table-cell>
          <table:table-cell table:formula="of:=IF(ISNUMBER([.$B238]);ROUND(([$longitude.$B2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39]);POWER(2;[data.$B$8]) * (([.$A239]+180)/360);&quot;&quot;)">
            <text:p/>
          </table:table-cell>
          <table:table-cell table:formula="of:=IF(ISNUMBER([.$B239]);ROUND(([$longitude.$B2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0]);POWER(2;[data.$B$8]) * (([.$A240]+180)/360);&quot;&quot;)">
            <text:p/>
          </table:table-cell>
          <table:table-cell table:formula="of:=IF(ISNUMBER([.$B240]);ROUND(([$longitude.$B2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1]);POWER(2;[data.$B$8]) * (([.$A241]+180)/360);&quot;&quot;)">
            <text:p/>
          </table:table-cell>
          <table:table-cell table:formula="of:=IF(ISNUMBER([.$B241]);ROUND(([$longitude.$B2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2]);POWER(2;[data.$B$8]) * (([.$A242]+180)/360);&quot;&quot;)">
            <text:p/>
          </table:table-cell>
          <table:table-cell table:formula="of:=IF(ISNUMBER([.$B242]);ROUND(([$longitude.$B2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3]);POWER(2;[data.$B$8]) * (([.$A243]+180)/360);&quot;&quot;)">
            <text:p/>
          </table:table-cell>
          <table:table-cell table:formula="of:=IF(ISNUMBER([.$B243]);ROUND(([$longitude.$B2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4]);POWER(2;[data.$B$8]) * (([.$A244]+180)/360);&quot;&quot;)">
            <text:p/>
          </table:table-cell>
          <table:table-cell table:formula="of:=IF(ISNUMBER([.$B244]);ROUND(([$longitude.$B2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5]);POWER(2;[data.$B$8]) * (([.$A245]+180)/360);&quot;&quot;)">
            <text:p/>
          </table:table-cell>
          <table:table-cell table:formula="of:=IF(ISNUMBER([.$B245]);ROUND(([$longitude.$B2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6]);POWER(2;[data.$B$8]) * (([.$A246]+180)/360);&quot;&quot;)">
            <text:p/>
          </table:table-cell>
          <table:table-cell table:formula="of:=IF(ISNUMBER([.$B246]);ROUND(([$longitude.$B2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7]);POWER(2;[data.$B$8]) * (([.$A247]+180)/360);&quot;&quot;)">
            <text:p/>
          </table:table-cell>
          <table:table-cell table:formula="of:=IF(ISNUMBER([.$B247]);ROUND(([$longitude.$B2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8]);POWER(2;[data.$B$8]) * (([.$A248]+180)/360);&quot;&quot;)">
            <text:p/>
          </table:table-cell>
          <table:table-cell table:formula="of:=IF(ISNUMBER([.$B248]);ROUND(([$longitude.$B2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49]);POWER(2;[data.$B$8]) * (([.$A249]+180)/360);&quot;&quot;)">
            <text:p/>
          </table:table-cell>
          <table:table-cell table:formula="of:=IF(ISNUMBER([.$B249]);ROUND(([$longitude.$B2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0]);POWER(2;[data.$B$8]) * (([.$A250]+180)/360);&quot;&quot;)">
            <text:p/>
          </table:table-cell>
          <table:table-cell table:formula="of:=IF(ISNUMBER([.$B250]);ROUND(([$longitude.$B2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1]);POWER(2;[data.$B$8]) * (([.$A251]+180)/360);&quot;&quot;)">
            <text:p/>
          </table:table-cell>
          <table:table-cell table:formula="of:=IF(ISNUMBER([.$B251]);ROUND(([$longitude.$B2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2]);POWER(2;[data.$B$8]) * (([.$A252]+180)/360);&quot;&quot;)">
            <text:p/>
          </table:table-cell>
          <table:table-cell table:formula="of:=IF(ISNUMBER([.$B252]);ROUND(([$longitude.$B2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3]);POWER(2;[data.$B$8]) * (([.$A253]+180)/360);&quot;&quot;)">
            <text:p/>
          </table:table-cell>
          <table:table-cell table:formula="of:=IF(ISNUMBER([.$B253]);ROUND(([$longitude.$B2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4]);POWER(2;[data.$B$8]) * (([.$A254]+180)/360);&quot;&quot;)">
            <text:p/>
          </table:table-cell>
          <table:table-cell table:formula="of:=IF(ISNUMBER([.$B254]);ROUND(([$longitude.$B2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5]);POWER(2;[data.$B$8]) * (([.$A255]+180)/360);&quot;&quot;)">
            <text:p/>
          </table:table-cell>
          <table:table-cell table:formula="of:=IF(ISNUMBER([.$B255]);ROUND(([$longitude.$B2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6]);POWER(2;[data.$B$8]) * (([.$A256]+180)/360);&quot;&quot;)">
            <text:p/>
          </table:table-cell>
          <table:table-cell table:formula="of:=IF(ISNUMBER([.$B256]);ROUND(([$longitude.$B2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7]);POWER(2;[data.$B$8]) * (([.$A257]+180)/360);&quot;&quot;)">
            <text:p/>
          </table:table-cell>
          <table:table-cell table:formula="of:=IF(ISNUMBER([.$B257]);ROUND(([$longitude.$B2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8]);POWER(2;[data.$B$8]) * (([.$A258]+180)/360);&quot;&quot;)">
            <text:p/>
          </table:table-cell>
          <table:table-cell table:formula="of:=IF(ISNUMBER([.$B258]);ROUND(([$longitude.$B2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59]);POWER(2;[data.$B$8]) * (([.$A259]+180)/360);&quot;&quot;)">
            <text:p/>
          </table:table-cell>
          <table:table-cell table:formula="of:=IF(ISNUMBER([.$B259]);ROUND(([$longitude.$B2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0]);POWER(2;[data.$B$8]) * (([.$A260]+180)/360);&quot;&quot;)">
            <text:p/>
          </table:table-cell>
          <table:table-cell table:formula="of:=IF(ISNUMBER([.$B260]);ROUND(([$longitude.$B2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1]);POWER(2;[data.$B$8]) * (([.$A261]+180)/360);&quot;&quot;)">
            <text:p/>
          </table:table-cell>
          <table:table-cell table:formula="of:=IF(ISNUMBER([.$B261]);ROUND(([$longitude.$B2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2]);POWER(2;[data.$B$8]) * (([.$A262]+180)/360);&quot;&quot;)">
            <text:p/>
          </table:table-cell>
          <table:table-cell table:formula="of:=IF(ISNUMBER([.$B262]);ROUND(([$longitude.$B2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3]);POWER(2;[data.$B$8]) * (([.$A263]+180)/360);&quot;&quot;)">
            <text:p/>
          </table:table-cell>
          <table:table-cell table:formula="of:=IF(ISNUMBER([.$B263]);ROUND(([$longitude.$B2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4]);POWER(2;[data.$B$8]) * (([.$A264]+180)/360);&quot;&quot;)">
            <text:p/>
          </table:table-cell>
          <table:table-cell table:formula="of:=IF(ISNUMBER([.$B264]);ROUND(([$longitude.$B2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5]);POWER(2;[data.$B$8]) * (([.$A265]+180)/360);&quot;&quot;)">
            <text:p/>
          </table:table-cell>
          <table:table-cell table:formula="of:=IF(ISNUMBER([.$B265]);ROUND(([$longitude.$B2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6]);POWER(2;[data.$B$8]) * (([.$A266]+180)/360);&quot;&quot;)">
            <text:p/>
          </table:table-cell>
          <table:table-cell table:formula="of:=IF(ISNUMBER([.$B266]);ROUND(([$longitude.$B2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7]);POWER(2;[data.$B$8]) * (([.$A267]+180)/360);&quot;&quot;)">
            <text:p/>
          </table:table-cell>
          <table:table-cell table:formula="of:=IF(ISNUMBER([.$B267]);ROUND(([$longitude.$B2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8]);POWER(2;[data.$B$8]) * (([.$A268]+180)/360);&quot;&quot;)">
            <text:p/>
          </table:table-cell>
          <table:table-cell table:formula="of:=IF(ISNUMBER([.$B268]);ROUND(([$longitude.$B2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69]);POWER(2;[data.$B$8]) * (([.$A269]+180)/360);&quot;&quot;)">
            <text:p/>
          </table:table-cell>
          <table:table-cell table:formula="of:=IF(ISNUMBER([.$B269]);ROUND(([$longitude.$B2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0]);POWER(2;[data.$B$8]) * (([.$A270]+180)/360);&quot;&quot;)">
            <text:p/>
          </table:table-cell>
          <table:table-cell table:formula="of:=IF(ISNUMBER([.$B270]);ROUND(([$longitude.$B2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1]);POWER(2;[data.$B$8]) * (([.$A271]+180)/360);&quot;&quot;)">
            <text:p/>
          </table:table-cell>
          <table:table-cell table:formula="of:=IF(ISNUMBER([.$B271]);ROUND(([$longitude.$B2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2]);POWER(2;[data.$B$8]) * (([.$A272]+180)/360);&quot;&quot;)">
            <text:p/>
          </table:table-cell>
          <table:table-cell table:formula="of:=IF(ISNUMBER([.$B272]);ROUND(([$longitude.$B2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3]);POWER(2;[data.$B$8]) * (([.$A273]+180)/360);&quot;&quot;)">
            <text:p/>
          </table:table-cell>
          <table:table-cell table:formula="of:=IF(ISNUMBER([.$B273]);ROUND(([$longitude.$B2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4]);POWER(2;[data.$B$8]) * (([.$A274]+180)/360);&quot;&quot;)">
            <text:p/>
          </table:table-cell>
          <table:table-cell table:formula="of:=IF(ISNUMBER([.$B274]);ROUND(([$longitude.$B2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5]);POWER(2;[data.$B$8]) * (([.$A275]+180)/360);&quot;&quot;)">
            <text:p/>
          </table:table-cell>
          <table:table-cell table:formula="of:=IF(ISNUMBER([.$B275]);ROUND(([$longitude.$B2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6]);POWER(2;[data.$B$8]) * (([.$A276]+180)/360);&quot;&quot;)">
            <text:p/>
          </table:table-cell>
          <table:table-cell table:formula="of:=IF(ISNUMBER([.$B276]);ROUND(([$longitude.$B2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7]);POWER(2;[data.$B$8]) * (([.$A277]+180)/360);&quot;&quot;)">
            <text:p/>
          </table:table-cell>
          <table:table-cell table:formula="of:=IF(ISNUMBER([.$B277]);ROUND(([$longitude.$B2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8]);POWER(2;[data.$B$8]) * (([.$A278]+180)/360);&quot;&quot;)">
            <text:p/>
          </table:table-cell>
          <table:table-cell table:formula="of:=IF(ISNUMBER([.$B278]);ROUND(([$longitude.$B2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79]);POWER(2;[data.$B$8]) * (([.$A279]+180)/360);&quot;&quot;)">
            <text:p/>
          </table:table-cell>
          <table:table-cell table:formula="of:=IF(ISNUMBER([.$B279]);ROUND(([$longitude.$B2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0]);POWER(2;[data.$B$8]) * (([.$A280]+180)/360);&quot;&quot;)">
            <text:p/>
          </table:table-cell>
          <table:table-cell table:formula="of:=IF(ISNUMBER([.$B280]);ROUND(([$longitude.$B2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1]);POWER(2;[data.$B$8]) * (([.$A281]+180)/360);&quot;&quot;)">
            <text:p/>
          </table:table-cell>
          <table:table-cell table:formula="of:=IF(ISNUMBER([.$B281]);ROUND(([$longitude.$B2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2]);POWER(2;[data.$B$8]) * (([.$A282]+180)/360);&quot;&quot;)">
            <text:p/>
          </table:table-cell>
          <table:table-cell table:formula="of:=IF(ISNUMBER([.$B282]);ROUND(([$longitude.$B2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3]);POWER(2;[data.$B$8]) * (([.$A283]+180)/360);&quot;&quot;)">
            <text:p/>
          </table:table-cell>
          <table:table-cell table:formula="of:=IF(ISNUMBER([.$B283]);ROUND(([$longitude.$B2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4]);POWER(2;[data.$B$8]) * (([.$A284]+180)/360);&quot;&quot;)">
            <text:p/>
          </table:table-cell>
          <table:table-cell table:formula="of:=IF(ISNUMBER([.$B284]);ROUND(([$longitude.$B2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5]);POWER(2;[data.$B$8]) * (([.$A285]+180)/360);&quot;&quot;)">
            <text:p/>
          </table:table-cell>
          <table:table-cell table:formula="of:=IF(ISNUMBER([.$B285]);ROUND(([$longitude.$B2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6]);POWER(2;[data.$B$8]) * (([.$A286]+180)/360);&quot;&quot;)">
            <text:p/>
          </table:table-cell>
          <table:table-cell table:formula="of:=IF(ISNUMBER([.$B286]);ROUND(([$longitude.$B2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7]);POWER(2;[data.$B$8]) * (([.$A287]+180)/360);&quot;&quot;)">
            <text:p/>
          </table:table-cell>
          <table:table-cell table:formula="of:=IF(ISNUMBER([.$B287]);ROUND(([$longitude.$B2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8]);POWER(2;[data.$B$8]) * (([.$A288]+180)/360);&quot;&quot;)">
            <text:p/>
          </table:table-cell>
          <table:table-cell table:formula="of:=IF(ISNUMBER([.$B288]);ROUND(([$longitude.$B2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89]);POWER(2;[data.$B$8]) * (([.$A289]+180)/360);&quot;&quot;)">
            <text:p/>
          </table:table-cell>
          <table:table-cell table:formula="of:=IF(ISNUMBER([.$B289]);ROUND(([$longitude.$B2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0]);POWER(2;[data.$B$8]) * (([.$A290]+180)/360);&quot;&quot;)">
            <text:p/>
          </table:table-cell>
          <table:table-cell table:formula="of:=IF(ISNUMBER([.$B290]);ROUND(([$longitude.$B2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1]);POWER(2;[data.$B$8]) * (([.$A291]+180)/360);&quot;&quot;)">
            <text:p/>
          </table:table-cell>
          <table:table-cell table:formula="of:=IF(ISNUMBER([.$B291]);ROUND(([$longitude.$B2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2]);POWER(2;[data.$B$8]) * (([.$A292]+180)/360);&quot;&quot;)">
            <text:p/>
          </table:table-cell>
          <table:table-cell table:formula="of:=IF(ISNUMBER([.$B292]);ROUND(([$longitude.$B2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3]);POWER(2;[data.$B$8]) * (([.$A293]+180)/360);&quot;&quot;)">
            <text:p/>
          </table:table-cell>
          <table:table-cell table:formula="of:=IF(ISNUMBER([.$B293]);ROUND(([$longitude.$B2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4]);POWER(2;[data.$B$8]) * (([.$A294]+180)/360);&quot;&quot;)">
            <text:p/>
          </table:table-cell>
          <table:table-cell table:formula="of:=IF(ISNUMBER([.$B294]);ROUND(([$longitude.$B2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5]);POWER(2;[data.$B$8]) * (([.$A295]+180)/360);&quot;&quot;)">
            <text:p/>
          </table:table-cell>
          <table:table-cell table:formula="of:=IF(ISNUMBER([.$B295]);ROUND(([$longitude.$B2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6]);POWER(2;[data.$B$8]) * (([.$A296]+180)/360);&quot;&quot;)">
            <text:p/>
          </table:table-cell>
          <table:table-cell table:formula="of:=IF(ISNUMBER([.$B296]);ROUND(([$longitude.$B2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7]);POWER(2;[data.$B$8]) * (([.$A297]+180)/360);&quot;&quot;)">
            <text:p/>
          </table:table-cell>
          <table:table-cell table:formula="of:=IF(ISNUMBER([.$B297]);ROUND(([$longitude.$B2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8]);POWER(2;[data.$B$8]) * (([.$A298]+180)/360);&quot;&quot;)">
            <text:p/>
          </table:table-cell>
          <table:table-cell table:formula="of:=IF(ISNUMBER([.$B298]);ROUND(([$longitude.$B2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299]);POWER(2;[data.$B$8]) * (([.$A299]+180)/360);&quot;&quot;)">
            <text:p/>
          </table:table-cell>
          <table:table-cell table:formula="of:=IF(ISNUMBER([.$B299]);ROUND(([$longitude.$B2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0]);POWER(2;[data.$B$8]) * (([.$A300]+180)/360);&quot;&quot;)">
            <text:p/>
          </table:table-cell>
          <table:table-cell table:formula="of:=IF(ISNUMBER([.$B300]);ROUND(([$longitude.$B3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1]);POWER(2;[data.$B$8]) * (([.$A301]+180)/360);&quot;&quot;)">
            <text:p/>
          </table:table-cell>
          <table:table-cell table:formula="of:=IF(ISNUMBER([.$B301]);ROUND(([$longitude.$B3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2]);POWER(2;[data.$B$8]) * (([.$A302]+180)/360);&quot;&quot;)">
            <text:p/>
          </table:table-cell>
          <table:table-cell table:formula="of:=IF(ISNUMBER([.$B302]);ROUND(([$longitude.$B3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3]);POWER(2;[data.$B$8]) * (([.$A303]+180)/360);&quot;&quot;)">
            <text:p/>
          </table:table-cell>
          <table:table-cell table:formula="of:=IF(ISNUMBER([.$B303]);ROUND(([$longitude.$B3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4]);POWER(2;[data.$B$8]) * (([.$A304]+180)/360);&quot;&quot;)">
            <text:p/>
          </table:table-cell>
          <table:table-cell table:formula="of:=IF(ISNUMBER([.$B304]);ROUND(([$longitude.$B3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5]);POWER(2;[data.$B$8]) * (([.$A305]+180)/360);&quot;&quot;)">
            <text:p/>
          </table:table-cell>
          <table:table-cell table:formula="of:=IF(ISNUMBER([.$B305]);ROUND(([$longitude.$B3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6]);POWER(2;[data.$B$8]) * (([.$A306]+180)/360);&quot;&quot;)">
            <text:p/>
          </table:table-cell>
          <table:table-cell table:formula="of:=IF(ISNUMBER([.$B306]);ROUND(([$longitude.$B3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7]);POWER(2;[data.$B$8]) * (([.$A307]+180)/360);&quot;&quot;)">
            <text:p/>
          </table:table-cell>
          <table:table-cell table:formula="of:=IF(ISNUMBER([.$B307]);ROUND(([$longitude.$B3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8]);POWER(2;[data.$B$8]) * (([.$A308]+180)/360);&quot;&quot;)">
            <text:p/>
          </table:table-cell>
          <table:table-cell table:formula="of:=IF(ISNUMBER([.$B308]);ROUND(([$longitude.$B3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09]);POWER(2;[data.$B$8]) * (([.$A309]+180)/360);&quot;&quot;)">
            <text:p/>
          </table:table-cell>
          <table:table-cell table:formula="of:=IF(ISNUMBER([.$B309]);ROUND(([$longitude.$B3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0]);POWER(2;[data.$B$8]) * (([.$A310]+180)/360);&quot;&quot;)">
            <text:p/>
          </table:table-cell>
          <table:table-cell table:formula="of:=IF(ISNUMBER([.$B310]);ROUND(([$longitude.$B3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1]);POWER(2;[data.$B$8]) * (([.$A311]+180)/360);&quot;&quot;)">
            <text:p/>
          </table:table-cell>
          <table:table-cell table:formula="of:=IF(ISNUMBER([.$B311]);ROUND(([$longitude.$B3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2]);POWER(2;[data.$B$8]) * (([.$A312]+180)/360);&quot;&quot;)">
            <text:p/>
          </table:table-cell>
          <table:table-cell table:formula="of:=IF(ISNUMBER([.$B312]);ROUND(([$longitude.$B3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3]);POWER(2;[data.$B$8]) * (([.$A313]+180)/360);&quot;&quot;)">
            <text:p/>
          </table:table-cell>
          <table:table-cell table:formula="of:=IF(ISNUMBER([.$B313]);ROUND(([$longitude.$B3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4]);POWER(2;[data.$B$8]) * (([.$A314]+180)/360);&quot;&quot;)">
            <text:p/>
          </table:table-cell>
          <table:table-cell table:formula="of:=IF(ISNUMBER([.$B314]);ROUND(([$longitude.$B3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5]);POWER(2;[data.$B$8]) * (([.$A315]+180)/360);&quot;&quot;)">
            <text:p/>
          </table:table-cell>
          <table:table-cell table:formula="of:=IF(ISNUMBER([.$B315]);ROUND(([$longitude.$B3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6]);POWER(2;[data.$B$8]) * (([.$A316]+180)/360);&quot;&quot;)">
            <text:p/>
          </table:table-cell>
          <table:table-cell table:formula="of:=IF(ISNUMBER([.$B316]);ROUND(([$longitude.$B3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7]);POWER(2;[data.$B$8]) * (([.$A317]+180)/360);&quot;&quot;)">
            <text:p/>
          </table:table-cell>
          <table:table-cell table:formula="of:=IF(ISNUMBER([.$B317]);ROUND(([$longitude.$B3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8]);POWER(2;[data.$B$8]) * (([.$A318]+180)/360);&quot;&quot;)">
            <text:p/>
          </table:table-cell>
          <table:table-cell table:formula="of:=IF(ISNUMBER([.$B318]);ROUND(([$longitude.$B3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19]);POWER(2;[data.$B$8]) * (([.$A319]+180)/360);&quot;&quot;)">
            <text:p/>
          </table:table-cell>
          <table:table-cell table:formula="of:=IF(ISNUMBER([.$B319]);ROUND(([$longitude.$B3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0]);POWER(2;[data.$B$8]) * (([.$A320]+180)/360);&quot;&quot;)">
            <text:p/>
          </table:table-cell>
          <table:table-cell table:formula="of:=IF(ISNUMBER([.$B320]);ROUND(([$longitude.$B3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1]);POWER(2;[data.$B$8]) * (([.$A321]+180)/360);&quot;&quot;)">
            <text:p/>
          </table:table-cell>
          <table:table-cell table:formula="of:=IF(ISNUMBER([.$B321]);ROUND(([$longitude.$B3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2]);POWER(2;[data.$B$8]) * (([.$A322]+180)/360);&quot;&quot;)">
            <text:p/>
          </table:table-cell>
          <table:table-cell table:formula="of:=IF(ISNUMBER([.$B322]);ROUND(([$longitude.$B3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3]);POWER(2;[data.$B$8]) * (([.$A323]+180)/360);&quot;&quot;)">
            <text:p/>
          </table:table-cell>
          <table:table-cell table:formula="of:=IF(ISNUMBER([.$B323]);ROUND(([$longitude.$B3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4]);POWER(2;[data.$B$8]) * (([.$A324]+180)/360);&quot;&quot;)">
            <text:p/>
          </table:table-cell>
          <table:table-cell table:formula="of:=IF(ISNUMBER([.$B324]);ROUND(([$longitude.$B3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5]);POWER(2;[data.$B$8]) * (([.$A325]+180)/360);&quot;&quot;)">
            <text:p/>
          </table:table-cell>
          <table:table-cell table:formula="of:=IF(ISNUMBER([.$B325]);ROUND(([$longitude.$B3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6]);POWER(2;[data.$B$8]) * (([.$A326]+180)/360);&quot;&quot;)">
            <text:p/>
          </table:table-cell>
          <table:table-cell table:formula="of:=IF(ISNUMBER([.$B326]);ROUND(([$longitude.$B3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7]);POWER(2;[data.$B$8]) * (([.$A327]+180)/360);&quot;&quot;)">
            <text:p/>
          </table:table-cell>
          <table:table-cell table:formula="of:=IF(ISNUMBER([.$B327]);ROUND(([$longitude.$B3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8]);POWER(2;[data.$B$8]) * (([.$A328]+180)/360);&quot;&quot;)">
            <text:p/>
          </table:table-cell>
          <table:table-cell table:formula="of:=IF(ISNUMBER([.$B328]);ROUND(([$longitude.$B3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29]);POWER(2;[data.$B$8]) * (([.$A329]+180)/360);&quot;&quot;)">
            <text:p/>
          </table:table-cell>
          <table:table-cell table:formula="of:=IF(ISNUMBER([.$B329]);ROUND(([$longitude.$B3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0]);POWER(2;[data.$B$8]) * (([.$A330]+180)/360);&quot;&quot;)">
            <text:p/>
          </table:table-cell>
          <table:table-cell table:formula="of:=IF(ISNUMBER([.$B330]);ROUND(([$longitude.$B3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1]);POWER(2;[data.$B$8]) * (([.$A331]+180)/360);&quot;&quot;)">
            <text:p/>
          </table:table-cell>
          <table:table-cell table:formula="of:=IF(ISNUMBER([.$B331]);ROUND(([$longitude.$B3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2]);POWER(2;[data.$B$8]) * (([.$A332]+180)/360);&quot;&quot;)">
            <text:p/>
          </table:table-cell>
          <table:table-cell table:formula="of:=IF(ISNUMBER([.$B332]);ROUND(([$longitude.$B3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3]);POWER(2;[data.$B$8]) * (([.$A333]+180)/360);&quot;&quot;)">
            <text:p/>
          </table:table-cell>
          <table:table-cell table:formula="of:=IF(ISNUMBER([.$B333]);ROUND(([$longitude.$B3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4]);POWER(2;[data.$B$8]) * (([.$A334]+180)/360);&quot;&quot;)">
            <text:p/>
          </table:table-cell>
          <table:table-cell table:formula="of:=IF(ISNUMBER([.$B334]);ROUND(([$longitude.$B3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5]);POWER(2;[data.$B$8]) * (([.$A335]+180)/360);&quot;&quot;)">
            <text:p/>
          </table:table-cell>
          <table:table-cell table:formula="of:=IF(ISNUMBER([.$B335]);ROUND(([$longitude.$B3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6]);POWER(2;[data.$B$8]) * (([.$A336]+180)/360);&quot;&quot;)">
            <text:p/>
          </table:table-cell>
          <table:table-cell table:formula="of:=IF(ISNUMBER([.$B336]);ROUND(([$longitude.$B3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7]);POWER(2;[data.$B$8]) * (([.$A337]+180)/360);&quot;&quot;)">
            <text:p/>
          </table:table-cell>
          <table:table-cell table:formula="of:=IF(ISNUMBER([.$B337]);ROUND(([$longitude.$B3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8]);POWER(2;[data.$B$8]) * (([.$A338]+180)/360);&quot;&quot;)">
            <text:p/>
          </table:table-cell>
          <table:table-cell table:formula="of:=IF(ISNUMBER([.$B338]);ROUND(([$longitude.$B3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39]);POWER(2;[data.$B$8]) * (([.$A339]+180)/360);&quot;&quot;)">
            <text:p/>
          </table:table-cell>
          <table:table-cell table:formula="of:=IF(ISNUMBER([.$B339]);ROUND(([$longitude.$B3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0]);POWER(2;[data.$B$8]) * (([.$A340]+180)/360);&quot;&quot;)">
            <text:p/>
          </table:table-cell>
          <table:table-cell table:formula="of:=IF(ISNUMBER([.$B340]);ROUND(([$longitude.$B3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1]);POWER(2;[data.$B$8]) * (([.$A341]+180)/360);&quot;&quot;)">
            <text:p/>
          </table:table-cell>
          <table:table-cell table:formula="of:=IF(ISNUMBER([.$B341]);ROUND(([$longitude.$B3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2]);POWER(2;[data.$B$8]) * (([.$A342]+180)/360);&quot;&quot;)">
            <text:p/>
          </table:table-cell>
          <table:table-cell table:formula="of:=IF(ISNUMBER([.$B342]);ROUND(([$longitude.$B3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3]);POWER(2;[data.$B$8]) * (([.$A343]+180)/360);&quot;&quot;)">
            <text:p/>
          </table:table-cell>
          <table:table-cell table:formula="of:=IF(ISNUMBER([.$B343]);ROUND(([$longitude.$B3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4]);POWER(2;[data.$B$8]) * (([.$A344]+180)/360);&quot;&quot;)">
            <text:p/>
          </table:table-cell>
          <table:table-cell table:formula="of:=IF(ISNUMBER([.$B344]);ROUND(([$longitude.$B3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5]);POWER(2;[data.$B$8]) * (([.$A345]+180)/360);&quot;&quot;)">
            <text:p/>
          </table:table-cell>
          <table:table-cell table:formula="of:=IF(ISNUMBER([.$B345]);ROUND(([$longitude.$B3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6]);POWER(2;[data.$B$8]) * (([.$A346]+180)/360);&quot;&quot;)">
            <text:p/>
          </table:table-cell>
          <table:table-cell table:formula="of:=IF(ISNUMBER([.$B346]);ROUND(([$longitude.$B3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7]);POWER(2;[data.$B$8]) * (([.$A347]+180)/360);&quot;&quot;)">
            <text:p/>
          </table:table-cell>
          <table:table-cell table:formula="of:=IF(ISNUMBER([.$B347]);ROUND(([$longitude.$B3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8]);POWER(2;[data.$B$8]) * (([.$A348]+180)/360);&quot;&quot;)">
            <text:p/>
          </table:table-cell>
          <table:table-cell table:formula="of:=IF(ISNUMBER([.$B348]);ROUND(([$longitude.$B3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49]);POWER(2;[data.$B$8]) * (([.$A349]+180)/360);&quot;&quot;)">
            <text:p/>
          </table:table-cell>
          <table:table-cell table:formula="of:=IF(ISNUMBER([.$B349]);ROUND(([$longitude.$B3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0]);POWER(2;[data.$B$8]) * (([.$A350]+180)/360);&quot;&quot;)">
            <text:p/>
          </table:table-cell>
          <table:table-cell table:formula="of:=IF(ISNUMBER([.$B350]);ROUND(([$longitude.$B3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1]);POWER(2;[data.$B$8]) * (([.$A351]+180)/360);&quot;&quot;)">
            <text:p/>
          </table:table-cell>
          <table:table-cell table:formula="of:=IF(ISNUMBER([.$B351]);ROUND(([$longitude.$B3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2]);POWER(2;[data.$B$8]) * (([.$A352]+180)/360);&quot;&quot;)">
            <text:p/>
          </table:table-cell>
          <table:table-cell table:formula="of:=IF(ISNUMBER([.$B352]);ROUND(([$longitude.$B3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3]);POWER(2;[data.$B$8]) * (([.$A353]+180)/360);&quot;&quot;)">
            <text:p/>
          </table:table-cell>
          <table:table-cell table:formula="of:=IF(ISNUMBER([.$B353]);ROUND(([$longitude.$B3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4]);POWER(2;[data.$B$8]) * (([.$A354]+180)/360);&quot;&quot;)">
            <text:p/>
          </table:table-cell>
          <table:table-cell table:formula="of:=IF(ISNUMBER([.$B354]);ROUND(([$longitude.$B3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5]);POWER(2;[data.$B$8]) * (([.$A355]+180)/360);&quot;&quot;)">
            <text:p/>
          </table:table-cell>
          <table:table-cell table:formula="of:=IF(ISNUMBER([.$B355]);ROUND(([$longitude.$B3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6]);POWER(2;[data.$B$8]) * (([.$A356]+180)/360);&quot;&quot;)">
            <text:p/>
          </table:table-cell>
          <table:table-cell table:formula="of:=IF(ISNUMBER([.$B356]);ROUND(([$longitude.$B3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7]);POWER(2;[data.$B$8]) * (([.$A357]+180)/360);&quot;&quot;)">
            <text:p/>
          </table:table-cell>
          <table:table-cell table:formula="of:=IF(ISNUMBER([.$B357]);ROUND(([$longitude.$B3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8]);POWER(2;[data.$B$8]) * (([.$A358]+180)/360);&quot;&quot;)">
            <text:p/>
          </table:table-cell>
          <table:table-cell table:formula="of:=IF(ISNUMBER([.$B358]);ROUND(([$longitude.$B3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59]);POWER(2;[data.$B$8]) * (([.$A359]+180)/360);&quot;&quot;)">
            <text:p/>
          </table:table-cell>
          <table:table-cell table:formula="of:=IF(ISNUMBER([.$B359]);ROUND(([$longitude.$B3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0]);POWER(2;[data.$B$8]) * (([.$A360]+180)/360);&quot;&quot;)">
            <text:p/>
          </table:table-cell>
          <table:table-cell table:formula="of:=IF(ISNUMBER([.$B360]);ROUND(([$longitude.$B3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1]);POWER(2;[data.$B$8]) * (([.$A361]+180)/360);&quot;&quot;)">
            <text:p/>
          </table:table-cell>
          <table:table-cell table:formula="of:=IF(ISNUMBER([.$B361]);ROUND(([$longitude.$B3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2]);POWER(2;[data.$B$8]) * (([.$A362]+180)/360);&quot;&quot;)">
            <text:p/>
          </table:table-cell>
          <table:table-cell table:formula="of:=IF(ISNUMBER([.$B362]);ROUND(([$longitude.$B3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3]);POWER(2;[data.$B$8]) * (([.$A363]+180)/360);&quot;&quot;)">
            <text:p/>
          </table:table-cell>
          <table:table-cell table:formula="of:=IF(ISNUMBER([.$B363]);ROUND(([$longitude.$B3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4]);POWER(2;[data.$B$8]) * (([.$A364]+180)/360);&quot;&quot;)">
            <text:p/>
          </table:table-cell>
          <table:table-cell table:formula="of:=IF(ISNUMBER([.$B364]);ROUND(([$longitude.$B3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5]);POWER(2;[data.$B$8]) * (([.$A365]+180)/360);&quot;&quot;)">
            <text:p/>
          </table:table-cell>
          <table:table-cell table:formula="of:=IF(ISNUMBER([.$B365]);ROUND(([$longitude.$B3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6]);POWER(2;[data.$B$8]) * (([.$A366]+180)/360);&quot;&quot;)">
            <text:p/>
          </table:table-cell>
          <table:table-cell table:formula="of:=IF(ISNUMBER([.$B366]);ROUND(([$longitude.$B3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7]);POWER(2;[data.$B$8]) * (([.$A367]+180)/360);&quot;&quot;)">
            <text:p/>
          </table:table-cell>
          <table:table-cell table:formula="of:=IF(ISNUMBER([.$B367]);ROUND(([$longitude.$B3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8]);POWER(2;[data.$B$8]) * (([.$A368]+180)/360);&quot;&quot;)">
            <text:p/>
          </table:table-cell>
          <table:table-cell table:formula="of:=IF(ISNUMBER([.$B368]);ROUND(([$longitude.$B3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69]);POWER(2;[data.$B$8]) * (([.$A369]+180)/360);&quot;&quot;)">
            <text:p/>
          </table:table-cell>
          <table:table-cell table:formula="of:=IF(ISNUMBER([.$B369]);ROUND(([$longitude.$B3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0]);POWER(2;[data.$B$8]) * (([.$A370]+180)/360);&quot;&quot;)">
            <text:p/>
          </table:table-cell>
          <table:table-cell table:formula="of:=IF(ISNUMBER([.$B370]);ROUND(([$longitude.$B3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1]);POWER(2;[data.$B$8]) * (([.$A371]+180)/360);&quot;&quot;)">
            <text:p/>
          </table:table-cell>
          <table:table-cell table:formula="of:=IF(ISNUMBER([.$B371]);ROUND(([$longitude.$B3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2]);POWER(2;[data.$B$8]) * (([.$A372]+180)/360);&quot;&quot;)">
            <text:p/>
          </table:table-cell>
          <table:table-cell table:formula="of:=IF(ISNUMBER([.$B372]);ROUND(([$longitude.$B3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3]);POWER(2;[data.$B$8]) * (([.$A373]+180)/360);&quot;&quot;)">
            <text:p/>
          </table:table-cell>
          <table:table-cell table:formula="of:=IF(ISNUMBER([.$B373]);ROUND(([$longitude.$B3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4]);POWER(2;[data.$B$8]) * (([.$A374]+180)/360);&quot;&quot;)">
            <text:p/>
          </table:table-cell>
          <table:table-cell table:formula="of:=IF(ISNUMBER([.$B374]);ROUND(([$longitude.$B3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5]);POWER(2;[data.$B$8]) * (([.$A375]+180)/360);&quot;&quot;)">
            <text:p/>
          </table:table-cell>
          <table:table-cell table:formula="of:=IF(ISNUMBER([.$B375]);ROUND(([$longitude.$B3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6]);POWER(2;[data.$B$8]) * (([.$A376]+180)/360);&quot;&quot;)">
            <text:p/>
          </table:table-cell>
          <table:table-cell table:formula="of:=IF(ISNUMBER([.$B376]);ROUND(([$longitude.$B3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7]);POWER(2;[data.$B$8]) * (([.$A377]+180)/360);&quot;&quot;)">
            <text:p/>
          </table:table-cell>
          <table:table-cell table:formula="of:=IF(ISNUMBER([.$B377]);ROUND(([$longitude.$B3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8]);POWER(2;[data.$B$8]) * (([.$A378]+180)/360);&quot;&quot;)">
            <text:p/>
          </table:table-cell>
          <table:table-cell table:formula="of:=IF(ISNUMBER([.$B378]);ROUND(([$longitude.$B3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79]);POWER(2;[data.$B$8]) * (([.$A379]+180)/360);&quot;&quot;)">
            <text:p/>
          </table:table-cell>
          <table:table-cell table:formula="of:=IF(ISNUMBER([.$B379]);ROUND(([$longitude.$B3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0]);POWER(2;[data.$B$8]) * (([.$A380]+180)/360);&quot;&quot;)">
            <text:p/>
          </table:table-cell>
          <table:table-cell table:formula="of:=IF(ISNUMBER([.$B380]);ROUND(([$longitude.$B3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1]);POWER(2;[data.$B$8]) * (([.$A381]+180)/360);&quot;&quot;)">
            <text:p/>
          </table:table-cell>
          <table:table-cell table:formula="of:=IF(ISNUMBER([.$B381]);ROUND(([$longitude.$B3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2]);POWER(2;[data.$B$8]) * (([.$A382]+180)/360);&quot;&quot;)">
            <text:p/>
          </table:table-cell>
          <table:table-cell table:formula="of:=IF(ISNUMBER([.$B382]);ROUND(([$longitude.$B3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3]);POWER(2;[data.$B$8]) * (([.$A383]+180)/360);&quot;&quot;)">
            <text:p/>
          </table:table-cell>
          <table:table-cell table:formula="of:=IF(ISNUMBER([.$B383]);ROUND(([$longitude.$B3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4]);POWER(2;[data.$B$8]) * (([.$A384]+180)/360);&quot;&quot;)">
            <text:p/>
          </table:table-cell>
          <table:table-cell table:formula="of:=IF(ISNUMBER([.$B384]);ROUND(([$longitude.$B3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5]);POWER(2;[data.$B$8]) * (([.$A385]+180)/360);&quot;&quot;)">
            <text:p/>
          </table:table-cell>
          <table:table-cell table:formula="of:=IF(ISNUMBER([.$B385]);ROUND(([$longitude.$B3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6]);POWER(2;[data.$B$8]) * (([.$A386]+180)/360);&quot;&quot;)">
            <text:p/>
          </table:table-cell>
          <table:table-cell table:formula="of:=IF(ISNUMBER([.$B386]);ROUND(([$longitude.$B3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7]);POWER(2;[data.$B$8]) * (([.$A387]+180)/360);&quot;&quot;)">
            <text:p/>
          </table:table-cell>
          <table:table-cell table:formula="of:=IF(ISNUMBER([.$B387]);ROUND(([$longitude.$B3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8]);POWER(2;[data.$B$8]) * (([.$A388]+180)/360);&quot;&quot;)">
            <text:p/>
          </table:table-cell>
          <table:table-cell table:formula="of:=IF(ISNUMBER([.$B388]);ROUND(([$longitude.$B3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89]);POWER(2;[data.$B$8]) * (([.$A389]+180)/360);&quot;&quot;)">
            <text:p/>
          </table:table-cell>
          <table:table-cell table:formula="of:=IF(ISNUMBER([.$B389]);ROUND(([$longitude.$B3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0]);POWER(2;[data.$B$8]) * (([.$A390]+180)/360);&quot;&quot;)">
            <text:p/>
          </table:table-cell>
          <table:table-cell table:formula="of:=IF(ISNUMBER([.$B390]);ROUND(([$longitude.$B3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1]);POWER(2;[data.$B$8]) * (([.$A391]+180)/360);&quot;&quot;)">
            <text:p/>
          </table:table-cell>
          <table:table-cell table:formula="of:=IF(ISNUMBER([.$B391]);ROUND(([$longitude.$B3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2]);POWER(2;[data.$B$8]) * (([.$A392]+180)/360);&quot;&quot;)">
            <text:p/>
          </table:table-cell>
          <table:table-cell table:formula="of:=IF(ISNUMBER([.$B392]);ROUND(([$longitude.$B3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3]);POWER(2;[data.$B$8]) * (([.$A393]+180)/360);&quot;&quot;)">
            <text:p/>
          </table:table-cell>
          <table:table-cell table:formula="of:=IF(ISNUMBER([.$B393]);ROUND(([$longitude.$B3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4]);POWER(2;[data.$B$8]) * (([.$A394]+180)/360);&quot;&quot;)">
            <text:p/>
          </table:table-cell>
          <table:table-cell table:formula="of:=IF(ISNUMBER([.$B394]);ROUND(([$longitude.$B3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5]);POWER(2;[data.$B$8]) * (([.$A395]+180)/360);&quot;&quot;)">
            <text:p/>
          </table:table-cell>
          <table:table-cell table:formula="of:=IF(ISNUMBER([.$B395]);ROUND(([$longitude.$B3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6]);POWER(2;[data.$B$8]) * (([.$A396]+180)/360);&quot;&quot;)">
            <text:p/>
          </table:table-cell>
          <table:table-cell table:formula="of:=IF(ISNUMBER([.$B396]);ROUND(([$longitude.$B3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7]);POWER(2;[data.$B$8]) * (([.$A397]+180)/360);&quot;&quot;)">
            <text:p/>
          </table:table-cell>
          <table:table-cell table:formula="of:=IF(ISNUMBER([.$B397]);ROUND(([$longitude.$B3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8]);POWER(2;[data.$B$8]) * (([.$A398]+180)/360);&quot;&quot;)">
            <text:p/>
          </table:table-cell>
          <table:table-cell table:formula="of:=IF(ISNUMBER([.$B398]);ROUND(([$longitude.$B3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399]);POWER(2;[data.$B$8]) * (([.$A399]+180)/360);&quot;&quot;)">
            <text:p/>
          </table:table-cell>
          <table:table-cell table:formula="of:=IF(ISNUMBER([.$B399]);ROUND(([$longitude.$B3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0]);POWER(2;[data.$B$8]) * (([.$A400]+180)/360);&quot;&quot;)">
            <text:p/>
          </table:table-cell>
          <table:table-cell table:formula="of:=IF(ISNUMBER([.$B400]);ROUND(([$longitude.$B4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1]);POWER(2;[data.$B$8]) * (([.$A401]+180)/360);&quot;&quot;)">
            <text:p/>
          </table:table-cell>
          <table:table-cell table:formula="of:=IF(ISNUMBER([.$B401]);ROUND(([$longitude.$B4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2]);POWER(2;[data.$B$8]) * (([.$A402]+180)/360);&quot;&quot;)">
            <text:p/>
          </table:table-cell>
          <table:table-cell table:formula="of:=IF(ISNUMBER([.$B402]);ROUND(([$longitude.$B4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3]);POWER(2;[data.$B$8]) * (([.$A403]+180)/360);&quot;&quot;)">
            <text:p/>
          </table:table-cell>
          <table:table-cell table:formula="of:=IF(ISNUMBER([.$B403]);ROUND(([$longitude.$B4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4]);POWER(2;[data.$B$8]) * (([.$A404]+180)/360);&quot;&quot;)">
            <text:p/>
          </table:table-cell>
          <table:table-cell table:formula="of:=IF(ISNUMBER([.$B404]);ROUND(([$longitude.$B4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5]);POWER(2;[data.$B$8]) * (([.$A405]+180)/360);&quot;&quot;)">
            <text:p/>
          </table:table-cell>
          <table:table-cell table:formula="of:=IF(ISNUMBER([.$B405]);ROUND(([$longitude.$B4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6]);POWER(2;[data.$B$8]) * (([.$A406]+180)/360);&quot;&quot;)">
            <text:p/>
          </table:table-cell>
          <table:table-cell table:formula="of:=IF(ISNUMBER([.$B406]);ROUND(([$longitude.$B4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7]);POWER(2;[data.$B$8]) * (([.$A407]+180)/360);&quot;&quot;)">
            <text:p/>
          </table:table-cell>
          <table:table-cell table:formula="of:=IF(ISNUMBER([.$B407]);ROUND(([$longitude.$B4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8]);POWER(2;[data.$B$8]) * (([.$A408]+180)/360);&quot;&quot;)">
            <text:p/>
          </table:table-cell>
          <table:table-cell table:formula="of:=IF(ISNUMBER([.$B408]);ROUND(([$longitude.$B4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09]);POWER(2;[data.$B$8]) * (([.$A409]+180)/360);&quot;&quot;)">
            <text:p/>
          </table:table-cell>
          <table:table-cell table:formula="of:=IF(ISNUMBER([.$B409]);ROUND(([$longitude.$B4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0]);POWER(2;[data.$B$8]) * (([.$A410]+180)/360);&quot;&quot;)">
            <text:p/>
          </table:table-cell>
          <table:table-cell table:formula="of:=IF(ISNUMBER([.$B410]);ROUND(([$longitude.$B4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1]);POWER(2;[data.$B$8]) * (([.$A411]+180)/360);&quot;&quot;)">
            <text:p/>
          </table:table-cell>
          <table:table-cell table:formula="of:=IF(ISNUMBER([.$B411]);ROUND(([$longitude.$B4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2]);POWER(2;[data.$B$8]) * (([.$A412]+180)/360);&quot;&quot;)">
            <text:p/>
          </table:table-cell>
          <table:table-cell table:formula="of:=IF(ISNUMBER([.$B412]);ROUND(([$longitude.$B4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3]);POWER(2;[data.$B$8]) * (([.$A413]+180)/360);&quot;&quot;)">
            <text:p/>
          </table:table-cell>
          <table:table-cell table:formula="of:=IF(ISNUMBER([.$B413]);ROUND(([$longitude.$B4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4]);POWER(2;[data.$B$8]) * (([.$A414]+180)/360);&quot;&quot;)">
            <text:p/>
          </table:table-cell>
          <table:table-cell table:formula="of:=IF(ISNUMBER([.$B414]);ROUND(([$longitude.$B4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5]);POWER(2;[data.$B$8]) * (([.$A415]+180)/360);&quot;&quot;)">
            <text:p/>
          </table:table-cell>
          <table:table-cell table:formula="of:=IF(ISNUMBER([.$B415]);ROUND(([$longitude.$B4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6]);POWER(2;[data.$B$8]) * (([.$A416]+180)/360);&quot;&quot;)">
            <text:p/>
          </table:table-cell>
          <table:table-cell table:formula="of:=IF(ISNUMBER([.$B416]);ROUND(([$longitude.$B4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7]);POWER(2;[data.$B$8]) * (([.$A417]+180)/360);&quot;&quot;)">
            <text:p/>
          </table:table-cell>
          <table:table-cell table:formula="of:=IF(ISNUMBER([.$B417]);ROUND(([$longitude.$B4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8]);POWER(2;[data.$B$8]) * (([.$A418]+180)/360);&quot;&quot;)">
            <text:p/>
          </table:table-cell>
          <table:table-cell table:formula="of:=IF(ISNUMBER([.$B418]);ROUND(([$longitude.$B4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19]);POWER(2;[data.$B$8]) * (([.$A419]+180)/360);&quot;&quot;)">
            <text:p/>
          </table:table-cell>
          <table:table-cell table:formula="of:=IF(ISNUMBER([.$B419]);ROUND(([$longitude.$B4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0]);POWER(2;[data.$B$8]) * (([.$A420]+180)/360);&quot;&quot;)">
            <text:p/>
          </table:table-cell>
          <table:table-cell table:formula="of:=IF(ISNUMBER([.$B420]);ROUND(([$longitude.$B4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1]);POWER(2;[data.$B$8]) * (([.$A421]+180)/360);&quot;&quot;)">
            <text:p/>
          </table:table-cell>
          <table:table-cell table:formula="of:=IF(ISNUMBER([.$B421]);ROUND(([$longitude.$B4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2]);POWER(2;[data.$B$8]) * (([.$A422]+180)/360);&quot;&quot;)">
            <text:p/>
          </table:table-cell>
          <table:table-cell table:formula="of:=IF(ISNUMBER([.$B422]);ROUND(([$longitude.$B4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3]);POWER(2;[data.$B$8]) * (([.$A423]+180)/360);&quot;&quot;)">
            <text:p/>
          </table:table-cell>
          <table:table-cell table:formula="of:=IF(ISNUMBER([.$B423]);ROUND(([$longitude.$B4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4]);POWER(2;[data.$B$8]) * (([.$A424]+180)/360);&quot;&quot;)">
            <text:p/>
          </table:table-cell>
          <table:table-cell table:formula="of:=IF(ISNUMBER([.$B424]);ROUND(([$longitude.$B4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5]);POWER(2;[data.$B$8]) * (([.$A425]+180)/360);&quot;&quot;)">
            <text:p/>
          </table:table-cell>
          <table:table-cell table:formula="of:=IF(ISNUMBER([.$B425]);ROUND(([$longitude.$B4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6]);POWER(2;[data.$B$8]) * (([.$A426]+180)/360);&quot;&quot;)">
            <text:p/>
          </table:table-cell>
          <table:table-cell table:formula="of:=IF(ISNUMBER([.$B426]);ROUND(([$longitude.$B4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7]);POWER(2;[data.$B$8]) * (([.$A427]+180)/360);&quot;&quot;)">
            <text:p/>
          </table:table-cell>
          <table:table-cell table:formula="of:=IF(ISNUMBER([.$B427]);ROUND(([$longitude.$B4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8]);POWER(2;[data.$B$8]) * (([.$A428]+180)/360);&quot;&quot;)">
            <text:p/>
          </table:table-cell>
          <table:table-cell table:formula="of:=IF(ISNUMBER([.$B428]);ROUND(([$longitude.$B4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29]);POWER(2;[data.$B$8]) * (([.$A429]+180)/360);&quot;&quot;)">
            <text:p/>
          </table:table-cell>
          <table:table-cell table:formula="of:=IF(ISNUMBER([.$B429]);ROUND(([$longitude.$B4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0]);POWER(2;[data.$B$8]) * (([.$A430]+180)/360);&quot;&quot;)">
            <text:p/>
          </table:table-cell>
          <table:table-cell table:formula="of:=IF(ISNUMBER([.$B430]);ROUND(([$longitude.$B4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1]);POWER(2;[data.$B$8]) * (([.$A431]+180)/360);&quot;&quot;)">
            <text:p/>
          </table:table-cell>
          <table:table-cell table:formula="of:=IF(ISNUMBER([.$B431]);ROUND(([$longitude.$B4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2]);POWER(2;[data.$B$8]) * (([.$A432]+180)/360);&quot;&quot;)">
            <text:p/>
          </table:table-cell>
          <table:table-cell table:formula="of:=IF(ISNUMBER([.$B432]);ROUND(([$longitude.$B4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3]);POWER(2;[data.$B$8]) * (([.$A433]+180)/360);&quot;&quot;)">
            <text:p/>
          </table:table-cell>
          <table:table-cell table:formula="of:=IF(ISNUMBER([.$B433]);ROUND(([$longitude.$B4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4]);POWER(2;[data.$B$8]) * (([.$A434]+180)/360);&quot;&quot;)">
            <text:p/>
          </table:table-cell>
          <table:table-cell table:formula="of:=IF(ISNUMBER([.$B434]);ROUND(([$longitude.$B4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5]);POWER(2;[data.$B$8]) * (([.$A435]+180)/360);&quot;&quot;)">
            <text:p/>
          </table:table-cell>
          <table:table-cell table:formula="of:=IF(ISNUMBER([.$B435]);ROUND(([$longitude.$B4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6]);POWER(2;[data.$B$8]) * (([.$A436]+180)/360);&quot;&quot;)">
            <text:p/>
          </table:table-cell>
          <table:table-cell table:formula="of:=IF(ISNUMBER([.$B436]);ROUND(([$longitude.$B4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7]);POWER(2;[data.$B$8]) * (([.$A437]+180)/360);&quot;&quot;)">
            <text:p/>
          </table:table-cell>
          <table:table-cell table:formula="of:=IF(ISNUMBER([.$B437]);ROUND(([$longitude.$B4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8]);POWER(2;[data.$B$8]) * (([.$A438]+180)/360);&quot;&quot;)">
            <text:p/>
          </table:table-cell>
          <table:table-cell table:formula="of:=IF(ISNUMBER([.$B438]);ROUND(([$longitude.$B4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39]);POWER(2;[data.$B$8]) * (([.$A439]+180)/360);&quot;&quot;)">
            <text:p/>
          </table:table-cell>
          <table:table-cell table:formula="of:=IF(ISNUMBER([.$B439]);ROUND(([$longitude.$B4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0]);POWER(2;[data.$B$8]) * (([.$A440]+180)/360);&quot;&quot;)">
            <text:p/>
          </table:table-cell>
          <table:table-cell table:formula="of:=IF(ISNUMBER([.$B440]);ROUND(([$longitude.$B4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1]);POWER(2;[data.$B$8]) * (([.$A441]+180)/360);&quot;&quot;)">
            <text:p/>
          </table:table-cell>
          <table:table-cell table:formula="of:=IF(ISNUMBER([.$B441]);ROUND(([$longitude.$B4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2]);POWER(2;[data.$B$8]) * (([.$A442]+180)/360);&quot;&quot;)">
            <text:p/>
          </table:table-cell>
          <table:table-cell table:formula="of:=IF(ISNUMBER([.$B442]);ROUND(([$longitude.$B4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3]);POWER(2;[data.$B$8]) * (([.$A443]+180)/360);&quot;&quot;)">
            <text:p/>
          </table:table-cell>
          <table:table-cell table:formula="of:=IF(ISNUMBER([.$B443]);ROUND(([$longitude.$B4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4]);POWER(2;[data.$B$8]) * (([.$A444]+180)/360);&quot;&quot;)">
            <text:p/>
          </table:table-cell>
          <table:table-cell table:formula="of:=IF(ISNUMBER([.$B444]);ROUND(([$longitude.$B4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5]);POWER(2;[data.$B$8]) * (([.$A445]+180)/360);&quot;&quot;)">
            <text:p/>
          </table:table-cell>
          <table:table-cell table:formula="of:=IF(ISNUMBER([.$B445]);ROUND(([$longitude.$B4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6]);POWER(2;[data.$B$8]) * (([.$A446]+180)/360);&quot;&quot;)">
            <text:p/>
          </table:table-cell>
          <table:table-cell table:formula="of:=IF(ISNUMBER([.$B446]);ROUND(([$longitude.$B4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7]);POWER(2;[data.$B$8]) * (([.$A447]+180)/360);&quot;&quot;)">
            <text:p/>
          </table:table-cell>
          <table:table-cell table:formula="of:=IF(ISNUMBER([.$B447]);ROUND(([$longitude.$B4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8]);POWER(2;[data.$B$8]) * (([.$A448]+180)/360);&quot;&quot;)">
            <text:p/>
          </table:table-cell>
          <table:table-cell table:formula="of:=IF(ISNUMBER([.$B448]);ROUND(([$longitude.$B4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49]);POWER(2;[data.$B$8]) * (([.$A449]+180)/360);&quot;&quot;)">
            <text:p/>
          </table:table-cell>
          <table:table-cell table:formula="of:=IF(ISNUMBER([.$B449]);ROUND(([$longitude.$B4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0]);POWER(2;[data.$B$8]) * (([.$A450]+180)/360);&quot;&quot;)">
            <text:p/>
          </table:table-cell>
          <table:table-cell table:formula="of:=IF(ISNUMBER([.$B450]);ROUND(([$longitude.$B4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1]);POWER(2;[data.$B$8]) * (([.$A451]+180)/360);&quot;&quot;)">
            <text:p/>
          </table:table-cell>
          <table:table-cell table:formula="of:=IF(ISNUMBER([.$B451]);ROUND(([$longitude.$B4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2]);POWER(2;[data.$B$8]) * (([.$A452]+180)/360);&quot;&quot;)">
            <text:p/>
          </table:table-cell>
          <table:table-cell table:formula="of:=IF(ISNUMBER([.$B452]);ROUND(([$longitude.$B4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3]);POWER(2;[data.$B$8]) * (([.$A453]+180)/360);&quot;&quot;)">
            <text:p/>
          </table:table-cell>
          <table:table-cell table:formula="of:=IF(ISNUMBER([.$B453]);ROUND(([$longitude.$B4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4]);POWER(2;[data.$B$8]) * (([.$A454]+180)/360);&quot;&quot;)">
            <text:p/>
          </table:table-cell>
          <table:table-cell table:formula="of:=IF(ISNUMBER([.$B454]);ROUND(([$longitude.$B4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5]);POWER(2;[data.$B$8]) * (([.$A455]+180)/360);&quot;&quot;)">
            <text:p/>
          </table:table-cell>
          <table:table-cell table:formula="of:=IF(ISNUMBER([.$B455]);ROUND(([$longitude.$B4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6]);POWER(2;[data.$B$8]) * (([.$A456]+180)/360);&quot;&quot;)">
            <text:p/>
          </table:table-cell>
          <table:table-cell table:formula="of:=IF(ISNUMBER([.$B456]);ROUND(([$longitude.$B4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7]);POWER(2;[data.$B$8]) * (([.$A457]+180)/360);&quot;&quot;)">
            <text:p/>
          </table:table-cell>
          <table:table-cell table:formula="of:=IF(ISNUMBER([.$B457]);ROUND(([$longitude.$B4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8]);POWER(2;[data.$B$8]) * (([.$A458]+180)/360);&quot;&quot;)">
            <text:p/>
          </table:table-cell>
          <table:table-cell table:formula="of:=IF(ISNUMBER([.$B458]);ROUND(([$longitude.$B4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59]);POWER(2;[data.$B$8]) * (([.$A459]+180)/360);&quot;&quot;)">
            <text:p/>
          </table:table-cell>
          <table:table-cell table:formula="of:=IF(ISNUMBER([.$B459]);ROUND(([$longitude.$B4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0]);POWER(2;[data.$B$8]) * (([.$A460]+180)/360);&quot;&quot;)">
            <text:p/>
          </table:table-cell>
          <table:table-cell table:formula="of:=IF(ISNUMBER([.$B460]);ROUND(([$longitude.$B4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1]);POWER(2;[data.$B$8]) * (([.$A461]+180)/360);&quot;&quot;)">
            <text:p/>
          </table:table-cell>
          <table:table-cell table:formula="of:=IF(ISNUMBER([.$B461]);ROUND(([$longitude.$B4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2]);POWER(2;[data.$B$8]) * (([.$A462]+180)/360);&quot;&quot;)">
            <text:p/>
          </table:table-cell>
          <table:table-cell table:formula="of:=IF(ISNUMBER([.$B462]);ROUND(([$longitude.$B4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3]);POWER(2;[data.$B$8]) * (([.$A463]+180)/360);&quot;&quot;)">
            <text:p/>
          </table:table-cell>
          <table:table-cell table:formula="of:=IF(ISNUMBER([.$B463]);ROUND(([$longitude.$B4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4]);POWER(2;[data.$B$8]) * (([.$A464]+180)/360);&quot;&quot;)">
            <text:p/>
          </table:table-cell>
          <table:table-cell table:formula="of:=IF(ISNUMBER([.$B464]);ROUND(([$longitude.$B4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5]);POWER(2;[data.$B$8]) * (([.$A465]+180)/360);&quot;&quot;)">
            <text:p/>
          </table:table-cell>
          <table:table-cell table:formula="of:=IF(ISNUMBER([.$B465]);ROUND(([$longitude.$B4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6]);POWER(2;[data.$B$8]) * (([.$A466]+180)/360);&quot;&quot;)">
            <text:p/>
          </table:table-cell>
          <table:table-cell table:formula="of:=IF(ISNUMBER([.$B466]);ROUND(([$longitude.$B4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7]);POWER(2;[data.$B$8]) * (([.$A467]+180)/360);&quot;&quot;)">
            <text:p/>
          </table:table-cell>
          <table:table-cell table:formula="of:=IF(ISNUMBER([.$B467]);ROUND(([$longitude.$B4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8]);POWER(2;[data.$B$8]) * (([.$A468]+180)/360);&quot;&quot;)">
            <text:p/>
          </table:table-cell>
          <table:table-cell table:formula="of:=IF(ISNUMBER([.$B468]);ROUND(([$longitude.$B4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69]);POWER(2;[data.$B$8]) * (([.$A469]+180)/360);&quot;&quot;)">
            <text:p/>
          </table:table-cell>
          <table:table-cell table:formula="of:=IF(ISNUMBER([.$B469]);ROUND(([$longitude.$B4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0]);POWER(2;[data.$B$8]) * (([.$A470]+180)/360);&quot;&quot;)">
            <text:p/>
          </table:table-cell>
          <table:table-cell table:formula="of:=IF(ISNUMBER([.$B470]);ROUND(([$longitude.$B4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1]);POWER(2;[data.$B$8]) * (([.$A471]+180)/360);&quot;&quot;)">
            <text:p/>
          </table:table-cell>
          <table:table-cell table:formula="of:=IF(ISNUMBER([.$B471]);ROUND(([$longitude.$B4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2]);POWER(2;[data.$B$8]) * (([.$A472]+180)/360);&quot;&quot;)">
            <text:p/>
          </table:table-cell>
          <table:table-cell table:formula="of:=IF(ISNUMBER([.$B472]);ROUND(([$longitude.$B4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3]);POWER(2;[data.$B$8]) * (([.$A473]+180)/360);&quot;&quot;)">
            <text:p/>
          </table:table-cell>
          <table:table-cell table:formula="of:=IF(ISNUMBER([.$B473]);ROUND(([$longitude.$B4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4]);POWER(2;[data.$B$8]) * (([.$A474]+180)/360);&quot;&quot;)">
            <text:p/>
          </table:table-cell>
          <table:table-cell table:formula="of:=IF(ISNUMBER([.$B474]);ROUND(([$longitude.$B4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5]);POWER(2;[data.$B$8]) * (([.$A475]+180)/360);&quot;&quot;)">
            <text:p/>
          </table:table-cell>
          <table:table-cell table:formula="of:=IF(ISNUMBER([.$B475]);ROUND(([$longitude.$B4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6]);POWER(2;[data.$B$8]) * (([.$A476]+180)/360);&quot;&quot;)">
            <text:p/>
          </table:table-cell>
          <table:table-cell table:formula="of:=IF(ISNUMBER([.$B476]);ROUND(([$longitude.$B4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7]);POWER(2;[data.$B$8]) * (([.$A477]+180)/360);&quot;&quot;)">
            <text:p/>
          </table:table-cell>
          <table:table-cell table:formula="of:=IF(ISNUMBER([.$B477]);ROUND(([$longitude.$B4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8]);POWER(2;[data.$B$8]) * (([.$A478]+180)/360);&quot;&quot;)">
            <text:p/>
          </table:table-cell>
          <table:table-cell table:formula="of:=IF(ISNUMBER([.$B478]);ROUND(([$longitude.$B4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79]);POWER(2;[data.$B$8]) * (([.$A479]+180)/360);&quot;&quot;)">
            <text:p/>
          </table:table-cell>
          <table:table-cell table:formula="of:=IF(ISNUMBER([.$B479]);ROUND(([$longitude.$B4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0]);POWER(2;[data.$B$8]) * (([.$A480]+180)/360);&quot;&quot;)">
            <text:p/>
          </table:table-cell>
          <table:table-cell table:formula="of:=IF(ISNUMBER([.$B480]);ROUND(([$longitude.$B4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1]);POWER(2;[data.$B$8]) * (([.$A481]+180)/360);&quot;&quot;)">
            <text:p/>
          </table:table-cell>
          <table:table-cell table:formula="of:=IF(ISNUMBER([.$B481]);ROUND(([$longitude.$B4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2]);POWER(2;[data.$B$8]) * (([.$A482]+180)/360);&quot;&quot;)">
            <text:p/>
          </table:table-cell>
          <table:table-cell table:formula="of:=IF(ISNUMBER([.$B482]);ROUND(([$longitude.$B4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3]);POWER(2;[data.$B$8]) * (([.$A483]+180)/360);&quot;&quot;)">
            <text:p/>
          </table:table-cell>
          <table:table-cell table:formula="of:=IF(ISNUMBER([.$B483]);ROUND(([$longitude.$B4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4]);POWER(2;[data.$B$8]) * (([.$A484]+180)/360);&quot;&quot;)">
            <text:p/>
          </table:table-cell>
          <table:table-cell table:formula="of:=IF(ISNUMBER([.$B484]);ROUND(([$longitude.$B4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5]);POWER(2;[data.$B$8]) * (([.$A485]+180)/360);&quot;&quot;)">
            <text:p/>
          </table:table-cell>
          <table:table-cell table:formula="of:=IF(ISNUMBER([.$B485]);ROUND(([$longitude.$B4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6]);POWER(2;[data.$B$8]) * (([.$A486]+180)/360);&quot;&quot;)">
            <text:p/>
          </table:table-cell>
          <table:table-cell table:formula="of:=IF(ISNUMBER([.$B486]);ROUND(([$longitude.$B4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7]);POWER(2;[data.$B$8]) * (([.$A487]+180)/360);&quot;&quot;)">
            <text:p/>
          </table:table-cell>
          <table:table-cell table:formula="of:=IF(ISNUMBER([.$B487]);ROUND(([$longitude.$B4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8]);POWER(2;[data.$B$8]) * (([.$A488]+180)/360);&quot;&quot;)">
            <text:p/>
          </table:table-cell>
          <table:table-cell table:formula="of:=IF(ISNUMBER([.$B488]);ROUND(([$longitude.$B4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89]);POWER(2;[data.$B$8]) * (([.$A489]+180)/360);&quot;&quot;)">
            <text:p/>
          </table:table-cell>
          <table:table-cell table:formula="of:=IF(ISNUMBER([.$B489]);ROUND(([$longitude.$B4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0]);POWER(2;[data.$B$8]) * (([.$A490]+180)/360);&quot;&quot;)">
            <text:p/>
          </table:table-cell>
          <table:table-cell table:formula="of:=IF(ISNUMBER([.$B490]);ROUND(([$longitude.$B4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1]);POWER(2;[data.$B$8]) * (([.$A491]+180)/360);&quot;&quot;)">
            <text:p/>
          </table:table-cell>
          <table:table-cell table:formula="of:=IF(ISNUMBER([.$B491]);ROUND(([$longitude.$B4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2]);POWER(2;[data.$B$8]) * (([.$A492]+180)/360);&quot;&quot;)">
            <text:p/>
          </table:table-cell>
          <table:table-cell table:formula="of:=IF(ISNUMBER([.$B492]);ROUND(([$longitude.$B4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3]);POWER(2;[data.$B$8]) * (([.$A493]+180)/360);&quot;&quot;)">
            <text:p/>
          </table:table-cell>
          <table:table-cell table:formula="of:=IF(ISNUMBER([.$B493]);ROUND(([$longitude.$B4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4]);POWER(2;[data.$B$8]) * (([.$A494]+180)/360);&quot;&quot;)">
            <text:p/>
          </table:table-cell>
          <table:table-cell table:formula="of:=IF(ISNUMBER([.$B494]);ROUND(([$longitude.$B4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5]);POWER(2;[data.$B$8]) * (([.$A495]+180)/360);&quot;&quot;)">
            <text:p/>
          </table:table-cell>
          <table:table-cell table:formula="of:=IF(ISNUMBER([.$B495]);ROUND(([$longitude.$B4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6]);POWER(2;[data.$B$8]) * (([.$A496]+180)/360);&quot;&quot;)">
            <text:p/>
          </table:table-cell>
          <table:table-cell table:formula="of:=IF(ISNUMBER([.$B496]);ROUND(([$longitude.$B4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7]);POWER(2;[data.$B$8]) * (([.$A497]+180)/360);&quot;&quot;)">
            <text:p/>
          </table:table-cell>
          <table:table-cell table:formula="of:=IF(ISNUMBER([.$B497]);ROUND(([$longitude.$B4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8]);POWER(2;[data.$B$8]) * (([.$A498]+180)/360);&quot;&quot;)">
            <text:p/>
          </table:table-cell>
          <table:table-cell table:formula="of:=IF(ISNUMBER([.$B498]);ROUND(([$longitude.$B4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499]);POWER(2;[data.$B$8]) * (([.$A499]+180)/360);&quot;&quot;)">
            <text:p/>
          </table:table-cell>
          <table:table-cell table:formula="of:=IF(ISNUMBER([.$B499]);ROUND(([$longitude.$B4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0]);POWER(2;[data.$B$8]) * (([.$A500]+180)/360);&quot;&quot;)">
            <text:p/>
          </table:table-cell>
          <table:table-cell table:formula="of:=IF(ISNUMBER([.$B500]);ROUND(([$longitude.$B5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1]);POWER(2;[data.$B$8]) * (([.$A501]+180)/360);&quot;&quot;)">
            <text:p/>
          </table:table-cell>
          <table:table-cell table:formula="of:=IF(ISNUMBER([.$B501]);ROUND(([$longitude.$B5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2]);POWER(2;[data.$B$8]) * (([.$A502]+180)/360);&quot;&quot;)">
            <text:p/>
          </table:table-cell>
          <table:table-cell table:formula="of:=IF(ISNUMBER([.$B502]);ROUND(([$longitude.$B5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3]);POWER(2;[data.$B$8]) * (([.$A503]+180)/360);&quot;&quot;)">
            <text:p/>
          </table:table-cell>
          <table:table-cell table:formula="of:=IF(ISNUMBER([.$B503]);ROUND(([$longitude.$B5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4]);POWER(2;[data.$B$8]) * (([.$A504]+180)/360);&quot;&quot;)">
            <text:p/>
          </table:table-cell>
          <table:table-cell table:formula="of:=IF(ISNUMBER([.$B504]);ROUND(([$longitude.$B5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5]);POWER(2;[data.$B$8]) * (([.$A505]+180)/360);&quot;&quot;)">
            <text:p/>
          </table:table-cell>
          <table:table-cell table:formula="of:=IF(ISNUMBER([.$B505]);ROUND(([$longitude.$B5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6]);POWER(2;[data.$B$8]) * (([.$A506]+180)/360);&quot;&quot;)">
            <text:p/>
          </table:table-cell>
          <table:table-cell table:formula="of:=IF(ISNUMBER([.$B506]);ROUND(([$longitude.$B5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7]);POWER(2;[data.$B$8]) * (([.$A507]+180)/360);&quot;&quot;)">
            <text:p/>
          </table:table-cell>
          <table:table-cell table:formula="of:=IF(ISNUMBER([.$B507]);ROUND(([$longitude.$B5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8]);POWER(2;[data.$B$8]) * (([.$A508]+180)/360);&quot;&quot;)">
            <text:p/>
          </table:table-cell>
          <table:table-cell table:formula="of:=IF(ISNUMBER([.$B508]);ROUND(([$longitude.$B5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09]);POWER(2;[data.$B$8]) * (([.$A509]+180)/360);&quot;&quot;)">
            <text:p/>
          </table:table-cell>
          <table:table-cell table:formula="of:=IF(ISNUMBER([.$B509]);ROUND(([$longitude.$B5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0]);POWER(2;[data.$B$8]) * (([.$A510]+180)/360);&quot;&quot;)">
            <text:p/>
          </table:table-cell>
          <table:table-cell table:formula="of:=IF(ISNUMBER([.$B510]);ROUND(([$longitude.$B5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1]);POWER(2;[data.$B$8]) * (([.$A511]+180)/360);&quot;&quot;)">
            <text:p/>
          </table:table-cell>
          <table:table-cell table:formula="of:=IF(ISNUMBER([.$B511]);ROUND(([$longitude.$B5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2]);POWER(2;[data.$B$8]) * (([.$A512]+180)/360);&quot;&quot;)">
            <text:p/>
          </table:table-cell>
          <table:table-cell table:formula="of:=IF(ISNUMBER([.$B512]);ROUND(([$longitude.$B5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3]);POWER(2;[data.$B$8]) * (([.$A513]+180)/360);&quot;&quot;)">
            <text:p/>
          </table:table-cell>
          <table:table-cell table:formula="of:=IF(ISNUMBER([.$B513]);ROUND(([$longitude.$B5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4]);POWER(2;[data.$B$8]) * (([.$A514]+180)/360);&quot;&quot;)">
            <text:p/>
          </table:table-cell>
          <table:table-cell table:formula="of:=IF(ISNUMBER([.$B514]);ROUND(([$longitude.$B5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5]);POWER(2;[data.$B$8]) * (([.$A515]+180)/360);&quot;&quot;)">
            <text:p/>
          </table:table-cell>
          <table:table-cell table:formula="of:=IF(ISNUMBER([.$B515]);ROUND(([$longitude.$B5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6]);POWER(2;[data.$B$8]) * (([.$A516]+180)/360);&quot;&quot;)">
            <text:p/>
          </table:table-cell>
          <table:table-cell table:formula="of:=IF(ISNUMBER([.$B516]);ROUND(([$longitude.$B5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7]);POWER(2;[data.$B$8]) * (([.$A517]+180)/360);&quot;&quot;)">
            <text:p/>
          </table:table-cell>
          <table:table-cell table:formula="of:=IF(ISNUMBER([.$B517]);ROUND(([$longitude.$B5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8]);POWER(2;[data.$B$8]) * (([.$A518]+180)/360);&quot;&quot;)">
            <text:p/>
          </table:table-cell>
          <table:table-cell table:formula="of:=IF(ISNUMBER([.$B518]);ROUND(([$longitude.$B5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19]);POWER(2;[data.$B$8]) * (([.$A519]+180)/360);&quot;&quot;)">
            <text:p/>
          </table:table-cell>
          <table:table-cell table:formula="of:=IF(ISNUMBER([.$B519]);ROUND(([$longitude.$B5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0]);POWER(2;[data.$B$8]) * (([.$A520]+180)/360);&quot;&quot;)">
            <text:p/>
          </table:table-cell>
          <table:table-cell table:formula="of:=IF(ISNUMBER([.$B520]);ROUND(([$longitude.$B5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1]);POWER(2;[data.$B$8]) * (([.$A521]+180)/360);&quot;&quot;)">
            <text:p/>
          </table:table-cell>
          <table:table-cell table:formula="of:=IF(ISNUMBER([.$B521]);ROUND(([$longitude.$B5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2]);POWER(2;[data.$B$8]) * (([.$A522]+180)/360);&quot;&quot;)">
            <text:p/>
          </table:table-cell>
          <table:table-cell table:formula="of:=IF(ISNUMBER([.$B522]);ROUND(([$longitude.$B5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3]);POWER(2;[data.$B$8]) * (([.$A523]+180)/360);&quot;&quot;)">
            <text:p/>
          </table:table-cell>
          <table:table-cell table:formula="of:=IF(ISNUMBER([.$B523]);ROUND(([$longitude.$B5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4]);POWER(2;[data.$B$8]) * (([.$A524]+180)/360);&quot;&quot;)">
            <text:p/>
          </table:table-cell>
          <table:table-cell table:formula="of:=IF(ISNUMBER([.$B524]);ROUND(([$longitude.$B5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5]);POWER(2;[data.$B$8]) * (([.$A525]+180)/360);&quot;&quot;)">
            <text:p/>
          </table:table-cell>
          <table:table-cell table:formula="of:=IF(ISNUMBER([.$B525]);ROUND(([$longitude.$B5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6]);POWER(2;[data.$B$8]) * (([.$A526]+180)/360);&quot;&quot;)">
            <text:p/>
          </table:table-cell>
          <table:table-cell table:formula="of:=IF(ISNUMBER([.$B526]);ROUND(([$longitude.$B5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7]);POWER(2;[data.$B$8]) * (([.$A527]+180)/360);&quot;&quot;)">
            <text:p/>
          </table:table-cell>
          <table:table-cell table:formula="of:=IF(ISNUMBER([.$B527]);ROUND(([$longitude.$B5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8]);POWER(2;[data.$B$8]) * (([.$A528]+180)/360);&quot;&quot;)">
            <text:p/>
          </table:table-cell>
          <table:table-cell table:formula="of:=IF(ISNUMBER([.$B528]);ROUND(([$longitude.$B5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29]);POWER(2;[data.$B$8]) * (([.$A529]+180)/360);&quot;&quot;)">
            <text:p/>
          </table:table-cell>
          <table:table-cell table:formula="of:=IF(ISNUMBER([.$B529]);ROUND(([$longitude.$B5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0]);POWER(2;[data.$B$8]) * (([.$A530]+180)/360);&quot;&quot;)">
            <text:p/>
          </table:table-cell>
          <table:table-cell table:formula="of:=IF(ISNUMBER([.$B530]);ROUND(([$longitude.$B5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1]);POWER(2;[data.$B$8]) * (([.$A531]+180)/360);&quot;&quot;)">
            <text:p/>
          </table:table-cell>
          <table:table-cell table:formula="of:=IF(ISNUMBER([.$B531]);ROUND(([$longitude.$B5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2]);POWER(2;[data.$B$8]) * (([.$A532]+180)/360);&quot;&quot;)">
            <text:p/>
          </table:table-cell>
          <table:table-cell table:formula="of:=IF(ISNUMBER([.$B532]);ROUND(([$longitude.$B5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3]);POWER(2;[data.$B$8]) * (([.$A533]+180)/360);&quot;&quot;)">
            <text:p/>
          </table:table-cell>
          <table:table-cell table:formula="of:=IF(ISNUMBER([.$B533]);ROUND(([$longitude.$B5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4]);POWER(2;[data.$B$8]) * (([.$A534]+180)/360);&quot;&quot;)">
            <text:p/>
          </table:table-cell>
          <table:table-cell table:formula="of:=IF(ISNUMBER([.$B534]);ROUND(([$longitude.$B5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5]);POWER(2;[data.$B$8]) * (([.$A535]+180)/360);&quot;&quot;)">
            <text:p/>
          </table:table-cell>
          <table:table-cell table:formula="of:=IF(ISNUMBER([.$B535]);ROUND(([$longitude.$B5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6]);POWER(2;[data.$B$8]) * (([.$A536]+180)/360);&quot;&quot;)">
            <text:p/>
          </table:table-cell>
          <table:table-cell table:formula="of:=IF(ISNUMBER([.$B536]);ROUND(([$longitude.$B5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7]);POWER(2;[data.$B$8]) * (([.$A537]+180)/360);&quot;&quot;)">
            <text:p/>
          </table:table-cell>
          <table:table-cell table:formula="of:=IF(ISNUMBER([.$B537]);ROUND(([$longitude.$B5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8]);POWER(2;[data.$B$8]) * (([.$A538]+180)/360);&quot;&quot;)">
            <text:p/>
          </table:table-cell>
          <table:table-cell table:formula="of:=IF(ISNUMBER([.$B538]);ROUND(([$longitude.$B5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39]);POWER(2;[data.$B$8]) * (([.$A539]+180)/360);&quot;&quot;)">
            <text:p/>
          </table:table-cell>
          <table:table-cell table:formula="of:=IF(ISNUMBER([.$B539]);ROUND(([$longitude.$B5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0]);POWER(2;[data.$B$8]) * (([.$A540]+180)/360);&quot;&quot;)">
            <text:p/>
          </table:table-cell>
          <table:table-cell table:formula="of:=IF(ISNUMBER([.$B540]);ROUND(([$longitude.$B5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1]);POWER(2;[data.$B$8]) * (([.$A541]+180)/360);&quot;&quot;)">
            <text:p/>
          </table:table-cell>
          <table:table-cell table:formula="of:=IF(ISNUMBER([.$B541]);ROUND(([$longitude.$B5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2]);POWER(2;[data.$B$8]) * (([.$A542]+180)/360);&quot;&quot;)">
            <text:p/>
          </table:table-cell>
          <table:table-cell table:formula="of:=IF(ISNUMBER([.$B542]);ROUND(([$longitude.$B5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3]);POWER(2;[data.$B$8]) * (([.$A543]+180)/360);&quot;&quot;)">
            <text:p/>
          </table:table-cell>
          <table:table-cell table:formula="of:=IF(ISNUMBER([.$B543]);ROUND(([$longitude.$B5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4]);POWER(2;[data.$B$8]) * (([.$A544]+180)/360);&quot;&quot;)">
            <text:p/>
          </table:table-cell>
          <table:table-cell table:formula="of:=IF(ISNUMBER([.$B544]);ROUND(([$longitude.$B5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5]);POWER(2;[data.$B$8]) * (([.$A545]+180)/360);&quot;&quot;)">
            <text:p/>
          </table:table-cell>
          <table:table-cell table:formula="of:=IF(ISNUMBER([.$B545]);ROUND(([$longitude.$B5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6]);POWER(2;[data.$B$8]) * (([.$A546]+180)/360);&quot;&quot;)">
            <text:p/>
          </table:table-cell>
          <table:table-cell table:formula="of:=IF(ISNUMBER([.$B546]);ROUND(([$longitude.$B5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7]);POWER(2;[data.$B$8]) * (([.$A547]+180)/360);&quot;&quot;)">
            <text:p/>
          </table:table-cell>
          <table:table-cell table:formula="of:=IF(ISNUMBER([.$B547]);ROUND(([$longitude.$B5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8]);POWER(2;[data.$B$8]) * (([.$A548]+180)/360);&quot;&quot;)">
            <text:p/>
          </table:table-cell>
          <table:table-cell table:formula="of:=IF(ISNUMBER([.$B548]);ROUND(([$longitude.$B5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49]);POWER(2;[data.$B$8]) * (([.$A549]+180)/360);&quot;&quot;)">
            <text:p/>
          </table:table-cell>
          <table:table-cell table:formula="of:=IF(ISNUMBER([.$B549]);ROUND(([$longitude.$B5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0]);POWER(2;[data.$B$8]) * (([.$A550]+180)/360);&quot;&quot;)">
            <text:p/>
          </table:table-cell>
          <table:table-cell table:formula="of:=IF(ISNUMBER([.$B550]);ROUND(([$longitude.$B5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1]);POWER(2;[data.$B$8]) * (([.$A551]+180)/360);&quot;&quot;)">
            <text:p/>
          </table:table-cell>
          <table:table-cell table:formula="of:=IF(ISNUMBER([.$B551]);ROUND(([$longitude.$B5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2]);POWER(2;[data.$B$8]) * (([.$A552]+180)/360);&quot;&quot;)">
            <text:p/>
          </table:table-cell>
          <table:table-cell table:formula="of:=IF(ISNUMBER([.$B552]);ROUND(([$longitude.$B5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3]);POWER(2;[data.$B$8]) * (([.$A553]+180)/360);&quot;&quot;)">
            <text:p/>
          </table:table-cell>
          <table:table-cell table:formula="of:=IF(ISNUMBER([.$B553]);ROUND(([$longitude.$B5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4]);POWER(2;[data.$B$8]) * (([.$A554]+180)/360);&quot;&quot;)">
            <text:p/>
          </table:table-cell>
          <table:table-cell table:formula="of:=IF(ISNUMBER([.$B554]);ROUND(([$longitude.$B5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5]);POWER(2;[data.$B$8]) * (([.$A555]+180)/360);&quot;&quot;)">
            <text:p/>
          </table:table-cell>
          <table:table-cell table:formula="of:=IF(ISNUMBER([.$B555]);ROUND(([$longitude.$B5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6]);POWER(2;[data.$B$8]) * (([.$A556]+180)/360);&quot;&quot;)">
            <text:p/>
          </table:table-cell>
          <table:table-cell table:formula="of:=IF(ISNUMBER([.$B556]);ROUND(([$longitude.$B5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7]);POWER(2;[data.$B$8]) * (([.$A557]+180)/360);&quot;&quot;)">
            <text:p/>
          </table:table-cell>
          <table:table-cell table:formula="of:=IF(ISNUMBER([.$B557]);ROUND(([$longitude.$B5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8]);POWER(2;[data.$B$8]) * (([.$A558]+180)/360);&quot;&quot;)">
            <text:p/>
          </table:table-cell>
          <table:table-cell table:formula="of:=IF(ISNUMBER([.$B558]);ROUND(([$longitude.$B5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59]);POWER(2;[data.$B$8]) * (([.$A559]+180)/360);&quot;&quot;)">
            <text:p/>
          </table:table-cell>
          <table:table-cell table:formula="of:=IF(ISNUMBER([.$B559]);ROUND(([$longitude.$B5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0]);POWER(2;[data.$B$8]) * (([.$A560]+180)/360);&quot;&quot;)">
            <text:p/>
          </table:table-cell>
          <table:table-cell table:formula="of:=IF(ISNUMBER([.$B560]);ROUND(([$longitude.$B5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1]);POWER(2;[data.$B$8]) * (([.$A561]+180)/360);&quot;&quot;)">
            <text:p/>
          </table:table-cell>
          <table:table-cell table:formula="of:=IF(ISNUMBER([.$B561]);ROUND(([$longitude.$B5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2]);POWER(2;[data.$B$8]) * (([.$A562]+180)/360);&quot;&quot;)">
            <text:p/>
          </table:table-cell>
          <table:table-cell table:formula="of:=IF(ISNUMBER([.$B562]);ROUND(([$longitude.$B5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3]);POWER(2;[data.$B$8]) * (([.$A563]+180)/360);&quot;&quot;)">
            <text:p/>
          </table:table-cell>
          <table:table-cell table:formula="of:=IF(ISNUMBER([.$B563]);ROUND(([$longitude.$B5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4]);POWER(2;[data.$B$8]) * (([.$A564]+180)/360);&quot;&quot;)">
            <text:p/>
          </table:table-cell>
          <table:table-cell table:formula="of:=IF(ISNUMBER([.$B564]);ROUND(([$longitude.$B5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5]);POWER(2;[data.$B$8]) * (([.$A565]+180)/360);&quot;&quot;)">
            <text:p/>
          </table:table-cell>
          <table:table-cell table:formula="of:=IF(ISNUMBER([.$B565]);ROUND(([$longitude.$B5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6]);POWER(2;[data.$B$8]) * (([.$A566]+180)/360);&quot;&quot;)">
            <text:p/>
          </table:table-cell>
          <table:table-cell table:formula="of:=IF(ISNUMBER([.$B566]);ROUND(([$longitude.$B5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7]);POWER(2;[data.$B$8]) * (([.$A567]+180)/360);&quot;&quot;)">
            <text:p/>
          </table:table-cell>
          <table:table-cell table:formula="of:=IF(ISNUMBER([.$B567]);ROUND(([$longitude.$B5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8]);POWER(2;[data.$B$8]) * (([.$A568]+180)/360);&quot;&quot;)">
            <text:p/>
          </table:table-cell>
          <table:table-cell table:formula="of:=IF(ISNUMBER([.$B568]);ROUND(([$longitude.$B5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69]);POWER(2;[data.$B$8]) * (([.$A569]+180)/360);&quot;&quot;)">
            <text:p/>
          </table:table-cell>
          <table:table-cell table:formula="of:=IF(ISNUMBER([.$B569]);ROUND(([$longitude.$B5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0]);POWER(2;[data.$B$8]) * (([.$A570]+180)/360);&quot;&quot;)">
            <text:p/>
          </table:table-cell>
          <table:table-cell table:formula="of:=IF(ISNUMBER([.$B570]);ROUND(([$longitude.$B5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1]);POWER(2;[data.$B$8]) * (([.$A571]+180)/360);&quot;&quot;)">
            <text:p/>
          </table:table-cell>
          <table:table-cell table:formula="of:=IF(ISNUMBER([.$B571]);ROUND(([$longitude.$B5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2]);POWER(2;[data.$B$8]) * (([.$A572]+180)/360);&quot;&quot;)">
            <text:p/>
          </table:table-cell>
          <table:table-cell table:formula="of:=IF(ISNUMBER([.$B572]);ROUND(([$longitude.$B5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3]);POWER(2;[data.$B$8]) * (([.$A573]+180)/360);&quot;&quot;)">
            <text:p/>
          </table:table-cell>
          <table:table-cell table:formula="of:=IF(ISNUMBER([.$B573]);ROUND(([$longitude.$B5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4]);POWER(2;[data.$B$8]) * (([.$A574]+180)/360);&quot;&quot;)">
            <text:p/>
          </table:table-cell>
          <table:table-cell table:formula="of:=IF(ISNUMBER([.$B574]);ROUND(([$longitude.$B5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5]);POWER(2;[data.$B$8]) * (([.$A575]+180)/360);&quot;&quot;)">
            <text:p/>
          </table:table-cell>
          <table:table-cell table:formula="of:=IF(ISNUMBER([.$B575]);ROUND(([$longitude.$B5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6]);POWER(2;[data.$B$8]) * (([.$A576]+180)/360);&quot;&quot;)">
            <text:p/>
          </table:table-cell>
          <table:table-cell table:formula="of:=IF(ISNUMBER([.$B576]);ROUND(([$longitude.$B5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7]);POWER(2;[data.$B$8]) * (([.$A577]+180)/360);&quot;&quot;)">
            <text:p/>
          </table:table-cell>
          <table:table-cell table:formula="of:=IF(ISNUMBER([.$B577]);ROUND(([$longitude.$B5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8]);POWER(2;[data.$B$8]) * (([.$A578]+180)/360);&quot;&quot;)">
            <text:p/>
          </table:table-cell>
          <table:table-cell table:formula="of:=IF(ISNUMBER([.$B578]);ROUND(([$longitude.$B5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79]);POWER(2;[data.$B$8]) * (([.$A579]+180)/360);&quot;&quot;)">
            <text:p/>
          </table:table-cell>
          <table:table-cell table:formula="of:=IF(ISNUMBER([.$B579]);ROUND(([$longitude.$B5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0]);POWER(2;[data.$B$8]) * (([.$A580]+180)/360);&quot;&quot;)">
            <text:p/>
          </table:table-cell>
          <table:table-cell table:formula="of:=IF(ISNUMBER([.$B580]);ROUND(([$longitude.$B5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1]);POWER(2;[data.$B$8]) * (([.$A581]+180)/360);&quot;&quot;)">
            <text:p/>
          </table:table-cell>
          <table:table-cell table:formula="of:=IF(ISNUMBER([.$B581]);ROUND(([$longitude.$B5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2]);POWER(2;[data.$B$8]) * (([.$A582]+180)/360);&quot;&quot;)">
            <text:p/>
          </table:table-cell>
          <table:table-cell table:formula="of:=IF(ISNUMBER([.$B582]);ROUND(([$longitude.$B5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3]);POWER(2;[data.$B$8]) * (([.$A583]+180)/360);&quot;&quot;)">
            <text:p/>
          </table:table-cell>
          <table:table-cell table:formula="of:=IF(ISNUMBER([.$B583]);ROUND(([$longitude.$B5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4]);POWER(2;[data.$B$8]) * (([.$A584]+180)/360);&quot;&quot;)">
            <text:p/>
          </table:table-cell>
          <table:table-cell table:formula="of:=IF(ISNUMBER([.$B584]);ROUND(([$longitude.$B5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5]);POWER(2;[data.$B$8]) * (([.$A585]+180)/360);&quot;&quot;)">
            <text:p/>
          </table:table-cell>
          <table:table-cell table:formula="of:=IF(ISNUMBER([.$B585]);ROUND(([$longitude.$B5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6]);POWER(2;[data.$B$8]) * (([.$A586]+180)/360);&quot;&quot;)">
            <text:p/>
          </table:table-cell>
          <table:table-cell table:formula="of:=IF(ISNUMBER([.$B586]);ROUND(([$longitude.$B5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7]);POWER(2;[data.$B$8]) * (([.$A587]+180)/360);&quot;&quot;)">
            <text:p/>
          </table:table-cell>
          <table:table-cell table:formula="of:=IF(ISNUMBER([.$B587]);ROUND(([$longitude.$B5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8]);POWER(2;[data.$B$8]) * (([.$A588]+180)/360);&quot;&quot;)">
            <text:p/>
          </table:table-cell>
          <table:table-cell table:formula="of:=IF(ISNUMBER([.$B588]);ROUND(([$longitude.$B5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89]);POWER(2;[data.$B$8]) * (([.$A589]+180)/360);&quot;&quot;)">
            <text:p/>
          </table:table-cell>
          <table:table-cell table:formula="of:=IF(ISNUMBER([.$B589]);ROUND(([$longitude.$B5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0]);POWER(2;[data.$B$8]) * (([.$A590]+180)/360);&quot;&quot;)">
            <text:p/>
          </table:table-cell>
          <table:table-cell table:formula="of:=IF(ISNUMBER([.$B590]);ROUND(([$longitude.$B5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1]);POWER(2;[data.$B$8]) * (([.$A591]+180)/360);&quot;&quot;)">
            <text:p/>
          </table:table-cell>
          <table:table-cell table:formula="of:=IF(ISNUMBER([.$B591]);ROUND(([$longitude.$B5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2]);POWER(2;[data.$B$8]) * (([.$A592]+180)/360);&quot;&quot;)">
            <text:p/>
          </table:table-cell>
          <table:table-cell table:formula="of:=IF(ISNUMBER([.$B592]);ROUND(([$longitude.$B5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3]);POWER(2;[data.$B$8]) * (([.$A593]+180)/360);&quot;&quot;)">
            <text:p/>
          </table:table-cell>
          <table:table-cell table:formula="of:=IF(ISNUMBER([.$B593]);ROUND(([$longitude.$B5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4]);POWER(2;[data.$B$8]) * (([.$A594]+180)/360);&quot;&quot;)">
            <text:p/>
          </table:table-cell>
          <table:table-cell table:formula="of:=IF(ISNUMBER([.$B594]);ROUND(([$longitude.$B5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5]);POWER(2;[data.$B$8]) * (([.$A595]+180)/360);&quot;&quot;)">
            <text:p/>
          </table:table-cell>
          <table:table-cell table:formula="of:=IF(ISNUMBER([.$B595]);ROUND(([$longitude.$B5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6]);POWER(2;[data.$B$8]) * (([.$A596]+180)/360);&quot;&quot;)">
            <text:p/>
          </table:table-cell>
          <table:table-cell table:formula="of:=IF(ISNUMBER([.$B596]);ROUND(([$longitude.$B5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7]);POWER(2;[data.$B$8]) * (([.$A597]+180)/360);&quot;&quot;)">
            <text:p/>
          </table:table-cell>
          <table:table-cell table:formula="of:=IF(ISNUMBER([.$B597]);ROUND(([$longitude.$B5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8]);POWER(2;[data.$B$8]) * (([.$A598]+180)/360);&quot;&quot;)">
            <text:p/>
          </table:table-cell>
          <table:table-cell table:formula="of:=IF(ISNUMBER([.$B598]);ROUND(([$longitude.$B5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599]);POWER(2;[data.$B$8]) * (([.$A599]+180)/360);&quot;&quot;)">
            <text:p/>
          </table:table-cell>
          <table:table-cell table:formula="of:=IF(ISNUMBER([.$B599]);ROUND(([$longitude.$B5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0]);POWER(2;[data.$B$8]) * (([.$A600]+180)/360);&quot;&quot;)">
            <text:p/>
          </table:table-cell>
          <table:table-cell table:formula="of:=IF(ISNUMBER([.$B600]);ROUND(([$longitude.$B6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1]);POWER(2;[data.$B$8]) * (([.$A601]+180)/360);&quot;&quot;)">
            <text:p/>
          </table:table-cell>
          <table:table-cell table:formula="of:=IF(ISNUMBER([.$B601]);ROUND(([$longitude.$B6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2]);POWER(2;[data.$B$8]) * (([.$A602]+180)/360);&quot;&quot;)">
            <text:p/>
          </table:table-cell>
          <table:table-cell table:formula="of:=IF(ISNUMBER([.$B602]);ROUND(([$longitude.$B6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3]);POWER(2;[data.$B$8]) * (([.$A603]+180)/360);&quot;&quot;)">
            <text:p/>
          </table:table-cell>
          <table:table-cell table:formula="of:=IF(ISNUMBER([.$B603]);ROUND(([$longitude.$B6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4]);POWER(2;[data.$B$8]) * (([.$A604]+180)/360);&quot;&quot;)">
            <text:p/>
          </table:table-cell>
          <table:table-cell table:formula="of:=IF(ISNUMBER([.$B604]);ROUND(([$longitude.$B6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5]);POWER(2;[data.$B$8]) * (([.$A605]+180)/360);&quot;&quot;)">
            <text:p/>
          </table:table-cell>
          <table:table-cell table:formula="of:=IF(ISNUMBER([.$B605]);ROUND(([$longitude.$B6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6]);POWER(2;[data.$B$8]) * (([.$A606]+180)/360);&quot;&quot;)">
            <text:p/>
          </table:table-cell>
          <table:table-cell table:formula="of:=IF(ISNUMBER([.$B606]);ROUND(([$longitude.$B6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7]);POWER(2;[data.$B$8]) * (([.$A607]+180)/360);&quot;&quot;)">
            <text:p/>
          </table:table-cell>
          <table:table-cell table:formula="of:=IF(ISNUMBER([.$B607]);ROUND(([$longitude.$B6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8]);POWER(2;[data.$B$8]) * (([.$A608]+180)/360);&quot;&quot;)">
            <text:p/>
          </table:table-cell>
          <table:table-cell table:formula="of:=IF(ISNUMBER([.$B608]);ROUND(([$longitude.$B6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09]);POWER(2;[data.$B$8]) * (([.$A609]+180)/360);&quot;&quot;)">
            <text:p/>
          </table:table-cell>
          <table:table-cell table:formula="of:=IF(ISNUMBER([.$B609]);ROUND(([$longitude.$B6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0]);POWER(2;[data.$B$8]) * (([.$A610]+180)/360);&quot;&quot;)">
            <text:p/>
          </table:table-cell>
          <table:table-cell table:formula="of:=IF(ISNUMBER([.$B610]);ROUND(([$longitude.$B6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1]);POWER(2;[data.$B$8]) * (([.$A611]+180)/360);&quot;&quot;)">
            <text:p/>
          </table:table-cell>
          <table:table-cell table:formula="of:=IF(ISNUMBER([.$B611]);ROUND(([$longitude.$B6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2]);POWER(2;[data.$B$8]) * (([.$A612]+180)/360);&quot;&quot;)">
            <text:p/>
          </table:table-cell>
          <table:table-cell table:formula="of:=IF(ISNUMBER([.$B612]);ROUND(([$longitude.$B6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3]);POWER(2;[data.$B$8]) * (([.$A613]+180)/360);&quot;&quot;)">
            <text:p/>
          </table:table-cell>
          <table:table-cell table:formula="of:=IF(ISNUMBER([.$B613]);ROUND(([$longitude.$B6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4]);POWER(2;[data.$B$8]) * (([.$A614]+180)/360);&quot;&quot;)">
            <text:p/>
          </table:table-cell>
          <table:table-cell table:formula="of:=IF(ISNUMBER([.$B614]);ROUND(([$longitude.$B6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5]);POWER(2;[data.$B$8]) * (([.$A615]+180)/360);&quot;&quot;)">
            <text:p/>
          </table:table-cell>
          <table:table-cell table:formula="of:=IF(ISNUMBER([.$B615]);ROUND(([$longitude.$B6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6]);POWER(2;[data.$B$8]) * (([.$A616]+180)/360);&quot;&quot;)">
            <text:p/>
          </table:table-cell>
          <table:table-cell table:formula="of:=IF(ISNUMBER([.$B616]);ROUND(([$longitude.$B6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7]);POWER(2;[data.$B$8]) * (([.$A617]+180)/360);&quot;&quot;)">
            <text:p/>
          </table:table-cell>
          <table:table-cell table:formula="of:=IF(ISNUMBER([.$B617]);ROUND(([$longitude.$B6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8]);POWER(2;[data.$B$8]) * (([.$A618]+180)/360);&quot;&quot;)">
            <text:p/>
          </table:table-cell>
          <table:table-cell table:formula="of:=IF(ISNUMBER([.$B618]);ROUND(([$longitude.$B6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19]);POWER(2;[data.$B$8]) * (([.$A619]+180)/360);&quot;&quot;)">
            <text:p/>
          </table:table-cell>
          <table:table-cell table:formula="of:=IF(ISNUMBER([.$B619]);ROUND(([$longitude.$B6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0]);POWER(2;[data.$B$8]) * (([.$A620]+180)/360);&quot;&quot;)">
            <text:p/>
          </table:table-cell>
          <table:table-cell table:formula="of:=IF(ISNUMBER([.$B620]);ROUND(([$longitude.$B6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1]);POWER(2;[data.$B$8]) * (([.$A621]+180)/360);&quot;&quot;)">
            <text:p/>
          </table:table-cell>
          <table:table-cell table:formula="of:=IF(ISNUMBER([.$B621]);ROUND(([$longitude.$B6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2]);POWER(2;[data.$B$8]) * (([.$A622]+180)/360);&quot;&quot;)">
            <text:p/>
          </table:table-cell>
          <table:table-cell table:formula="of:=IF(ISNUMBER([.$B622]);ROUND(([$longitude.$B6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3]);POWER(2;[data.$B$8]) * (([.$A623]+180)/360);&quot;&quot;)">
            <text:p/>
          </table:table-cell>
          <table:table-cell table:formula="of:=IF(ISNUMBER([.$B623]);ROUND(([$longitude.$B6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4]);POWER(2;[data.$B$8]) * (([.$A624]+180)/360);&quot;&quot;)">
            <text:p/>
          </table:table-cell>
          <table:table-cell table:formula="of:=IF(ISNUMBER([.$B624]);ROUND(([$longitude.$B6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5]);POWER(2;[data.$B$8]) * (([.$A625]+180)/360);&quot;&quot;)">
            <text:p/>
          </table:table-cell>
          <table:table-cell table:formula="of:=IF(ISNUMBER([.$B625]);ROUND(([$longitude.$B6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6]);POWER(2;[data.$B$8]) * (([.$A626]+180)/360);&quot;&quot;)">
            <text:p/>
          </table:table-cell>
          <table:table-cell table:formula="of:=IF(ISNUMBER([.$B626]);ROUND(([$longitude.$B6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7]);POWER(2;[data.$B$8]) * (([.$A627]+180)/360);&quot;&quot;)">
            <text:p/>
          </table:table-cell>
          <table:table-cell table:formula="of:=IF(ISNUMBER([.$B627]);ROUND(([$longitude.$B6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8]);POWER(2;[data.$B$8]) * (([.$A628]+180)/360);&quot;&quot;)">
            <text:p/>
          </table:table-cell>
          <table:table-cell table:formula="of:=IF(ISNUMBER([.$B628]);ROUND(([$longitude.$B6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29]);POWER(2;[data.$B$8]) * (([.$A629]+180)/360);&quot;&quot;)">
            <text:p/>
          </table:table-cell>
          <table:table-cell table:formula="of:=IF(ISNUMBER([.$B629]);ROUND(([$longitude.$B6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0]);POWER(2;[data.$B$8]) * (([.$A630]+180)/360);&quot;&quot;)">
            <text:p/>
          </table:table-cell>
          <table:table-cell table:formula="of:=IF(ISNUMBER([.$B630]);ROUND(([$longitude.$B6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1]);POWER(2;[data.$B$8]) * (([.$A631]+180)/360);&quot;&quot;)">
            <text:p/>
          </table:table-cell>
          <table:table-cell table:formula="of:=IF(ISNUMBER([.$B631]);ROUND(([$longitude.$B6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2]);POWER(2;[data.$B$8]) * (([.$A632]+180)/360);&quot;&quot;)">
            <text:p/>
          </table:table-cell>
          <table:table-cell table:formula="of:=IF(ISNUMBER([.$B632]);ROUND(([$longitude.$B6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3]);POWER(2;[data.$B$8]) * (([.$A633]+180)/360);&quot;&quot;)">
            <text:p/>
          </table:table-cell>
          <table:table-cell table:formula="of:=IF(ISNUMBER([.$B633]);ROUND(([$longitude.$B6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4]);POWER(2;[data.$B$8]) * (([.$A634]+180)/360);&quot;&quot;)">
            <text:p/>
          </table:table-cell>
          <table:table-cell table:formula="of:=IF(ISNUMBER([.$B634]);ROUND(([$longitude.$B6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5]);POWER(2;[data.$B$8]) * (([.$A635]+180)/360);&quot;&quot;)">
            <text:p/>
          </table:table-cell>
          <table:table-cell table:formula="of:=IF(ISNUMBER([.$B635]);ROUND(([$longitude.$B6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6]);POWER(2;[data.$B$8]) * (([.$A636]+180)/360);&quot;&quot;)">
            <text:p/>
          </table:table-cell>
          <table:table-cell table:formula="of:=IF(ISNUMBER([.$B636]);ROUND(([$longitude.$B6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7]);POWER(2;[data.$B$8]) * (([.$A637]+180)/360);&quot;&quot;)">
            <text:p/>
          </table:table-cell>
          <table:table-cell table:formula="of:=IF(ISNUMBER([.$B637]);ROUND(([$longitude.$B6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8]);POWER(2;[data.$B$8]) * (([.$A638]+180)/360);&quot;&quot;)">
            <text:p/>
          </table:table-cell>
          <table:table-cell table:formula="of:=IF(ISNUMBER([.$B638]);ROUND(([$longitude.$B6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39]);POWER(2;[data.$B$8]) * (([.$A639]+180)/360);&quot;&quot;)">
            <text:p/>
          </table:table-cell>
          <table:table-cell table:formula="of:=IF(ISNUMBER([.$B639]);ROUND(([$longitude.$B6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0]);POWER(2;[data.$B$8]) * (([.$A640]+180)/360);&quot;&quot;)">
            <text:p/>
          </table:table-cell>
          <table:table-cell table:formula="of:=IF(ISNUMBER([.$B640]);ROUND(([$longitude.$B6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1]);POWER(2;[data.$B$8]) * (([.$A641]+180)/360);&quot;&quot;)">
            <text:p/>
          </table:table-cell>
          <table:table-cell table:formula="of:=IF(ISNUMBER([.$B641]);ROUND(([$longitude.$B6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2]);POWER(2;[data.$B$8]) * (([.$A642]+180)/360);&quot;&quot;)">
            <text:p/>
          </table:table-cell>
          <table:table-cell table:formula="of:=IF(ISNUMBER([.$B642]);ROUND(([$longitude.$B6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3]);POWER(2;[data.$B$8]) * (([.$A643]+180)/360);&quot;&quot;)">
            <text:p/>
          </table:table-cell>
          <table:table-cell table:formula="of:=IF(ISNUMBER([.$B643]);ROUND(([$longitude.$B6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4]);POWER(2;[data.$B$8]) * (([.$A644]+180)/360);&quot;&quot;)">
            <text:p/>
          </table:table-cell>
          <table:table-cell table:formula="of:=IF(ISNUMBER([.$B644]);ROUND(([$longitude.$B6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5]);POWER(2;[data.$B$8]) * (([.$A645]+180)/360);&quot;&quot;)">
            <text:p/>
          </table:table-cell>
          <table:table-cell table:formula="of:=IF(ISNUMBER([.$B645]);ROUND(([$longitude.$B6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6]);POWER(2;[data.$B$8]) * (([.$A646]+180)/360);&quot;&quot;)">
            <text:p/>
          </table:table-cell>
          <table:table-cell table:formula="of:=IF(ISNUMBER([.$B646]);ROUND(([$longitude.$B6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7]);POWER(2;[data.$B$8]) * (([.$A647]+180)/360);&quot;&quot;)">
            <text:p/>
          </table:table-cell>
          <table:table-cell table:formula="of:=IF(ISNUMBER([.$B647]);ROUND(([$longitude.$B6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8]);POWER(2;[data.$B$8]) * (([.$A648]+180)/360);&quot;&quot;)">
            <text:p/>
          </table:table-cell>
          <table:table-cell table:formula="of:=IF(ISNUMBER([.$B648]);ROUND(([$longitude.$B6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49]);POWER(2;[data.$B$8]) * (([.$A649]+180)/360);&quot;&quot;)">
            <text:p/>
          </table:table-cell>
          <table:table-cell table:formula="of:=IF(ISNUMBER([.$B649]);ROUND(([$longitude.$B6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0]);POWER(2;[data.$B$8]) * (([.$A650]+180)/360);&quot;&quot;)">
            <text:p/>
          </table:table-cell>
          <table:table-cell table:formula="of:=IF(ISNUMBER([.$B650]);ROUND(([$longitude.$B6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1]);POWER(2;[data.$B$8]) * (([.$A651]+180)/360);&quot;&quot;)">
            <text:p/>
          </table:table-cell>
          <table:table-cell table:formula="of:=IF(ISNUMBER([.$B651]);ROUND(([$longitude.$B6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2]);POWER(2;[data.$B$8]) * (([.$A652]+180)/360);&quot;&quot;)">
            <text:p/>
          </table:table-cell>
          <table:table-cell table:formula="of:=IF(ISNUMBER([.$B652]);ROUND(([$longitude.$B6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3]);POWER(2;[data.$B$8]) * (([.$A653]+180)/360);&quot;&quot;)">
            <text:p/>
          </table:table-cell>
          <table:table-cell table:formula="of:=IF(ISNUMBER([.$B653]);ROUND(([$longitude.$B6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4]);POWER(2;[data.$B$8]) * (([.$A654]+180)/360);&quot;&quot;)">
            <text:p/>
          </table:table-cell>
          <table:table-cell table:formula="of:=IF(ISNUMBER([.$B654]);ROUND(([$longitude.$B6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5]);POWER(2;[data.$B$8]) * (([.$A655]+180)/360);&quot;&quot;)">
            <text:p/>
          </table:table-cell>
          <table:table-cell table:formula="of:=IF(ISNUMBER([.$B655]);ROUND(([$longitude.$B6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6]);POWER(2;[data.$B$8]) * (([.$A656]+180)/360);&quot;&quot;)">
            <text:p/>
          </table:table-cell>
          <table:table-cell table:formula="of:=IF(ISNUMBER([.$B656]);ROUND(([$longitude.$B6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7]);POWER(2;[data.$B$8]) * (([.$A657]+180)/360);&quot;&quot;)">
            <text:p/>
          </table:table-cell>
          <table:table-cell table:formula="of:=IF(ISNUMBER([.$B657]);ROUND(([$longitude.$B6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8]);POWER(2;[data.$B$8]) * (([.$A658]+180)/360);&quot;&quot;)">
            <text:p/>
          </table:table-cell>
          <table:table-cell table:formula="of:=IF(ISNUMBER([.$B658]);ROUND(([$longitude.$B6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59]);POWER(2;[data.$B$8]) * (([.$A659]+180)/360);&quot;&quot;)">
            <text:p/>
          </table:table-cell>
          <table:table-cell table:formula="of:=IF(ISNUMBER([.$B659]);ROUND(([$longitude.$B6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0]);POWER(2;[data.$B$8]) * (([.$A660]+180)/360);&quot;&quot;)">
            <text:p/>
          </table:table-cell>
          <table:table-cell table:formula="of:=IF(ISNUMBER([.$B660]);ROUND(([$longitude.$B6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1]);POWER(2;[data.$B$8]) * (([.$A661]+180)/360);&quot;&quot;)">
            <text:p/>
          </table:table-cell>
          <table:table-cell table:formula="of:=IF(ISNUMBER([.$B661]);ROUND(([$longitude.$B6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2]);POWER(2;[data.$B$8]) * (([.$A662]+180)/360);&quot;&quot;)">
            <text:p/>
          </table:table-cell>
          <table:table-cell table:formula="of:=IF(ISNUMBER([.$B662]);ROUND(([$longitude.$B6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3]);POWER(2;[data.$B$8]) * (([.$A663]+180)/360);&quot;&quot;)">
            <text:p/>
          </table:table-cell>
          <table:table-cell table:formula="of:=IF(ISNUMBER([.$B663]);ROUND(([$longitude.$B6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4]);POWER(2;[data.$B$8]) * (([.$A664]+180)/360);&quot;&quot;)">
            <text:p/>
          </table:table-cell>
          <table:table-cell table:formula="of:=IF(ISNUMBER([.$B664]);ROUND(([$longitude.$B6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5]);POWER(2;[data.$B$8]) * (([.$A665]+180)/360);&quot;&quot;)">
            <text:p/>
          </table:table-cell>
          <table:table-cell table:formula="of:=IF(ISNUMBER([.$B665]);ROUND(([$longitude.$B6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6]);POWER(2;[data.$B$8]) * (([.$A666]+180)/360);&quot;&quot;)">
            <text:p/>
          </table:table-cell>
          <table:table-cell table:formula="of:=IF(ISNUMBER([.$B666]);ROUND(([$longitude.$B6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7]);POWER(2;[data.$B$8]) * (([.$A667]+180)/360);&quot;&quot;)">
            <text:p/>
          </table:table-cell>
          <table:table-cell table:formula="of:=IF(ISNUMBER([.$B667]);ROUND(([$longitude.$B6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8]);POWER(2;[data.$B$8]) * (([.$A668]+180)/360);&quot;&quot;)">
            <text:p/>
          </table:table-cell>
          <table:table-cell table:formula="of:=IF(ISNUMBER([.$B668]);ROUND(([$longitude.$B6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69]);POWER(2;[data.$B$8]) * (([.$A669]+180)/360);&quot;&quot;)">
            <text:p/>
          </table:table-cell>
          <table:table-cell table:formula="of:=IF(ISNUMBER([.$B669]);ROUND(([$longitude.$B6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0]);POWER(2;[data.$B$8]) * (([.$A670]+180)/360);&quot;&quot;)">
            <text:p/>
          </table:table-cell>
          <table:table-cell table:formula="of:=IF(ISNUMBER([.$B670]);ROUND(([$longitude.$B6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1]);POWER(2;[data.$B$8]) * (([.$A671]+180)/360);&quot;&quot;)">
            <text:p/>
          </table:table-cell>
          <table:table-cell table:formula="of:=IF(ISNUMBER([.$B671]);ROUND(([$longitude.$B6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2]);POWER(2;[data.$B$8]) * (([.$A672]+180)/360);&quot;&quot;)">
            <text:p/>
          </table:table-cell>
          <table:table-cell table:formula="of:=IF(ISNUMBER([.$B672]);ROUND(([$longitude.$B6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3]);POWER(2;[data.$B$8]) * (([.$A673]+180)/360);&quot;&quot;)">
            <text:p/>
          </table:table-cell>
          <table:table-cell table:formula="of:=IF(ISNUMBER([.$B673]);ROUND(([$longitude.$B6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4]);POWER(2;[data.$B$8]) * (([.$A674]+180)/360);&quot;&quot;)">
            <text:p/>
          </table:table-cell>
          <table:table-cell table:formula="of:=IF(ISNUMBER([.$B674]);ROUND(([$longitude.$B6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5]);POWER(2;[data.$B$8]) * (([.$A675]+180)/360);&quot;&quot;)">
            <text:p/>
          </table:table-cell>
          <table:table-cell table:formula="of:=IF(ISNUMBER([.$B675]);ROUND(([$longitude.$B6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6]);POWER(2;[data.$B$8]) * (([.$A676]+180)/360);&quot;&quot;)">
            <text:p/>
          </table:table-cell>
          <table:table-cell table:formula="of:=IF(ISNUMBER([.$B676]);ROUND(([$longitude.$B6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7]);POWER(2;[data.$B$8]) * (([.$A677]+180)/360);&quot;&quot;)">
            <text:p/>
          </table:table-cell>
          <table:table-cell table:formula="of:=IF(ISNUMBER([.$B677]);ROUND(([$longitude.$B6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8]);POWER(2;[data.$B$8]) * (([.$A678]+180)/360);&quot;&quot;)">
            <text:p/>
          </table:table-cell>
          <table:table-cell table:formula="of:=IF(ISNUMBER([.$B678]);ROUND(([$longitude.$B6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79]);POWER(2;[data.$B$8]) * (([.$A679]+180)/360);&quot;&quot;)">
            <text:p/>
          </table:table-cell>
          <table:table-cell table:formula="of:=IF(ISNUMBER([.$B679]);ROUND(([$longitude.$B6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0]);POWER(2;[data.$B$8]) * (([.$A680]+180)/360);&quot;&quot;)">
            <text:p/>
          </table:table-cell>
          <table:table-cell table:formula="of:=IF(ISNUMBER([.$B680]);ROUND(([$longitude.$B6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1]);POWER(2;[data.$B$8]) * (([.$A681]+180)/360);&quot;&quot;)">
            <text:p/>
          </table:table-cell>
          <table:table-cell table:formula="of:=IF(ISNUMBER([.$B681]);ROUND(([$longitude.$B6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2]);POWER(2;[data.$B$8]) * (([.$A682]+180)/360);&quot;&quot;)">
            <text:p/>
          </table:table-cell>
          <table:table-cell table:formula="of:=IF(ISNUMBER([.$B682]);ROUND(([$longitude.$B6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3]);POWER(2;[data.$B$8]) * (([.$A683]+180)/360);&quot;&quot;)">
            <text:p/>
          </table:table-cell>
          <table:table-cell table:formula="of:=IF(ISNUMBER([.$B683]);ROUND(([$longitude.$B6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4]);POWER(2;[data.$B$8]) * (([.$A684]+180)/360);&quot;&quot;)">
            <text:p/>
          </table:table-cell>
          <table:table-cell table:formula="of:=IF(ISNUMBER([.$B684]);ROUND(([$longitude.$B6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5]);POWER(2;[data.$B$8]) * (([.$A685]+180)/360);&quot;&quot;)">
            <text:p/>
          </table:table-cell>
          <table:table-cell table:formula="of:=IF(ISNUMBER([.$B685]);ROUND(([$longitude.$B6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6]);POWER(2;[data.$B$8]) * (([.$A686]+180)/360);&quot;&quot;)">
            <text:p/>
          </table:table-cell>
          <table:table-cell table:formula="of:=IF(ISNUMBER([.$B686]);ROUND(([$longitude.$B6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7]);POWER(2;[data.$B$8]) * (([.$A687]+180)/360);&quot;&quot;)">
            <text:p/>
          </table:table-cell>
          <table:table-cell table:formula="of:=IF(ISNUMBER([.$B687]);ROUND(([$longitude.$B6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8]);POWER(2;[data.$B$8]) * (([.$A688]+180)/360);&quot;&quot;)">
            <text:p/>
          </table:table-cell>
          <table:table-cell table:formula="of:=IF(ISNUMBER([.$B688]);ROUND(([$longitude.$B6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89]);POWER(2;[data.$B$8]) * (([.$A689]+180)/360);&quot;&quot;)">
            <text:p/>
          </table:table-cell>
          <table:table-cell table:formula="of:=IF(ISNUMBER([.$B689]);ROUND(([$longitude.$B6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0]);POWER(2;[data.$B$8]) * (([.$A690]+180)/360);&quot;&quot;)">
            <text:p/>
          </table:table-cell>
          <table:table-cell table:formula="of:=IF(ISNUMBER([.$B690]);ROUND(([$longitude.$B6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1]);POWER(2;[data.$B$8]) * (([.$A691]+180)/360);&quot;&quot;)">
            <text:p/>
          </table:table-cell>
          <table:table-cell table:formula="of:=IF(ISNUMBER([.$B691]);ROUND(([$longitude.$B6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2]);POWER(2;[data.$B$8]) * (([.$A692]+180)/360);&quot;&quot;)">
            <text:p/>
          </table:table-cell>
          <table:table-cell table:formula="of:=IF(ISNUMBER([.$B692]);ROUND(([$longitude.$B6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3]);POWER(2;[data.$B$8]) * (([.$A693]+180)/360);&quot;&quot;)">
            <text:p/>
          </table:table-cell>
          <table:table-cell table:formula="of:=IF(ISNUMBER([.$B693]);ROUND(([$longitude.$B6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4]);POWER(2;[data.$B$8]) * (([.$A694]+180)/360);&quot;&quot;)">
            <text:p/>
          </table:table-cell>
          <table:table-cell table:formula="of:=IF(ISNUMBER([.$B694]);ROUND(([$longitude.$B6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5]);POWER(2;[data.$B$8]) * (([.$A695]+180)/360);&quot;&quot;)">
            <text:p/>
          </table:table-cell>
          <table:table-cell table:formula="of:=IF(ISNUMBER([.$B695]);ROUND(([$longitude.$B6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6]);POWER(2;[data.$B$8]) * (([.$A696]+180)/360);&quot;&quot;)">
            <text:p/>
          </table:table-cell>
          <table:table-cell table:formula="of:=IF(ISNUMBER([.$B696]);ROUND(([$longitude.$B6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7]);POWER(2;[data.$B$8]) * (([.$A697]+180)/360);&quot;&quot;)">
            <text:p/>
          </table:table-cell>
          <table:table-cell table:formula="of:=IF(ISNUMBER([.$B697]);ROUND(([$longitude.$B6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8]);POWER(2;[data.$B$8]) * (([.$A698]+180)/360);&quot;&quot;)">
            <text:p/>
          </table:table-cell>
          <table:table-cell table:formula="of:=IF(ISNUMBER([.$B698]);ROUND(([$longitude.$B6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699]);POWER(2;[data.$B$8]) * (([.$A699]+180)/360);&quot;&quot;)">
            <text:p/>
          </table:table-cell>
          <table:table-cell table:formula="of:=IF(ISNUMBER([.$B699]);ROUND(([$longitude.$B6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0]);POWER(2;[data.$B$8]) * (([.$A700]+180)/360);&quot;&quot;)">
            <text:p/>
          </table:table-cell>
          <table:table-cell table:formula="of:=IF(ISNUMBER([.$B700]);ROUND(([$longitude.$B7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1]);POWER(2;[data.$B$8]) * (([.$A701]+180)/360);&quot;&quot;)">
            <text:p/>
          </table:table-cell>
          <table:table-cell table:formula="of:=IF(ISNUMBER([.$B701]);ROUND(([$longitude.$B7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2]);POWER(2;[data.$B$8]) * (([.$A702]+180)/360);&quot;&quot;)">
            <text:p/>
          </table:table-cell>
          <table:table-cell table:formula="of:=IF(ISNUMBER([.$B702]);ROUND(([$longitude.$B7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3]);POWER(2;[data.$B$8]) * (([.$A703]+180)/360);&quot;&quot;)">
            <text:p/>
          </table:table-cell>
          <table:table-cell table:formula="of:=IF(ISNUMBER([.$B703]);ROUND(([$longitude.$B7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4]);POWER(2;[data.$B$8]) * (([.$A704]+180)/360);&quot;&quot;)">
            <text:p/>
          </table:table-cell>
          <table:table-cell table:formula="of:=IF(ISNUMBER([.$B704]);ROUND(([$longitude.$B7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5]);POWER(2;[data.$B$8]) * (([.$A705]+180)/360);&quot;&quot;)">
            <text:p/>
          </table:table-cell>
          <table:table-cell table:formula="of:=IF(ISNUMBER([.$B705]);ROUND(([$longitude.$B7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6]);POWER(2;[data.$B$8]) * (([.$A706]+180)/360);&quot;&quot;)">
            <text:p/>
          </table:table-cell>
          <table:table-cell table:formula="of:=IF(ISNUMBER([.$B706]);ROUND(([$longitude.$B7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7]);POWER(2;[data.$B$8]) * (([.$A707]+180)/360);&quot;&quot;)">
            <text:p/>
          </table:table-cell>
          <table:table-cell table:formula="of:=IF(ISNUMBER([.$B707]);ROUND(([$longitude.$B7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8]);POWER(2;[data.$B$8]) * (([.$A708]+180)/360);&quot;&quot;)">
            <text:p/>
          </table:table-cell>
          <table:table-cell table:formula="of:=IF(ISNUMBER([.$B708]);ROUND(([$longitude.$B7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09]);POWER(2;[data.$B$8]) * (([.$A709]+180)/360);&quot;&quot;)">
            <text:p/>
          </table:table-cell>
          <table:table-cell table:formula="of:=IF(ISNUMBER([.$B709]);ROUND(([$longitude.$B7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0]);POWER(2;[data.$B$8]) * (([.$A710]+180)/360);&quot;&quot;)">
            <text:p/>
          </table:table-cell>
          <table:table-cell table:formula="of:=IF(ISNUMBER([.$B710]);ROUND(([$longitude.$B7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1]);POWER(2;[data.$B$8]) * (([.$A711]+180)/360);&quot;&quot;)">
            <text:p/>
          </table:table-cell>
          <table:table-cell table:formula="of:=IF(ISNUMBER([.$B711]);ROUND(([$longitude.$B7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2]);POWER(2;[data.$B$8]) * (([.$A712]+180)/360);&quot;&quot;)">
            <text:p/>
          </table:table-cell>
          <table:table-cell table:formula="of:=IF(ISNUMBER([.$B712]);ROUND(([$longitude.$B7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3]);POWER(2;[data.$B$8]) * (([.$A713]+180)/360);&quot;&quot;)">
            <text:p/>
          </table:table-cell>
          <table:table-cell table:formula="of:=IF(ISNUMBER([.$B713]);ROUND(([$longitude.$B7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4]);POWER(2;[data.$B$8]) * (([.$A714]+180)/360);&quot;&quot;)">
            <text:p/>
          </table:table-cell>
          <table:table-cell table:formula="of:=IF(ISNUMBER([.$B714]);ROUND(([$longitude.$B7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5]);POWER(2;[data.$B$8]) * (([.$A715]+180)/360);&quot;&quot;)">
            <text:p/>
          </table:table-cell>
          <table:table-cell table:formula="of:=IF(ISNUMBER([.$B715]);ROUND(([$longitude.$B7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6]);POWER(2;[data.$B$8]) * (([.$A716]+180)/360);&quot;&quot;)">
            <text:p/>
          </table:table-cell>
          <table:table-cell table:formula="of:=IF(ISNUMBER([.$B716]);ROUND(([$longitude.$B7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7]);POWER(2;[data.$B$8]) * (([.$A717]+180)/360);&quot;&quot;)">
            <text:p/>
          </table:table-cell>
          <table:table-cell table:formula="of:=IF(ISNUMBER([.$B717]);ROUND(([$longitude.$B7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8]);POWER(2;[data.$B$8]) * (([.$A718]+180)/360);&quot;&quot;)">
            <text:p/>
          </table:table-cell>
          <table:table-cell table:formula="of:=IF(ISNUMBER([.$B718]);ROUND(([$longitude.$B7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19]);POWER(2;[data.$B$8]) * (([.$A719]+180)/360);&quot;&quot;)">
            <text:p/>
          </table:table-cell>
          <table:table-cell table:formula="of:=IF(ISNUMBER([.$B719]);ROUND(([$longitude.$B7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0]);POWER(2;[data.$B$8]) * (([.$A720]+180)/360);&quot;&quot;)">
            <text:p/>
          </table:table-cell>
          <table:table-cell table:formula="of:=IF(ISNUMBER([.$B720]);ROUND(([$longitude.$B7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1]);POWER(2;[data.$B$8]) * (([.$A721]+180)/360);&quot;&quot;)">
            <text:p/>
          </table:table-cell>
          <table:table-cell table:formula="of:=IF(ISNUMBER([.$B721]);ROUND(([$longitude.$B7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2]);POWER(2;[data.$B$8]) * (([.$A722]+180)/360);&quot;&quot;)">
            <text:p/>
          </table:table-cell>
          <table:table-cell table:formula="of:=IF(ISNUMBER([.$B722]);ROUND(([$longitude.$B7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3]);POWER(2;[data.$B$8]) * (([.$A723]+180)/360);&quot;&quot;)">
            <text:p/>
          </table:table-cell>
          <table:table-cell table:formula="of:=IF(ISNUMBER([.$B723]);ROUND(([$longitude.$B7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4]);POWER(2;[data.$B$8]) * (([.$A724]+180)/360);&quot;&quot;)">
            <text:p/>
          </table:table-cell>
          <table:table-cell table:formula="of:=IF(ISNUMBER([.$B724]);ROUND(([$longitude.$B7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5]);POWER(2;[data.$B$8]) * (([.$A725]+180)/360);&quot;&quot;)">
            <text:p/>
          </table:table-cell>
          <table:table-cell table:formula="of:=IF(ISNUMBER([.$B725]);ROUND(([$longitude.$B7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6]);POWER(2;[data.$B$8]) * (([.$A726]+180)/360);&quot;&quot;)">
            <text:p/>
          </table:table-cell>
          <table:table-cell table:formula="of:=IF(ISNUMBER([.$B726]);ROUND(([$longitude.$B7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7]);POWER(2;[data.$B$8]) * (([.$A727]+180)/360);&quot;&quot;)">
            <text:p/>
          </table:table-cell>
          <table:table-cell table:formula="of:=IF(ISNUMBER([.$B727]);ROUND(([$longitude.$B7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8]);POWER(2;[data.$B$8]) * (([.$A728]+180)/360);&quot;&quot;)">
            <text:p/>
          </table:table-cell>
          <table:table-cell table:formula="of:=IF(ISNUMBER([.$B728]);ROUND(([$longitude.$B7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29]);POWER(2;[data.$B$8]) * (([.$A729]+180)/360);&quot;&quot;)">
            <text:p/>
          </table:table-cell>
          <table:table-cell table:formula="of:=IF(ISNUMBER([.$B729]);ROUND(([$longitude.$B7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0]);POWER(2;[data.$B$8]) * (([.$A730]+180)/360);&quot;&quot;)">
            <text:p/>
          </table:table-cell>
          <table:table-cell table:formula="of:=IF(ISNUMBER([.$B730]);ROUND(([$longitude.$B7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1]);POWER(2;[data.$B$8]) * (([.$A731]+180)/360);&quot;&quot;)">
            <text:p/>
          </table:table-cell>
          <table:table-cell table:formula="of:=IF(ISNUMBER([.$B731]);ROUND(([$longitude.$B7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2]);POWER(2;[data.$B$8]) * (([.$A732]+180)/360);&quot;&quot;)">
            <text:p/>
          </table:table-cell>
          <table:table-cell table:formula="of:=IF(ISNUMBER([.$B732]);ROUND(([$longitude.$B7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3]);POWER(2;[data.$B$8]) * (([.$A733]+180)/360);&quot;&quot;)">
            <text:p/>
          </table:table-cell>
          <table:table-cell table:formula="of:=IF(ISNUMBER([.$B733]);ROUND(([$longitude.$B7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4]);POWER(2;[data.$B$8]) * (([.$A734]+180)/360);&quot;&quot;)">
            <text:p/>
          </table:table-cell>
          <table:table-cell table:formula="of:=IF(ISNUMBER([.$B734]);ROUND(([$longitude.$B7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5]);POWER(2;[data.$B$8]) * (([.$A735]+180)/360);&quot;&quot;)">
            <text:p/>
          </table:table-cell>
          <table:table-cell table:formula="of:=IF(ISNUMBER([.$B735]);ROUND(([$longitude.$B7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6]);POWER(2;[data.$B$8]) * (([.$A736]+180)/360);&quot;&quot;)">
            <text:p/>
          </table:table-cell>
          <table:table-cell table:formula="of:=IF(ISNUMBER([.$B736]);ROUND(([$longitude.$B7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7]);POWER(2;[data.$B$8]) * (([.$A737]+180)/360);&quot;&quot;)">
            <text:p/>
          </table:table-cell>
          <table:table-cell table:formula="of:=IF(ISNUMBER([.$B737]);ROUND(([$longitude.$B7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8]);POWER(2;[data.$B$8]) * (([.$A738]+180)/360);&quot;&quot;)">
            <text:p/>
          </table:table-cell>
          <table:table-cell table:formula="of:=IF(ISNUMBER([.$B738]);ROUND(([$longitude.$B7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39]);POWER(2;[data.$B$8]) * (([.$A739]+180)/360);&quot;&quot;)">
            <text:p/>
          </table:table-cell>
          <table:table-cell table:formula="of:=IF(ISNUMBER([.$B739]);ROUND(([$longitude.$B7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0]);POWER(2;[data.$B$8]) * (([.$A740]+180)/360);&quot;&quot;)">
            <text:p/>
          </table:table-cell>
          <table:table-cell table:formula="of:=IF(ISNUMBER([.$B740]);ROUND(([$longitude.$B7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1]);POWER(2;[data.$B$8]) * (([.$A741]+180)/360);&quot;&quot;)">
            <text:p/>
          </table:table-cell>
          <table:table-cell table:formula="of:=IF(ISNUMBER([.$B741]);ROUND(([$longitude.$B7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2]);POWER(2;[data.$B$8]) * (([.$A742]+180)/360);&quot;&quot;)">
            <text:p/>
          </table:table-cell>
          <table:table-cell table:formula="of:=IF(ISNUMBER([.$B742]);ROUND(([$longitude.$B7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3]);POWER(2;[data.$B$8]) * (([.$A743]+180)/360);&quot;&quot;)">
            <text:p/>
          </table:table-cell>
          <table:table-cell table:formula="of:=IF(ISNUMBER([.$B743]);ROUND(([$longitude.$B7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4]);POWER(2;[data.$B$8]) * (([.$A744]+180)/360);&quot;&quot;)">
            <text:p/>
          </table:table-cell>
          <table:table-cell table:formula="of:=IF(ISNUMBER([.$B744]);ROUND(([$longitude.$B7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5]);POWER(2;[data.$B$8]) * (([.$A745]+180)/360);&quot;&quot;)">
            <text:p/>
          </table:table-cell>
          <table:table-cell table:formula="of:=IF(ISNUMBER([.$B745]);ROUND(([$longitude.$B7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6]);POWER(2;[data.$B$8]) * (([.$A746]+180)/360);&quot;&quot;)">
            <text:p/>
          </table:table-cell>
          <table:table-cell table:formula="of:=IF(ISNUMBER([.$B746]);ROUND(([$longitude.$B7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7]);POWER(2;[data.$B$8]) * (([.$A747]+180)/360);&quot;&quot;)">
            <text:p/>
          </table:table-cell>
          <table:table-cell table:formula="of:=IF(ISNUMBER([.$B747]);ROUND(([$longitude.$B7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8]);POWER(2;[data.$B$8]) * (([.$A748]+180)/360);&quot;&quot;)">
            <text:p/>
          </table:table-cell>
          <table:table-cell table:formula="of:=IF(ISNUMBER([.$B748]);ROUND(([$longitude.$B7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49]);POWER(2;[data.$B$8]) * (([.$A749]+180)/360);&quot;&quot;)">
            <text:p/>
          </table:table-cell>
          <table:table-cell table:formula="of:=IF(ISNUMBER([.$B749]);ROUND(([$longitude.$B7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0]);POWER(2;[data.$B$8]) * (([.$A750]+180)/360);&quot;&quot;)">
            <text:p/>
          </table:table-cell>
          <table:table-cell table:formula="of:=IF(ISNUMBER([.$B750]);ROUND(([$longitude.$B7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1]);POWER(2;[data.$B$8]) * (([.$A751]+180)/360);&quot;&quot;)">
            <text:p/>
          </table:table-cell>
          <table:table-cell table:formula="of:=IF(ISNUMBER([.$B751]);ROUND(([$longitude.$B7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2]);POWER(2;[data.$B$8]) * (([.$A752]+180)/360);&quot;&quot;)">
            <text:p/>
          </table:table-cell>
          <table:table-cell table:formula="of:=IF(ISNUMBER([.$B752]);ROUND(([$longitude.$B7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3]);POWER(2;[data.$B$8]) * (([.$A753]+180)/360);&quot;&quot;)">
            <text:p/>
          </table:table-cell>
          <table:table-cell table:formula="of:=IF(ISNUMBER([.$B753]);ROUND(([$longitude.$B7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4]);POWER(2;[data.$B$8]) * (([.$A754]+180)/360);&quot;&quot;)">
            <text:p/>
          </table:table-cell>
          <table:table-cell table:formula="of:=IF(ISNUMBER([.$B754]);ROUND(([$longitude.$B7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5]);POWER(2;[data.$B$8]) * (([.$A755]+180)/360);&quot;&quot;)">
            <text:p/>
          </table:table-cell>
          <table:table-cell table:formula="of:=IF(ISNUMBER([.$B755]);ROUND(([$longitude.$B7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6]);POWER(2;[data.$B$8]) * (([.$A756]+180)/360);&quot;&quot;)">
            <text:p/>
          </table:table-cell>
          <table:table-cell table:formula="of:=IF(ISNUMBER([.$B756]);ROUND(([$longitude.$B7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7]);POWER(2;[data.$B$8]) * (([.$A757]+180)/360);&quot;&quot;)">
            <text:p/>
          </table:table-cell>
          <table:table-cell table:formula="of:=IF(ISNUMBER([.$B757]);ROUND(([$longitude.$B7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8]);POWER(2;[data.$B$8]) * (([.$A758]+180)/360);&quot;&quot;)">
            <text:p/>
          </table:table-cell>
          <table:table-cell table:formula="of:=IF(ISNUMBER([.$B758]);ROUND(([$longitude.$B7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59]);POWER(2;[data.$B$8]) * (([.$A759]+180)/360);&quot;&quot;)">
            <text:p/>
          </table:table-cell>
          <table:table-cell table:formula="of:=IF(ISNUMBER([.$B759]);ROUND(([$longitude.$B7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0]);POWER(2;[data.$B$8]) * (([.$A760]+180)/360);&quot;&quot;)">
            <text:p/>
          </table:table-cell>
          <table:table-cell table:formula="of:=IF(ISNUMBER([.$B760]);ROUND(([$longitude.$B7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1]);POWER(2;[data.$B$8]) * (([.$A761]+180)/360);&quot;&quot;)">
            <text:p/>
          </table:table-cell>
          <table:table-cell table:formula="of:=IF(ISNUMBER([.$B761]);ROUND(([$longitude.$B7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2]);POWER(2;[data.$B$8]) * (([.$A762]+180)/360);&quot;&quot;)">
            <text:p/>
          </table:table-cell>
          <table:table-cell table:formula="of:=IF(ISNUMBER([.$B762]);ROUND(([$longitude.$B7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3]);POWER(2;[data.$B$8]) * (([.$A763]+180)/360);&quot;&quot;)">
            <text:p/>
          </table:table-cell>
          <table:table-cell table:formula="of:=IF(ISNUMBER([.$B763]);ROUND(([$longitude.$B7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4]);POWER(2;[data.$B$8]) * (([.$A764]+180)/360);&quot;&quot;)">
            <text:p/>
          </table:table-cell>
          <table:table-cell table:formula="of:=IF(ISNUMBER([.$B764]);ROUND(([$longitude.$B7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5]);POWER(2;[data.$B$8]) * (([.$A765]+180)/360);&quot;&quot;)">
            <text:p/>
          </table:table-cell>
          <table:table-cell table:formula="of:=IF(ISNUMBER([.$B765]);ROUND(([$longitude.$B7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6]);POWER(2;[data.$B$8]) * (([.$A766]+180)/360);&quot;&quot;)">
            <text:p/>
          </table:table-cell>
          <table:table-cell table:formula="of:=IF(ISNUMBER([.$B766]);ROUND(([$longitude.$B7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7]);POWER(2;[data.$B$8]) * (([.$A767]+180)/360);&quot;&quot;)">
            <text:p/>
          </table:table-cell>
          <table:table-cell table:formula="of:=IF(ISNUMBER([.$B767]);ROUND(([$longitude.$B7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8]);POWER(2;[data.$B$8]) * (([.$A768]+180)/360);&quot;&quot;)">
            <text:p/>
          </table:table-cell>
          <table:table-cell table:formula="of:=IF(ISNUMBER([.$B768]);ROUND(([$longitude.$B7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69]);POWER(2;[data.$B$8]) * (([.$A769]+180)/360);&quot;&quot;)">
            <text:p/>
          </table:table-cell>
          <table:table-cell table:formula="of:=IF(ISNUMBER([.$B769]);ROUND(([$longitude.$B7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0]);POWER(2;[data.$B$8]) * (([.$A770]+180)/360);&quot;&quot;)">
            <text:p/>
          </table:table-cell>
          <table:table-cell table:formula="of:=IF(ISNUMBER([.$B770]);ROUND(([$longitude.$B7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1]);POWER(2;[data.$B$8]) * (([.$A771]+180)/360);&quot;&quot;)">
            <text:p/>
          </table:table-cell>
          <table:table-cell table:formula="of:=IF(ISNUMBER([.$B771]);ROUND(([$longitude.$B7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2]);POWER(2;[data.$B$8]) * (([.$A772]+180)/360);&quot;&quot;)">
            <text:p/>
          </table:table-cell>
          <table:table-cell table:formula="of:=IF(ISNUMBER([.$B772]);ROUND(([$longitude.$B7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3]);POWER(2;[data.$B$8]) * (([.$A773]+180)/360);&quot;&quot;)">
            <text:p/>
          </table:table-cell>
          <table:table-cell table:formula="of:=IF(ISNUMBER([.$B773]);ROUND(([$longitude.$B7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4]);POWER(2;[data.$B$8]) * (([.$A774]+180)/360);&quot;&quot;)">
            <text:p/>
          </table:table-cell>
          <table:table-cell table:formula="of:=IF(ISNUMBER([.$B774]);ROUND(([$longitude.$B7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5]);POWER(2;[data.$B$8]) * (([.$A775]+180)/360);&quot;&quot;)">
            <text:p/>
          </table:table-cell>
          <table:table-cell table:formula="of:=IF(ISNUMBER([.$B775]);ROUND(([$longitude.$B7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6]);POWER(2;[data.$B$8]) * (([.$A776]+180)/360);&quot;&quot;)">
            <text:p/>
          </table:table-cell>
          <table:table-cell table:formula="of:=IF(ISNUMBER([.$B776]);ROUND(([$longitude.$B7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7]);POWER(2;[data.$B$8]) * (([.$A777]+180)/360);&quot;&quot;)">
            <text:p/>
          </table:table-cell>
          <table:table-cell table:formula="of:=IF(ISNUMBER([.$B777]);ROUND(([$longitude.$B7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8]);POWER(2;[data.$B$8]) * (([.$A778]+180)/360);&quot;&quot;)">
            <text:p/>
          </table:table-cell>
          <table:table-cell table:formula="of:=IF(ISNUMBER([.$B778]);ROUND(([$longitude.$B7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79]);POWER(2;[data.$B$8]) * (([.$A779]+180)/360);&quot;&quot;)">
            <text:p/>
          </table:table-cell>
          <table:table-cell table:formula="of:=IF(ISNUMBER([.$B779]);ROUND(([$longitude.$B7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0]);POWER(2;[data.$B$8]) * (([.$A780]+180)/360);&quot;&quot;)">
            <text:p/>
          </table:table-cell>
          <table:table-cell table:formula="of:=IF(ISNUMBER([.$B780]);ROUND(([$longitude.$B7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1]);POWER(2;[data.$B$8]) * (([.$A781]+180)/360);&quot;&quot;)">
            <text:p/>
          </table:table-cell>
          <table:table-cell table:formula="of:=IF(ISNUMBER([.$B781]);ROUND(([$longitude.$B7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2]);POWER(2;[data.$B$8]) * (([.$A782]+180)/360);&quot;&quot;)">
            <text:p/>
          </table:table-cell>
          <table:table-cell table:formula="of:=IF(ISNUMBER([.$B782]);ROUND(([$longitude.$B7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3]);POWER(2;[data.$B$8]) * (([.$A783]+180)/360);&quot;&quot;)">
            <text:p/>
          </table:table-cell>
          <table:table-cell table:formula="of:=IF(ISNUMBER([.$B783]);ROUND(([$longitude.$B7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4]);POWER(2;[data.$B$8]) * (([.$A784]+180)/360);&quot;&quot;)">
            <text:p/>
          </table:table-cell>
          <table:table-cell table:formula="of:=IF(ISNUMBER([.$B784]);ROUND(([$longitude.$B7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5]);POWER(2;[data.$B$8]) * (([.$A785]+180)/360);&quot;&quot;)">
            <text:p/>
          </table:table-cell>
          <table:table-cell table:formula="of:=IF(ISNUMBER([.$B785]);ROUND(([$longitude.$B7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6]);POWER(2;[data.$B$8]) * (([.$A786]+180)/360);&quot;&quot;)">
            <text:p/>
          </table:table-cell>
          <table:table-cell table:formula="of:=IF(ISNUMBER([.$B786]);ROUND(([$longitude.$B7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7]);POWER(2;[data.$B$8]) * (([.$A787]+180)/360);&quot;&quot;)">
            <text:p/>
          </table:table-cell>
          <table:table-cell table:formula="of:=IF(ISNUMBER([.$B787]);ROUND(([$longitude.$B7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8]);POWER(2;[data.$B$8]) * (([.$A788]+180)/360);&quot;&quot;)">
            <text:p/>
          </table:table-cell>
          <table:table-cell table:formula="of:=IF(ISNUMBER([.$B788]);ROUND(([$longitude.$B7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89]);POWER(2;[data.$B$8]) * (([.$A789]+180)/360);&quot;&quot;)">
            <text:p/>
          </table:table-cell>
          <table:table-cell table:formula="of:=IF(ISNUMBER([.$B789]);ROUND(([$longitude.$B7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0]);POWER(2;[data.$B$8]) * (([.$A790]+180)/360);&quot;&quot;)">
            <text:p/>
          </table:table-cell>
          <table:table-cell table:formula="of:=IF(ISNUMBER([.$B790]);ROUND(([$longitude.$B7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1]);POWER(2;[data.$B$8]) * (([.$A791]+180)/360);&quot;&quot;)">
            <text:p/>
          </table:table-cell>
          <table:table-cell table:formula="of:=IF(ISNUMBER([.$B791]);ROUND(([$longitude.$B7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2]);POWER(2;[data.$B$8]) * (([.$A792]+180)/360);&quot;&quot;)">
            <text:p/>
          </table:table-cell>
          <table:table-cell table:formula="of:=IF(ISNUMBER([.$B792]);ROUND(([$longitude.$B7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3]);POWER(2;[data.$B$8]) * (([.$A793]+180)/360);&quot;&quot;)">
            <text:p/>
          </table:table-cell>
          <table:table-cell table:formula="of:=IF(ISNUMBER([.$B793]);ROUND(([$longitude.$B7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4]);POWER(2;[data.$B$8]) * (([.$A794]+180)/360);&quot;&quot;)">
            <text:p/>
          </table:table-cell>
          <table:table-cell table:formula="of:=IF(ISNUMBER([.$B794]);ROUND(([$longitude.$B7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5]);POWER(2;[data.$B$8]) * (([.$A795]+180)/360);&quot;&quot;)">
            <text:p/>
          </table:table-cell>
          <table:table-cell table:formula="of:=IF(ISNUMBER([.$B795]);ROUND(([$longitude.$B7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6]);POWER(2;[data.$B$8]) * (([.$A796]+180)/360);&quot;&quot;)">
            <text:p/>
          </table:table-cell>
          <table:table-cell table:formula="of:=IF(ISNUMBER([.$B796]);ROUND(([$longitude.$B7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7]);POWER(2;[data.$B$8]) * (([.$A797]+180)/360);&quot;&quot;)">
            <text:p/>
          </table:table-cell>
          <table:table-cell table:formula="of:=IF(ISNUMBER([.$B797]);ROUND(([$longitude.$B7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8]);POWER(2;[data.$B$8]) * (([.$A798]+180)/360);&quot;&quot;)">
            <text:p/>
          </table:table-cell>
          <table:table-cell table:formula="of:=IF(ISNUMBER([.$B798]);ROUND(([$longitude.$B7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799]);POWER(2;[data.$B$8]) * (([.$A799]+180)/360);&quot;&quot;)">
            <text:p/>
          </table:table-cell>
          <table:table-cell table:formula="of:=IF(ISNUMBER([.$B799]);ROUND(([$longitude.$B7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0]);POWER(2;[data.$B$8]) * (([.$A800]+180)/360);&quot;&quot;)">
            <text:p/>
          </table:table-cell>
          <table:table-cell table:formula="of:=IF(ISNUMBER([.$B800]);ROUND(([$longitude.$B8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1]);POWER(2;[data.$B$8]) * (([.$A801]+180)/360);&quot;&quot;)">
            <text:p/>
          </table:table-cell>
          <table:table-cell table:formula="of:=IF(ISNUMBER([.$B801]);ROUND(([$longitude.$B8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2]);POWER(2;[data.$B$8]) * (([.$A802]+180)/360);&quot;&quot;)">
            <text:p/>
          </table:table-cell>
          <table:table-cell table:formula="of:=IF(ISNUMBER([.$B802]);ROUND(([$longitude.$B8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3]);POWER(2;[data.$B$8]) * (([.$A803]+180)/360);&quot;&quot;)">
            <text:p/>
          </table:table-cell>
          <table:table-cell table:formula="of:=IF(ISNUMBER([.$B803]);ROUND(([$longitude.$B8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4]);POWER(2;[data.$B$8]) * (([.$A804]+180)/360);&quot;&quot;)">
            <text:p/>
          </table:table-cell>
          <table:table-cell table:formula="of:=IF(ISNUMBER([.$B804]);ROUND(([$longitude.$B8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5]);POWER(2;[data.$B$8]) * (([.$A805]+180)/360);&quot;&quot;)">
            <text:p/>
          </table:table-cell>
          <table:table-cell table:formula="of:=IF(ISNUMBER([.$B805]);ROUND(([$longitude.$B8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6]);POWER(2;[data.$B$8]) * (([.$A806]+180)/360);&quot;&quot;)">
            <text:p/>
          </table:table-cell>
          <table:table-cell table:formula="of:=IF(ISNUMBER([.$B806]);ROUND(([$longitude.$B8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7]);POWER(2;[data.$B$8]) * (([.$A807]+180)/360);&quot;&quot;)">
            <text:p/>
          </table:table-cell>
          <table:table-cell table:formula="of:=IF(ISNUMBER([.$B807]);ROUND(([$longitude.$B8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8]);POWER(2;[data.$B$8]) * (([.$A808]+180)/360);&quot;&quot;)">
            <text:p/>
          </table:table-cell>
          <table:table-cell table:formula="of:=IF(ISNUMBER([.$B808]);ROUND(([$longitude.$B8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09]);POWER(2;[data.$B$8]) * (([.$A809]+180)/360);&quot;&quot;)">
            <text:p/>
          </table:table-cell>
          <table:table-cell table:formula="of:=IF(ISNUMBER([.$B809]);ROUND(([$longitude.$B8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0]);POWER(2;[data.$B$8]) * (([.$A810]+180)/360);&quot;&quot;)">
            <text:p/>
          </table:table-cell>
          <table:table-cell table:formula="of:=IF(ISNUMBER([.$B810]);ROUND(([$longitude.$B8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1]);POWER(2;[data.$B$8]) * (([.$A811]+180)/360);&quot;&quot;)">
            <text:p/>
          </table:table-cell>
          <table:table-cell table:formula="of:=IF(ISNUMBER([.$B811]);ROUND(([$longitude.$B8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2]);POWER(2;[data.$B$8]) * (([.$A812]+180)/360);&quot;&quot;)">
            <text:p/>
          </table:table-cell>
          <table:table-cell table:formula="of:=IF(ISNUMBER([.$B812]);ROUND(([$longitude.$B8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3]);POWER(2;[data.$B$8]) * (([.$A813]+180)/360);&quot;&quot;)">
            <text:p/>
          </table:table-cell>
          <table:table-cell table:formula="of:=IF(ISNUMBER([.$B813]);ROUND(([$longitude.$B8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4]);POWER(2;[data.$B$8]) * (([.$A814]+180)/360);&quot;&quot;)">
            <text:p/>
          </table:table-cell>
          <table:table-cell table:formula="of:=IF(ISNUMBER([.$B814]);ROUND(([$longitude.$B8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5]);POWER(2;[data.$B$8]) * (([.$A815]+180)/360);&quot;&quot;)">
            <text:p/>
          </table:table-cell>
          <table:table-cell table:formula="of:=IF(ISNUMBER([.$B815]);ROUND(([$longitude.$B8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6]);POWER(2;[data.$B$8]) * (([.$A816]+180)/360);&quot;&quot;)">
            <text:p/>
          </table:table-cell>
          <table:table-cell table:formula="of:=IF(ISNUMBER([.$B816]);ROUND(([$longitude.$B8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7]);POWER(2;[data.$B$8]) * (([.$A817]+180)/360);&quot;&quot;)">
            <text:p/>
          </table:table-cell>
          <table:table-cell table:formula="of:=IF(ISNUMBER([.$B817]);ROUND(([$longitude.$B8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8]);POWER(2;[data.$B$8]) * (([.$A818]+180)/360);&quot;&quot;)">
            <text:p/>
          </table:table-cell>
          <table:table-cell table:formula="of:=IF(ISNUMBER([.$B818]);ROUND(([$longitude.$B8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19]);POWER(2;[data.$B$8]) * (([.$A819]+180)/360);&quot;&quot;)">
            <text:p/>
          </table:table-cell>
          <table:table-cell table:formula="of:=IF(ISNUMBER([.$B819]);ROUND(([$longitude.$B8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0]);POWER(2;[data.$B$8]) * (([.$A820]+180)/360);&quot;&quot;)">
            <text:p/>
          </table:table-cell>
          <table:table-cell table:formula="of:=IF(ISNUMBER([.$B820]);ROUND(([$longitude.$B8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1]);POWER(2;[data.$B$8]) * (([.$A821]+180)/360);&quot;&quot;)">
            <text:p/>
          </table:table-cell>
          <table:table-cell table:formula="of:=IF(ISNUMBER([.$B821]);ROUND(([$longitude.$B8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2]);POWER(2;[data.$B$8]) * (([.$A822]+180)/360);&quot;&quot;)">
            <text:p/>
          </table:table-cell>
          <table:table-cell table:formula="of:=IF(ISNUMBER([.$B822]);ROUND(([$longitude.$B8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3]);POWER(2;[data.$B$8]) * (([.$A823]+180)/360);&quot;&quot;)">
            <text:p/>
          </table:table-cell>
          <table:table-cell table:formula="of:=IF(ISNUMBER([.$B823]);ROUND(([$longitude.$B8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4]);POWER(2;[data.$B$8]) * (([.$A824]+180)/360);&quot;&quot;)">
            <text:p/>
          </table:table-cell>
          <table:table-cell table:formula="of:=IF(ISNUMBER([.$B824]);ROUND(([$longitude.$B8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5]);POWER(2;[data.$B$8]) * (([.$A825]+180)/360);&quot;&quot;)">
            <text:p/>
          </table:table-cell>
          <table:table-cell table:formula="of:=IF(ISNUMBER([.$B825]);ROUND(([$longitude.$B8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6]);POWER(2;[data.$B$8]) * (([.$A826]+180)/360);&quot;&quot;)">
            <text:p/>
          </table:table-cell>
          <table:table-cell table:formula="of:=IF(ISNUMBER([.$B826]);ROUND(([$longitude.$B8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7]);POWER(2;[data.$B$8]) * (([.$A827]+180)/360);&quot;&quot;)">
            <text:p/>
          </table:table-cell>
          <table:table-cell table:formula="of:=IF(ISNUMBER([.$B827]);ROUND(([$longitude.$B8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8]);POWER(2;[data.$B$8]) * (([.$A828]+180)/360);&quot;&quot;)">
            <text:p/>
          </table:table-cell>
          <table:table-cell table:formula="of:=IF(ISNUMBER([.$B828]);ROUND(([$longitude.$B8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29]);POWER(2;[data.$B$8]) * (([.$A829]+180)/360);&quot;&quot;)">
            <text:p/>
          </table:table-cell>
          <table:table-cell table:formula="of:=IF(ISNUMBER([.$B829]);ROUND(([$longitude.$B8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0]);POWER(2;[data.$B$8]) * (([.$A830]+180)/360);&quot;&quot;)">
            <text:p/>
          </table:table-cell>
          <table:table-cell table:formula="of:=IF(ISNUMBER([.$B830]);ROUND(([$longitude.$B8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1]);POWER(2;[data.$B$8]) * (([.$A831]+180)/360);&quot;&quot;)">
            <text:p/>
          </table:table-cell>
          <table:table-cell table:formula="of:=IF(ISNUMBER([.$B831]);ROUND(([$longitude.$B8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2]);POWER(2;[data.$B$8]) * (([.$A832]+180)/360);&quot;&quot;)">
            <text:p/>
          </table:table-cell>
          <table:table-cell table:formula="of:=IF(ISNUMBER([.$B832]);ROUND(([$longitude.$B8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3]);POWER(2;[data.$B$8]) * (([.$A833]+180)/360);&quot;&quot;)">
            <text:p/>
          </table:table-cell>
          <table:table-cell table:formula="of:=IF(ISNUMBER([.$B833]);ROUND(([$longitude.$B8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4]);POWER(2;[data.$B$8]) * (([.$A834]+180)/360);&quot;&quot;)">
            <text:p/>
          </table:table-cell>
          <table:table-cell table:formula="of:=IF(ISNUMBER([.$B834]);ROUND(([$longitude.$B8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5]);POWER(2;[data.$B$8]) * (([.$A835]+180)/360);&quot;&quot;)">
            <text:p/>
          </table:table-cell>
          <table:table-cell table:formula="of:=IF(ISNUMBER([.$B835]);ROUND(([$longitude.$B8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6]);POWER(2;[data.$B$8]) * (([.$A836]+180)/360);&quot;&quot;)">
            <text:p/>
          </table:table-cell>
          <table:table-cell table:formula="of:=IF(ISNUMBER([.$B836]);ROUND(([$longitude.$B8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7]);POWER(2;[data.$B$8]) * (([.$A837]+180)/360);&quot;&quot;)">
            <text:p/>
          </table:table-cell>
          <table:table-cell table:formula="of:=IF(ISNUMBER([.$B837]);ROUND(([$longitude.$B8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8]);POWER(2;[data.$B$8]) * (([.$A838]+180)/360);&quot;&quot;)">
            <text:p/>
          </table:table-cell>
          <table:table-cell table:formula="of:=IF(ISNUMBER([.$B838]);ROUND(([$longitude.$B8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39]);POWER(2;[data.$B$8]) * (([.$A839]+180)/360);&quot;&quot;)">
            <text:p/>
          </table:table-cell>
          <table:table-cell table:formula="of:=IF(ISNUMBER([.$B839]);ROUND(([$longitude.$B8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0]);POWER(2;[data.$B$8]) * (([.$A840]+180)/360);&quot;&quot;)">
            <text:p/>
          </table:table-cell>
          <table:table-cell table:formula="of:=IF(ISNUMBER([.$B840]);ROUND(([$longitude.$B8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1]);POWER(2;[data.$B$8]) * (([.$A841]+180)/360);&quot;&quot;)">
            <text:p/>
          </table:table-cell>
          <table:table-cell table:formula="of:=IF(ISNUMBER([.$B841]);ROUND(([$longitude.$B8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2]);POWER(2;[data.$B$8]) * (([.$A842]+180)/360);&quot;&quot;)">
            <text:p/>
          </table:table-cell>
          <table:table-cell table:formula="of:=IF(ISNUMBER([.$B842]);ROUND(([$longitude.$B8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3]);POWER(2;[data.$B$8]) * (([.$A843]+180)/360);&quot;&quot;)">
            <text:p/>
          </table:table-cell>
          <table:table-cell table:formula="of:=IF(ISNUMBER([.$B843]);ROUND(([$longitude.$B8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4]);POWER(2;[data.$B$8]) * (([.$A844]+180)/360);&quot;&quot;)">
            <text:p/>
          </table:table-cell>
          <table:table-cell table:formula="of:=IF(ISNUMBER([.$B844]);ROUND(([$longitude.$B8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5]);POWER(2;[data.$B$8]) * (([.$A845]+180)/360);&quot;&quot;)">
            <text:p/>
          </table:table-cell>
          <table:table-cell table:formula="of:=IF(ISNUMBER([.$B845]);ROUND(([$longitude.$B8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6]);POWER(2;[data.$B$8]) * (([.$A846]+180)/360);&quot;&quot;)">
            <text:p/>
          </table:table-cell>
          <table:table-cell table:formula="of:=IF(ISNUMBER([.$B846]);ROUND(([$longitude.$B8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7]);POWER(2;[data.$B$8]) * (([.$A847]+180)/360);&quot;&quot;)">
            <text:p/>
          </table:table-cell>
          <table:table-cell table:formula="of:=IF(ISNUMBER([.$B847]);ROUND(([$longitude.$B8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8]);POWER(2;[data.$B$8]) * (([.$A848]+180)/360);&quot;&quot;)">
            <text:p/>
          </table:table-cell>
          <table:table-cell table:formula="of:=IF(ISNUMBER([.$B848]);ROUND(([$longitude.$B8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49]);POWER(2;[data.$B$8]) * (([.$A849]+180)/360);&quot;&quot;)">
            <text:p/>
          </table:table-cell>
          <table:table-cell table:formula="of:=IF(ISNUMBER([.$B849]);ROUND(([$longitude.$B8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0]);POWER(2;[data.$B$8]) * (([.$A850]+180)/360);&quot;&quot;)">
            <text:p/>
          </table:table-cell>
          <table:table-cell table:formula="of:=IF(ISNUMBER([.$B850]);ROUND(([$longitude.$B8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1]);POWER(2;[data.$B$8]) * (([.$A851]+180)/360);&quot;&quot;)">
            <text:p/>
          </table:table-cell>
          <table:table-cell table:formula="of:=IF(ISNUMBER([.$B851]);ROUND(([$longitude.$B8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2]);POWER(2;[data.$B$8]) * (([.$A852]+180)/360);&quot;&quot;)">
            <text:p/>
          </table:table-cell>
          <table:table-cell table:formula="of:=IF(ISNUMBER([.$B852]);ROUND(([$longitude.$B8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3]);POWER(2;[data.$B$8]) * (([.$A853]+180)/360);&quot;&quot;)">
            <text:p/>
          </table:table-cell>
          <table:table-cell table:formula="of:=IF(ISNUMBER([.$B853]);ROUND(([$longitude.$B8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4]);POWER(2;[data.$B$8]) * (([.$A854]+180)/360);&quot;&quot;)">
            <text:p/>
          </table:table-cell>
          <table:table-cell table:formula="of:=IF(ISNUMBER([.$B854]);ROUND(([$longitude.$B8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5]);POWER(2;[data.$B$8]) * (([.$A855]+180)/360);&quot;&quot;)">
            <text:p/>
          </table:table-cell>
          <table:table-cell table:formula="of:=IF(ISNUMBER([.$B855]);ROUND(([$longitude.$B8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6]);POWER(2;[data.$B$8]) * (([.$A856]+180)/360);&quot;&quot;)">
            <text:p/>
          </table:table-cell>
          <table:table-cell table:formula="of:=IF(ISNUMBER([.$B856]);ROUND(([$longitude.$B8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7]);POWER(2;[data.$B$8]) * (([.$A857]+180)/360);&quot;&quot;)">
            <text:p/>
          </table:table-cell>
          <table:table-cell table:formula="of:=IF(ISNUMBER([.$B857]);ROUND(([$longitude.$B8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8]);POWER(2;[data.$B$8]) * (([.$A858]+180)/360);&quot;&quot;)">
            <text:p/>
          </table:table-cell>
          <table:table-cell table:formula="of:=IF(ISNUMBER([.$B858]);ROUND(([$longitude.$B8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59]);POWER(2;[data.$B$8]) * (([.$A859]+180)/360);&quot;&quot;)">
            <text:p/>
          </table:table-cell>
          <table:table-cell table:formula="of:=IF(ISNUMBER([.$B859]);ROUND(([$longitude.$B8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0]);POWER(2;[data.$B$8]) * (([.$A860]+180)/360);&quot;&quot;)">
            <text:p/>
          </table:table-cell>
          <table:table-cell table:formula="of:=IF(ISNUMBER([.$B860]);ROUND(([$longitude.$B8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1]);POWER(2;[data.$B$8]) * (([.$A861]+180)/360);&quot;&quot;)">
            <text:p/>
          </table:table-cell>
          <table:table-cell table:formula="of:=IF(ISNUMBER([.$B861]);ROUND(([$longitude.$B8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2]);POWER(2;[data.$B$8]) * (([.$A862]+180)/360);&quot;&quot;)">
            <text:p/>
          </table:table-cell>
          <table:table-cell table:formula="of:=IF(ISNUMBER([.$B862]);ROUND(([$longitude.$B8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3]);POWER(2;[data.$B$8]) * (([.$A863]+180)/360);&quot;&quot;)">
            <text:p/>
          </table:table-cell>
          <table:table-cell table:formula="of:=IF(ISNUMBER([.$B863]);ROUND(([$longitude.$B8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4]);POWER(2;[data.$B$8]) * (([.$A864]+180)/360);&quot;&quot;)">
            <text:p/>
          </table:table-cell>
          <table:table-cell table:formula="of:=IF(ISNUMBER([.$B864]);ROUND(([$longitude.$B8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5]);POWER(2;[data.$B$8]) * (([.$A865]+180)/360);&quot;&quot;)">
            <text:p/>
          </table:table-cell>
          <table:table-cell table:formula="of:=IF(ISNUMBER([.$B865]);ROUND(([$longitude.$B8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6]);POWER(2;[data.$B$8]) * (([.$A866]+180)/360);&quot;&quot;)">
            <text:p/>
          </table:table-cell>
          <table:table-cell table:formula="of:=IF(ISNUMBER([.$B866]);ROUND(([$longitude.$B8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7]);POWER(2;[data.$B$8]) * (([.$A867]+180)/360);&quot;&quot;)">
            <text:p/>
          </table:table-cell>
          <table:table-cell table:formula="of:=IF(ISNUMBER([.$B867]);ROUND(([$longitude.$B8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8]);POWER(2;[data.$B$8]) * (([.$A868]+180)/360);&quot;&quot;)">
            <text:p/>
          </table:table-cell>
          <table:table-cell table:formula="of:=IF(ISNUMBER([.$B868]);ROUND(([$longitude.$B8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69]);POWER(2;[data.$B$8]) * (([.$A869]+180)/360);&quot;&quot;)">
            <text:p/>
          </table:table-cell>
          <table:table-cell table:formula="of:=IF(ISNUMBER([.$B869]);ROUND(([$longitude.$B8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0]);POWER(2;[data.$B$8]) * (([.$A870]+180)/360);&quot;&quot;)">
            <text:p/>
          </table:table-cell>
          <table:table-cell table:formula="of:=IF(ISNUMBER([.$B870]);ROUND(([$longitude.$B8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1]);POWER(2;[data.$B$8]) * (([.$A871]+180)/360);&quot;&quot;)">
            <text:p/>
          </table:table-cell>
          <table:table-cell table:formula="of:=IF(ISNUMBER([.$B871]);ROUND(([$longitude.$B8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2]);POWER(2;[data.$B$8]) * (([.$A872]+180)/360);&quot;&quot;)">
            <text:p/>
          </table:table-cell>
          <table:table-cell table:formula="of:=IF(ISNUMBER([.$B872]);ROUND(([$longitude.$B8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3]);POWER(2;[data.$B$8]) * (([.$A873]+180)/360);&quot;&quot;)">
            <text:p/>
          </table:table-cell>
          <table:table-cell table:formula="of:=IF(ISNUMBER([.$B873]);ROUND(([$longitude.$B8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4]);POWER(2;[data.$B$8]) * (([.$A874]+180)/360);&quot;&quot;)">
            <text:p/>
          </table:table-cell>
          <table:table-cell table:formula="of:=IF(ISNUMBER([.$B874]);ROUND(([$longitude.$B8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5]);POWER(2;[data.$B$8]) * (([.$A875]+180)/360);&quot;&quot;)">
            <text:p/>
          </table:table-cell>
          <table:table-cell table:formula="of:=IF(ISNUMBER([.$B875]);ROUND(([$longitude.$B8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6]);POWER(2;[data.$B$8]) * (([.$A876]+180)/360);&quot;&quot;)">
            <text:p/>
          </table:table-cell>
          <table:table-cell table:formula="of:=IF(ISNUMBER([.$B876]);ROUND(([$longitude.$B8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7]);POWER(2;[data.$B$8]) * (([.$A877]+180)/360);&quot;&quot;)">
            <text:p/>
          </table:table-cell>
          <table:table-cell table:formula="of:=IF(ISNUMBER([.$B877]);ROUND(([$longitude.$B8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8]);POWER(2;[data.$B$8]) * (([.$A878]+180)/360);&quot;&quot;)">
            <text:p/>
          </table:table-cell>
          <table:table-cell table:formula="of:=IF(ISNUMBER([.$B878]);ROUND(([$longitude.$B8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79]);POWER(2;[data.$B$8]) * (([.$A879]+180)/360);&quot;&quot;)">
            <text:p/>
          </table:table-cell>
          <table:table-cell table:formula="of:=IF(ISNUMBER([.$B879]);ROUND(([$longitude.$B8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0]);POWER(2;[data.$B$8]) * (([.$A880]+180)/360);&quot;&quot;)">
            <text:p/>
          </table:table-cell>
          <table:table-cell table:formula="of:=IF(ISNUMBER([.$B880]);ROUND(([$longitude.$B8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1]);POWER(2;[data.$B$8]) * (([.$A881]+180)/360);&quot;&quot;)">
            <text:p/>
          </table:table-cell>
          <table:table-cell table:formula="of:=IF(ISNUMBER([.$B881]);ROUND(([$longitude.$B8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2]);POWER(2;[data.$B$8]) * (([.$A882]+180)/360);&quot;&quot;)">
            <text:p/>
          </table:table-cell>
          <table:table-cell table:formula="of:=IF(ISNUMBER([.$B882]);ROUND(([$longitude.$B8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3]);POWER(2;[data.$B$8]) * (([.$A883]+180)/360);&quot;&quot;)">
            <text:p/>
          </table:table-cell>
          <table:table-cell table:formula="of:=IF(ISNUMBER([.$B883]);ROUND(([$longitude.$B8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4]);POWER(2;[data.$B$8]) * (([.$A884]+180)/360);&quot;&quot;)">
            <text:p/>
          </table:table-cell>
          <table:table-cell table:formula="of:=IF(ISNUMBER([.$B884]);ROUND(([$longitude.$B8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5]);POWER(2;[data.$B$8]) * (([.$A885]+180)/360);&quot;&quot;)">
            <text:p/>
          </table:table-cell>
          <table:table-cell table:formula="of:=IF(ISNUMBER([.$B885]);ROUND(([$longitude.$B8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6]);POWER(2;[data.$B$8]) * (([.$A886]+180)/360);&quot;&quot;)">
            <text:p/>
          </table:table-cell>
          <table:table-cell table:formula="of:=IF(ISNUMBER([.$B886]);ROUND(([$longitude.$B8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7]);POWER(2;[data.$B$8]) * (([.$A887]+180)/360);&quot;&quot;)">
            <text:p/>
          </table:table-cell>
          <table:table-cell table:formula="of:=IF(ISNUMBER([.$B887]);ROUND(([$longitude.$B8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8]);POWER(2;[data.$B$8]) * (([.$A888]+180)/360);&quot;&quot;)">
            <text:p/>
          </table:table-cell>
          <table:table-cell table:formula="of:=IF(ISNUMBER([.$B888]);ROUND(([$longitude.$B8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89]);POWER(2;[data.$B$8]) * (([.$A889]+180)/360);&quot;&quot;)">
            <text:p/>
          </table:table-cell>
          <table:table-cell table:formula="of:=IF(ISNUMBER([.$B889]);ROUND(([$longitude.$B8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0]);POWER(2;[data.$B$8]) * (([.$A890]+180)/360);&quot;&quot;)">
            <text:p/>
          </table:table-cell>
          <table:table-cell table:formula="of:=IF(ISNUMBER([.$B890]);ROUND(([$longitude.$B8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1]);POWER(2;[data.$B$8]) * (([.$A891]+180)/360);&quot;&quot;)">
            <text:p/>
          </table:table-cell>
          <table:table-cell table:formula="of:=IF(ISNUMBER([.$B891]);ROUND(([$longitude.$B8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2]);POWER(2;[data.$B$8]) * (([.$A892]+180)/360);&quot;&quot;)">
            <text:p/>
          </table:table-cell>
          <table:table-cell table:formula="of:=IF(ISNUMBER([.$B892]);ROUND(([$longitude.$B8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3]);POWER(2;[data.$B$8]) * (([.$A893]+180)/360);&quot;&quot;)">
            <text:p/>
          </table:table-cell>
          <table:table-cell table:formula="of:=IF(ISNUMBER([.$B893]);ROUND(([$longitude.$B8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4]);POWER(2;[data.$B$8]) * (([.$A894]+180)/360);&quot;&quot;)">
            <text:p/>
          </table:table-cell>
          <table:table-cell table:formula="of:=IF(ISNUMBER([.$B894]);ROUND(([$longitude.$B8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5]);POWER(2;[data.$B$8]) * (([.$A895]+180)/360);&quot;&quot;)">
            <text:p/>
          </table:table-cell>
          <table:table-cell table:formula="of:=IF(ISNUMBER([.$B895]);ROUND(([$longitude.$B8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6]);POWER(2;[data.$B$8]) * (([.$A896]+180)/360);&quot;&quot;)">
            <text:p/>
          </table:table-cell>
          <table:table-cell table:formula="of:=IF(ISNUMBER([.$B896]);ROUND(([$longitude.$B8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7]);POWER(2;[data.$B$8]) * (([.$A897]+180)/360);&quot;&quot;)">
            <text:p/>
          </table:table-cell>
          <table:table-cell table:formula="of:=IF(ISNUMBER([.$B897]);ROUND(([$longitude.$B8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8]);POWER(2;[data.$B$8]) * (([.$A898]+180)/360);&quot;&quot;)">
            <text:p/>
          </table:table-cell>
          <table:table-cell table:formula="of:=IF(ISNUMBER([.$B898]);ROUND(([$longitude.$B8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899]);POWER(2;[data.$B$8]) * (([.$A899]+180)/360);&quot;&quot;)">
            <text:p/>
          </table:table-cell>
          <table:table-cell table:formula="of:=IF(ISNUMBER([.$B899]);ROUND(([$longitude.$B8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0]);POWER(2;[data.$B$8]) * (([.$A900]+180)/360);&quot;&quot;)">
            <text:p/>
          </table:table-cell>
          <table:table-cell table:formula="of:=IF(ISNUMBER([.$B900]);ROUND(([$longitude.$B9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1]);POWER(2;[data.$B$8]) * (([.$A901]+180)/360);&quot;&quot;)">
            <text:p/>
          </table:table-cell>
          <table:table-cell table:formula="of:=IF(ISNUMBER([.$B901]);ROUND(([$longitude.$B90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2]);POWER(2;[data.$B$8]) * (([.$A902]+180)/360);&quot;&quot;)">
            <text:p/>
          </table:table-cell>
          <table:table-cell table:formula="of:=IF(ISNUMBER([.$B902]);ROUND(([$longitude.$B90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3]);POWER(2;[data.$B$8]) * (([.$A903]+180)/360);&quot;&quot;)">
            <text:p/>
          </table:table-cell>
          <table:table-cell table:formula="of:=IF(ISNUMBER([.$B903]);ROUND(([$longitude.$B90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4]);POWER(2;[data.$B$8]) * (([.$A904]+180)/360);&quot;&quot;)">
            <text:p/>
          </table:table-cell>
          <table:table-cell table:formula="of:=IF(ISNUMBER([.$B904]);ROUND(([$longitude.$B90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5]);POWER(2;[data.$B$8]) * (([.$A905]+180)/360);&quot;&quot;)">
            <text:p/>
          </table:table-cell>
          <table:table-cell table:formula="of:=IF(ISNUMBER([.$B905]);ROUND(([$longitude.$B90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6]);POWER(2;[data.$B$8]) * (([.$A906]+180)/360);&quot;&quot;)">
            <text:p/>
          </table:table-cell>
          <table:table-cell table:formula="of:=IF(ISNUMBER([.$B906]);ROUND(([$longitude.$B90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7]);POWER(2;[data.$B$8]) * (([.$A907]+180)/360);&quot;&quot;)">
            <text:p/>
          </table:table-cell>
          <table:table-cell table:formula="of:=IF(ISNUMBER([.$B907]);ROUND(([$longitude.$B90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8]);POWER(2;[data.$B$8]) * (([.$A908]+180)/360);&quot;&quot;)">
            <text:p/>
          </table:table-cell>
          <table:table-cell table:formula="of:=IF(ISNUMBER([.$B908]);ROUND(([$longitude.$B90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09]);POWER(2;[data.$B$8]) * (([.$A909]+180)/360);&quot;&quot;)">
            <text:p/>
          </table:table-cell>
          <table:table-cell table:formula="of:=IF(ISNUMBER([.$B909]);ROUND(([$longitude.$B90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0]);POWER(2;[data.$B$8]) * (([.$A910]+180)/360);&quot;&quot;)">
            <text:p/>
          </table:table-cell>
          <table:table-cell table:formula="of:=IF(ISNUMBER([.$B910]);ROUND(([$longitude.$B91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1]);POWER(2;[data.$B$8]) * (([.$A911]+180)/360);&quot;&quot;)">
            <text:p/>
          </table:table-cell>
          <table:table-cell table:formula="of:=IF(ISNUMBER([.$B911]);ROUND(([$longitude.$B91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2]);POWER(2;[data.$B$8]) * (([.$A912]+180)/360);&quot;&quot;)">
            <text:p/>
          </table:table-cell>
          <table:table-cell table:formula="of:=IF(ISNUMBER([.$B912]);ROUND(([$longitude.$B91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3]);POWER(2;[data.$B$8]) * (([.$A913]+180)/360);&quot;&quot;)">
            <text:p/>
          </table:table-cell>
          <table:table-cell table:formula="of:=IF(ISNUMBER([.$B913]);ROUND(([$longitude.$B91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4]);POWER(2;[data.$B$8]) * (([.$A914]+180)/360);&quot;&quot;)">
            <text:p/>
          </table:table-cell>
          <table:table-cell table:formula="of:=IF(ISNUMBER([.$B914]);ROUND(([$longitude.$B91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5]);POWER(2;[data.$B$8]) * (([.$A915]+180)/360);&quot;&quot;)">
            <text:p/>
          </table:table-cell>
          <table:table-cell table:formula="of:=IF(ISNUMBER([.$B915]);ROUND(([$longitude.$B91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6]);POWER(2;[data.$B$8]) * (([.$A916]+180)/360);&quot;&quot;)">
            <text:p/>
          </table:table-cell>
          <table:table-cell table:formula="of:=IF(ISNUMBER([.$B916]);ROUND(([$longitude.$B91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7]);POWER(2;[data.$B$8]) * (([.$A917]+180)/360);&quot;&quot;)">
            <text:p/>
          </table:table-cell>
          <table:table-cell table:formula="of:=IF(ISNUMBER([.$B917]);ROUND(([$longitude.$B91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8]);POWER(2;[data.$B$8]) * (([.$A918]+180)/360);&quot;&quot;)">
            <text:p/>
          </table:table-cell>
          <table:table-cell table:formula="of:=IF(ISNUMBER([.$B918]);ROUND(([$longitude.$B91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19]);POWER(2;[data.$B$8]) * (([.$A919]+180)/360);&quot;&quot;)">
            <text:p/>
          </table:table-cell>
          <table:table-cell table:formula="of:=IF(ISNUMBER([.$B919]);ROUND(([$longitude.$B91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0]);POWER(2;[data.$B$8]) * (([.$A920]+180)/360);&quot;&quot;)">
            <text:p/>
          </table:table-cell>
          <table:table-cell table:formula="of:=IF(ISNUMBER([.$B920]);ROUND(([$longitude.$B92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1]);POWER(2;[data.$B$8]) * (([.$A921]+180)/360);&quot;&quot;)">
            <text:p/>
          </table:table-cell>
          <table:table-cell table:formula="of:=IF(ISNUMBER([.$B921]);ROUND(([$longitude.$B92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2]);POWER(2;[data.$B$8]) * (([.$A922]+180)/360);&quot;&quot;)">
            <text:p/>
          </table:table-cell>
          <table:table-cell table:formula="of:=IF(ISNUMBER([.$B922]);ROUND(([$longitude.$B92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3]);POWER(2;[data.$B$8]) * (([.$A923]+180)/360);&quot;&quot;)">
            <text:p/>
          </table:table-cell>
          <table:table-cell table:formula="of:=IF(ISNUMBER([.$B923]);ROUND(([$longitude.$B92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4]);POWER(2;[data.$B$8]) * (([.$A924]+180)/360);&quot;&quot;)">
            <text:p/>
          </table:table-cell>
          <table:table-cell table:formula="of:=IF(ISNUMBER([.$B924]);ROUND(([$longitude.$B92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5]);POWER(2;[data.$B$8]) * (([.$A925]+180)/360);&quot;&quot;)">
            <text:p/>
          </table:table-cell>
          <table:table-cell table:formula="of:=IF(ISNUMBER([.$B925]);ROUND(([$longitude.$B92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6]);POWER(2;[data.$B$8]) * (([.$A926]+180)/360);&quot;&quot;)">
            <text:p/>
          </table:table-cell>
          <table:table-cell table:formula="of:=IF(ISNUMBER([.$B926]);ROUND(([$longitude.$B92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7]);POWER(2;[data.$B$8]) * (([.$A927]+180)/360);&quot;&quot;)">
            <text:p/>
          </table:table-cell>
          <table:table-cell table:formula="of:=IF(ISNUMBER([.$B927]);ROUND(([$longitude.$B92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8]);POWER(2;[data.$B$8]) * (([.$A928]+180)/360);&quot;&quot;)">
            <text:p/>
          </table:table-cell>
          <table:table-cell table:formula="of:=IF(ISNUMBER([.$B928]);ROUND(([$longitude.$B92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29]);POWER(2;[data.$B$8]) * (([.$A929]+180)/360);&quot;&quot;)">
            <text:p/>
          </table:table-cell>
          <table:table-cell table:formula="of:=IF(ISNUMBER([.$B929]);ROUND(([$longitude.$B92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0]);POWER(2;[data.$B$8]) * (([.$A930]+180)/360);&quot;&quot;)">
            <text:p/>
          </table:table-cell>
          <table:table-cell table:formula="of:=IF(ISNUMBER([.$B930]);ROUND(([$longitude.$B93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1]);POWER(2;[data.$B$8]) * (([.$A931]+180)/360);&quot;&quot;)">
            <text:p/>
          </table:table-cell>
          <table:table-cell table:formula="of:=IF(ISNUMBER([.$B931]);ROUND(([$longitude.$B93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2]);POWER(2;[data.$B$8]) * (([.$A932]+180)/360);&quot;&quot;)">
            <text:p/>
          </table:table-cell>
          <table:table-cell table:formula="of:=IF(ISNUMBER([.$B932]);ROUND(([$longitude.$B93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3]);POWER(2;[data.$B$8]) * (([.$A933]+180)/360);&quot;&quot;)">
            <text:p/>
          </table:table-cell>
          <table:table-cell table:formula="of:=IF(ISNUMBER([.$B933]);ROUND(([$longitude.$B93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4]);POWER(2;[data.$B$8]) * (([.$A934]+180)/360);&quot;&quot;)">
            <text:p/>
          </table:table-cell>
          <table:table-cell table:formula="of:=IF(ISNUMBER([.$B934]);ROUND(([$longitude.$B93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5]);POWER(2;[data.$B$8]) * (([.$A935]+180)/360);&quot;&quot;)">
            <text:p/>
          </table:table-cell>
          <table:table-cell table:formula="of:=IF(ISNUMBER([.$B935]);ROUND(([$longitude.$B93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6]);POWER(2;[data.$B$8]) * (([.$A936]+180)/360);&quot;&quot;)">
            <text:p/>
          </table:table-cell>
          <table:table-cell table:formula="of:=IF(ISNUMBER([.$B936]);ROUND(([$longitude.$B93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7]);POWER(2;[data.$B$8]) * (([.$A937]+180)/360);&quot;&quot;)">
            <text:p/>
          </table:table-cell>
          <table:table-cell table:formula="of:=IF(ISNUMBER([.$B937]);ROUND(([$longitude.$B93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8]);POWER(2;[data.$B$8]) * (([.$A938]+180)/360);&quot;&quot;)">
            <text:p/>
          </table:table-cell>
          <table:table-cell table:formula="of:=IF(ISNUMBER([.$B938]);ROUND(([$longitude.$B93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39]);POWER(2;[data.$B$8]) * (([.$A939]+180)/360);&quot;&quot;)">
            <text:p/>
          </table:table-cell>
          <table:table-cell table:formula="of:=IF(ISNUMBER([.$B939]);ROUND(([$longitude.$B93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0]);POWER(2;[data.$B$8]) * (([.$A940]+180)/360);&quot;&quot;)">
            <text:p/>
          </table:table-cell>
          <table:table-cell table:formula="of:=IF(ISNUMBER([.$B940]);ROUND(([$longitude.$B94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1]);POWER(2;[data.$B$8]) * (([.$A941]+180)/360);&quot;&quot;)">
            <text:p/>
          </table:table-cell>
          <table:table-cell table:formula="of:=IF(ISNUMBER([.$B941]);ROUND(([$longitude.$B94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2]);POWER(2;[data.$B$8]) * (([.$A942]+180)/360);&quot;&quot;)">
            <text:p/>
          </table:table-cell>
          <table:table-cell table:formula="of:=IF(ISNUMBER([.$B942]);ROUND(([$longitude.$B94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3]);POWER(2;[data.$B$8]) * (([.$A943]+180)/360);&quot;&quot;)">
            <text:p/>
          </table:table-cell>
          <table:table-cell table:formula="of:=IF(ISNUMBER([.$B943]);ROUND(([$longitude.$B94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4]);POWER(2;[data.$B$8]) * (([.$A944]+180)/360);&quot;&quot;)">
            <text:p/>
          </table:table-cell>
          <table:table-cell table:formula="of:=IF(ISNUMBER([.$B944]);ROUND(([$longitude.$B94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5]);POWER(2;[data.$B$8]) * (([.$A945]+180)/360);&quot;&quot;)">
            <text:p/>
          </table:table-cell>
          <table:table-cell table:formula="of:=IF(ISNUMBER([.$B945]);ROUND(([$longitude.$B94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6]);POWER(2;[data.$B$8]) * (([.$A946]+180)/360);&quot;&quot;)">
            <text:p/>
          </table:table-cell>
          <table:table-cell table:formula="of:=IF(ISNUMBER([.$B946]);ROUND(([$longitude.$B94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7]);POWER(2;[data.$B$8]) * (([.$A947]+180)/360);&quot;&quot;)">
            <text:p/>
          </table:table-cell>
          <table:table-cell table:formula="of:=IF(ISNUMBER([.$B947]);ROUND(([$longitude.$B94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8]);POWER(2;[data.$B$8]) * (([.$A948]+180)/360);&quot;&quot;)">
            <text:p/>
          </table:table-cell>
          <table:table-cell table:formula="of:=IF(ISNUMBER([.$B948]);ROUND(([$longitude.$B94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49]);POWER(2;[data.$B$8]) * (([.$A949]+180)/360);&quot;&quot;)">
            <text:p/>
          </table:table-cell>
          <table:table-cell table:formula="of:=IF(ISNUMBER([.$B949]);ROUND(([$longitude.$B94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0]);POWER(2;[data.$B$8]) * (([.$A950]+180)/360);&quot;&quot;)">
            <text:p/>
          </table:table-cell>
          <table:table-cell table:formula="of:=IF(ISNUMBER([.$B950]);ROUND(([$longitude.$B95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1]);POWER(2;[data.$B$8]) * (([.$A951]+180)/360);&quot;&quot;)">
            <text:p/>
          </table:table-cell>
          <table:table-cell table:formula="of:=IF(ISNUMBER([.$B951]);ROUND(([$longitude.$B95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2]);POWER(2;[data.$B$8]) * (([.$A952]+180)/360);&quot;&quot;)">
            <text:p/>
          </table:table-cell>
          <table:table-cell table:formula="of:=IF(ISNUMBER([.$B952]);ROUND(([$longitude.$B95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3]);POWER(2;[data.$B$8]) * (([.$A953]+180)/360);&quot;&quot;)">
            <text:p/>
          </table:table-cell>
          <table:table-cell table:formula="of:=IF(ISNUMBER([.$B953]);ROUND(([$longitude.$B95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4]);POWER(2;[data.$B$8]) * (([.$A954]+180)/360);&quot;&quot;)">
            <text:p/>
          </table:table-cell>
          <table:table-cell table:formula="of:=IF(ISNUMBER([.$B954]);ROUND(([$longitude.$B95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5]);POWER(2;[data.$B$8]) * (([.$A955]+180)/360);&quot;&quot;)">
            <text:p/>
          </table:table-cell>
          <table:table-cell table:formula="of:=IF(ISNUMBER([.$B955]);ROUND(([$longitude.$B95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6]);POWER(2;[data.$B$8]) * (([.$A956]+180)/360);&quot;&quot;)">
            <text:p/>
          </table:table-cell>
          <table:table-cell table:formula="of:=IF(ISNUMBER([.$B956]);ROUND(([$longitude.$B95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7]);POWER(2;[data.$B$8]) * (([.$A957]+180)/360);&quot;&quot;)">
            <text:p/>
          </table:table-cell>
          <table:table-cell table:formula="of:=IF(ISNUMBER([.$B957]);ROUND(([$longitude.$B95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8]);POWER(2;[data.$B$8]) * (([.$A958]+180)/360);&quot;&quot;)">
            <text:p/>
          </table:table-cell>
          <table:table-cell table:formula="of:=IF(ISNUMBER([.$B958]);ROUND(([$longitude.$B95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59]);POWER(2;[data.$B$8]) * (([.$A959]+180)/360);&quot;&quot;)">
            <text:p/>
          </table:table-cell>
          <table:table-cell table:formula="of:=IF(ISNUMBER([.$B959]);ROUND(([$longitude.$B95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0]);POWER(2;[data.$B$8]) * (([.$A960]+180)/360);&quot;&quot;)">
            <text:p/>
          </table:table-cell>
          <table:table-cell table:formula="of:=IF(ISNUMBER([.$B960]);ROUND(([$longitude.$B96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1]);POWER(2;[data.$B$8]) * (([.$A961]+180)/360);&quot;&quot;)">
            <text:p/>
          </table:table-cell>
          <table:table-cell table:formula="of:=IF(ISNUMBER([.$B961]);ROUND(([$longitude.$B96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2]);POWER(2;[data.$B$8]) * (([.$A962]+180)/360);&quot;&quot;)">
            <text:p/>
          </table:table-cell>
          <table:table-cell table:formula="of:=IF(ISNUMBER([.$B962]);ROUND(([$longitude.$B96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3]);POWER(2;[data.$B$8]) * (([.$A963]+180)/360);&quot;&quot;)">
            <text:p/>
          </table:table-cell>
          <table:table-cell table:formula="of:=IF(ISNUMBER([.$B963]);ROUND(([$longitude.$B96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4]);POWER(2;[data.$B$8]) * (([.$A964]+180)/360);&quot;&quot;)">
            <text:p/>
          </table:table-cell>
          <table:table-cell table:formula="of:=IF(ISNUMBER([.$B964]);ROUND(([$longitude.$B96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5]);POWER(2;[data.$B$8]) * (([.$A965]+180)/360);&quot;&quot;)">
            <text:p/>
          </table:table-cell>
          <table:table-cell table:formula="of:=IF(ISNUMBER([.$B965]);ROUND(([$longitude.$B96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6]);POWER(2;[data.$B$8]) * (([.$A966]+180)/360);&quot;&quot;)">
            <text:p/>
          </table:table-cell>
          <table:table-cell table:formula="of:=IF(ISNUMBER([.$B966]);ROUND(([$longitude.$B96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7]);POWER(2;[data.$B$8]) * (([.$A967]+180)/360);&quot;&quot;)">
            <text:p/>
          </table:table-cell>
          <table:table-cell table:formula="of:=IF(ISNUMBER([.$B967]);ROUND(([$longitude.$B96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8]);POWER(2;[data.$B$8]) * (([.$A968]+180)/360);&quot;&quot;)">
            <text:p/>
          </table:table-cell>
          <table:table-cell table:formula="of:=IF(ISNUMBER([.$B968]);ROUND(([$longitude.$B96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69]);POWER(2;[data.$B$8]) * (([.$A969]+180)/360);&quot;&quot;)">
            <text:p/>
          </table:table-cell>
          <table:table-cell table:formula="of:=IF(ISNUMBER([.$B969]);ROUND(([$longitude.$B96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0]);POWER(2;[data.$B$8]) * (([.$A970]+180)/360);&quot;&quot;)">
            <text:p/>
          </table:table-cell>
          <table:table-cell table:formula="of:=IF(ISNUMBER([.$B970]);ROUND(([$longitude.$B97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1]);POWER(2;[data.$B$8]) * (([.$A971]+180)/360);&quot;&quot;)">
            <text:p/>
          </table:table-cell>
          <table:table-cell table:formula="of:=IF(ISNUMBER([.$B971]);ROUND(([$longitude.$B97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2]);POWER(2;[data.$B$8]) * (([.$A972]+180)/360);&quot;&quot;)">
            <text:p/>
          </table:table-cell>
          <table:table-cell table:formula="of:=IF(ISNUMBER([.$B972]);ROUND(([$longitude.$B97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3]);POWER(2;[data.$B$8]) * (([.$A973]+180)/360);&quot;&quot;)">
            <text:p/>
          </table:table-cell>
          <table:table-cell table:formula="of:=IF(ISNUMBER([.$B973]);ROUND(([$longitude.$B97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4]);POWER(2;[data.$B$8]) * (([.$A974]+180)/360);&quot;&quot;)">
            <text:p/>
          </table:table-cell>
          <table:table-cell table:formula="of:=IF(ISNUMBER([.$B974]);ROUND(([$longitude.$B97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5]);POWER(2;[data.$B$8]) * (([.$A975]+180)/360);&quot;&quot;)">
            <text:p/>
          </table:table-cell>
          <table:table-cell table:formula="of:=IF(ISNUMBER([.$B975]);ROUND(([$longitude.$B97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6]);POWER(2;[data.$B$8]) * (([.$A976]+180)/360);&quot;&quot;)">
            <text:p/>
          </table:table-cell>
          <table:table-cell table:formula="of:=IF(ISNUMBER([.$B976]);ROUND(([$longitude.$B97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7]);POWER(2;[data.$B$8]) * (([.$A977]+180)/360);&quot;&quot;)">
            <text:p/>
          </table:table-cell>
          <table:table-cell table:formula="of:=IF(ISNUMBER([.$B977]);ROUND(([$longitude.$B97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8]);POWER(2;[data.$B$8]) * (([.$A978]+180)/360);&quot;&quot;)">
            <text:p/>
          </table:table-cell>
          <table:table-cell table:formula="of:=IF(ISNUMBER([.$B978]);ROUND(([$longitude.$B97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79]);POWER(2;[data.$B$8]) * (([.$A979]+180)/360);&quot;&quot;)">
            <text:p/>
          </table:table-cell>
          <table:table-cell table:formula="of:=IF(ISNUMBER([.$B979]);ROUND(([$longitude.$B97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0]);POWER(2;[data.$B$8]) * (([.$A980]+180)/360);&quot;&quot;)">
            <text:p/>
          </table:table-cell>
          <table:table-cell table:formula="of:=IF(ISNUMBER([.$B980]);ROUND(([$longitude.$B98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1]);POWER(2;[data.$B$8]) * (([.$A981]+180)/360);&quot;&quot;)">
            <text:p/>
          </table:table-cell>
          <table:table-cell table:formula="of:=IF(ISNUMBER([.$B981]);ROUND(([$longitude.$B98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2]);POWER(2;[data.$B$8]) * (([.$A982]+180)/360);&quot;&quot;)">
            <text:p/>
          </table:table-cell>
          <table:table-cell table:formula="of:=IF(ISNUMBER([.$B982]);ROUND(([$longitude.$B98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3]);POWER(2;[data.$B$8]) * (([.$A983]+180)/360);&quot;&quot;)">
            <text:p/>
          </table:table-cell>
          <table:table-cell table:formula="of:=IF(ISNUMBER([.$B983]);ROUND(([$longitude.$B98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4]);POWER(2;[data.$B$8]) * (([.$A984]+180)/360);&quot;&quot;)">
            <text:p/>
          </table:table-cell>
          <table:table-cell table:formula="of:=IF(ISNUMBER([.$B984]);ROUND(([$longitude.$B98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5]);POWER(2;[data.$B$8]) * (([.$A985]+180)/360);&quot;&quot;)">
            <text:p/>
          </table:table-cell>
          <table:table-cell table:formula="of:=IF(ISNUMBER([.$B985]);ROUND(([$longitude.$B98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6]);POWER(2;[data.$B$8]) * (([.$A986]+180)/360);&quot;&quot;)">
            <text:p/>
          </table:table-cell>
          <table:table-cell table:formula="of:=IF(ISNUMBER([.$B986]);ROUND(([$longitude.$B98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7]);POWER(2;[data.$B$8]) * (([.$A987]+180)/360);&quot;&quot;)">
            <text:p/>
          </table:table-cell>
          <table:table-cell table:formula="of:=IF(ISNUMBER([.$B987]);ROUND(([$longitude.$B98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8]);POWER(2;[data.$B$8]) * (([.$A988]+180)/360);&quot;&quot;)">
            <text:p/>
          </table:table-cell>
          <table:table-cell table:formula="of:=IF(ISNUMBER([.$B988]);ROUND(([$longitude.$B98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89]);POWER(2;[data.$B$8]) * (([.$A989]+180)/360);&quot;&quot;)">
            <text:p/>
          </table:table-cell>
          <table:table-cell table:formula="of:=IF(ISNUMBER([.$B989]);ROUND(([$longitude.$B98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0]);POWER(2;[data.$B$8]) * (([.$A990]+180)/360);&quot;&quot;)">
            <text:p/>
          </table:table-cell>
          <table:table-cell table:formula="of:=IF(ISNUMBER([.$B990]);ROUND(([$longitude.$B99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1]);POWER(2;[data.$B$8]) * (([.$A991]+180)/360);&quot;&quot;)">
            <text:p/>
          </table:table-cell>
          <table:table-cell table:formula="of:=IF(ISNUMBER([.$B991]);ROUND(([$longitude.$B991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2]);POWER(2;[data.$B$8]) * (([.$A992]+180)/360);&quot;&quot;)">
            <text:p/>
          </table:table-cell>
          <table:table-cell table:formula="of:=IF(ISNUMBER([.$B992]);ROUND(([$longitude.$B992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3]);POWER(2;[data.$B$8]) * (([.$A993]+180)/360);&quot;&quot;)">
            <text:p/>
          </table:table-cell>
          <table:table-cell table:formula="of:=IF(ISNUMBER([.$B993]);ROUND(([$longitude.$B993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4]);POWER(2;[data.$B$8]) * (([.$A994]+180)/360);&quot;&quot;)">
            <text:p/>
          </table:table-cell>
          <table:table-cell table:formula="of:=IF(ISNUMBER([.$B994]);ROUND(([$longitude.$B994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5]);POWER(2;[data.$B$8]) * (([.$A995]+180)/360);&quot;&quot;)">
            <text:p/>
          </table:table-cell>
          <table:table-cell table:formula="of:=IF(ISNUMBER([.$B995]);ROUND(([$longitude.$B995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6]);POWER(2;[data.$B$8]) * (([.$A996]+180)/360);&quot;&quot;)">
            <text:p/>
          </table:table-cell>
          <table:table-cell table:formula="of:=IF(ISNUMBER([.$B996]);ROUND(([$longitude.$B996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7]);POWER(2;[data.$B$8]) * (([.$A997]+180)/360);&quot;&quot;)">
            <text:p/>
          </table:table-cell>
          <table:table-cell table:formula="of:=IF(ISNUMBER([.$B997]);ROUND(([$longitude.$B997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8]);POWER(2;[data.$B$8]) * (([.$A998]+180)/360);&quot;&quot;)">
            <text:p/>
          </table:table-cell>
          <table:table-cell table:formula="of:=IF(ISNUMBER([.$B998]);ROUND(([$longitude.$B998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999]);POWER(2;[data.$B$8]) * (([.$A999]+180)/360);&quot;&quot;)">
            <text:p/>
          </table:table-cell>
          <table:table-cell table:formula="of:=IF(ISNUMBER([.$B999]);ROUND(([$longitude.$B999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00]);POWER(2;[data.$B$8]) * (([.$A1000]+180)/360);&quot;&quot;)">
            <text:p/>
          </table:table-cell>
          <table:table-cell table:formula="of:=IF(ISNUMBER([.$B1000]);ROUND(([$longitude.$B1000]-[data.$B$2])*[data.$B$6];3);&quot;&quot;)">
            <text:p/>
          </table:table-cell>
          <table:table-cell/>
        </table:table-row>
        <table:table-row table:style-name="ro1">
          <table:table-cell/>
          <table:table-cell table:formula="of:=IF(ISNUMBER([.$A1001]);POWER(2;[data.$B$8]) * (([.$A1001]+180)/360);&quot;&quot;)">
            <text:p/>
          </table:table-cell>
          <table:table-cell table:formula="of:=IF(ISNUMBER([.$B1001]);ROUND(([$longitude.$B1001]-[data.$B$2])*[data.$B$6];3);&quot;&quot;)">
            <text:p/>
          </table:table-cell>
          <table:table-cell/>
        </table:table-row>
      </table:table>
      <table:table table:name="latitude" table:style-name="ta1" table:protected="true">
        <loext:table-protection loext:select-unprotected-cells="true"/>
        <table:table-column table:style-name="co8" table:default-cell-style-name="ce7"/>
        <table:table-column table:style-name="co7" table:visibility="collapse" table:default-cell-style-name="ce12"/>
        <table:table-column table:style-name="co5" table:visibility="collapse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ce11" office:value-type="string" calcext:value-type="string">
            <text:p>Latitude [°]</text:p>
          </table:table-cell>
          <table:table-cell table:style-name="ce11" office:value-type="string" calcext:value-type="string">
            <text:p>rad</text:p>
          </table:table-cell>
          <table:table-cell table:style-name="ce11" office:value-type="string" calcext:value-type="string">
            <text:p>y</text:p>
          </table:table-cell>
          <table:table-cell table:style-name="ce11" office:value-type="string" calcext:value-type="string">
            <text:p>image offset [mm]</text:p>
          </table:table-cell>
          <table:table-cell table:style-name="ce14" office:value-type="string" calcext:value-type="string">
            <text:p>comment</text:p>
          </table:table-cell>
        </table:table-row>
        <table:table-row table:style-name="ro1">
          <table:table-cell table:style-name="Default" table:formula="of:=66+33/60+45.8/3600" office:value-type="float" office:value="66.5627222222222" calcext:value-type="float">
            <text:p>66,5627222222</text:p>
          </table:table-cell>
          <table:table-cell table:style-name="Default" table:formula="of:=RADIANS([.$A2])" office:value-type="float" office:value="1.16173866186817" calcext:value-type="float">
            <text:p>1,1617386619</text:p>
          </table:table-cell>
          <table:table-cell table:formula="of:=IF(ISNUMBER([.$B2]);POWER(2;[data.$B$8]-1) * (1 - LN(TAN([.$B2])+(1/COS([.$B2])))/PI());&quot;&quot;)" office:value-type="float" office:value="63.9116573224603" calcext:value-type="float">
            <text:p>63,9116573225</text:p>
          </table:table-cell>
          <table:table-cell table:formula="of:=IF(ISNUMBER([.$C2]);ROUND(([data.$C$3]+1-[$latitude.$C2])*[data.$C$6];3);&quot;&quot;)" office:value-type="float" office:value="173.89" calcext:value-type="float">
            <text:p>173,89</text:p>
          </table:table-cell>
          <table:table-cell office:value-type="string" calcext:value-type="string">
            <text:p>Arctic Circle</text:p>
          </table:table-cell>
        </table:table-row>
        <table:table-row table:style-name="ro1">
          <table:table-cell table:style-name="Default" table:formula="of:=23 + 26/60 + 14.2/3600" office:value-type="float" office:value="23.4372777777778" calcext:value-type="float">
            <text:p>23,4372777778</text:p>
          </table:table-cell>
          <table:table-cell table:style-name="Default" table:formula="of:=RADIANS([.$A3])" office:value-type="float" office:value="0.409057664926722" calcext:value-type="float">
            <text:p>0,4090576649</text:p>
          </table:table-cell>
          <table:table-cell table:formula="of:=IF(ISNUMBER([.$B3]);POWER(2;[data.$B$8]-1) * (1 - LN(TAN([.$B3])+(1/COS([.$B3])))/PI());&quot;&quot;)" office:value-type="float" office:value="110.8482540702" calcext:value-type="float">
            <text:p>110,8482540702</text:p>
          </table:table-cell>
          <table:table-cell table:formula="of:=IF(ISNUMBER([.$C3]);ROUND(([data.$C$3]+1-[$latitude.$C3])*[data.$C$6];3);&quot;&quot;)" office:value-type="float" office:value="-232.405" calcext:value-type="float">
            <text:p>-232,405</text:p>
          </table:table-cell>
          <table:table-cell office:value-type="string" calcext:value-type="string">
            <text:p>Tropic of Cancer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ADIANS([.$A4])" office:value-type="float" office:value="0" calcext:value-type="float">
            <text:p>0</text:p>
          </table:table-cell>
          <table:table-cell table:formula="of:=IF(ISNUMBER([.$B4]);POWER(2;[data.$B$8]-1) * (1 - LN(TAN([.$B4])+(1/COS([.$B4])))/PI());&quot;&quot;)" office:value-type="float" office:value="128" calcext:value-type="float">
            <text:p>128</text:p>
          </table:table-cell>
          <table:table-cell table:formula="of:=IF(ISNUMBER([.$C4]);ROUND(([data.$C$3]+1-[$latitude.$C4])*[data.$C$6];3);&quot;&quot;)" office:value-type="float" office:value="-380.875" calcext:value-type="float">
            <text:p>-380,875</text:p>
          </table:table-cell>
          <table:table-cell office:value-type="string" calcext:value-type="string">
            <text:p>Equator</text:p>
          </table:table-cell>
        </table:table-row>
        <table:table-row table:style-name="ro1">
          <table:table-cell table:style-name="Default" table:formula="of:=-(23 + 26/60 + 14.2/3600)" office:value-type="float" office:value="-23.4372777777778" calcext:value-type="float">
            <text:p>-23,4372777778</text:p>
          </table:table-cell>
          <table:table-cell table:style-name="Default" table:formula="of:=RADIANS([.$A5])" office:value-type="float" office:value="-0.409057664926722" calcext:value-type="float">
            <text:p>-0,4090576649</text:p>
          </table:table-cell>
          <table:table-cell table:formula="of:=IF(ISNUMBER([.$B5]);POWER(2;[data.$B$8]-1) * (1 - LN(TAN([.$B5])+(1/COS([.$B5])))/PI());&quot;&quot;)" office:value-type="float" office:value="145.151745929801" calcext:value-type="float">
            <text:p>145,1517459298</text:p>
          </table:table-cell>
          <table:table-cell table:formula="of:=IF(ISNUMBER([.$C5]);ROUND(([data.$C$3]+1-[$latitude.$C5])*[data.$C$6];3);&quot;&quot;)" office:value-type="float" office:value="-529.345" calcext:value-type="float">
            <text:p>-529,345</text:p>
          </table:table-cell>
          <table:table-cell office:value-type="string" calcext:value-type="string">
            <text:p>Tropic of Capricorn</text:p>
          </table:table-cell>
        </table:table-row>
        <table:table-row table:style-name="ro1">
          <table:table-cell table:style-name="Default" table:formula="of:=-(66+33/60+45.8/3600)" office:value-type="float" office:value="-66.5627222222222" calcext:value-type="float">
            <text:p>-66,5627222222</text:p>
          </table:table-cell>
          <table:table-cell table:style-name="Default" table:formula="of:=RADIANS([.$A6])" office:value-type="float" office:value="-1.16173866186817" calcext:value-type="float">
            <text:p>-1,1617386619</text:p>
          </table:table-cell>
          <table:table-cell table:formula="of:=IF(ISNUMBER([.$B6]);POWER(2;[data.$B$8]-1) * (1 - LN(TAN([.$B6])+(1/COS([.$B6])))/PI());&quot;&quot;)" office:value-type="float" office:value="192.08834267754" calcext:value-type="float">
            <text:p>192,0883426775</text:p>
          </table:table-cell>
          <table:table-cell table:formula="of:=IF(ISNUMBER([.$C6]);ROUND(([data.$C$3]+1-[$latitude.$C6])*[data.$C$6];3);&quot;&quot;)" office:value-type="float" office:value="-935.64" calcext:value-type="float">
            <text:p>-935,64</text:p>
          </table:table-cell>
          <table:table-cell office:value-type="string" calcext:value-type="string">
            <text:p>antarctic circ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NUMBER([.$A7]);RADIANS([.$A7]);&quot;&quot;)" office:value-type="float" office:value="0.174532925199433" calcext:value-type="float">
            <text:p>0,1745329252</text:p>
          </table:table-cell>
          <table:table-cell table:formula="of:=IF(ISNUMBER([.$B7]);POWER(2;[data.$B$8]-1) * (1 - LN(TAN([.$B7])+(1/COS([.$B7])))/PI());&quot;&quot;)" office:value-type="float" office:value="120.852508688619" calcext:value-type="float">
            <text:p>120,8525086886</text:p>
          </table:table-cell>
          <table:table-cell table:formula="of:=IF(ISNUMBER([.$C7]);ROUND(([data.$C$3]+1-[$latitude.$C7])*[data.$C$6];3);&quot;&quot;)" office:value-type="float" office:value="-319.005" calcext:value-type="float">
            <text:p>-319,005</text:p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F(ISNUMBER([.$A8]);RADIANS([.$A8]);&quot;&quot;)" office:value-type="float" office:value="-0.174532925199433" calcext:value-type="float">
            <text:p>-0,1745329252</text:p>
          </table:table-cell>
          <table:table-cell table:formula="of:=IF(ISNUMBER([.$B8]);POWER(2;[data.$B$8]-1) * (1 - LN(TAN([.$B8])+(1/COS([.$B8])))/PI());&quot;&quot;)" office:value-type="float" office:value="135.147491311381" calcext:value-type="float">
            <text:p>135,1474913114</text:p>
          </table:table-cell>
          <table:table-cell table:formula="of:=IF(ISNUMBER([.$C8]);ROUND(([data.$C$3]+1-[$latitude.$C8])*[data.$C$6];3);&quot;&quot;)" office:value-type="float" office:value="-442.745" calcext:value-type="float">
            <text:p>-442,745</text:p>
          </table:table-cell>
          <table:table-cell/>
        </table:table-row>
        <table:table-row table:style-name="ro1">
          <table:table-cell/>
          <table:table-cell table:formula="of:=IF(ISNUMBER([.$A9]);RADIANS([.$A9]);&quot;&quot;)">
            <text:p/>
          </table:table-cell>
          <table:table-cell table:formula="of:=IF(ISNUMBER([.$B9]);POWER(2;[data.$B$8]-1) * (1 - LN(TAN([.$B9])+(1/COS([.$B9])))/PI());&quot;&quot;)">
            <text:p/>
          </table:table-cell>
          <table:table-cell table:formula="of:=IF(ISNUMBER([.$C9]);ROUND(([data.$C$3]+1-[$latitude.$C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]);RADIANS([.$A10]);&quot;&quot;)">
            <text:p/>
          </table:table-cell>
          <table:table-cell table:formula="of:=IF(ISNUMBER([.$B10]);POWER(2;[data.$B$8]-1) * (1 - LN(TAN([.$B10])+(1/COS([.$B10])))/PI());&quot;&quot;)">
            <text:p/>
          </table:table-cell>
          <table:table-cell table:formula="of:=IF(ISNUMBER([.$C10]);ROUND(([data.$C$3]+1-[$latitude.$C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]);RADIANS([.$A11]);&quot;&quot;)">
            <text:p/>
          </table:table-cell>
          <table:table-cell table:formula="of:=IF(ISNUMBER([.$B11]);POWER(2;[data.$B$8]-1) * (1 - LN(TAN([.$B11])+(1/COS([.$B11])))/PI());&quot;&quot;)">
            <text:p/>
          </table:table-cell>
          <table:table-cell table:formula="of:=IF(ISNUMBER([.$C11]);ROUND(([data.$C$3]+1-[$latitude.$C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]);RADIANS([.$A12]);&quot;&quot;)">
            <text:p/>
          </table:table-cell>
          <table:table-cell table:formula="of:=IF(ISNUMBER([.$B12]);POWER(2;[data.$B$8]-1) * (1 - LN(TAN([.$B12])+(1/COS([.$B12])))/PI());&quot;&quot;)">
            <text:p/>
          </table:table-cell>
          <table:table-cell table:formula="of:=IF(ISNUMBER([.$C12]);ROUND(([data.$C$3]+1-[$latitude.$C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]);RADIANS([.$A13]);&quot;&quot;)">
            <text:p/>
          </table:table-cell>
          <table:table-cell table:formula="of:=IF(ISNUMBER([.$B13]);POWER(2;[data.$B$8]-1) * (1 - LN(TAN([.$B13])+(1/COS([.$B13])))/PI());&quot;&quot;)">
            <text:p/>
          </table:table-cell>
          <table:table-cell table:formula="of:=IF(ISNUMBER([.$C13]);ROUND(([data.$C$3]+1-[$latitude.$C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]);RADIANS([.$A14]);&quot;&quot;)">
            <text:p/>
          </table:table-cell>
          <table:table-cell table:formula="of:=IF(ISNUMBER([.$B14]);POWER(2;[data.$B$8]-1) * (1 - LN(TAN([.$B14])+(1/COS([.$B14])))/PI());&quot;&quot;)">
            <text:p/>
          </table:table-cell>
          <table:table-cell table:formula="of:=IF(ISNUMBER([.$C14]);ROUND(([data.$C$3]+1-[$latitude.$C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]);RADIANS([.$A15]);&quot;&quot;)">
            <text:p/>
          </table:table-cell>
          <table:table-cell table:formula="of:=IF(ISNUMBER([.$B15]);POWER(2;[data.$B$8]-1) * (1 - LN(TAN([.$B15])+(1/COS([.$B15])))/PI());&quot;&quot;)">
            <text:p/>
          </table:table-cell>
          <table:table-cell table:formula="of:=IF(ISNUMBER([.$C15]);ROUND(([data.$C$3]+1-[$latitude.$C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]);RADIANS([.$A16]);&quot;&quot;)">
            <text:p/>
          </table:table-cell>
          <table:table-cell table:formula="of:=IF(ISNUMBER([.$B16]);POWER(2;[data.$B$8]-1) * (1 - LN(TAN([.$B16])+(1/COS([.$B16])))/PI());&quot;&quot;)">
            <text:p/>
          </table:table-cell>
          <table:table-cell table:formula="of:=IF(ISNUMBER([.$C16]);ROUND(([data.$C$3]+1-[$latitude.$C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]);RADIANS([.$A17]);&quot;&quot;)">
            <text:p/>
          </table:table-cell>
          <table:table-cell table:formula="of:=IF(ISNUMBER([.$B17]);POWER(2;[data.$B$8]-1) * (1 - LN(TAN([.$B17])+(1/COS([.$B17])))/PI());&quot;&quot;)">
            <text:p/>
          </table:table-cell>
          <table:table-cell table:formula="of:=IF(ISNUMBER([.$C17]);ROUND(([data.$C$3]+1-[$latitude.$C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]);RADIANS([.$A18]);&quot;&quot;)">
            <text:p/>
          </table:table-cell>
          <table:table-cell table:formula="of:=IF(ISNUMBER([.$B18]);POWER(2;[data.$B$8]-1) * (1 - LN(TAN([.$B18])+(1/COS([.$B18])))/PI());&quot;&quot;)">
            <text:p/>
          </table:table-cell>
          <table:table-cell table:formula="of:=IF(ISNUMBER([.$C18]);ROUND(([data.$C$3]+1-[$latitude.$C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]);RADIANS([.$A19]);&quot;&quot;)">
            <text:p/>
          </table:table-cell>
          <table:table-cell table:formula="of:=IF(ISNUMBER([.$B19]);POWER(2;[data.$B$8]-1) * (1 - LN(TAN([.$B19])+(1/COS([.$B19])))/PI());&quot;&quot;)">
            <text:p/>
          </table:table-cell>
          <table:table-cell table:formula="of:=IF(ISNUMBER([.$C19]);ROUND(([data.$C$3]+1-[$latitude.$C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]);RADIANS([.$A20]);&quot;&quot;)">
            <text:p/>
          </table:table-cell>
          <table:table-cell table:formula="of:=IF(ISNUMBER([.$B20]);POWER(2;[data.$B$8]-1) * (1 - LN(TAN([.$B20])+(1/COS([.$B20])))/PI());&quot;&quot;)">
            <text:p/>
          </table:table-cell>
          <table:table-cell table:formula="of:=IF(ISNUMBER([.$C20]);ROUND(([data.$C$3]+1-[$latitude.$C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]);RADIANS([.$A21]);&quot;&quot;)">
            <text:p/>
          </table:table-cell>
          <table:table-cell table:formula="of:=IF(ISNUMBER([.$B21]);POWER(2;[data.$B$8]-1) * (1 - LN(TAN([.$B21])+(1/COS([.$B21])))/PI());&quot;&quot;)">
            <text:p/>
          </table:table-cell>
          <table:table-cell table:formula="of:=IF(ISNUMBER([.$C21]);ROUND(([data.$C$3]+1-[$latitude.$C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]);RADIANS([.$A22]);&quot;&quot;)">
            <text:p/>
          </table:table-cell>
          <table:table-cell table:formula="of:=IF(ISNUMBER([.$B22]);POWER(2;[data.$B$8]-1) * (1 - LN(TAN([.$B22])+(1/COS([.$B22])))/PI());&quot;&quot;)">
            <text:p/>
          </table:table-cell>
          <table:table-cell table:formula="of:=IF(ISNUMBER([.$C22]);ROUND(([data.$C$3]+1-[$latitude.$C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]);RADIANS([.$A23]);&quot;&quot;)">
            <text:p/>
          </table:table-cell>
          <table:table-cell table:formula="of:=IF(ISNUMBER([.$B23]);POWER(2;[data.$B$8]-1) * (1 - LN(TAN([.$B23])+(1/COS([.$B23])))/PI());&quot;&quot;)">
            <text:p/>
          </table:table-cell>
          <table:table-cell table:formula="of:=IF(ISNUMBER([.$C23]);ROUND(([data.$C$3]+1-[$latitude.$C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]);RADIANS([.$A24]);&quot;&quot;)">
            <text:p/>
          </table:table-cell>
          <table:table-cell table:formula="of:=IF(ISNUMBER([.$B24]);POWER(2;[data.$B$8]-1) * (1 - LN(TAN([.$B24])+(1/COS([.$B24])))/PI());&quot;&quot;)">
            <text:p/>
          </table:table-cell>
          <table:table-cell table:formula="of:=IF(ISNUMBER([.$C24]);ROUND(([data.$C$3]+1-[$latitude.$C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]);RADIANS([.$A25]);&quot;&quot;)">
            <text:p/>
          </table:table-cell>
          <table:table-cell table:formula="of:=IF(ISNUMBER([.$B25]);POWER(2;[data.$B$8]-1) * (1 - LN(TAN([.$B25])+(1/COS([.$B25])))/PI());&quot;&quot;)">
            <text:p/>
          </table:table-cell>
          <table:table-cell table:formula="of:=IF(ISNUMBER([.$C25]);ROUND(([data.$C$3]+1-[$latitude.$C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]);RADIANS([.$A26]);&quot;&quot;)">
            <text:p/>
          </table:table-cell>
          <table:table-cell table:formula="of:=IF(ISNUMBER([.$B26]);POWER(2;[data.$B$8]-1) * (1 - LN(TAN([.$B26])+(1/COS([.$B26])))/PI());&quot;&quot;)">
            <text:p/>
          </table:table-cell>
          <table:table-cell table:formula="of:=IF(ISNUMBER([.$C26]);ROUND(([data.$C$3]+1-[$latitude.$C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]);RADIANS([.$A27]);&quot;&quot;)">
            <text:p/>
          </table:table-cell>
          <table:table-cell table:formula="of:=IF(ISNUMBER([.$B27]);POWER(2;[data.$B$8]-1) * (1 - LN(TAN([.$B27])+(1/COS([.$B27])))/PI());&quot;&quot;)">
            <text:p/>
          </table:table-cell>
          <table:table-cell table:formula="of:=IF(ISNUMBER([.$C27]);ROUND(([data.$C$3]+1-[$latitude.$C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]);RADIANS([.$A28]);&quot;&quot;)">
            <text:p/>
          </table:table-cell>
          <table:table-cell table:formula="of:=IF(ISNUMBER([.$B28]);POWER(2;[data.$B$8]-1) * (1 - LN(TAN([.$B28])+(1/COS([.$B28])))/PI());&quot;&quot;)">
            <text:p/>
          </table:table-cell>
          <table:table-cell table:formula="of:=IF(ISNUMBER([.$C28]);ROUND(([data.$C$3]+1-[$latitude.$C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]);RADIANS([.$A29]);&quot;&quot;)">
            <text:p/>
          </table:table-cell>
          <table:table-cell table:formula="of:=IF(ISNUMBER([.$B29]);POWER(2;[data.$B$8]-1) * (1 - LN(TAN([.$B29])+(1/COS([.$B29])))/PI());&quot;&quot;)">
            <text:p/>
          </table:table-cell>
          <table:table-cell table:formula="of:=IF(ISNUMBER([.$C29]);ROUND(([data.$C$3]+1-[$latitude.$C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]);RADIANS([.$A30]);&quot;&quot;)">
            <text:p/>
          </table:table-cell>
          <table:table-cell table:formula="of:=IF(ISNUMBER([.$B30]);POWER(2;[data.$B$8]-1) * (1 - LN(TAN([.$B30])+(1/COS([.$B30])))/PI());&quot;&quot;)">
            <text:p/>
          </table:table-cell>
          <table:table-cell table:formula="of:=IF(ISNUMBER([.$C30]);ROUND(([data.$C$3]+1-[$latitude.$C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]);RADIANS([.$A31]);&quot;&quot;)">
            <text:p/>
          </table:table-cell>
          <table:table-cell table:formula="of:=IF(ISNUMBER([.$B31]);POWER(2;[data.$B$8]-1) * (1 - LN(TAN([.$B31])+(1/COS([.$B31])))/PI());&quot;&quot;)">
            <text:p/>
          </table:table-cell>
          <table:table-cell table:formula="of:=IF(ISNUMBER([.$C31]);ROUND(([data.$C$3]+1-[$latitude.$C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]);RADIANS([.$A32]);&quot;&quot;)">
            <text:p/>
          </table:table-cell>
          <table:table-cell table:formula="of:=IF(ISNUMBER([.$B32]);POWER(2;[data.$B$8]-1) * (1 - LN(TAN([.$B32])+(1/COS([.$B32])))/PI());&quot;&quot;)">
            <text:p/>
          </table:table-cell>
          <table:table-cell table:formula="of:=IF(ISNUMBER([.$C32]);ROUND(([data.$C$3]+1-[$latitude.$C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]);RADIANS([.$A33]);&quot;&quot;)">
            <text:p/>
          </table:table-cell>
          <table:table-cell table:formula="of:=IF(ISNUMBER([.$B33]);POWER(2;[data.$B$8]-1) * (1 - LN(TAN([.$B33])+(1/COS([.$B33])))/PI());&quot;&quot;)">
            <text:p/>
          </table:table-cell>
          <table:table-cell table:formula="of:=IF(ISNUMBER([.$C33]);ROUND(([data.$C$3]+1-[$latitude.$C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]);RADIANS([.$A34]);&quot;&quot;)">
            <text:p/>
          </table:table-cell>
          <table:table-cell table:formula="of:=IF(ISNUMBER([.$B34]);POWER(2;[data.$B$8]-1) * (1 - LN(TAN([.$B34])+(1/COS([.$B34])))/PI());&quot;&quot;)">
            <text:p/>
          </table:table-cell>
          <table:table-cell table:formula="of:=IF(ISNUMBER([.$C34]);ROUND(([data.$C$3]+1-[$latitude.$C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]);RADIANS([.$A35]);&quot;&quot;)">
            <text:p/>
          </table:table-cell>
          <table:table-cell table:formula="of:=IF(ISNUMBER([.$B35]);POWER(2;[data.$B$8]-1) * (1 - LN(TAN([.$B35])+(1/COS([.$B35])))/PI());&quot;&quot;)">
            <text:p/>
          </table:table-cell>
          <table:table-cell table:formula="of:=IF(ISNUMBER([.$C35]);ROUND(([data.$C$3]+1-[$latitude.$C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]);RADIANS([.$A36]);&quot;&quot;)">
            <text:p/>
          </table:table-cell>
          <table:table-cell table:formula="of:=IF(ISNUMBER([.$B36]);POWER(2;[data.$B$8]-1) * (1 - LN(TAN([.$B36])+(1/COS([.$B36])))/PI());&quot;&quot;)">
            <text:p/>
          </table:table-cell>
          <table:table-cell table:formula="of:=IF(ISNUMBER([.$C36]);ROUND(([data.$C$3]+1-[$latitude.$C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]);RADIANS([.$A37]);&quot;&quot;)">
            <text:p/>
          </table:table-cell>
          <table:table-cell table:formula="of:=IF(ISNUMBER([.$B37]);POWER(2;[data.$B$8]-1) * (1 - LN(TAN([.$B37])+(1/COS([.$B37])))/PI());&quot;&quot;)">
            <text:p/>
          </table:table-cell>
          <table:table-cell table:formula="of:=IF(ISNUMBER([.$C37]);ROUND(([data.$C$3]+1-[$latitude.$C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]);RADIANS([.$A38]);&quot;&quot;)">
            <text:p/>
          </table:table-cell>
          <table:table-cell table:formula="of:=IF(ISNUMBER([.$B38]);POWER(2;[data.$B$8]-1) * (1 - LN(TAN([.$B38])+(1/COS([.$B38])))/PI());&quot;&quot;)">
            <text:p/>
          </table:table-cell>
          <table:table-cell table:formula="of:=IF(ISNUMBER([.$C38]);ROUND(([data.$C$3]+1-[$latitude.$C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]);RADIANS([.$A39]);&quot;&quot;)">
            <text:p/>
          </table:table-cell>
          <table:table-cell table:formula="of:=IF(ISNUMBER([.$B39]);POWER(2;[data.$B$8]-1) * (1 - LN(TAN([.$B39])+(1/COS([.$B39])))/PI());&quot;&quot;)">
            <text:p/>
          </table:table-cell>
          <table:table-cell table:formula="of:=IF(ISNUMBER([.$C39]);ROUND(([data.$C$3]+1-[$latitude.$C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]);RADIANS([.$A40]);&quot;&quot;)">
            <text:p/>
          </table:table-cell>
          <table:table-cell table:formula="of:=IF(ISNUMBER([.$B40]);POWER(2;[data.$B$8]-1) * (1 - LN(TAN([.$B40])+(1/COS([.$B40])))/PI());&quot;&quot;)">
            <text:p/>
          </table:table-cell>
          <table:table-cell table:formula="of:=IF(ISNUMBER([.$C40]);ROUND(([data.$C$3]+1-[$latitude.$C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]);RADIANS([.$A41]);&quot;&quot;)">
            <text:p/>
          </table:table-cell>
          <table:table-cell table:formula="of:=IF(ISNUMBER([.$B41]);POWER(2;[data.$B$8]-1) * (1 - LN(TAN([.$B41])+(1/COS([.$B41])))/PI());&quot;&quot;)">
            <text:p/>
          </table:table-cell>
          <table:table-cell table:formula="of:=IF(ISNUMBER([.$C41]);ROUND(([data.$C$3]+1-[$latitude.$C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]);RADIANS([.$A42]);&quot;&quot;)">
            <text:p/>
          </table:table-cell>
          <table:table-cell table:formula="of:=IF(ISNUMBER([.$B42]);POWER(2;[data.$B$8]-1) * (1 - LN(TAN([.$B42])+(1/COS([.$B42])))/PI());&quot;&quot;)">
            <text:p/>
          </table:table-cell>
          <table:table-cell table:formula="of:=IF(ISNUMBER([.$C42]);ROUND(([data.$C$3]+1-[$latitude.$C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]);RADIANS([.$A43]);&quot;&quot;)">
            <text:p/>
          </table:table-cell>
          <table:table-cell table:formula="of:=IF(ISNUMBER([.$B43]);POWER(2;[data.$B$8]-1) * (1 - LN(TAN([.$B43])+(1/COS([.$B43])))/PI());&quot;&quot;)">
            <text:p/>
          </table:table-cell>
          <table:table-cell table:formula="of:=IF(ISNUMBER([.$C43]);ROUND(([data.$C$3]+1-[$latitude.$C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]);RADIANS([.$A44]);&quot;&quot;)">
            <text:p/>
          </table:table-cell>
          <table:table-cell table:formula="of:=IF(ISNUMBER([.$B44]);POWER(2;[data.$B$8]-1) * (1 - LN(TAN([.$B44])+(1/COS([.$B44])))/PI());&quot;&quot;)">
            <text:p/>
          </table:table-cell>
          <table:table-cell table:formula="of:=IF(ISNUMBER([.$C44]);ROUND(([data.$C$3]+1-[$latitude.$C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]);RADIANS([.$A45]);&quot;&quot;)">
            <text:p/>
          </table:table-cell>
          <table:table-cell table:formula="of:=IF(ISNUMBER([.$B45]);POWER(2;[data.$B$8]-1) * (1 - LN(TAN([.$B45])+(1/COS([.$B45])))/PI());&quot;&quot;)">
            <text:p/>
          </table:table-cell>
          <table:table-cell table:formula="of:=IF(ISNUMBER([.$C45]);ROUND(([data.$C$3]+1-[$latitude.$C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]);RADIANS([.$A46]);&quot;&quot;)">
            <text:p/>
          </table:table-cell>
          <table:table-cell table:formula="of:=IF(ISNUMBER([.$B46]);POWER(2;[data.$B$8]-1) * (1 - LN(TAN([.$B46])+(1/COS([.$B46])))/PI());&quot;&quot;)">
            <text:p/>
          </table:table-cell>
          <table:table-cell table:formula="of:=IF(ISNUMBER([.$C46]);ROUND(([data.$C$3]+1-[$latitude.$C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]);RADIANS([.$A47]);&quot;&quot;)">
            <text:p/>
          </table:table-cell>
          <table:table-cell table:formula="of:=IF(ISNUMBER([.$B47]);POWER(2;[data.$B$8]-1) * (1 - LN(TAN([.$B47])+(1/COS([.$B47])))/PI());&quot;&quot;)">
            <text:p/>
          </table:table-cell>
          <table:table-cell table:formula="of:=IF(ISNUMBER([.$C47]);ROUND(([data.$C$3]+1-[$latitude.$C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]);RADIANS([.$A48]);&quot;&quot;)">
            <text:p/>
          </table:table-cell>
          <table:table-cell table:formula="of:=IF(ISNUMBER([.$B48]);POWER(2;[data.$B$8]-1) * (1 - LN(TAN([.$B48])+(1/COS([.$B48])))/PI());&quot;&quot;)">
            <text:p/>
          </table:table-cell>
          <table:table-cell table:formula="of:=IF(ISNUMBER([.$C48]);ROUND(([data.$C$3]+1-[$latitude.$C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]);RADIANS([.$A49]);&quot;&quot;)">
            <text:p/>
          </table:table-cell>
          <table:table-cell table:formula="of:=IF(ISNUMBER([.$B49]);POWER(2;[data.$B$8]-1) * (1 - LN(TAN([.$B49])+(1/COS([.$B49])))/PI());&quot;&quot;)">
            <text:p/>
          </table:table-cell>
          <table:table-cell table:formula="of:=IF(ISNUMBER([.$C49]);ROUND(([data.$C$3]+1-[$latitude.$C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]);RADIANS([.$A50]);&quot;&quot;)">
            <text:p/>
          </table:table-cell>
          <table:table-cell table:formula="of:=IF(ISNUMBER([.$B50]);POWER(2;[data.$B$8]-1) * (1 - LN(TAN([.$B50])+(1/COS([.$B50])))/PI());&quot;&quot;)">
            <text:p/>
          </table:table-cell>
          <table:table-cell table:formula="of:=IF(ISNUMBER([.$C50]);ROUND(([data.$C$3]+1-[$latitude.$C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]);RADIANS([.$A51]);&quot;&quot;)">
            <text:p/>
          </table:table-cell>
          <table:table-cell table:formula="of:=IF(ISNUMBER([.$B51]);POWER(2;[data.$B$8]-1) * (1 - LN(TAN([.$B51])+(1/COS([.$B51])))/PI());&quot;&quot;)">
            <text:p/>
          </table:table-cell>
          <table:table-cell table:formula="of:=IF(ISNUMBER([.$C51]);ROUND(([data.$C$3]+1-[$latitude.$C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]);RADIANS([.$A52]);&quot;&quot;)">
            <text:p/>
          </table:table-cell>
          <table:table-cell table:formula="of:=IF(ISNUMBER([.$B52]);POWER(2;[data.$B$8]-1) * (1 - LN(TAN([.$B52])+(1/COS([.$B52])))/PI());&quot;&quot;)">
            <text:p/>
          </table:table-cell>
          <table:table-cell table:formula="of:=IF(ISNUMBER([.$C52]);ROUND(([data.$C$3]+1-[$latitude.$C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]);RADIANS([.$A53]);&quot;&quot;)">
            <text:p/>
          </table:table-cell>
          <table:table-cell table:formula="of:=IF(ISNUMBER([.$B53]);POWER(2;[data.$B$8]-1) * (1 - LN(TAN([.$B53])+(1/COS([.$B53])))/PI());&quot;&quot;)">
            <text:p/>
          </table:table-cell>
          <table:table-cell table:formula="of:=IF(ISNUMBER([.$C53]);ROUND(([data.$C$3]+1-[$latitude.$C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]);RADIANS([.$A54]);&quot;&quot;)">
            <text:p/>
          </table:table-cell>
          <table:table-cell table:formula="of:=IF(ISNUMBER([.$B54]);POWER(2;[data.$B$8]-1) * (1 - LN(TAN([.$B54])+(1/COS([.$B54])))/PI());&quot;&quot;)">
            <text:p/>
          </table:table-cell>
          <table:table-cell table:formula="of:=IF(ISNUMBER([.$C54]);ROUND(([data.$C$3]+1-[$latitude.$C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]);RADIANS([.$A55]);&quot;&quot;)">
            <text:p/>
          </table:table-cell>
          <table:table-cell table:formula="of:=IF(ISNUMBER([.$B55]);POWER(2;[data.$B$8]-1) * (1 - LN(TAN([.$B55])+(1/COS([.$B55])))/PI());&quot;&quot;)">
            <text:p/>
          </table:table-cell>
          <table:table-cell table:formula="of:=IF(ISNUMBER([.$C55]);ROUND(([data.$C$3]+1-[$latitude.$C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]);RADIANS([.$A56]);&quot;&quot;)">
            <text:p/>
          </table:table-cell>
          <table:table-cell table:formula="of:=IF(ISNUMBER([.$B56]);POWER(2;[data.$B$8]-1) * (1 - LN(TAN([.$B56])+(1/COS([.$B56])))/PI());&quot;&quot;)">
            <text:p/>
          </table:table-cell>
          <table:table-cell table:formula="of:=IF(ISNUMBER([.$C56]);ROUND(([data.$C$3]+1-[$latitude.$C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]);RADIANS([.$A57]);&quot;&quot;)">
            <text:p/>
          </table:table-cell>
          <table:table-cell table:formula="of:=IF(ISNUMBER([.$B57]);POWER(2;[data.$B$8]-1) * (1 - LN(TAN([.$B57])+(1/COS([.$B57])))/PI());&quot;&quot;)">
            <text:p/>
          </table:table-cell>
          <table:table-cell table:formula="of:=IF(ISNUMBER([.$C57]);ROUND(([data.$C$3]+1-[$latitude.$C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]);RADIANS([.$A58]);&quot;&quot;)">
            <text:p/>
          </table:table-cell>
          <table:table-cell table:formula="of:=IF(ISNUMBER([.$B58]);POWER(2;[data.$B$8]-1) * (1 - LN(TAN([.$B58])+(1/COS([.$B58])))/PI());&quot;&quot;)">
            <text:p/>
          </table:table-cell>
          <table:table-cell table:formula="of:=IF(ISNUMBER([.$C58]);ROUND(([data.$C$3]+1-[$latitude.$C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]);RADIANS([.$A59]);&quot;&quot;)">
            <text:p/>
          </table:table-cell>
          <table:table-cell table:formula="of:=IF(ISNUMBER([.$B59]);POWER(2;[data.$B$8]-1) * (1 - LN(TAN([.$B59])+(1/COS([.$B59])))/PI());&quot;&quot;)">
            <text:p/>
          </table:table-cell>
          <table:table-cell table:formula="of:=IF(ISNUMBER([.$C59]);ROUND(([data.$C$3]+1-[$latitude.$C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]);RADIANS([.$A60]);&quot;&quot;)">
            <text:p/>
          </table:table-cell>
          <table:table-cell table:formula="of:=IF(ISNUMBER([.$B60]);POWER(2;[data.$B$8]-1) * (1 - LN(TAN([.$B60])+(1/COS([.$B60])))/PI());&quot;&quot;)">
            <text:p/>
          </table:table-cell>
          <table:table-cell table:formula="of:=IF(ISNUMBER([.$C60]);ROUND(([data.$C$3]+1-[$latitude.$C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]);RADIANS([.$A61]);&quot;&quot;)">
            <text:p/>
          </table:table-cell>
          <table:table-cell table:formula="of:=IF(ISNUMBER([.$B61]);POWER(2;[data.$B$8]-1) * (1 - LN(TAN([.$B61])+(1/COS([.$B61])))/PI());&quot;&quot;)">
            <text:p/>
          </table:table-cell>
          <table:table-cell table:formula="of:=IF(ISNUMBER([.$C61]);ROUND(([data.$C$3]+1-[$latitude.$C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]);RADIANS([.$A62]);&quot;&quot;)">
            <text:p/>
          </table:table-cell>
          <table:table-cell table:formula="of:=IF(ISNUMBER([.$B62]);POWER(2;[data.$B$8]-1) * (1 - LN(TAN([.$B62])+(1/COS([.$B62])))/PI());&quot;&quot;)">
            <text:p/>
          </table:table-cell>
          <table:table-cell table:formula="of:=IF(ISNUMBER([.$C62]);ROUND(([data.$C$3]+1-[$latitude.$C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]);RADIANS([.$A63]);&quot;&quot;)">
            <text:p/>
          </table:table-cell>
          <table:table-cell table:formula="of:=IF(ISNUMBER([.$B63]);POWER(2;[data.$B$8]-1) * (1 - LN(TAN([.$B63])+(1/COS([.$B63])))/PI());&quot;&quot;)">
            <text:p/>
          </table:table-cell>
          <table:table-cell table:formula="of:=IF(ISNUMBER([.$C63]);ROUND(([data.$C$3]+1-[$latitude.$C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]);RADIANS([.$A64]);&quot;&quot;)">
            <text:p/>
          </table:table-cell>
          <table:table-cell table:formula="of:=IF(ISNUMBER([.$B64]);POWER(2;[data.$B$8]-1) * (1 - LN(TAN([.$B64])+(1/COS([.$B64])))/PI());&quot;&quot;)">
            <text:p/>
          </table:table-cell>
          <table:table-cell table:formula="of:=IF(ISNUMBER([.$C64]);ROUND(([data.$C$3]+1-[$latitude.$C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]);RADIANS([.$A65]);&quot;&quot;)">
            <text:p/>
          </table:table-cell>
          <table:table-cell table:formula="of:=IF(ISNUMBER([.$B65]);POWER(2;[data.$B$8]-1) * (1 - LN(TAN([.$B65])+(1/COS([.$B65])))/PI());&quot;&quot;)">
            <text:p/>
          </table:table-cell>
          <table:table-cell table:formula="of:=IF(ISNUMBER([.$C65]);ROUND(([data.$C$3]+1-[$latitude.$C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]);RADIANS([.$A66]);&quot;&quot;)">
            <text:p/>
          </table:table-cell>
          <table:table-cell table:formula="of:=IF(ISNUMBER([.$B66]);POWER(2;[data.$B$8]-1) * (1 - LN(TAN([.$B66])+(1/COS([.$B66])))/PI());&quot;&quot;)">
            <text:p/>
          </table:table-cell>
          <table:table-cell table:formula="of:=IF(ISNUMBER([.$C66]);ROUND(([data.$C$3]+1-[$latitude.$C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]);RADIANS([.$A67]);&quot;&quot;)">
            <text:p/>
          </table:table-cell>
          <table:table-cell table:formula="of:=IF(ISNUMBER([.$B67]);POWER(2;[data.$B$8]-1) * (1 - LN(TAN([.$B67])+(1/COS([.$B67])))/PI());&quot;&quot;)">
            <text:p/>
          </table:table-cell>
          <table:table-cell table:formula="of:=IF(ISNUMBER([.$C67]);ROUND(([data.$C$3]+1-[$latitude.$C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]);RADIANS([.$A68]);&quot;&quot;)">
            <text:p/>
          </table:table-cell>
          <table:table-cell table:formula="of:=IF(ISNUMBER([.$B68]);POWER(2;[data.$B$8]-1) * (1 - LN(TAN([.$B68])+(1/COS([.$B68])))/PI());&quot;&quot;)">
            <text:p/>
          </table:table-cell>
          <table:table-cell table:formula="of:=IF(ISNUMBER([.$C68]);ROUND(([data.$C$3]+1-[$latitude.$C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]);RADIANS([.$A69]);&quot;&quot;)">
            <text:p/>
          </table:table-cell>
          <table:table-cell table:formula="of:=IF(ISNUMBER([.$B69]);POWER(2;[data.$B$8]-1) * (1 - LN(TAN([.$B69])+(1/COS([.$B69])))/PI());&quot;&quot;)">
            <text:p/>
          </table:table-cell>
          <table:table-cell table:formula="of:=IF(ISNUMBER([.$C69]);ROUND(([data.$C$3]+1-[$latitude.$C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]);RADIANS([.$A70]);&quot;&quot;)">
            <text:p/>
          </table:table-cell>
          <table:table-cell table:formula="of:=IF(ISNUMBER([.$B70]);POWER(2;[data.$B$8]-1) * (1 - LN(TAN([.$B70])+(1/COS([.$B70])))/PI());&quot;&quot;)">
            <text:p/>
          </table:table-cell>
          <table:table-cell table:formula="of:=IF(ISNUMBER([.$C70]);ROUND(([data.$C$3]+1-[$latitude.$C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]);RADIANS([.$A71]);&quot;&quot;)">
            <text:p/>
          </table:table-cell>
          <table:table-cell table:formula="of:=IF(ISNUMBER([.$B71]);POWER(2;[data.$B$8]-1) * (1 - LN(TAN([.$B71])+(1/COS([.$B71])))/PI());&quot;&quot;)">
            <text:p/>
          </table:table-cell>
          <table:table-cell table:formula="of:=IF(ISNUMBER([.$C71]);ROUND(([data.$C$3]+1-[$latitude.$C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]);RADIANS([.$A72]);&quot;&quot;)">
            <text:p/>
          </table:table-cell>
          <table:table-cell table:formula="of:=IF(ISNUMBER([.$B72]);POWER(2;[data.$B$8]-1) * (1 - LN(TAN([.$B72])+(1/COS([.$B72])))/PI());&quot;&quot;)">
            <text:p/>
          </table:table-cell>
          <table:table-cell table:formula="of:=IF(ISNUMBER([.$C72]);ROUND(([data.$C$3]+1-[$latitude.$C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]);RADIANS([.$A73]);&quot;&quot;)">
            <text:p/>
          </table:table-cell>
          <table:table-cell table:formula="of:=IF(ISNUMBER([.$B73]);POWER(2;[data.$B$8]-1) * (1 - LN(TAN([.$B73])+(1/COS([.$B73])))/PI());&quot;&quot;)">
            <text:p/>
          </table:table-cell>
          <table:table-cell table:formula="of:=IF(ISNUMBER([.$C73]);ROUND(([data.$C$3]+1-[$latitude.$C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]);RADIANS([.$A74]);&quot;&quot;)">
            <text:p/>
          </table:table-cell>
          <table:table-cell table:formula="of:=IF(ISNUMBER([.$B74]);POWER(2;[data.$B$8]-1) * (1 - LN(TAN([.$B74])+(1/COS([.$B74])))/PI());&quot;&quot;)">
            <text:p/>
          </table:table-cell>
          <table:table-cell table:formula="of:=IF(ISNUMBER([.$C74]);ROUND(([data.$C$3]+1-[$latitude.$C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]);RADIANS([.$A75]);&quot;&quot;)">
            <text:p/>
          </table:table-cell>
          <table:table-cell table:formula="of:=IF(ISNUMBER([.$B75]);POWER(2;[data.$B$8]-1) * (1 - LN(TAN([.$B75])+(1/COS([.$B75])))/PI());&quot;&quot;)">
            <text:p/>
          </table:table-cell>
          <table:table-cell table:formula="of:=IF(ISNUMBER([.$C75]);ROUND(([data.$C$3]+1-[$latitude.$C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]);RADIANS([.$A76]);&quot;&quot;)">
            <text:p/>
          </table:table-cell>
          <table:table-cell table:formula="of:=IF(ISNUMBER([.$B76]);POWER(2;[data.$B$8]-1) * (1 - LN(TAN([.$B76])+(1/COS([.$B76])))/PI());&quot;&quot;)">
            <text:p/>
          </table:table-cell>
          <table:table-cell table:formula="of:=IF(ISNUMBER([.$C76]);ROUND(([data.$C$3]+1-[$latitude.$C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]);RADIANS([.$A77]);&quot;&quot;)">
            <text:p/>
          </table:table-cell>
          <table:table-cell table:formula="of:=IF(ISNUMBER([.$B77]);POWER(2;[data.$B$8]-1) * (1 - LN(TAN([.$B77])+(1/COS([.$B77])))/PI());&quot;&quot;)">
            <text:p/>
          </table:table-cell>
          <table:table-cell table:formula="of:=IF(ISNUMBER([.$C77]);ROUND(([data.$C$3]+1-[$latitude.$C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]);RADIANS([.$A78]);&quot;&quot;)">
            <text:p/>
          </table:table-cell>
          <table:table-cell table:formula="of:=IF(ISNUMBER([.$B78]);POWER(2;[data.$B$8]-1) * (1 - LN(TAN([.$B78])+(1/COS([.$B78])))/PI());&quot;&quot;)">
            <text:p/>
          </table:table-cell>
          <table:table-cell table:formula="of:=IF(ISNUMBER([.$C78]);ROUND(([data.$C$3]+1-[$latitude.$C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]);RADIANS([.$A79]);&quot;&quot;)">
            <text:p/>
          </table:table-cell>
          <table:table-cell table:formula="of:=IF(ISNUMBER([.$B79]);POWER(2;[data.$B$8]-1) * (1 - LN(TAN([.$B79])+(1/COS([.$B79])))/PI());&quot;&quot;)">
            <text:p/>
          </table:table-cell>
          <table:table-cell table:formula="of:=IF(ISNUMBER([.$C79]);ROUND(([data.$C$3]+1-[$latitude.$C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]);RADIANS([.$A80]);&quot;&quot;)">
            <text:p/>
          </table:table-cell>
          <table:table-cell table:formula="of:=IF(ISNUMBER([.$B80]);POWER(2;[data.$B$8]-1) * (1 - LN(TAN([.$B80])+(1/COS([.$B80])))/PI());&quot;&quot;)">
            <text:p/>
          </table:table-cell>
          <table:table-cell table:formula="of:=IF(ISNUMBER([.$C80]);ROUND(([data.$C$3]+1-[$latitude.$C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]);RADIANS([.$A81]);&quot;&quot;)">
            <text:p/>
          </table:table-cell>
          <table:table-cell table:formula="of:=IF(ISNUMBER([.$B81]);POWER(2;[data.$B$8]-1) * (1 - LN(TAN([.$B81])+(1/COS([.$B81])))/PI());&quot;&quot;)">
            <text:p/>
          </table:table-cell>
          <table:table-cell table:formula="of:=IF(ISNUMBER([.$C81]);ROUND(([data.$C$3]+1-[$latitude.$C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]);RADIANS([.$A82]);&quot;&quot;)">
            <text:p/>
          </table:table-cell>
          <table:table-cell table:formula="of:=IF(ISNUMBER([.$B82]);POWER(2;[data.$B$8]-1) * (1 - LN(TAN([.$B82])+(1/COS([.$B82])))/PI());&quot;&quot;)">
            <text:p/>
          </table:table-cell>
          <table:table-cell table:formula="of:=IF(ISNUMBER([.$C82]);ROUND(([data.$C$3]+1-[$latitude.$C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]);RADIANS([.$A83]);&quot;&quot;)">
            <text:p/>
          </table:table-cell>
          <table:table-cell table:formula="of:=IF(ISNUMBER([.$B83]);POWER(2;[data.$B$8]-1) * (1 - LN(TAN([.$B83])+(1/COS([.$B83])))/PI());&quot;&quot;)">
            <text:p/>
          </table:table-cell>
          <table:table-cell table:formula="of:=IF(ISNUMBER([.$C83]);ROUND(([data.$C$3]+1-[$latitude.$C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]);RADIANS([.$A84]);&quot;&quot;)">
            <text:p/>
          </table:table-cell>
          <table:table-cell table:formula="of:=IF(ISNUMBER([.$B84]);POWER(2;[data.$B$8]-1) * (1 - LN(TAN([.$B84])+(1/COS([.$B84])))/PI());&quot;&quot;)">
            <text:p/>
          </table:table-cell>
          <table:table-cell table:formula="of:=IF(ISNUMBER([.$C84]);ROUND(([data.$C$3]+1-[$latitude.$C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]);RADIANS([.$A85]);&quot;&quot;)">
            <text:p/>
          </table:table-cell>
          <table:table-cell table:formula="of:=IF(ISNUMBER([.$B85]);POWER(2;[data.$B$8]-1) * (1 - LN(TAN([.$B85])+(1/COS([.$B85])))/PI());&quot;&quot;)">
            <text:p/>
          </table:table-cell>
          <table:table-cell table:formula="of:=IF(ISNUMBER([.$C85]);ROUND(([data.$C$3]+1-[$latitude.$C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]);RADIANS([.$A86]);&quot;&quot;)">
            <text:p/>
          </table:table-cell>
          <table:table-cell table:formula="of:=IF(ISNUMBER([.$B86]);POWER(2;[data.$B$8]-1) * (1 - LN(TAN([.$B86])+(1/COS([.$B86])))/PI());&quot;&quot;)">
            <text:p/>
          </table:table-cell>
          <table:table-cell table:formula="of:=IF(ISNUMBER([.$C86]);ROUND(([data.$C$3]+1-[$latitude.$C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]);RADIANS([.$A87]);&quot;&quot;)">
            <text:p/>
          </table:table-cell>
          <table:table-cell table:formula="of:=IF(ISNUMBER([.$B87]);POWER(2;[data.$B$8]-1) * (1 - LN(TAN([.$B87])+(1/COS([.$B87])))/PI());&quot;&quot;)">
            <text:p/>
          </table:table-cell>
          <table:table-cell table:formula="of:=IF(ISNUMBER([.$C87]);ROUND(([data.$C$3]+1-[$latitude.$C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]);RADIANS([.$A88]);&quot;&quot;)">
            <text:p/>
          </table:table-cell>
          <table:table-cell table:formula="of:=IF(ISNUMBER([.$B88]);POWER(2;[data.$B$8]-1) * (1 - LN(TAN([.$B88])+(1/COS([.$B88])))/PI());&quot;&quot;)">
            <text:p/>
          </table:table-cell>
          <table:table-cell table:formula="of:=IF(ISNUMBER([.$C88]);ROUND(([data.$C$3]+1-[$latitude.$C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]);RADIANS([.$A89]);&quot;&quot;)">
            <text:p/>
          </table:table-cell>
          <table:table-cell table:formula="of:=IF(ISNUMBER([.$B89]);POWER(2;[data.$B$8]-1) * (1 - LN(TAN([.$B89])+(1/COS([.$B89])))/PI());&quot;&quot;)">
            <text:p/>
          </table:table-cell>
          <table:table-cell table:formula="of:=IF(ISNUMBER([.$C89]);ROUND(([data.$C$3]+1-[$latitude.$C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]);RADIANS([.$A90]);&quot;&quot;)">
            <text:p/>
          </table:table-cell>
          <table:table-cell table:formula="of:=IF(ISNUMBER([.$B90]);POWER(2;[data.$B$8]-1) * (1 - LN(TAN([.$B90])+(1/COS([.$B90])))/PI());&quot;&quot;)">
            <text:p/>
          </table:table-cell>
          <table:table-cell table:formula="of:=IF(ISNUMBER([.$C90]);ROUND(([data.$C$3]+1-[$latitude.$C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]);RADIANS([.$A91]);&quot;&quot;)">
            <text:p/>
          </table:table-cell>
          <table:table-cell table:formula="of:=IF(ISNUMBER([.$B91]);POWER(2;[data.$B$8]-1) * (1 - LN(TAN([.$B91])+(1/COS([.$B91])))/PI());&quot;&quot;)">
            <text:p/>
          </table:table-cell>
          <table:table-cell table:formula="of:=IF(ISNUMBER([.$C91]);ROUND(([data.$C$3]+1-[$latitude.$C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]);RADIANS([.$A92]);&quot;&quot;)">
            <text:p/>
          </table:table-cell>
          <table:table-cell table:formula="of:=IF(ISNUMBER([.$B92]);POWER(2;[data.$B$8]-1) * (1 - LN(TAN([.$B92])+(1/COS([.$B92])))/PI());&quot;&quot;)">
            <text:p/>
          </table:table-cell>
          <table:table-cell table:formula="of:=IF(ISNUMBER([.$C92]);ROUND(([data.$C$3]+1-[$latitude.$C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]);RADIANS([.$A93]);&quot;&quot;)">
            <text:p/>
          </table:table-cell>
          <table:table-cell table:formula="of:=IF(ISNUMBER([.$B93]);POWER(2;[data.$B$8]-1) * (1 - LN(TAN([.$B93])+(1/COS([.$B93])))/PI());&quot;&quot;)">
            <text:p/>
          </table:table-cell>
          <table:table-cell table:formula="of:=IF(ISNUMBER([.$C93]);ROUND(([data.$C$3]+1-[$latitude.$C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]);RADIANS([.$A94]);&quot;&quot;)">
            <text:p/>
          </table:table-cell>
          <table:table-cell table:formula="of:=IF(ISNUMBER([.$B94]);POWER(2;[data.$B$8]-1) * (1 - LN(TAN([.$B94])+(1/COS([.$B94])))/PI());&quot;&quot;)">
            <text:p/>
          </table:table-cell>
          <table:table-cell table:formula="of:=IF(ISNUMBER([.$C94]);ROUND(([data.$C$3]+1-[$latitude.$C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]);RADIANS([.$A95]);&quot;&quot;)">
            <text:p/>
          </table:table-cell>
          <table:table-cell table:formula="of:=IF(ISNUMBER([.$B95]);POWER(2;[data.$B$8]-1) * (1 - LN(TAN([.$B95])+(1/COS([.$B95])))/PI());&quot;&quot;)">
            <text:p/>
          </table:table-cell>
          <table:table-cell table:formula="of:=IF(ISNUMBER([.$C95]);ROUND(([data.$C$3]+1-[$latitude.$C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]);RADIANS([.$A96]);&quot;&quot;)">
            <text:p/>
          </table:table-cell>
          <table:table-cell table:formula="of:=IF(ISNUMBER([.$B96]);POWER(2;[data.$B$8]-1) * (1 - LN(TAN([.$B96])+(1/COS([.$B96])))/PI());&quot;&quot;)">
            <text:p/>
          </table:table-cell>
          <table:table-cell table:formula="of:=IF(ISNUMBER([.$C96]);ROUND(([data.$C$3]+1-[$latitude.$C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]);RADIANS([.$A97]);&quot;&quot;)">
            <text:p/>
          </table:table-cell>
          <table:table-cell table:formula="of:=IF(ISNUMBER([.$B97]);POWER(2;[data.$B$8]-1) * (1 - LN(TAN([.$B97])+(1/COS([.$B97])))/PI());&quot;&quot;)">
            <text:p/>
          </table:table-cell>
          <table:table-cell table:formula="of:=IF(ISNUMBER([.$C97]);ROUND(([data.$C$3]+1-[$latitude.$C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]);RADIANS([.$A98]);&quot;&quot;)">
            <text:p/>
          </table:table-cell>
          <table:table-cell table:formula="of:=IF(ISNUMBER([.$B98]);POWER(2;[data.$B$8]-1) * (1 - LN(TAN([.$B98])+(1/COS([.$B98])))/PI());&quot;&quot;)">
            <text:p/>
          </table:table-cell>
          <table:table-cell table:formula="of:=IF(ISNUMBER([.$C98]);ROUND(([data.$C$3]+1-[$latitude.$C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]);RADIANS([.$A99]);&quot;&quot;)">
            <text:p/>
          </table:table-cell>
          <table:table-cell table:formula="of:=IF(ISNUMBER([.$B99]);POWER(2;[data.$B$8]-1) * (1 - LN(TAN([.$B99])+(1/COS([.$B99])))/PI());&quot;&quot;)">
            <text:p/>
          </table:table-cell>
          <table:table-cell table:formula="of:=IF(ISNUMBER([.$C99]);ROUND(([data.$C$3]+1-[$latitude.$C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]);RADIANS([.$A100]);&quot;&quot;)">
            <text:p/>
          </table:table-cell>
          <table:table-cell table:formula="of:=IF(ISNUMBER([.$B100]);POWER(2;[data.$B$8]-1) * (1 - LN(TAN([.$B100])+(1/COS([.$B100])))/PI());&quot;&quot;)">
            <text:p/>
          </table:table-cell>
          <table:table-cell table:formula="of:=IF(ISNUMBER([.$C100]);ROUND(([data.$C$3]+1-[$latitude.$C1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1]);RADIANS([.$A101]);&quot;&quot;)">
            <text:p/>
          </table:table-cell>
          <table:table-cell table:formula="of:=IF(ISNUMBER([.$B101]);POWER(2;[data.$B$8]-1) * (1 - LN(TAN([.$B101])+(1/COS([.$B101])))/PI());&quot;&quot;)">
            <text:p/>
          </table:table-cell>
          <table:table-cell table:formula="of:=IF(ISNUMBER([.$C101]);ROUND(([data.$C$3]+1-[$latitude.$C1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2]);RADIANS([.$A102]);&quot;&quot;)">
            <text:p/>
          </table:table-cell>
          <table:table-cell table:formula="of:=IF(ISNUMBER([.$B102]);POWER(2;[data.$B$8]-1) * (1 - LN(TAN([.$B102])+(1/COS([.$B102])))/PI());&quot;&quot;)">
            <text:p/>
          </table:table-cell>
          <table:table-cell table:formula="of:=IF(ISNUMBER([.$C102]);ROUND(([data.$C$3]+1-[$latitude.$C1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3]);RADIANS([.$A103]);&quot;&quot;)">
            <text:p/>
          </table:table-cell>
          <table:table-cell table:formula="of:=IF(ISNUMBER([.$B103]);POWER(2;[data.$B$8]-1) * (1 - LN(TAN([.$B103])+(1/COS([.$B103])))/PI());&quot;&quot;)">
            <text:p/>
          </table:table-cell>
          <table:table-cell table:formula="of:=IF(ISNUMBER([.$C103]);ROUND(([data.$C$3]+1-[$latitude.$C1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4]);RADIANS([.$A104]);&quot;&quot;)">
            <text:p/>
          </table:table-cell>
          <table:table-cell table:formula="of:=IF(ISNUMBER([.$B104]);POWER(2;[data.$B$8]-1) * (1 - LN(TAN([.$B104])+(1/COS([.$B104])))/PI());&quot;&quot;)">
            <text:p/>
          </table:table-cell>
          <table:table-cell table:formula="of:=IF(ISNUMBER([.$C104]);ROUND(([data.$C$3]+1-[$latitude.$C1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5]);RADIANS([.$A105]);&quot;&quot;)">
            <text:p/>
          </table:table-cell>
          <table:table-cell table:formula="of:=IF(ISNUMBER([.$B105]);POWER(2;[data.$B$8]-1) * (1 - LN(TAN([.$B105])+(1/COS([.$B105])))/PI());&quot;&quot;)">
            <text:p/>
          </table:table-cell>
          <table:table-cell table:formula="of:=IF(ISNUMBER([.$C105]);ROUND(([data.$C$3]+1-[$latitude.$C1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6]);RADIANS([.$A106]);&quot;&quot;)">
            <text:p/>
          </table:table-cell>
          <table:table-cell table:formula="of:=IF(ISNUMBER([.$B106]);POWER(2;[data.$B$8]-1) * (1 - LN(TAN([.$B106])+(1/COS([.$B106])))/PI());&quot;&quot;)">
            <text:p/>
          </table:table-cell>
          <table:table-cell table:formula="of:=IF(ISNUMBER([.$C106]);ROUND(([data.$C$3]+1-[$latitude.$C1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7]);RADIANS([.$A107]);&quot;&quot;)">
            <text:p/>
          </table:table-cell>
          <table:table-cell table:formula="of:=IF(ISNUMBER([.$B107]);POWER(2;[data.$B$8]-1) * (1 - LN(TAN([.$B107])+(1/COS([.$B107])))/PI());&quot;&quot;)">
            <text:p/>
          </table:table-cell>
          <table:table-cell table:formula="of:=IF(ISNUMBER([.$C107]);ROUND(([data.$C$3]+1-[$latitude.$C1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8]);RADIANS([.$A108]);&quot;&quot;)">
            <text:p/>
          </table:table-cell>
          <table:table-cell table:formula="of:=IF(ISNUMBER([.$B108]);POWER(2;[data.$B$8]-1) * (1 - LN(TAN([.$B108])+(1/COS([.$B108])))/PI());&quot;&quot;)">
            <text:p/>
          </table:table-cell>
          <table:table-cell table:formula="of:=IF(ISNUMBER([.$C108]);ROUND(([data.$C$3]+1-[$latitude.$C1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9]);RADIANS([.$A109]);&quot;&quot;)">
            <text:p/>
          </table:table-cell>
          <table:table-cell table:formula="of:=IF(ISNUMBER([.$B109]);POWER(2;[data.$B$8]-1) * (1 - LN(TAN([.$B109])+(1/COS([.$B109])))/PI());&quot;&quot;)">
            <text:p/>
          </table:table-cell>
          <table:table-cell table:formula="of:=IF(ISNUMBER([.$C109]);ROUND(([data.$C$3]+1-[$latitude.$C1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0]);RADIANS([.$A110]);&quot;&quot;)">
            <text:p/>
          </table:table-cell>
          <table:table-cell table:formula="of:=IF(ISNUMBER([.$B110]);POWER(2;[data.$B$8]-1) * (1 - LN(TAN([.$B110])+(1/COS([.$B110])))/PI());&quot;&quot;)">
            <text:p/>
          </table:table-cell>
          <table:table-cell table:formula="of:=IF(ISNUMBER([.$C110]);ROUND(([data.$C$3]+1-[$latitude.$C1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1]);RADIANS([.$A111]);&quot;&quot;)">
            <text:p/>
          </table:table-cell>
          <table:table-cell table:formula="of:=IF(ISNUMBER([.$B111]);POWER(2;[data.$B$8]-1) * (1 - LN(TAN([.$B111])+(1/COS([.$B111])))/PI());&quot;&quot;)">
            <text:p/>
          </table:table-cell>
          <table:table-cell table:formula="of:=IF(ISNUMBER([.$C111]);ROUND(([data.$C$3]+1-[$latitude.$C1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2]);RADIANS([.$A112]);&quot;&quot;)">
            <text:p/>
          </table:table-cell>
          <table:table-cell table:formula="of:=IF(ISNUMBER([.$B112]);POWER(2;[data.$B$8]-1) * (1 - LN(TAN([.$B112])+(1/COS([.$B112])))/PI());&quot;&quot;)">
            <text:p/>
          </table:table-cell>
          <table:table-cell table:formula="of:=IF(ISNUMBER([.$C112]);ROUND(([data.$C$3]+1-[$latitude.$C1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3]);RADIANS([.$A113]);&quot;&quot;)">
            <text:p/>
          </table:table-cell>
          <table:table-cell table:formula="of:=IF(ISNUMBER([.$B113]);POWER(2;[data.$B$8]-1) * (1 - LN(TAN([.$B113])+(1/COS([.$B113])))/PI());&quot;&quot;)">
            <text:p/>
          </table:table-cell>
          <table:table-cell table:formula="of:=IF(ISNUMBER([.$C113]);ROUND(([data.$C$3]+1-[$latitude.$C1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4]);RADIANS([.$A114]);&quot;&quot;)">
            <text:p/>
          </table:table-cell>
          <table:table-cell table:formula="of:=IF(ISNUMBER([.$B114]);POWER(2;[data.$B$8]-1) * (1 - LN(TAN([.$B114])+(1/COS([.$B114])))/PI());&quot;&quot;)">
            <text:p/>
          </table:table-cell>
          <table:table-cell table:formula="of:=IF(ISNUMBER([.$C114]);ROUND(([data.$C$3]+1-[$latitude.$C1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5]);RADIANS([.$A115]);&quot;&quot;)">
            <text:p/>
          </table:table-cell>
          <table:table-cell table:formula="of:=IF(ISNUMBER([.$B115]);POWER(2;[data.$B$8]-1) * (1 - LN(TAN([.$B115])+(1/COS([.$B115])))/PI());&quot;&quot;)">
            <text:p/>
          </table:table-cell>
          <table:table-cell table:formula="of:=IF(ISNUMBER([.$C115]);ROUND(([data.$C$3]+1-[$latitude.$C1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6]);RADIANS([.$A116]);&quot;&quot;)">
            <text:p/>
          </table:table-cell>
          <table:table-cell table:formula="of:=IF(ISNUMBER([.$B116]);POWER(2;[data.$B$8]-1) * (1 - LN(TAN([.$B116])+(1/COS([.$B116])))/PI());&quot;&quot;)">
            <text:p/>
          </table:table-cell>
          <table:table-cell table:formula="of:=IF(ISNUMBER([.$C116]);ROUND(([data.$C$3]+1-[$latitude.$C1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7]);RADIANS([.$A117]);&quot;&quot;)">
            <text:p/>
          </table:table-cell>
          <table:table-cell table:formula="of:=IF(ISNUMBER([.$B117]);POWER(2;[data.$B$8]-1) * (1 - LN(TAN([.$B117])+(1/COS([.$B117])))/PI());&quot;&quot;)">
            <text:p/>
          </table:table-cell>
          <table:table-cell table:formula="of:=IF(ISNUMBER([.$C117]);ROUND(([data.$C$3]+1-[$latitude.$C1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8]);RADIANS([.$A118]);&quot;&quot;)">
            <text:p/>
          </table:table-cell>
          <table:table-cell table:formula="of:=IF(ISNUMBER([.$B118]);POWER(2;[data.$B$8]-1) * (1 - LN(TAN([.$B118])+(1/COS([.$B118])))/PI());&quot;&quot;)">
            <text:p/>
          </table:table-cell>
          <table:table-cell table:formula="of:=IF(ISNUMBER([.$C118]);ROUND(([data.$C$3]+1-[$latitude.$C1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19]);RADIANS([.$A119]);&quot;&quot;)">
            <text:p/>
          </table:table-cell>
          <table:table-cell table:formula="of:=IF(ISNUMBER([.$B119]);POWER(2;[data.$B$8]-1) * (1 - LN(TAN([.$B119])+(1/COS([.$B119])))/PI());&quot;&quot;)">
            <text:p/>
          </table:table-cell>
          <table:table-cell table:formula="of:=IF(ISNUMBER([.$C119]);ROUND(([data.$C$3]+1-[$latitude.$C1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0]);RADIANS([.$A120]);&quot;&quot;)">
            <text:p/>
          </table:table-cell>
          <table:table-cell table:formula="of:=IF(ISNUMBER([.$B120]);POWER(2;[data.$B$8]-1) * (1 - LN(TAN([.$B120])+(1/COS([.$B120])))/PI());&quot;&quot;)">
            <text:p/>
          </table:table-cell>
          <table:table-cell table:formula="of:=IF(ISNUMBER([.$C120]);ROUND(([data.$C$3]+1-[$latitude.$C1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1]);RADIANS([.$A121]);&quot;&quot;)">
            <text:p/>
          </table:table-cell>
          <table:table-cell table:formula="of:=IF(ISNUMBER([.$B121]);POWER(2;[data.$B$8]-1) * (1 - LN(TAN([.$B121])+(1/COS([.$B121])))/PI());&quot;&quot;)">
            <text:p/>
          </table:table-cell>
          <table:table-cell table:formula="of:=IF(ISNUMBER([.$C121]);ROUND(([data.$C$3]+1-[$latitude.$C1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2]);RADIANS([.$A122]);&quot;&quot;)">
            <text:p/>
          </table:table-cell>
          <table:table-cell table:formula="of:=IF(ISNUMBER([.$B122]);POWER(2;[data.$B$8]-1) * (1 - LN(TAN([.$B122])+(1/COS([.$B122])))/PI());&quot;&quot;)">
            <text:p/>
          </table:table-cell>
          <table:table-cell table:formula="of:=IF(ISNUMBER([.$C122]);ROUND(([data.$C$3]+1-[$latitude.$C1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3]);RADIANS([.$A123]);&quot;&quot;)">
            <text:p/>
          </table:table-cell>
          <table:table-cell table:formula="of:=IF(ISNUMBER([.$B123]);POWER(2;[data.$B$8]-1) * (1 - LN(TAN([.$B123])+(1/COS([.$B123])))/PI());&quot;&quot;)">
            <text:p/>
          </table:table-cell>
          <table:table-cell table:formula="of:=IF(ISNUMBER([.$C123]);ROUND(([data.$C$3]+1-[$latitude.$C1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4]);RADIANS([.$A124]);&quot;&quot;)">
            <text:p/>
          </table:table-cell>
          <table:table-cell table:formula="of:=IF(ISNUMBER([.$B124]);POWER(2;[data.$B$8]-1) * (1 - LN(TAN([.$B124])+(1/COS([.$B124])))/PI());&quot;&quot;)">
            <text:p/>
          </table:table-cell>
          <table:table-cell table:formula="of:=IF(ISNUMBER([.$C124]);ROUND(([data.$C$3]+1-[$latitude.$C1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5]);RADIANS([.$A125]);&quot;&quot;)">
            <text:p/>
          </table:table-cell>
          <table:table-cell table:formula="of:=IF(ISNUMBER([.$B125]);POWER(2;[data.$B$8]-1) * (1 - LN(TAN([.$B125])+(1/COS([.$B125])))/PI());&quot;&quot;)">
            <text:p/>
          </table:table-cell>
          <table:table-cell table:formula="of:=IF(ISNUMBER([.$C125]);ROUND(([data.$C$3]+1-[$latitude.$C1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6]);RADIANS([.$A126]);&quot;&quot;)">
            <text:p/>
          </table:table-cell>
          <table:table-cell table:formula="of:=IF(ISNUMBER([.$B126]);POWER(2;[data.$B$8]-1) * (1 - LN(TAN([.$B126])+(1/COS([.$B126])))/PI());&quot;&quot;)">
            <text:p/>
          </table:table-cell>
          <table:table-cell table:formula="of:=IF(ISNUMBER([.$C126]);ROUND(([data.$C$3]+1-[$latitude.$C1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7]);RADIANS([.$A127]);&quot;&quot;)">
            <text:p/>
          </table:table-cell>
          <table:table-cell table:formula="of:=IF(ISNUMBER([.$B127]);POWER(2;[data.$B$8]-1) * (1 - LN(TAN([.$B127])+(1/COS([.$B127])))/PI());&quot;&quot;)">
            <text:p/>
          </table:table-cell>
          <table:table-cell table:formula="of:=IF(ISNUMBER([.$C127]);ROUND(([data.$C$3]+1-[$latitude.$C1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8]);RADIANS([.$A128]);&quot;&quot;)">
            <text:p/>
          </table:table-cell>
          <table:table-cell table:formula="of:=IF(ISNUMBER([.$B128]);POWER(2;[data.$B$8]-1) * (1 - LN(TAN([.$B128])+(1/COS([.$B128])))/PI());&quot;&quot;)">
            <text:p/>
          </table:table-cell>
          <table:table-cell table:formula="of:=IF(ISNUMBER([.$C128]);ROUND(([data.$C$3]+1-[$latitude.$C1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29]);RADIANS([.$A129]);&quot;&quot;)">
            <text:p/>
          </table:table-cell>
          <table:table-cell table:formula="of:=IF(ISNUMBER([.$B129]);POWER(2;[data.$B$8]-1) * (1 - LN(TAN([.$B129])+(1/COS([.$B129])))/PI());&quot;&quot;)">
            <text:p/>
          </table:table-cell>
          <table:table-cell table:formula="of:=IF(ISNUMBER([.$C129]);ROUND(([data.$C$3]+1-[$latitude.$C1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0]);RADIANS([.$A130]);&quot;&quot;)">
            <text:p/>
          </table:table-cell>
          <table:table-cell table:formula="of:=IF(ISNUMBER([.$B130]);POWER(2;[data.$B$8]-1) * (1 - LN(TAN([.$B130])+(1/COS([.$B130])))/PI());&quot;&quot;)">
            <text:p/>
          </table:table-cell>
          <table:table-cell table:formula="of:=IF(ISNUMBER([.$C130]);ROUND(([data.$C$3]+1-[$latitude.$C1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1]);RADIANS([.$A131]);&quot;&quot;)">
            <text:p/>
          </table:table-cell>
          <table:table-cell table:formula="of:=IF(ISNUMBER([.$B131]);POWER(2;[data.$B$8]-1) * (1 - LN(TAN([.$B131])+(1/COS([.$B131])))/PI());&quot;&quot;)">
            <text:p/>
          </table:table-cell>
          <table:table-cell table:formula="of:=IF(ISNUMBER([.$C131]);ROUND(([data.$C$3]+1-[$latitude.$C1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2]);RADIANS([.$A132]);&quot;&quot;)">
            <text:p/>
          </table:table-cell>
          <table:table-cell table:formula="of:=IF(ISNUMBER([.$B132]);POWER(2;[data.$B$8]-1) * (1 - LN(TAN([.$B132])+(1/COS([.$B132])))/PI());&quot;&quot;)">
            <text:p/>
          </table:table-cell>
          <table:table-cell table:formula="of:=IF(ISNUMBER([.$C132]);ROUND(([data.$C$3]+1-[$latitude.$C1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3]);RADIANS([.$A133]);&quot;&quot;)">
            <text:p/>
          </table:table-cell>
          <table:table-cell table:formula="of:=IF(ISNUMBER([.$B133]);POWER(2;[data.$B$8]-1) * (1 - LN(TAN([.$B133])+(1/COS([.$B133])))/PI());&quot;&quot;)">
            <text:p/>
          </table:table-cell>
          <table:table-cell table:formula="of:=IF(ISNUMBER([.$C133]);ROUND(([data.$C$3]+1-[$latitude.$C1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4]);RADIANS([.$A134]);&quot;&quot;)">
            <text:p/>
          </table:table-cell>
          <table:table-cell table:formula="of:=IF(ISNUMBER([.$B134]);POWER(2;[data.$B$8]-1) * (1 - LN(TAN([.$B134])+(1/COS([.$B134])))/PI());&quot;&quot;)">
            <text:p/>
          </table:table-cell>
          <table:table-cell table:formula="of:=IF(ISNUMBER([.$C134]);ROUND(([data.$C$3]+1-[$latitude.$C1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5]);RADIANS([.$A135]);&quot;&quot;)">
            <text:p/>
          </table:table-cell>
          <table:table-cell table:formula="of:=IF(ISNUMBER([.$B135]);POWER(2;[data.$B$8]-1) * (1 - LN(TAN([.$B135])+(1/COS([.$B135])))/PI());&quot;&quot;)">
            <text:p/>
          </table:table-cell>
          <table:table-cell table:formula="of:=IF(ISNUMBER([.$C135]);ROUND(([data.$C$3]+1-[$latitude.$C1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6]);RADIANS([.$A136]);&quot;&quot;)">
            <text:p/>
          </table:table-cell>
          <table:table-cell table:formula="of:=IF(ISNUMBER([.$B136]);POWER(2;[data.$B$8]-1) * (1 - LN(TAN([.$B136])+(1/COS([.$B136])))/PI());&quot;&quot;)">
            <text:p/>
          </table:table-cell>
          <table:table-cell table:formula="of:=IF(ISNUMBER([.$C136]);ROUND(([data.$C$3]+1-[$latitude.$C1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7]);RADIANS([.$A137]);&quot;&quot;)">
            <text:p/>
          </table:table-cell>
          <table:table-cell table:formula="of:=IF(ISNUMBER([.$B137]);POWER(2;[data.$B$8]-1) * (1 - LN(TAN([.$B137])+(1/COS([.$B137])))/PI());&quot;&quot;)">
            <text:p/>
          </table:table-cell>
          <table:table-cell table:formula="of:=IF(ISNUMBER([.$C137]);ROUND(([data.$C$3]+1-[$latitude.$C1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8]);RADIANS([.$A138]);&quot;&quot;)">
            <text:p/>
          </table:table-cell>
          <table:table-cell table:formula="of:=IF(ISNUMBER([.$B138]);POWER(2;[data.$B$8]-1) * (1 - LN(TAN([.$B138])+(1/COS([.$B138])))/PI());&quot;&quot;)">
            <text:p/>
          </table:table-cell>
          <table:table-cell table:formula="of:=IF(ISNUMBER([.$C138]);ROUND(([data.$C$3]+1-[$latitude.$C1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39]);RADIANS([.$A139]);&quot;&quot;)">
            <text:p/>
          </table:table-cell>
          <table:table-cell table:formula="of:=IF(ISNUMBER([.$B139]);POWER(2;[data.$B$8]-1) * (1 - LN(TAN([.$B139])+(1/COS([.$B139])))/PI());&quot;&quot;)">
            <text:p/>
          </table:table-cell>
          <table:table-cell table:formula="of:=IF(ISNUMBER([.$C139]);ROUND(([data.$C$3]+1-[$latitude.$C1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0]);RADIANS([.$A140]);&quot;&quot;)">
            <text:p/>
          </table:table-cell>
          <table:table-cell table:formula="of:=IF(ISNUMBER([.$B140]);POWER(2;[data.$B$8]-1) * (1 - LN(TAN([.$B140])+(1/COS([.$B140])))/PI());&quot;&quot;)">
            <text:p/>
          </table:table-cell>
          <table:table-cell table:formula="of:=IF(ISNUMBER([.$C140]);ROUND(([data.$C$3]+1-[$latitude.$C1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1]);RADIANS([.$A141]);&quot;&quot;)">
            <text:p/>
          </table:table-cell>
          <table:table-cell table:formula="of:=IF(ISNUMBER([.$B141]);POWER(2;[data.$B$8]-1) * (1 - LN(TAN([.$B141])+(1/COS([.$B141])))/PI());&quot;&quot;)">
            <text:p/>
          </table:table-cell>
          <table:table-cell table:formula="of:=IF(ISNUMBER([.$C141]);ROUND(([data.$C$3]+1-[$latitude.$C1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2]);RADIANS([.$A142]);&quot;&quot;)">
            <text:p/>
          </table:table-cell>
          <table:table-cell table:formula="of:=IF(ISNUMBER([.$B142]);POWER(2;[data.$B$8]-1) * (1 - LN(TAN([.$B142])+(1/COS([.$B142])))/PI());&quot;&quot;)">
            <text:p/>
          </table:table-cell>
          <table:table-cell table:formula="of:=IF(ISNUMBER([.$C142]);ROUND(([data.$C$3]+1-[$latitude.$C1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3]);RADIANS([.$A143]);&quot;&quot;)">
            <text:p/>
          </table:table-cell>
          <table:table-cell table:formula="of:=IF(ISNUMBER([.$B143]);POWER(2;[data.$B$8]-1) * (1 - LN(TAN([.$B143])+(1/COS([.$B143])))/PI());&quot;&quot;)">
            <text:p/>
          </table:table-cell>
          <table:table-cell table:formula="of:=IF(ISNUMBER([.$C143]);ROUND(([data.$C$3]+1-[$latitude.$C1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4]);RADIANS([.$A144]);&quot;&quot;)">
            <text:p/>
          </table:table-cell>
          <table:table-cell table:formula="of:=IF(ISNUMBER([.$B144]);POWER(2;[data.$B$8]-1) * (1 - LN(TAN([.$B144])+(1/COS([.$B144])))/PI());&quot;&quot;)">
            <text:p/>
          </table:table-cell>
          <table:table-cell table:formula="of:=IF(ISNUMBER([.$C144]);ROUND(([data.$C$3]+1-[$latitude.$C1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5]);RADIANS([.$A145]);&quot;&quot;)">
            <text:p/>
          </table:table-cell>
          <table:table-cell table:formula="of:=IF(ISNUMBER([.$B145]);POWER(2;[data.$B$8]-1) * (1 - LN(TAN([.$B145])+(1/COS([.$B145])))/PI());&quot;&quot;)">
            <text:p/>
          </table:table-cell>
          <table:table-cell table:formula="of:=IF(ISNUMBER([.$C145]);ROUND(([data.$C$3]+1-[$latitude.$C1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6]);RADIANS([.$A146]);&quot;&quot;)">
            <text:p/>
          </table:table-cell>
          <table:table-cell table:formula="of:=IF(ISNUMBER([.$B146]);POWER(2;[data.$B$8]-1) * (1 - LN(TAN([.$B146])+(1/COS([.$B146])))/PI());&quot;&quot;)">
            <text:p/>
          </table:table-cell>
          <table:table-cell table:formula="of:=IF(ISNUMBER([.$C146]);ROUND(([data.$C$3]+1-[$latitude.$C1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7]);RADIANS([.$A147]);&quot;&quot;)">
            <text:p/>
          </table:table-cell>
          <table:table-cell table:formula="of:=IF(ISNUMBER([.$B147]);POWER(2;[data.$B$8]-1) * (1 - LN(TAN([.$B147])+(1/COS([.$B147])))/PI());&quot;&quot;)">
            <text:p/>
          </table:table-cell>
          <table:table-cell table:formula="of:=IF(ISNUMBER([.$C147]);ROUND(([data.$C$3]+1-[$latitude.$C1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8]);RADIANS([.$A148]);&quot;&quot;)">
            <text:p/>
          </table:table-cell>
          <table:table-cell table:formula="of:=IF(ISNUMBER([.$B148]);POWER(2;[data.$B$8]-1) * (1 - LN(TAN([.$B148])+(1/COS([.$B148])))/PI());&quot;&quot;)">
            <text:p/>
          </table:table-cell>
          <table:table-cell table:formula="of:=IF(ISNUMBER([.$C148]);ROUND(([data.$C$3]+1-[$latitude.$C1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49]);RADIANS([.$A149]);&quot;&quot;)">
            <text:p/>
          </table:table-cell>
          <table:table-cell table:formula="of:=IF(ISNUMBER([.$B149]);POWER(2;[data.$B$8]-1) * (1 - LN(TAN([.$B149])+(1/COS([.$B149])))/PI());&quot;&quot;)">
            <text:p/>
          </table:table-cell>
          <table:table-cell table:formula="of:=IF(ISNUMBER([.$C149]);ROUND(([data.$C$3]+1-[$latitude.$C1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0]);RADIANS([.$A150]);&quot;&quot;)">
            <text:p/>
          </table:table-cell>
          <table:table-cell table:formula="of:=IF(ISNUMBER([.$B150]);POWER(2;[data.$B$8]-1) * (1 - LN(TAN([.$B150])+(1/COS([.$B150])))/PI());&quot;&quot;)">
            <text:p/>
          </table:table-cell>
          <table:table-cell table:formula="of:=IF(ISNUMBER([.$C150]);ROUND(([data.$C$3]+1-[$latitude.$C1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1]);RADIANS([.$A151]);&quot;&quot;)">
            <text:p/>
          </table:table-cell>
          <table:table-cell table:formula="of:=IF(ISNUMBER([.$B151]);POWER(2;[data.$B$8]-1) * (1 - LN(TAN([.$B151])+(1/COS([.$B151])))/PI());&quot;&quot;)">
            <text:p/>
          </table:table-cell>
          <table:table-cell table:formula="of:=IF(ISNUMBER([.$C151]);ROUND(([data.$C$3]+1-[$latitude.$C1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2]);RADIANS([.$A152]);&quot;&quot;)">
            <text:p/>
          </table:table-cell>
          <table:table-cell table:formula="of:=IF(ISNUMBER([.$B152]);POWER(2;[data.$B$8]-1) * (1 - LN(TAN([.$B152])+(1/COS([.$B152])))/PI());&quot;&quot;)">
            <text:p/>
          </table:table-cell>
          <table:table-cell table:formula="of:=IF(ISNUMBER([.$C152]);ROUND(([data.$C$3]+1-[$latitude.$C1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3]);RADIANS([.$A153]);&quot;&quot;)">
            <text:p/>
          </table:table-cell>
          <table:table-cell table:formula="of:=IF(ISNUMBER([.$B153]);POWER(2;[data.$B$8]-1) * (1 - LN(TAN([.$B153])+(1/COS([.$B153])))/PI());&quot;&quot;)">
            <text:p/>
          </table:table-cell>
          <table:table-cell table:formula="of:=IF(ISNUMBER([.$C153]);ROUND(([data.$C$3]+1-[$latitude.$C1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4]);RADIANS([.$A154]);&quot;&quot;)">
            <text:p/>
          </table:table-cell>
          <table:table-cell table:formula="of:=IF(ISNUMBER([.$B154]);POWER(2;[data.$B$8]-1) * (1 - LN(TAN([.$B154])+(1/COS([.$B154])))/PI());&quot;&quot;)">
            <text:p/>
          </table:table-cell>
          <table:table-cell table:formula="of:=IF(ISNUMBER([.$C154]);ROUND(([data.$C$3]+1-[$latitude.$C1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5]);RADIANS([.$A155]);&quot;&quot;)">
            <text:p/>
          </table:table-cell>
          <table:table-cell table:formula="of:=IF(ISNUMBER([.$B155]);POWER(2;[data.$B$8]-1) * (1 - LN(TAN([.$B155])+(1/COS([.$B155])))/PI());&quot;&quot;)">
            <text:p/>
          </table:table-cell>
          <table:table-cell table:formula="of:=IF(ISNUMBER([.$C155]);ROUND(([data.$C$3]+1-[$latitude.$C1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6]);RADIANS([.$A156]);&quot;&quot;)">
            <text:p/>
          </table:table-cell>
          <table:table-cell table:formula="of:=IF(ISNUMBER([.$B156]);POWER(2;[data.$B$8]-1) * (1 - LN(TAN([.$B156])+(1/COS([.$B156])))/PI());&quot;&quot;)">
            <text:p/>
          </table:table-cell>
          <table:table-cell table:formula="of:=IF(ISNUMBER([.$C156]);ROUND(([data.$C$3]+1-[$latitude.$C1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7]);RADIANS([.$A157]);&quot;&quot;)">
            <text:p/>
          </table:table-cell>
          <table:table-cell table:formula="of:=IF(ISNUMBER([.$B157]);POWER(2;[data.$B$8]-1) * (1 - LN(TAN([.$B157])+(1/COS([.$B157])))/PI());&quot;&quot;)">
            <text:p/>
          </table:table-cell>
          <table:table-cell table:formula="of:=IF(ISNUMBER([.$C157]);ROUND(([data.$C$3]+1-[$latitude.$C1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8]);RADIANS([.$A158]);&quot;&quot;)">
            <text:p/>
          </table:table-cell>
          <table:table-cell table:formula="of:=IF(ISNUMBER([.$B158]);POWER(2;[data.$B$8]-1) * (1 - LN(TAN([.$B158])+(1/COS([.$B158])))/PI());&quot;&quot;)">
            <text:p/>
          </table:table-cell>
          <table:table-cell table:formula="of:=IF(ISNUMBER([.$C158]);ROUND(([data.$C$3]+1-[$latitude.$C1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59]);RADIANS([.$A159]);&quot;&quot;)">
            <text:p/>
          </table:table-cell>
          <table:table-cell table:formula="of:=IF(ISNUMBER([.$B159]);POWER(2;[data.$B$8]-1) * (1 - LN(TAN([.$B159])+(1/COS([.$B159])))/PI());&quot;&quot;)">
            <text:p/>
          </table:table-cell>
          <table:table-cell table:formula="of:=IF(ISNUMBER([.$C159]);ROUND(([data.$C$3]+1-[$latitude.$C1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0]);RADIANS([.$A160]);&quot;&quot;)">
            <text:p/>
          </table:table-cell>
          <table:table-cell table:formula="of:=IF(ISNUMBER([.$B160]);POWER(2;[data.$B$8]-1) * (1 - LN(TAN([.$B160])+(1/COS([.$B160])))/PI());&quot;&quot;)">
            <text:p/>
          </table:table-cell>
          <table:table-cell table:formula="of:=IF(ISNUMBER([.$C160]);ROUND(([data.$C$3]+1-[$latitude.$C1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1]);RADIANS([.$A161]);&quot;&quot;)">
            <text:p/>
          </table:table-cell>
          <table:table-cell table:formula="of:=IF(ISNUMBER([.$B161]);POWER(2;[data.$B$8]-1) * (1 - LN(TAN([.$B161])+(1/COS([.$B161])))/PI());&quot;&quot;)">
            <text:p/>
          </table:table-cell>
          <table:table-cell table:formula="of:=IF(ISNUMBER([.$C161]);ROUND(([data.$C$3]+1-[$latitude.$C1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2]);RADIANS([.$A162]);&quot;&quot;)">
            <text:p/>
          </table:table-cell>
          <table:table-cell table:formula="of:=IF(ISNUMBER([.$B162]);POWER(2;[data.$B$8]-1) * (1 - LN(TAN([.$B162])+(1/COS([.$B162])))/PI());&quot;&quot;)">
            <text:p/>
          </table:table-cell>
          <table:table-cell table:formula="of:=IF(ISNUMBER([.$C162]);ROUND(([data.$C$3]+1-[$latitude.$C1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3]);RADIANS([.$A163]);&quot;&quot;)">
            <text:p/>
          </table:table-cell>
          <table:table-cell table:formula="of:=IF(ISNUMBER([.$B163]);POWER(2;[data.$B$8]-1) * (1 - LN(TAN([.$B163])+(1/COS([.$B163])))/PI());&quot;&quot;)">
            <text:p/>
          </table:table-cell>
          <table:table-cell table:formula="of:=IF(ISNUMBER([.$C163]);ROUND(([data.$C$3]+1-[$latitude.$C1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4]);RADIANS([.$A164]);&quot;&quot;)">
            <text:p/>
          </table:table-cell>
          <table:table-cell table:formula="of:=IF(ISNUMBER([.$B164]);POWER(2;[data.$B$8]-1) * (1 - LN(TAN([.$B164])+(1/COS([.$B164])))/PI());&quot;&quot;)">
            <text:p/>
          </table:table-cell>
          <table:table-cell table:formula="of:=IF(ISNUMBER([.$C164]);ROUND(([data.$C$3]+1-[$latitude.$C1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5]);RADIANS([.$A165]);&quot;&quot;)">
            <text:p/>
          </table:table-cell>
          <table:table-cell table:formula="of:=IF(ISNUMBER([.$B165]);POWER(2;[data.$B$8]-1) * (1 - LN(TAN([.$B165])+(1/COS([.$B165])))/PI());&quot;&quot;)">
            <text:p/>
          </table:table-cell>
          <table:table-cell table:formula="of:=IF(ISNUMBER([.$C165]);ROUND(([data.$C$3]+1-[$latitude.$C1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6]);RADIANS([.$A166]);&quot;&quot;)">
            <text:p/>
          </table:table-cell>
          <table:table-cell table:formula="of:=IF(ISNUMBER([.$B166]);POWER(2;[data.$B$8]-1) * (1 - LN(TAN([.$B166])+(1/COS([.$B166])))/PI());&quot;&quot;)">
            <text:p/>
          </table:table-cell>
          <table:table-cell table:formula="of:=IF(ISNUMBER([.$C166]);ROUND(([data.$C$3]+1-[$latitude.$C1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7]);RADIANS([.$A167]);&quot;&quot;)">
            <text:p/>
          </table:table-cell>
          <table:table-cell table:formula="of:=IF(ISNUMBER([.$B167]);POWER(2;[data.$B$8]-1) * (1 - LN(TAN([.$B167])+(1/COS([.$B167])))/PI());&quot;&quot;)">
            <text:p/>
          </table:table-cell>
          <table:table-cell table:formula="of:=IF(ISNUMBER([.$C167]);ROUND(([data.$C$3]+1-[$latitude.$C1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8]);RADIANS([.$A168]);&quot;&quot;)">
            <text:p/>
          </table:table-cell>
          <table:table-cell table:formula="of:=IF(ISNUMBER([.$B168]);POWER(2;[data.$B$8]-1) * (1 - LN(TAN([.$B168])+(1/COS([.$B168])))/PI());&quot;&quot;)">
            <text:p/>
          </table:table-cell>
          <table:table-cell table:formula="of:=IF(ISNUMBER([.$C168]);ROUND(([data.$C$3]+1-[$latitude.$C1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69]);RADIANS([.$A169]);&quot;&quot;)">
            <text:p/>
          </table:table-cell>
          <table:table-cell table:formula="of:=IF(ISNUMBER([.$B169]);POWER(2;[data.$B$8]-1) * (1 - LN(TAN([.$B169])+(1/COS([.$B169])))/PI());&quot;&quot;)">
            <text:p/>
          </table:table-cell>
          <table:table-cell table:formula="of:=IF(ISNUMBER([.$C169]);ROUND(([data.$C$3]+1-[$latitude.$C1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0]);RADIANS([.$A170]);&quot;&quot;)">
            <text:p/>
          </table:table-cell>
          <table:table-cell table:formula="of:=IF(ISNUMBER([.$B170]);POWER(2;[data.$B$8]-1) * (1 - LN(TAN([.$B170])+(1/COS([.$B170])))/PI());&quot;&quot;)">
            <text:p/>
          </table:table-cell>
          <table:table-cell table:formula="of:=IF(ISNUMBER([.$C170]);ROUND(([data.$C$3]+1-[$latitude.$C1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1]);RADIANS([.$A171]);&quot;&quot;)">
            <text:p/>
          </table:table-cell>
          <table:table-cell table:formula="of:=IF(ISNUMBER([.$B171]);POWER(2;[data.$B$8]-1) * (1 - LN(TAN([.$B171])+(1/COS([.$B171])))/PI());&quot;&quot;)">
            <text:p/>
          </table:table-cell>
          <table:table-cell table:formula="of:=IF(ISNUMBER([.$C171]);ROUND(([data.$C$3]+1-[$latitude.$C1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2]);RADIANS([.$A172]);&quot;&quot;)">
            <text:p/>
          </table:table-cell>
          <table:table-cell table:formula="of:=IF(ISNUMBER([.$B172]);POWER(2;[data.$B$8]-1) * (1 - LN(TAN([.$B172])+(1/COS([.$B172])))/PI());&quot;&quot;)">
            <text:p/>
          </table:table-cell>
          <table:table-cell table:formula="of:=IF(ISNUMBER([.$C172]);ROUND(([data.$C$3]+1-[$latitude.$C1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3]);RADIANS([.$A173]);&quot;&quot;)">
            <text:p/>
          </table:table-cell>
          <table:table-cell table:formula="of:=IF(ISNUMBER([.$B173]);POWER(2;[data.$B$8]-1) * (1 - LN(TAN([.$B173])+(1/COS([.$B173])))/PI());&quot;&quot;)">
            <text:p/>
          </table:table-cell>
          <table:table-cell table:formula="of:=IF(ISNUMBER([.$C173]);ROUND(([data.$C$3]+1-[$latitude.$C1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4]);RADIANS([.$A174]);&quot;&quot;)">
            <text:p/>
          </table:table-cell>
          <table:table-cell table:formula="of:=IF(ISNUMBER([.$B174]);POWER(2;[data.$B$8]-1) * (1 - LN(TAN([.$B174])+(1/COS([.$B174])))/PI());&quot;&quot;)">
            <text:p/>
          </table:table-cell>
          <table:table-cell table:formula="of:=IF(ISNUMBER([.$C174]);ROUND(([data.$C$3]+1-[$latitude.$C1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5]);RADIANS([.$A175]);&quot;&quot;)">
            <text:p/>
          </table:table-cell>
          <table:table-cell table:formula="of:=IF(ISNUMBER([.$B175]);POWER(2;[data.$B$8]-1) * (1 - LN(TAN([.$B175])+(1/COS([.$B175])))/PI());&quot;&quot;)">
            <text:p/>
          </table:table-cell>
          <table:table-cell table:formula="of:=IF(ISNUMBER([.$C175]);ROUND(([data.$C$3]+1-[$latitude.$C1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6]);RADIANS([.$A176]);&quot;&quot;)">
            <text:p/>
          </table:table-cell>
          <table:table-cell table:formula="of:=IF(ISNUMBER([.$B176]);POWER(2;[data.$B$8]-1) * (1 - LN(TAN([.$B176])+(1/COS([.$B176])))/PI());&quot;&quot;)">
            <text:p/>
          </table:table-cell>
          <table:table-cell table:formula="of:=IF(ISNUMBER([.$C176]);ROUND(([data.$C$3]+1-[$latitude.$C1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7]);RADIANS([.$A177]);&quot;&quot;)">
            <text:p/>
          </table:table-cell>
          <table:table-cell table:formula="of:=IF(ISNUMBER([.$B177]);POWER(2;[data.$B$8]-1) * (1 - LN(TAN([.$B177])+(1/COS([.$B177])))/PI());&quot;&quot;)">
            <text:p/>
          </table:table-cell>
          <table:table-cell table:formula="of:=IF(ISNUMBER([.$C177]);ROUND(([data.$C$3]+1-[$latitude.$C1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8]);RADIANS([.$A178]);&quot;&quot;)">
            <text:p/>
          </table:table-cell>
          <table:table-cell table:formula="of:=IF(ISNUMBER([.$B178]);POWER(2;[data.$B$8]-1) * (1 - LN(TAN([.$B178])+(1/COS([.$B178])))/PI());&quot;&quot;)">
            <text:p/>
          </table:table-cell>
          <table:table-cell table:formula="of:=IF(ISNUMBER([.$C178]);ROUND(([data.$C$3]+1-[$latitude.$C1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79]);RADIANS([.$A179]);&quot;&quot;)">
            <text:p/>
          </table:table-cell>
          <table:table-cell table:formula="of:=IF(ISNUMBER([.$B179]);POWER(2;[data.$B$8]-1) * (1 - LN(TAN([.$B179])+(1/COS([.$B179])))/PI());&quot;&quot;)">
            <text:p/>
          </table:table-cell>
          <table:table-cell table:formula="of:=IF(ISNUMBER([.$C179]);ROUND(([data.$C$3]+1-[$latitude.$C1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0]);RADIANS([.$A180]);&quot;&quot;)">
            <text:p/>
          </table:table-cell>
          <table:table-cell table:formula="of:=IF(ISNUMBER([.$B180]);POWER(2;[data.$B$8]-1) * (1 - LN(TAN([.$B180])+(1/COS([.$B180])))/PI());&quot;&quot;)">
            <text:p/>
          </table:table-cell>
          <table:table-cell table:formula="of:=IF(ISNUMBER([.$C180]);ROUND(([data.$C$3]+1-[$latitude.$C1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1]);RADIANS([.$A181]);&quot;&quot;)">
            <text:p/>
          </table:table-cell>
          <table:table-cell table:formula="of:=IF(ISNUMBER([.$B181]);POWER(2;[data.$B$8]-1) * (1 - LN(TAN([.$B181])+(1/COS([.$B181])))/PI());&quot;&quot;)">
            <text:p/>
          </table:table-cell>
          <table:table-cell table:formula="of:=IF(ISNUMBER([.$C181]);ROUND(([data.$C$3]+1-[$latitude.$C1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2]);RADIANS([.$A182]);&quot;&quot;)">
            <text:p/>
          </table:table-cell>
          <table:table-cell table:formula="of:=IF(ISNUMBER([.$B182]);POWER(2;[data.$B$8]-1) * (1 - LN(TAN([.$B182])+(1/COS([.$B182])))/PI());&quot;&quot;)">
            <text:p/>
          </table:table-cell>
          <table:table-cell table:formula="of:=IF(ISNUMBER([.$C182]);ROUND(([data.$C$3]+1-[$latitude.$C1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3]);RADIANS([.$A183]);&quot;&quot;)">
            <text:p/>
          </table:table-cell>
          <table:table-cell table:formula="of:=IF(ISNUMBER([.$B183]);POWER(2;[data.$B$8]-1) * (1 - LN(TAN([.$B183])+(1/COS([.$B183])))/PI());&quot;&quot;)">
            <text:p/>
          </table:table-cell>
          <table:table-cell table:formula="of:=IF(ISNUMBER([.$C183]);ROUND(([data.$C$3]+1-[$latitude.$C1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4]);RADIANS([.$A184]);&quot;&quot;)">
            <text:p/>
          </table:table-cell>
          <table:table-cell table:formula="of:=IF(ISNUMBER([.$B184]);POWER(2;[data.$B$8]-1) * (1 - LN(TAN([.$B184])+(1/COS([.$B184])))/PI());&quot;&quot;)">
            <text:p/>
          </table:table-cell>
          <table:table-cell table:formula="of:=IF(ISNUMBER([.$C184]);ROUND(([data.$C$3]+1-[$latitude.$C1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5]);RADIANS([.$A185]);&quot;&quot;)">
            <text:p/>
          </table:table-cell>
          <table:table-cell table:formula="of:=IF(ISNUMBER([.$B185]);POWER(2;[data.$B$8]-1) * (1 - LN(TAN([.$B185])+(1/COS([.$B185])))/PI());&quot;&quot;)">
            <text:p/>
          </table:table-cell>
          <table:table-cell table:formula="of:=IF(ISNUMBER([.$C185]);ROUND(([data.$C$3]+1-[$latitude.$C1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6]);RADIANS([.$A186]);&quot;&quot;)">
            <text:p/>
          </table:table-cell>
          <table:table-cell table:formula="of:=IF(ISNUMBER([.$B186]);POWER(2;[data.$B$8]-1) * (1 - LN(TAN([.$B186])+(1/COS([.$B186])))/PI());&quot;&quot;)">
            <text:p/>
          </table:table-cell>
          <table:table-cell table:formula="of:=IF(ISNUMBER([.$C186]);ROUND(([data.$C$3]+1-[$latitude.$C1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7]);RADIANS([.$A187]);&quot;&quot;)">
            <text:p/>
          </table:table-cell>
          <table:table-cell table:formula="of:=IF(ISNUMBER([.$B187]);POWER(2;[data.$B$8]-1) * (1 - LN(TAN([.$B187])+(1/COS([.$B187])))/PI());&quot;&quot;)">
            <text:p/>
          </table:table-cell>
          <table:table-cell table:formula="of:=IF(ISNUMBER([.$C187]);ROUND(([data.$C$3]+1-[$latitude.$C1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8]);RADIANS([.$A188]);&quot;&quot;)">
            <text:p/>
          </table:table-cell>
          <table:table-cell table:formula="of:=IF(ISNUMBER([.$B188]);POWER(2;[data.$B$8]-1) * (1 - LN(TAN([.$B188])+(1/COS([.$B188])))/PI());&quot;&quot;)">
            <text:p/>
          </table:table-cell>
          <table:table-cell table:formula="of:=IF(ISNUMBER([.$C188]);ROUND(([data.$C$3]+1-[$latitude.$C1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89]);RADIANS([.$A189]);&quot;&quot;)">
            <text:p/>
          </table:table-cell>
          <table:table-cell table:formula="of:=IF(ISNUMBER([.$B189]);POWER(2;[data.$B$8]-1) * (1 - LN(TAN([.$B189])+(1/COS([.$B189])))/PI());&quot;&quot;)">
            <text:p/>
          </table:table-cell>
          <table:table-cell table:formula="of:=IF(ISNUMBER([.$C189]);ROUND(([data.$C$3]+1-[$latitude.$C1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0]);RADIANS([.$A190]);&quot;&quot;)">
            <text:p/>
          </table:table-cell>
          <table:table-cell table:formula="of:=IF(ISNUMBER([.$B190]);POWER(2;[data.$B$8]-1) * (1 - LN(TAN([.$B190])+(1/COS([.$B190])))/PI());&quot;&quot;)">
            <text:p/>
          </table:table-cell>
          <table:table-cell table:formula="of:=IF(ISNUMBER([.$C190]);ROUND(([data.$C$3]+1-[$latitude.$C1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1]);RADIANS([.$A191]);&quot;&quot;)">
            <text:p/>
          </table:table-cell>
          <table:table-cell table:formula="of:=IF(ISNUMBER([.$B191]);POWER(2;[data.$B$8]-1) * (1 - LN(TAN([.$B191])+(1/COS([.$B191])))/PI());&quot;&quot;)">
            <text:p/>
          </table:table-cell>
          <table:table-cell table:formula="of:=IF(ISNUMBER([.$C191]);ROUND(([data.$C$3]+1-[$latitude.$C1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2]);RADIANS([.$A192]);&quot;&quot;)">
            <text:p/>
          </table:table-cell>
          <table:table-cell table:formula="of:=IF(ISNUMBER([.$B192]);POWER(2;[data.$B$8]-1) * (1 - LN(TAN([.$B192])+(1/COS([.$B192])))/PI());&quot;&quot;)">
            <text:p/>
          </table:table-cell>
          <table:table-cell table:formula="of:=IF(ISNUMBER([.$C192]);ROUND(([data.$C$3]+1-[$latitude.$C1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3]);RADIANS([.$A193]);&quot;&quot;)">
            <text:p/>
          </table:table-cell>
          <table:table-cell table:formula="of:=IF(ISNUMBER([.$B193]);POWER(2;[data.$B$8]-1) * (1 - LN(TAN([.$B193])+(1/COS([.$B193])))/PI());&quot;&quot;)">
            <text:p/>
          </table:table-cell>
          <table:table-cell table:formula="of:=IF(ISNUMBER([.$C193]);ROUND(([data.$C$3]+1-[$latitude.$C1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4]);RADIANS([.$A194]);&quot;&quot;)">
            <text:p/>
          </table:table-cell>
          <table:table-cell table:formula="of:=IF(ISNUMBER([.$B194]);POWER(2;[data.$B$8]-1) * (1 - LN(TAN([.$B194])+(1/COS([.$B194])))/PI());&quot;&quot;)">
            <text:p/>
          </table:table-cell>
          <table:table-cell table:formula="of:=IF(ISNUMBER([.$C194]);ROUND(([data.$C$3]+1-[$latitude.$C1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5]);RADIANS([.$A195]);&quot;&quot;)">
            <text:p/>
          </table:table-cell>
          <table:table-cell table:formula="of:=IF(ISNUMBER([.$B195]);POWER(2;[data.$B$8]-1) * (1 - LN(TAN([.$B195])+(1/COS([.$B195])))/PI());&quot;&quot;)">
            <text:p/>
          </table:table-cell>
          <table:table-cell table:formula="of:=IF(ISNUMBER([.$C195]);ROUND(([data.$C$3]+1-[$latitude.$C1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6]);RADIANS([.$A196]);&quot;&quot;)">
            <text:p/>
          </table:table-cell>
          <table:table-cell table:formula="of:=IF(ISNUMBER([.$B196]);POWER(2;[data.$B$8]-1) * (1 - LN(TAN([.$B196])+(1/COS([.$B196])))/PI());&quot;&quot;)">
            <text:p/>
          </table:table-cell>
          <table:table-cell table:formula="of:=IF(ISNUMBER([.$C196]);ROUND(([data.$C$3]+1-[$latitude.$C1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7]);RADIANS([.$A197]);&quot;&quot;)">
            <text:p/>
          </table:table-cell>
          <table:table-cell table:formula="of:=IF(ISNUMBER([.$B197]);POWER(2;[data.$B$8]-1) * (1 - LN(TAN([.$B197])+(1/COS([.$B197])))/PI());&quot;&quot;)">
            <text:p/>
          </table:table-cell>
          <table:table-cell table:formula="of:=IF(ISNUMBER([.$C197]);ROUND(([data.$C$3]+1-[$latitude.$C1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8]);RADIANS([.$A198]);&quot;&quot;)">
            <text:p/>
          </table:table-cell>
          <table:table-cell table:formula="of:=IF(ISNUMBER([.$B198]);POWER(2;[data.$B$8]-1) * (1 - LN(TAN([.$B198])+(1/COS([.$B198])))/PI());&quot;&quot;)">
            <text:p/>
          </table:table-cell>
          <table:table-cell table:formula="of:=IF(ISNUMBER([.$C198]);ROUND(([data.$C$3]+1-[$latitude.$C1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99]);RADIANS([.$A199]);&quot;&quot;)">
            <text:p/>
          </table:table-cell>
          <table:table-cell table:formula="of:=IF(ISNUMBER([.$B199]);POWER(2;[data.$B$8]-1) * (1 - LN(TAN([.$B199])+(1/COS([.$B199])))/PI());&quot;&quot;)">
            <text:p/>
          </table:table-cell>
          <table:table-cell table:formula="of:=IF(ISNUMBER([.$C199]);ROUND(([data.$C$3]+1-[$latitude.$C1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0]);RADIANS([.$A200]);&quot;&quot;)">
            <text:p/>
          </table:table-cell>
          <table:table-cell table:formula="of:=IF(ISNUMBER([.$B200]);POWER(2;[data.$B$8]-1) * (1 - LN(TAN([.$B200])+(1/COS([.$B200])))/PI());&quot;&quot;)">
            <text:p/>
          </table:table-cell>
          <table:table-cell table:formula="of:=IF(ISNUMBER([.$C200]);ROUND(([data.$C$3]+1-[$latitude.$C2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1]);RADIANS([.$A201]);&quot;&quot;)">
            <text:p/>
          </table:table-cell>
          <table:table-cell table:formula="of:=IF(ISNUMBER([.$B201]);POWER(2;[data.$B$8]-1) * (1 - LN(TAN([.$B201])+(1/COS([.$B201])))/PI());&quot;&quot;)">
            <text:p/>
          </table:table-cell>
          <table:table-cell table:formula="of:=IF(ISNUMBER([.$C201]);ROUND(([data.$C$3]+1-[$latitude.$C2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2]);RADIANS([.$A202]);&quot;&quot;)">
            <text:p/>
          </table:table-cell>
          <table:table-cell table:formula="of:=IF(ISNUMBER([.$B202]);POWER(2;[data.$B$8]-1) * (1 - LN(TAN([.$B202])+(1/COS([.$B202])))/PI());&quot;&quot;)">
            <text:p/>
          </table:table-cell>
          <table:table-cell table:formula="of:=IF(ISNUMBER([.$C202]);ROUND(([data.$C$3]+1-[$latitude.$C2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3]);RADIANS([.$A203]);&quot;&quot;)">
            <text:p/>
          </table:table-cell>
          <table:table-cell table:formula="of:=IF(ISNUMBER([.$B203]);POWER(2;[data.$B$8]-1) * (1 - LN(TAN([.$B203])+(1/COS([.$B203])))/PI());&quot;&quot;)">
            <text:p/>
          </table:table-cell>
          <table:table-cell table:formula="of:=IF(ISNUMBER([.$C203]);ROUND(([data.$C$3]+1-[$latitude.$C2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4]);RADIANS([.$A204]);&quot;&quot;)">
            <text:p/>
          </table:table-cell>
          <table:table-cell table:formula="of:=IF(ISNUMBER([.$B204]);POWER(2;[data.$B$8]-1) * (1 - LN(TAN([.$B204])+(1/COS([.$B204])))/PI());&quot;&quot;)">
            <text:p/>
          </table:table-cell>
          <table:table-cell table:formula="of:=IF(ISNUMBER([.$C204]);ROUND(([data.$C$3]+1-[$latitude.$C2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5]);RADIANS([.$A205]);&quot;&quot;)">
            <text:p/>
          </table:table-cell>
          <table:table-cell table:formula="of:=IF(ISNUMBER([.$B205]);POWER(2;[data.$B$8]-1) * (1 - LN(TAN([.$B205])+(1/COS([.$B205])))/PI());&quot;&quot;)">
            <text:p/>
          </table:table-cell>
          <table:table-cell table:formula="of:=IF(ISNUMBER([.$C205]);ROUND(([data.$C$3]+1-[$latitude.$C2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6]);RADIANS([.$A206]);&quot;&quot;)">
            <text:p/>
          </table:table-cell>
          <table:table-cell table:formula="of:=IF(ISNUMBER([.$B206]);POWER(2;[data.$B$8]-1) * (1 - LN(TAN([.$B206])+(1/COS([.$B206])))/PI());&quot;&quot;)">
            <text:p/>
          </table:table-cell>
          <table:table-cell table:formula="of:=IF(ISNUMBER([.$C206]);ROUND(([data.$C$3]+1-[$latitude.$C2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7]);RADIANS([.$A207]);&quot;&quot;)">
            <text:p/>
          </table:table-cell>
          <table:table-cell table:formula="of:=IF(ISNUMBER([.$B207]);POWER(2;[data.$B$8]-1) * (1 - LN(TAN([.$B207])+(1/COS([.$B207])))/PI());&quot;&quot;)">
            <text:p/>
          </table:table-cell>
          <table:table-cell table:formula="of:=IF(ISNUMBER([.$C207]);ROUND(([data.$C$3]+1-[$latitude.$C2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8]);RADIANS([.$A208]);&quot;&quot;)">
            <text:p/>
          </table:table-cell>
          <table:table-cell table:formula="of:=IF(ISNUMBER([.$B208]);POWER(2;[data.$B$8]-1) * (1 - LN(TAN([.$B208])+(1/COS([.$B208])))/PI());&quot;&quot;)">
            <text:p/>
          </table:table-cell>
          <table:table-cell table:formula="of:=IF(ISNUMBER([.$C208]);ROUND(([data.$C$3]+1-[$latitude.$C2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09]);RADIANS([.$A209]);&quot;&quot;)">
            <text:p/>
          </table:table-cell>
          <table:table-cell table:formula="of:=IF(ISNUMBER([.$B209]);POWER(2;[data.$B$8]-1) * (1 - LN(TAN([.$B209])+(1/COS([.$B209])))/PI());&quot;&quot;)">
            <text:p/>
          </table:table-cell>
          <table:table-cell table:formula="of:=IF(ISNUMBER([.$C209]);ROUND(([data.$C$3]+1-[$latitude.$C2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0]);RADIANS([.$A210]);&quot;&quot;)">
            <text:p/>
          </table:table-cell>
          <table:table-cell table:formula="of:=IF(ISNUMBER([.$B210]);POWER(2;[data.$B$8]-1) * (1 - LN(TAN([.$B210])+(1/COS([.$B210])))/PI());&quot;&quot;)">
            <text:p/>
          </table:table-cell>
          <table:table-cell table:formula="of:=IF(ISNUMBER([.$C210]);ROUND(([data.$C$3]+1-[$latitude.$C2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1]);RADIANS([.$A211]);&quot;&quot;)">
            <text:p/>
          </table:table-cell>
          <table:table-cell table:formula="of:=IF(ISNUMBER([.$B211]);POWER(2;[data.$B$8]-1) * (1 - LN(TAN([.$B211])+(1/COS([.$B211])))/PI());&quot;&quot;)">
            <text:p/>
          </table:table-cell>
          <table:table-cell table:formula="of:=IF(ISNUMBER([.$C211]);ROUND(([data.$C$3]+1-[$latitude.$C2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2]);RADIANS([.$A212]);&quot;&quot;)">
            <text:p/>
          </table:table-cell>
          <table:table-cell table:formula="of:=IF(ISNUMBER([.$B212]);POWER(2;[data.$B$8]-1) * (1 - LN(TAN([.$B212])+(1/COS([.$B212])))/PI());&quot;&quot;)">
            <text:p/>
          </table:table-cell>
          <table:table-cell table:formula="of:=IF(ISNUMBER([.$C212]);ROUND(([data.$C$3]+1-[$latitude.$C2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3]);RADIANS([.$A213]);&quot;&quot;)">
            <text:p/>
          </table:table-cell>
          <table:table-cell table:formula="of:=IF(ISNUMBER([.$B213]);POWER(2;[data.$B$8]-1) * (1 - LN(TAN([.$B213])+(1/COS([.$B213])))/PI());&quot;&quot;)">
            <text:p/>
          </table:table-cell>
          <table:table-cell table:formula="of:=IF(ISNUMBER([.$C213]);ROUND(([data.$C$3]+1-[$latitude.$C2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4]);RADIANS([.$A214]);&quot;&quot;)">
            <text:p/>
          </table:table-cell>
          <table:table-cell table:formula="of:=IF(ISNUMBER([.$B214]);POWER(2;[data.$B$8]-1) * (1 - LN(TAN([.$B214])+(1/COS([.$B214])))/PI());&quot;&quot;)">
            <text:p/>
          </table:table-cell>
          <table:table-cell table:formula="of:=IF(ISNUMBER([.$C214]);ROUND(([data.$C$3]+1-[$latitude.$C2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5]);RADIANS([.$A215]);&quot;&quot;)">
            <text:p/>
          </table:table-cell>
          <table:table-cell table:formula="of:=IF(ISNUMBER([.$B215]);POWER(2;[data.$B$8]-1) * (1 - LN(TAN([.$B215])+(1/COS([.$B215])))/PI());&quot;&quot;)">
            <text:p/>
          </table:table-cell>
          <table:table-cell table:formula="of:=IF(ISNUMBER([.$C215]);ROUND(([data.$C$3]+1-[$latitude.$C2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6]);RADIANS([.$A216]);&quot;&quot;)">
            <text:p/>
          </table:table-cell>
          <table:table-cell table:formula="of:=IF(ISNUMBER([.$B216]);POWER(2;[data.$B$8]-1) * (1 - LN(TAN([.$B216])+(1/COS([.$B216])))/PI());&quot;&quot;)">
            <text:p/>
          </table:table-cell>
          <table:table-cell table:formula="of:=IF(ISNUMBER([.$C216]);ROUND(([data.$C$3]+1-[$latitude.$C2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7]);RADIANS([.$A217]);&quot;&quot;)">
            <text:p/>
          </table:table-cell>
          <table:table-cell table:formula="of:=IF(ISNUMBER([.$B217]);POWER(2;[data.$B$8]-1) * (1 - LN(TAN([.$B217])+(1/COS([.$B217])))/PI());&quot;&quot;)">
            <text:p/>
          </table:table-cell>
          <table:table-cell table:formula="of:=IF(ISNUMBER([.$C217]);ROUND(([data.$C$3]+1-[$latitude.$C2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8]);RADIANS([.$A218]);&quot;&quot;)">
            <text:p/>
          </table:table-cell>
          <table:table-cell table:formula="of:=IF(ISNUMBER([.$B218]);POWER(2;[data.$B$8]-1) * (1 - LN(TAN([.$B218])+(1/COS([.$B218])))/PI());&quot;&quot;)">
            <text:p/>
          </table:table-cell>
          <table:table-cell table:formula="of:=IF(ISNUMBER([.$C218]);ROUND(([data.$C$3]+1-[$latitude.$C2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19]);RADIANS([.$A219]);&quot;&quot;)">
            <text:p/>
          </table:table-cell>
          <table:table-cell table:formula="of:=IF(ISNUMBER([.$B219]);POWER(2;[data.$B$8]-1) * (1 - LN(TAN([.$B219])+(1/COS([.$B219])))/PI());&quot;&quot;)">
            <text:p/>
          </table:table-cell>
          <table:table-cell table:formula="of:=IF(ISNUMBER([.$C219]);ROUND(([data.$C$3]+1-[$latitude.$C2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0]);RADIANS([.$A220]);&quot;&quot;)">
            <text:p/>
          </table:table-cell>
          <table:table-cell table:formula="of:=IF(ISNUMBER([.$B220]);POWER(2;[data.$B$8]-1) * (1 - LN(TAN([.$B220])+(1/COS([.$B220])))/PI());&quot;&quot;)">
            <text:p/>
          </table:table-cell>
          <table:table-cell table:formula="of:=IF(ISNUMBER([.$C220]);ROUND(([data.$C$3]+1-[$latitude.$C2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1]);RADIANS([.$A221]);&quot;&quot;)">
            <text:p/>
          </table:table-cell>
          <table:table-cell table:formula="of:=IF(ISNUMBER([.$B221]);POWER(2;[data.$B$8]-1) * (1 - LN(TAN([.$B221])+(1/COS([.$B221])))/PI());&quot;&quot;)">
            <text:p/>
          </table:table-cell>
          <table:table-cell table:formula="of:=IF(ISNUMBER([.$C221]);ROUND(([data.$C$3]+1-[$latitude.$C2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2]);RADIANS([.$A222]);&quot;&quot;)">
            <text:p/>
          </table:table-cell>
          <table:table-cell table:formula="of:=IF(ISNUMBER([.$B222]);POWER(2;[data.$B$8]-1) * (1 - LN(TAN([.$B222])+(1/COS([.$B222])))/PI());&quot;&quot;)">
            <text:p/>
          </table:table-cell>
          <table:table-cell table:formula="of:=IF(ISNUMBER([.$C222]);ROUND(([data.$C$3]+1-[$latitude.$C2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3]);RADIANS([.$A223]);&quot;&quot;)">
            <text:p/>
          </table:table-cell>
          <table:table-cell table:formula="of:=IF(ISNUMBER([.$B223]);POWER(2;[data.$B$8]-1) * (1 - LN(TAN([.$B223])+(1/COS([.$B223])))/PI());&quot;&quot;)">
            <text:p/>
          </table:table-cell>
          <table:table-cell table:formula="of:=IF(ISNUMBER([.$C223]);ROUND(([data.$C$3]+1-[$latitude.$C2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4]);RADIANS([.$A224]);&quot;&quot;)">
            <text:p/>
          </table:table-cell>
          <table:table-cell table:formula="of:=IF(ISNUMBER([.$B224]);POWER(2;[data.$B$8]-1) * (1 - LN(TAN([.$B224])+(1/COS([.$B224])))/PI());&quot;&quot;)">
            <text:p/>
          </table:table-cell>
          <table:table-cell table:formula="of:=IF(ISNUMBER([.$C224]);ROUND(([data.$C$3]+1-[$latitude.$C2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5]);RADIANS([.$A225]);&quot;&quot;)">
            <text:p/>
          </table:table-cell>
          <table:table-cell table:formula="of:=IF(ISNUMBER([.$B225]);POWER(2;[data.$B$8]-1) * (1 - LN(TAN([.$B225])+(1/COS([.$B225])))/PI());&quot;&quot;)">
            <text:p/>
          </table:table-cell>
          <table:table-cell table:formula="of:=IF(ISNUMBER([.$C225]);ROUND(([data.$C$3]+1-[$latitude.$C2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6]);RADIANS([.$A226]);&quot;&quot;)">
            <text:p/>
          </table:table-cell>
          <table:table-cell table:formula="of:=IF(ISNUMBER([.$B226]);POWER(2;[data.$B$8]-1) * (1 - LN(TAN([.$B226])+(1/COS([.$B226])))/PI());&quot;&quot;)">
            <text:p/>
          </table:table-cell>
          <table:table-cell table:formula="of:=IF(ISNUMBER([.$C226]);ROUND(([data.$C$3]+1-[$latitude.$C2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7]);RADIANS([.$A227]);&quot;&quot;)">
            <text:p/>
          </table:table-cell>
          <table:table-cell table:formula="of:=IF(ISNUMBER([.$B227]);POWER(2;[data.$B$8]-1) * (1 - LN(TAN([.$B227])+(1/COS([.$B227])))/PI());&quot;&quot;)">
            <text:p/>
          </table:table-cell>
          <table:table-cell table:formula="of:=IF(ISNUMBER([.$C227]);ROUND(([data.$C$3]+1-[$latitude.$C2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8]);RADIANS([.$A228]);&quot;&quot;)">
            <text:p/>
          </table:table-cell>
          <table:table-cell table:formula="of:=IF(ISNUMBER([.$B228]);POWER(2;[data.$B$8]-1) * (1 - LN(TAN([.$B228])+(1/COS([.$B228])))/PI());&quot;&quot;)">
            <text:p/>
          </table:table-cell>
          <table:table-cell table:formula="of:=IF(ISNUMBER([.$C228]);ROUND(([data.$C$3]+1-[$latitude.$C2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29]);RADIANS([.$A229]);&quot;&quot;)">
            <text:p/>
          </table:table-cell>
          <table:table-cell table:formula="of:=IF(ISNUMBER([.$B229]);POWER(2;[data.$B$8]-1) * (1 - LN(TAN([.$B229])+(1/COS([.$B229])))/PI());&quot;&quot;)">
            <text:p/>
          </table:table-cell>
          <table:table-cell table:formula="of:=IF(ISNUMBER([.$C229]);ROUND(([data.$C$3]+1-[$latitude.$C2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0]);RADIANS([.$A230]);&quot;&quot;)">
            <text:p/>
          </table:table-cell>
          <table:table-cell table:formula="of:=IF(ISNUMBER([.$B230]);POWER(2;[data.$B$8]-1) * (1 - LN(TAN([.$B230])+(1/COS([.$B230])))/PI());&quot;&quot;)">
            <text:p/>
          </table:table-cell>
          <table:table-cell table:formula="of:=IF(ISNUMBER([.$C230]);ROUND(([data.$C$3]+1-[$latitude.$C2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1]);RADIANS([.$A231]);&quot;&quot;)">
            <text:p/>
          </table:table-cell>
          <table:table-cell table:formula="of:=IF(ISNUMBER([.$B231]);POWER(2;[data.$B$8]-1) * (1 - LN(TAN([.$B231])+(1/COS([.$B231])))/PI());&quot;&quot;)">
            <text:p/>
          </table:table-cell>
          <table:table-cell table:formula="of:=IF(ISNUMBER([.$C231]);ROUND(([data.$C$3]+1-[$latitude.$C2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2]);RADIANS([.$A232]);&quot;&quot;)">
            <text:p/>
          </table:table-cell>
          <table:table-cell table:formula="of:=IF(ISNUMBER([.$B232]);POWER(2;[data.$B$8]-1) * (1 - LN(TAN([.$B232])+(1/COS([.$B232])))/PI());&quot;&quot;)">
            <text:p/>
          </table:table-cell>
          <table:table-cell table:formula="of:=IF(ISNUMBER([.$C232]);ROUND(([data.$C$3]+1-[$latitude.$C2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3]);RADIANS([.$A233]);&quot;&quot;)">
            <text:p/>
          </table:table-cell>
          <table:table-cell table:formula="of:=IF(ISNUMBER([.$B233]);POWER(2;[data.$B$8]-1) * (1 - LN(TAN([.$B233])+(1/COS([.$B233])))/PI());&quot;&quot;)">
            <text:p/>
          </table:table-cell>
          <table:table-cell table:formula="of:=IF(ISNUMBER([.$C233]);ROUND(([data.$C$3]+1-[$latitude.$C2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4]);RADIANS([.$A234]);&quot;&quot;)">
            <text:p/>
          </table:table-cell>
          <table:table-cell table:formula="of:=IF(ISNUMBER([.$B234]);POWER(2;[data.$B$8]-1) * (1 - LN(TAN([.$B234])+(1/COS([.$B234])))/PI());&quot;&quot;)">
            <text:p/>
          </table:table-cell>
          <table:table-cell table:formula="of:=IF(ISNUMBER([.$C234]);ROUND(([data.$C$3]+1-[$latitude.$C2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5]);RADIANS([.$A235]);&quot;&quot;)">
            <text:p/>
          </table:table-cell>
          <table:table-cell table:formula="of:=IF(ISNUMBER([.$B235]);POWER(2;[data.$B$8]-1) * (1 - LN(TAN([.$B235])+(1/COS([.$B235])))/PI());&quot;&quot;)">
            <text:p/>
          </table:table-cell>
          <table:table-cell table:formula="of:=IF(ISNUMBER([.$C235]);ROUND(([data.$C$3]+1-[$latitude.$C2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6]);RADIANS([.$A236]);&quot;&quot;)">
            <text:p/>
          </table:table-cell>
          <table:table-cell table:formula="of:=IF(ISNUMBER([.$B236]);POWER(2;[data.$B$8]-1) * (1 - LN(TAN([.$B236])+(1/COS([.$B236])))/PI());&quot;&quot;)">
            <text:p/>
          </table:table-cell>
          <table:table-cell table:formula="of:=IF(ISNUMBER([.$C236]);ROUND(([data.$C$3]+1-[$latitude.$C2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7]);RADIANS([.$A237]);&quot;&quot;)">
            <text:p/>
          </table:table-cell>
          <table:table-cell table:formula="of:=IF(ISNUMBER([.$B237]);POWER(2;[data.$B$8]-1) * (1 - LN(TAN([.$B237])+(1/COS([.$B237])))/PI());&quot;&quot;)">
            <text:p/>
          </table:table-cell>
          <table:table-cell table:formula="of:=IF(ISNUMBER([.$C237]);ROUND(([data.$C$3]+1-[$latitude.$C2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8]);RADIANS([.$A238]);&quot;&quot;)">
            <text:p/>
          </table:table-cell>
          <table:table-cell table:formula="of:=IF(ISNUMBER([.$B238]);POWER(2;[data.$B$8]-1) * (1 - LN(TAN([.$B238])+(1/COS([.$B238])))/PI());&quot;&quot;)">
            <text:p/>
          </table:table-cell>
          <table:table-cell table:formula="of:=IF(ISNUMBER([.$C238]);ROUND(([data.$C$3]+1-[$latitude.$C2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39]);RADIANS([.$A239]);&quot;&quot;)">
            <text:p/>
          </table:table-cell>
          <table:table-cell table:formula="of:=IF(ISNUMBER([.$B239]);POWER(2;[data.$B$8]-1) * (1 - LN(TAN([.$B239])+(1/COS([.$B239])))/PI());&quot;&quot;)">
            <text:p/>
          </table:table-cell>
          <table:table-cell table:formula="of:=IF(ISNUMBER([.$C239]);ROUND(([data.$C$3]+1-[$latitude.$C2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0]);RADIANS([.$A240]);&quot;&quot;)">
            <text:p/>
          </table:table-cell>
          <table:table-cell table:formula="of:=IF(ISNUMBER([.$B240]);POWER(2;[data.$B$8]-1) * (1 - LN(TAN([.$B240])+(1/COS([.$B240])))/PI());&quot;&quot;)">
            <text:p/>
          </table:table-cell>
          <table:table-cell table:formula="of:=IF(ISNUMBER([.$C240]);ROUND(([data.$C$3]+1-[$latitude.$C2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1]);RADIANS([.$A241]);&quot;&quot;)">
            <text:p/>
          </table:table-cell>
          <table:table-cell table:formula="of:=IF(ISNUMBER([.$B241]);POWER(2;[data.$B$8]-1) * (1 - LN(TAN([.$B241])+(1/COS([.$B241])))/PI());&quot;&quot;)">
            <text:p/>
          </table:table-cell>
          <table:table-cell table:formula="of:=IF(ISNUMBER([.$C241]);ROUND(([data.$C$3]+1-[$latitude.$C2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2]);RADIANS([.$A242]);&quot;&quot;)">
            <text:p/>
          </table:table-cell>
          <table:table-cell table:formula="of:=IF(ISNUMBER([.$B242]);POWER(2;[data.$B$8]-1) * (1 - LN(TAN([.$B242])+(1/COS([.$B242])))/PI());&quot;&quot;)">
            <text:p/>
          </table:table-cell>
          <table:table-cell table:formula="of:=IF(ISNUMBER([.$C242]);ROUND(([data.$C$3]+1-[$latitude.$C2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3]);RADIANS([.$A243]);&quot;&quot;)">
            <text:p/>
          </table:table-cell>
          <table:table-cell table:formula="of:=IF(ISNUMBER([.$B243]);POWER(2;[data.$B$8]-1) * (1 - LN(TAN([.$B243])+(1/COS([.$B243])))/PI());&quot;&quot;)">
            <text:p/>
          </table:table-cell>
          <table:table-cell table:formula="of:=IF(ISNUMBER([.$C243]);ROUND(([data.$C$3]+1-[$latitude.$C2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4]);RADIANS([.$A244]);&quot;&quot;)">
            <text:p/>
          </table:table-cell>
          <table:table-cell table:formula="of:=IF(ISNUMBER([.$B244]);POWER(2;[data.$B$8]-1) * (1 - LN(TAN([.$B244])+(1/COS([.$B244])))/PI());&quot;&quot;)">
            <text:p/>
          </table:table-cell>
          <table:table-cell table:formula="of:=IF(ISNUMBER([.$C244]);ROUND(([data.$C$3]+1-[$latitude.$C2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5]);RADIANS([.$A245]);&quot;&quot;)">
            <text:p/>
          </table:table-cell>
          <table:table-cell table:formula="of:=IF(ISNUMBER([.$B245]);POWER(2;[data.$B$8]-1) * (1 - LN(TAN([.$B245])+(1/COS([.$B245])))/PI());&quot;&quot;)">
            <text:p/>
          </table:table-cell>
          <table:table-cell table:formula="of:=IF(ISNUMBER([.$C245]);ROUND(([data.$C$3]+1-[$latitude.$C2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6]);RADIANS([.$A246]);&quot;&quot;)">
            <text:p/>
          </table:table-cell>
          <table:table-cell table:formula="of:=IF(ISNUMBER([.$B246]);POWER(2;[data.$B$8]-1) * (1 - LN(TAN([.$B246])+(1/COS([.$B246])))/PI());&quot;&quot;)">
            <text:p/>
          </table:table-cell>
          <table:table-cell table:formula="of:=IF(ISNUMBER([.$C246]);ROUND(([data.$C$3]+1-[$latitude.$C2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7]);RADIANS([.$A247]);&quot;&quot;)">
            <text:p/>
          </table:table-cell>
          <table:table-cell table:formula="of:=IF(ISNUMBER([.$B247]);POWER(2;[data.$B$8]-1) * (1 - LN(TAN([.$B247])+(1/COS([.$B247])))/PI());&quot;&quot;)">
            <text:p/>
          </table:table-cell>
          <table:table-cell table:formula="of:=IF(ISNUMBER([.$C247]);ROUND(([data.$C$3]+1-[$latitude.$C2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8]);RADIANS([.$A248]);&quot;&quot;)">
            <text:p/>
          </table:table-cell>
          <table:table-cell table:formula="of:=IF(ISNUMBER([.$B248]);POWER(2;[data.$B$8]-1) * (1 - LN(TAN([.$B248])+(1/COS([.$B248])))/PI());&quot;&quot;)">
            <text:p/>
          </table:table-cell>
          <table:table-cell table:formula="of:=IF(ISNUMBER([.$C248]);ROUND(([data.$C$3]+1-[$latitude.$C2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49]);RADIANS([.$A249]);&quot;&quot;)">
            <text:p/>
          </table:table-cell>
          <table:table-cell table:formula="of:=IF(ISNUMBER([.$B249]);POWER(2;[data.$B$8]-1) * (1 - LN(TAN([.$B249])+(1/COS([.$B249])))/PI());&quot;&quot;)">
            <text:p/>
          </table:table-cell>
          <table:table-cell table:formula="of:=IF(ISNUMBER([.$C249]);ROUND(([data.$C$3]+1-[$latitude.$C2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0]);RADIANS([.$A250]);&quot;&quot;)">
            <text:p/>
          </table:table-cell>
          <table:table-cell table:formula="of:=IF(ISNUMBER([.$B250]);POWER(2;[data.$B$8]-1) * (1 - LN(TAN([.$B250])+(1/COS([.$B250])))/PI());&quot;&quot;)">
            <text:p/>
          </table:table-cell>
          <table:table-cell table:formula="of:=IF(ISNUMBER([.$C250]);ROUND(([data.$C$3]+1-[$latitude.$C2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1]);RADIANS([.$A251]);&quot;&quot;)">
            <text:p/>
          </table:table-cell>
          <table:table-cell table:formula="of:=IF(ISNUMBER([.$B251]);POWER(2;[data.$B$8]-1) * (1 - LN(TAN([.$B251])+(1/COS([.$B251])))/PI());&quot;&quot;)">
            <text:p/>
          </table:table-cell>
          <table:table-cell table:formula="of:=IF(ISNUMBER([.$C251]);ROUND(([data.$C$3]+1-[$latitude.$C2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2]);RADIANS([.$A252]);&quot;&quot;)">
            <text:p/>
          </table:table-cell>
          <table:table-cell table:formula="of:=IF(ISNUMBER([.$B252]);POWER(2;[data.$B$8]-1) * (1 - LN(TAN([.$B252])+(1/COS([.$B252])))/PI());&quot;&quot;)">
            <text:p/>
          </table:table-cell>
          <table:table-cell table:formula="of:=IF(ISNUMBER([.$C252]);ROUND(([data.$C$3]+1-[$latitude.$C2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3]);RADIANS([.$A253]);&quot;&quot;)">
            <text:p/>
          </table:table-cell>
          <table:table-cell table:formula="of:=IF(ISNUMBER([.$B253]);POWER(2;[data.$B$8]-1) * (1 - LN(TAN([.$B253])+(1/COS([.$B253])))/PI());&quot;&quot;)">
            <text:p/>
          </table:table-cell>
          <table:table-cell table:formula="of:=IF(ISNUMBER([.$C253]);ROUND(([data.$C$3]+1-[$latitude.$C2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4]);RADIANS([.$A254]);&quot;&quot;)">
            <text:p/>
          </table:table-cell>
          <table:table-cell table:formula="of:=IF(ISNUMBER([.$B254]);POWER(2;[data.$B$8]-1) * (1 - LN(TAN([.$B254])+(1/COS([.$B254])))/PI());&quot;&quot;)">
            <text:p/>
          </table:table-cell>
          <table:table-cell table:formula="of:=IF(ISNUMBER([.$C254]);ROUND(([data.$C$3]+1-[$latitude.$C2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5]);RADIANS([.$A255]);&quot;&quot;)">
            <text:p/>
          </table:table-cell>
          <table:table-cell table:formula="of:=IF(ISNUMBER([.$B255]);POWER(2;[data.$B$8]-1) * (1 - LN(TAN([.$B255])+(1/COS([.$B255])))/PI());&quot;&quot;)">
            <text:p/>
          </table:table-cell>
          <table:table-cell table:formula="of:=IF(ISNUMBER([.$C255]);ROUND(([data.$C$3]+1-[$latitude.$C2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6]);RADIANS([.$A256]);&quot;&quot;)">
            <text:p/>
          </table:table-cell>
          <table:table-cell table:formula="of:=IF(ISNUMBER([.$B256]);POWER(2;[data.$B$8]-1) * (1 - LN(TAN([.$B256])+(1/COS([.$B256])))/PI());&quot;&quot;)">
            <text:p/>
          </table:table-cell>
          <table:table-cell table:formula="of:=IF(ISNUMBER([.$C256]);ROUND(([data.$C$3]+1-[$latitude.$C2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7]);RADIANS([.$A257]);&quot;&quot;)">
            <text:p/>
          </table:table-cell>
          <table:table-cell table:formula="of:=IF(ISNUMBER([.$B257]);POWER(2;[data.$B$8]-1) * (1 - LN(TAN([.$B257])+(1/COS([.$B257])))/PI());&quot;&quot;)">
            <text:p/>
          </table:table-cell>
          <table:table-cell table:formula="of:=IF(ISNUMBER([.$C257]);ROUND(([data.$C$3]+1-[$latitude.$C2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8]);RADIANS([.$A258]);&quot;&quot;)">
            <text:p/>
          </table:table-cell>
          <table:table-cell table:formula="of:=IF(ISNUMBER([.$B258]);POWER(2;[data.$B$8]-1) * (1 - LN(TAN([.$B258])+(1/COS([.$B258])))/PI());&quot;&quot;)">
            <text:p/>
          </table:table-cell>
          <table:table-cell table:formula="of:=IF(ISNUMBER([.$C258]);ROUND(([data.$C$3]+1-[$latitude.$C2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59]);RADIANS([.$A259]);&quot;&quot;)">
            <text:p/>
          </table:table-cell>
          <table:table-cell table:formula="of:=IF(ISNUMBER([.$B259]);POWER(2;[data.$B$8]-1) * (1 - LN(TAN([.$B259])+(1/COS([.$B259])))/PI());&quot;&quot;)">
            <text:p/>
          </table:table-cell>
          <table:table-cell table:formula="of:=IF(ISNUMBER([.$C259]);ROUND(([data.$C$3]+1-[$latitude.$C2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0]);RADIANS([.$A260]);&quot;&quot;)">
            <text:p/>
          </table:table-cell>
          <table:table-cell table:formula="of:=IF(ISNUMBER([.$B260]);POWER(2;[data.$B$8]-1) * (1 - LN(TAN([.$B260])+(1/COS([.$B260])))/PI());&quot;&quot;)">
            <text:p/>
          </table:table-cell>
          <table:table-cell table:formula="of:=IF(ISNUMBER([.$C260]);ROUND(([data.$C$3]+1-[$latitude.$C2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1]);RADIANS([.$A261]);&quot;&quot;)">
            <text:p/>
          </table:table-cell>
          <table:table-cell table:formula="of:=IF(ISNUMBER([.$B261]);POWER(2;[data.$B$8]-1) * (1 - LN(TAN([.$B261])+(1/COS([.$B261])))/PI());&quot;&quot;)">
            <text:p/>
          </table:table-cell>
          <table:table-cell table:formula="of:=IF(ISNUMBER([.$C261]);ROUND(([data.$C$3]+1-[$latitude.$C2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2]);RADIANS([.$A262]);&quot;&quot;)">
            <text:p/>
          </table:table-cell>
          <table:table-cell table:formula="of:=IF(ISNUMBER([.$B262]);POWER(2;[data.$B$8]-1) * (1 - LN(TAN([.$B262])+(1/COS([.$B262])))/PI());&quot;&quot;)">
            <text:p/>
          </table:table-cell>
          <table:table-cell table:formula="of:=IF(ISNUMBER([.$C262]);ROUND(([data.$C$3]+1-[$latitude.$C2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3]);RADIANS([.$A263]);&quot;&quot;)">
            <text:p/>
          </table:table-cell>
          <table:table-cell table:formula="of:=IF(ISNUMBER([.$B263]);POWER(2;[data.$B$8]-1) * (1 - LN(TAN([.$B263])+(1/COS([.$B263])))/PI());&quot;&quot;)">
            <text:p/>
          </table:table-cell>
          <table:table-cell table:formula="of:=IF(ISNUMBER([.$C263]);ROUND(([data.$C$3]+1-[$latitude.$C2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4]);RADIANS([.$A264]);&quot;&quot;)">
            <text:p/>
          </table:table-cell>
          <table:table-cell table:formula="of:=IF(ISNUMBER([.$B264]);POWER(2;[data.$B$8]-1) * (1 - LN(TAN([.$B264])+(1/COS([.$B264])))/PI());&quot;&quot;)">
            <text:p/>
          </table:table-cell>
          <table:table-cell table:formula="of:=IF(ISNUMBER([.$C264]);ROUND(([data.$C$3]+1-[$latitude.$C2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5]);RADIANS([.$A265]);&quot;&quot;)">
            <text:p/>
          </table:table-cell>
          <table:table-cell table:formula="of:=IF(ISNUMBER([.$B265]);POWER(2;[data.$B$8]-1) * (1 - LN(TAN([.$B265])+(1/COS([.$B265])))/PI());&quot;&quot;)">
            <text:p/>
          </table:table-cell>
          <table:table-cell table:formula="of:=IF(ISNUMBER([.$C265]);ROUND(([data.$C$3]+1-[$latitude.$C2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6]);RADIANS([.$A266]);&quot;&quot;)">
            <text:p/>
          </table:table-cell>
          <table:table-cell table:formula="of:=IF(ISNUMBER([.$B266]);POWER(2;[data.$B$8]-1) * (1 - LN(TAN([.$B266])+(1/COS([.$B266])))/PI());&quot;&quot;)">
            <text:p/>
          </table:table-cell>
          <table:table-cell table:formula="of:=IF(ISNUMBER([.$C266]);ROUND(([data.$C$3]+1-[$latitude.$C2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7]);RADIANS([.$A267]);&quot;&quot;)">
            <text:p/>
          </table:table-cell>
          <table:table-cell table:formula="of:=IF(ISNUMBER([.$B267]);POWER(2;[data.$B$8]-1) * (1 - LN(TAN([.$B267])+(1/COS([.$B267])))/PI());&quot;&quot;)">
            <text:p/>
          </table:table-cell>
          <table:table-cell table:formula="of:=IF(ISNUMBER([.$C267]);ROUND(([data.$C$3]+1-[$latitude.$C2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8]);RADIANS([.$A268]);&quot;&quot;)">
            <text:p/>
          </table:table-cell>
          <table:table-cell table:formula="of:=IF(ISNUMBER([.$B268]);POWER(2;[data.$B$8]-1) * (1 - LN(TAN([.$B268])+(1/COS([.$B268])))/PI());&quot;&quot;)">
            <text:p/>
          </table:table-cell>
          <table:table-cell table:formula="of:=IF(ISNUMBER([.$C268]);ROUND(([data.$C$3]+1-[$latitude.$C2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69]);RADIANS([.$A269]);&quot;&quot;)">
            <text:p/>
          </table:table-cell>
          <table:table-cell table:formula="of:=IF(ISNUMBER([.$B269]);POWER(2;[data.$B$8]-1) * (1 - LN(TAN([.$B269])+(1/COS([.$B269])))/PI());&quot;&quot;)">
            <text:p/>
          </table:table-cell>
          <table:table-cell table:formula="of:=IF(ISNUMBER([.$C269]);ROUND(([data.$C$3]+1-[$latitude.$C2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0]);RADIANS([.$A270]);&quot;&quot;)">
            <text:p/>
          </table:table-cell>
          <table:table-cell table:formula="of:=IF(ISNUMBER([.$B270]);POWER(2;[data.$B$8]-1) * (1 - LN(TAN([.$B270])+(1/COS([.$B270])))/PI());&quot;&quot;)">
            <text:p/>
          </table:table-cell>
          <table:table-cell table:formula="of:=IF(ISNUMBER([.$C270]);ROUND(([data.$C$3]+1-[$latitude.$C2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1]);RADIANS([.$A271]);&quot;&quot;)">
            <text:p/>
          </table:table-cell>
          <table:table-cell table:formula="of:=IF(ISNUMBER([.$B271]);POWER(2;[data.$B$8]-1) * (1 - LN(TAN([.$B271])+(1/COS([.$B271])))/PI());&quot;&quot;)">
            <text:p/>
          </table:table-cell>
          <table:table-cell table:formula="of:=IF(ISNUMBER([.$C271]);ROUND(([data.$C$3]+1-[$latitude.$C2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2]);RADIANS([.$A272]);&quot;&quot;)">
            <text:p/>
          </table:table-cell>
          <table:table-cell table:formula="of:=IF(ISNUMBER([.$B272]);POWER(2;[data.$B$8]-1) * (1 - LN(TAN([.$B272])+(1/COS([.$B272])))/PI());&quot;&quot;)">
            <text:p/>
          </table:table-cell>
          <table:table-cell table:formula="of:=IF(ISNUMBER([.$C272]);ROUND(([data.$C$3]+1-[$latitude.$C2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3]);RADIANS([.$A273]);&quot;&quot;)">
            <text:p/>
          </table:table-cell>
          <table:table-cell table:formula="of:=IF(ISNUMBER([.$B273]);POWER(2;[data.$B$8]-1) * (1 - LN(TAN([.$B273])+(1/COS([.$B273])))/PI());&quot;&quot;)">
            <text:p/>
          </table:table-cell>
          <table:table-cell table:formula="of:=IF(ISNUMBER([.$C273]);ROUND(([data.$C$3]+1-[$latitude.$C2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4]);RADIANS([.$A274]);&quot;&quot;)">
            <text:p/>
          </table:table-cell>
          <table:table-cell table:formula="of:=IF(ISNUMBER([.$B274]);POWER(2;[data.$B$8]-1) * (1 - LN(TAN([.$B274])+(1/COS([.$B274])))/PI());&quot;&quot;)">
            <text:p/>
          </table:table-cell>
          <table:table-cell table:formula="of:=IF(ISNUMBER([.$C274]);ROUND(([data.$C$3]+1-[$latitude.$C2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5]);RADIANS([.$A275]);&quot;&quot;)">
            <text:p/>
          </table:table-cell>
          <table:table-cell table:formula="of:=IF(ISNUMBER([.$B275]);POWER(2;[data.$B$8]-1) * (1 - LN(TAN([.$B275])+(1/COS([.$B275])))/PI());&quot;&quot;)">
            <text:p/>
          </table:table-cell>
          <table:table-cell table:formula="of:=IF(ISNUMBER([.$C275]);ROUND(([data.$C$3]+1-[$latitude.$C2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6]);RADIANS([.$A276]);&quot;&quot;)">
            <text:p/>
          </table:table-cell>
          <table:table-cell table:formula="of:=IF(ISNUMBER([.$B276]);POWER(2;[data.$B$8]-1) * (1 - LN(TAN([.$B276])+(1/COS([.$B276])))/PI());&quot;&quot;)">
            <text:p/>
          </table:table-cell>
          <table:table-cell table:formula="of:=IF(ISNUMBER([.$C276]);ROUND(([data.$C$3]+1-[$latitude.$C2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7]);RADIANS([.$A277]);&quot;&quot;)">
            <text:p/>
          </table:table-cell>
          <table:table-cell table:formula="of:=IF(ISNUMBER([.$B277]);POWER(2;[data.$B$8]-1) * (1 - LN(TAN([.$B277])+(1/COS([.$B277])))/PI());&quot;&quot;)">
            <text:p/>
          </table:table-cell>
          <table:table-cell table:formula="of:=IF(ISNUMBER([.$C277]);ROUND(([data.$C$3]+1-[$latitude.$C2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8]);RADIANS([.$A278]);&quot;&quot;)">
            <text:p/>
          </table:table-cell>
          <table:table-cell table:formula="of:=IF(ISNUMBER([.$B278]);POWER(2;[data.$B$8]-1) * (1 - LN(TAN([.$B278])+(1/COS([.$B278])))/PI());&quot;&quot;)">
            <text:p/>
          </table:table-cell>
          <table:table-cell table:formula="of:=IF(ISNUMBER([.$C278]);ROUND(([data.$C$3]+1-[$latitude.$C2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79]);RADIANS([.$A279]);&quot;&quot;)">
            <text:p/>
          </table:table-cell>
          <table:table-cell table:formula="of:=IF(ISNUMBER([.$B279]);POWER(2;[data.$B$8]-1) * (1 - LN(TAN([.$B279])+(1/COS([.$B279])))/PI());&quot;&quot;)">
            <text:p/>
          </table:table-cell>
          <table:table-cell table:formula="of:=IF(ISNUMBER([.$C279]);ROUND(([data.$C$3]+1-[$latitude.$C2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0]);RADIANS([.$A280]);&quot;&quot;)">
            <text:p/>
          </table:table-cell>
          <table:table-cell table:formula="of:=IF(ISNUMBER([.$B280]);POWER(2;[data.$B$8]-1) * (1 - LN(TAN([.$B280])+(1/COS([.$B280])))/PI());&quot;&quot;)">
            <text:p/>
          </table:table-cell>
          <table:table-cell table:formula="of:=IF(ISNUMBER([.$C280]);ROUND(([data.$C$3]+1-[$latitude.$C2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1]);RADIANS([.$A281]);&quot;&quot;)">
            <text:p/>
          </table:table-cell>
          <table:table-cell table:formula="of:=IF(ISNUMBER([.$B281]);POWER(2;[data.$B$8]-1) * (1 - LN(TAN([.$B281])+(1/COS([.$B281])))/PI());&quot;&quot;)">
            <text:p/>
          </table:table-cell>
          <table:table-cell table:formula="of:=IF(ISNUMBER([.$C281]);ROUND(([data.$C$3]+1-[$latitude.$C2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2]);RADIANS([.$A282]);&quot;&quot;)">
            <text:p/>
          </table:table-cell>
          <table:table-cell table:formula="of:=IF(ISNUMBER([.$B282]);POWER(2;[data.$B$8]-1) * (1 - LN(TAN([.$B282])+(1/COS([.$B282])))/PI());&quot;&quot;)">
            <text:p/>
          </table:table-cell>
          <table:table-cell table:formula="of:=IF(ISNUMBER([.$C282]);ROUND(([data.$C$3]+1-[$latitude.$C2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3]);RADIANS([.$A283]);&quot;&quot;)">
            <text:p/>
          </table:table-cell>
          <table:table-cell table:formula="of:=IF(ISNUMBER([.$B283]);POWER(2;[data.$B$8]-1) * (1 - LN(TAN([.$B283])+(1/COS([.$B283])))/PI());&quot;&quot;)">
            <text:p/>
          </table:table-cell>
          <table:table-cell table:formula="of:=IF(ISNUMBER([.$C283]);ROUND(([data.$C$3]+1-[$latitude.$C2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4]);RADIANS([.$A284]);&quot;&quot;)">
            <text:p/>
          </table:table-cell>
          <table:table-cell table:formula="of:=IF(ISNUMBER([.$B284]);POWER(2;[data.$B$8]-1) * (1 - LN(TAN([.$B284])+(1/COS([.$B284])))/PI());&quot;&quot;)">
            <text:p/>
          </table:table-cell>
          <table:table-cell table:formula="of:=IF(ISNUMBER([.$C284]);ROUND(([data.$C$3]+1-[$latitude.$C2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5]);RADIANS([.$A285]);&quot;&quot;)">
            <text:p/>
          </table:table-cell>
          <table:table-cell table:formula="of:=IF(ISNUMBER([.$B285]);POWER(2;[data.$B$8]-1) * (1 - LN(TAN([.$B285])+(1/COS([.$B285])))/PI());&quot;&quot;)">
            <text:p/>
          </table:table-cell>
          <table:table-cell table:formula="of:=IF(ISNUMBER([.$C285]);ROUND(([data.$C$3]+1-[$latitude.$C2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6]);RADIANS([.$A286]);&quot;&quot;)">
            <text:p/>
          </table:table-cell>
          <table:table-cell table:formula="of:=IF(ISNUMBER([.$B286]);POWER(2;[data.$B$8]-1) * (1 - LN(TAN([.$B286])+(1/COS([.$B286])))/PI());&quot;&quot;)">
            <text:p/>
          </table:table-cell>
          <table:table-cell table:formula="of:=IF(ISNUMBER([.$C286]);ROUND(([data.$C$3]+1-[$latitude.$C2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7]);RADIANS([.$A287]);&quot;&quot;)">
            <text:p/>
          </table:table-cell>
          <table:table-cell table:formula="of:=IF(ISNUMBER([.$B287]);POWER(2;[data.$B$8]-1) * (1 - LN(TAN([.$B287])+(1/COS([.$B287])))/PI());&quot;&quot;)">
            <text:p/>
          </table:table-cell>
          <table:table-cell table:formula="of:=IF(ISNUMBER([.$C287]);ROUND(([data.$C$3]+1-[$latitude.$C2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8]);RADIANS([.$A288]);&quot;&quot;)">
            <text:p/>
          </table:table-cell>
          <table:table-cell table:formula="of:=IF(ISNUMBER([.$B288]);POWER(2;[data.$B$8]-1) * (1 - LN(TAN([.$B288])+(1/COS([.$B288])))/PI());&quot;&quot;)">
            <text:p/>
          </table:table-cell>
          <table:table-cell table:formula="of:=IF(ISNUMBER([.$C288]);ROUND(([data.$C$3]+1-[$latitude.$C2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89]);RADIANS([.$A289]);&quot;&quot;)">
            <text:p/>
          </table:table-cell>
          <table:table-cell table:formula="of:=IF(ISNUMBER([.$B289]);POWER(2;[data.$B$8]-1) * (1 - LN(TAN([.$B289])+(1/COS([.$B289])))/PI());&quot;&quot;)">
            <text:p/>
          </table:table-cell>
          <table:table-cell table:formula="of:=IF(ISNUMBER([.$C289]);ROUND(([data.$C$3]+1-[$latitude.$C2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0]);RADIANS([.$A290]);&quot;&quot;)">
            <text:p/>
          </table:table-cell>
          <table:table-cell table:formula="of:=IF(ISNUMBER([.$B290]);POWER(2;[data.$B$8]-1) * (1 - LN(TAN([.$B290])+(1/COS([.$B290])))/PI());&quot;&quot;)">
            <text:p/>
          </table:table-cell>
          <table:table-cell table:formula="of:=IF(ISNUMBER([.$C290]);ROUND(([data.$C$3]+1-[$latitude.$C2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1]);RADIANS([.$A291]);&quot;&quot;)">
            <text:p/>
          </table:table-cell>
          <table:table-cell table:formula="of:=IF(ISNUMBER([.$B291]);POWER(2;[data.$B$8]-1) * (1 - LN(TAN([.$B291])+(1/COS([.$B291])))/PI());&quot;&quot;)">
            <text:p/>
          </table:table-cell>
          <table:table-cell table:formula="of:=IF(ISNUMBER([.$C291]);ROUND(([data.$C$3]+1-[$latitude.$C2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2]);RADIANS([.$A292]);&quot;&quot;)">
            <text:p/>
          </table:table-cell>
          <table:table-cell table:formula="of:=IF(ISNUMBER([.$B292]);POWER(2;[data.$B$8]-1) * (1 - LN(TAN([.$B292])+(1/COS([.$B292])))/PI());&quot;&quot;)">
            <text:p/>
          </table:table-cell>
          <table:table-cell table:formula="of:=IF(ISNUMBER([.$C292]);ROUND(([data.$C$3]+1-[$latitude.$C2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3]);RADIANS([.$A293]);&quot;&quot;)">
            <text:p/>
          </table:table-cell>
          <table:table-cell table:formula="of:=IF(ISNUMBER([.$B293]);POWER(2;[data.$B$8]-1) * (1 - LN(TAN([.$B293])+(1/COS([.$B293])))/PI());&quot;&quot;)">
            <text:p/>
          </table:table-cell>
          <table:table-cell table:formula="of:=IF(ISNUMBER([.$C293]);ROUND(([data.$C$3]+1-[$latitude.$C2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4]);RADIANS([.$A294]);&quot;&quot;)">
            <text:p/>
          </table:table-cell>
          <table:table-cell table:formula="of:=IF(ISNUMBER([.$B294]);POWER(2;[data.$B$8]-1) * (1 - LN(TAN([.$B294])+(1/COS([.$B294])))/PI());&quot;&quot;)">
            <text:p/>
          </table:table-cell>
          <table:table-cell table:formula="of:=IF(ISNUMBER([.$C294]);ROUND(([data.$C$3]+1-[$latitude.$C2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5]);RADIANS([.$A295]);&quot;&quot;)">
            <text:p/>
          </table:table-cell>
          <table:table-cell table:formula="of:=IF(ISNUMBER([.$B295]);POWER(2;[data.$B$8]-1) * (1 - LN(TAN([.$B295])+(1/COS([.$B295])))/PI());&quot;&quot;)">
            <text:p/>
          </table:table-cell>
          <table:table-cell table:formula="of:=IF(ISNUMBER([.$C295]);ROUND(([data.$C$3]+1-[$latitude.$C2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6]);RADIANS([.$A296]);&quot;&quot;)">
            <text:p/>
          </table:table-cell>
          <table:table-cell table:formula="of:=IF(ISNUMBER([.$B296]);POWER(2;[data.$B$8]-1) * (1 - LN(TAN([.$B296])+(1/COS([.$B296])))/PI());&quot;&quot;)">
            <text:p/>
          </table:table-cell>
          <table:table-cell table:formula="of:=IF(ISNUMBER([.$C296]);ROUND(([data.$C$3]+1-[$latitude.$C2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7]);RADIANS([.$A297]);&quot;&quot;)">
            <text:p/>
          </table:table-cell>
          <table:table-cell table:formula="of:=IF(ISNUMBER([.$B297]);POWER(2;[data.$B$8]-1) * (1 - LN(TAN([.$B297])+(1/COS([.$B297])))/PI());&quot;&quot;)">
            <text:p/>
          </table:table-cell>
          <table:table-cell table:formula="of:=IF(ISNUMBER([.$C297]);ROUND(([data.$C$3]+1-[$latitude.$C2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8]);RADIANS([.$A298]);&quot;&quot;)">
            <text:p/>
          </table:table-cell>
          <table:table-cell table:formula="of:=IF(ISNUMBER([.$B298]);POWER(2;[data.$B$8]-1) * (1 - LN(TAN([.$B298])+(1/COS([.$B298])))/PI());&quot;&quot;)">
            <text:p/>
          </table:table-cell>
          <table:table-cell table:formula="of:=IF(ISNUMBER([.$C298]);ROUND(([data.$C$3]+1-[$latitude.$C2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299]);RADIANS([.$A299]);&quot;&quot;)">
            <text:p/>
          </table:table-cell>
          <table:table-cell table:formula="of:=IF(ISNUMBER([.$B299]);POWER(2;[data.$B$8]-1) * (1 - LN(TAN([.$B299])+(1/COS([.$B299])))/PI());&quot;&quot;)">
            <text:p/>
          </table:table-cell>
          <table:table-cell table:formula="of:=IF(ISNUMBER([.$C299]);ROUND(([data.$C$3]+1-[$latitude.$C2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0]);RADIANS([.$A300]);&quot;&quot;)">
            <text:p/>
          </table:table-cell>
          <table:table-cell table:formula="of:=IF(ISNUMBER([.$B300]);POWER(2;[data.$B$8]-1) * (1 - LN(TAN([.$B300])+(1/COS([.$B300])))/PI());&quot;&quot;)">
            <text:p/>
          </table:table-cell>
          <table:table-cell table:formula="of:=IF(ISNUMBER([.$C300]);ROUND(([data.$C$3]+1-[$latitude.$C3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1]);RADIANS([.$A301]);&quot;&quot;)">
            <text:p/>
          </table:table-cell>
          <table:table-cell table:formula="of:=IF(ISNUMBER([.$B301]);POWER(2;[data.$B$8]-1) * (1 - LN(TAN([.$B301])+(1/COS([.$B301])))/PI());&quot;&quot;)">
            <text:p/>
          </table:table-cell>
          <table:table-cell table:formula="of:=IF(ISNUMBER([.$C301]);ROUND(([data.$C$3]+1-[$latitude.$C3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2]);RADIANS([.$A302]);&quot;&quot;)">
            <text:p/>
          </table:table-cell>
          <table:table-cell table:formula="of:=IF(ISNUMBER([.$B302]);POWER(2;[data.$B$8]-1) * (1 - LN(TAN([.$B302])+(1/COS([.$B302])))/PI());&quot;&quot;)">
            <text:p/>
          </table:table-cell>
          <table:table-cell table:formula="of:=IF(ISNUMBER([.$C302]);ROUND(([data.$C$3]+1-[$latitude.$C3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3]);RADIANS([.$A303]);&quot;&quot;)">
            <text:p/>
          </table:table-cell>
          <table:table-cell table:formula="of:=IF(ISNUMBER([.$B303]);POWER(2;[data.$B$8]-1) * (1 - LN(TAN([.$B303])+(1/COS([.$B303])))/PI());&quot;&quot;)">
            <text:p/>
          </table:table-cell>
          <table:table-cell table:formula="of:=IF(ISNUMBER([.$C303]);ROUND(([data.$C$3]+1-[$latitude.$C3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4]);RADIANS([.$A304]);&quot;&quot;)">
            <text:p/>
          </table:table-cell>
          <table:table-cell table:formula="of:=IF(ISNUMBER([.$B304]);POWER(2;[data.$B$8]-1) * (1 - LN(TAN([.$B304])+(1/COS([.$B304])))/PI());&quot;&quot;)">
            <text:p/>
          </table:table-cell>
          <table:table-cell table:formula="of:=IF(ISNUMBER([.$C304]);ROUND(([data.$C$3]+1-[$latitude.$C3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5]);RADIANS([.$A305]);&quot;&quot;)">
            <text:p/>
          </table:table-cell>
          <table:table-cell table:formula="of:=IF(ISNUMBER([.$B305]);POWER(2;[data.$B$8]-1) * (1 - LN(TAN([.$B305])+(1/COS([.$B305])))/PI());&quot;&quot;)">
            <text:p/>
          </table:table-cell>
          <table:table-cell table:formula="of:=IF(ISNUMBER([.$C305]);ROUND(([data.$C$3]+1-[$latitude.$C3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6]);RADIANS([.$A306]);&quot;&quot;)">
            <text:p/>
          </table:table-cell>
          <table:table-cell table:formula="of:=IF(ISNUMBER([.$B306]);POWER(2;[data.$B$8]-1) * (1 - LN(TAN([.$B306])+(1/COS([.$B306])))/PI());&quot;&quot;)">
            <text:p/>
          </table:table-cell>
          <table:table-cell table:formula="of:=IF(ISNUMBER([.$C306]);ROUND(([data.$C$3]+1-[$latitude.$C3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7]);RADIANS([.$A307]);&quot;&quot;)">
            <text:p/>
          </table:table-cell>
          <table:table-cell table:formula="of:=IF(ISNUMBER([.$B307]);POWER(2;[data.$B$8]-1) * (1 - LN(TAN([.$B307])+(1/COS([.$B307])))/PI());&quot;&quot;)">
            <text:p/>
          </table:table-cell>
          <table:table-cell table:formula="of:=IF(ISNUMBER([.$C307]);ROUND(([data.$C$3]+1-[$latitude.$C3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8]);RADIANS([.$A308]);&quot;&quot;)">
            <text:p/>
          </table:table-cell>
          <table:table-cell table:formula="of:=IF(ISNUMBER([.$B308]);POWER(2;[data.$B$8]-1) * (1 - LN(TAN([.$B308])+(1/COS([.$B308])))/PI());&quot;&quot;)">
            <text:p/>
          </table:table-cell>
          <table:table-cell table:formula="of:=IF(ISNUMBER([.$C308]);ROUND(([data.$C$3]+1-[$latitude.$C3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09]);RADIANS([.$A309]);&quot;&quot;)">
            <text:p/>
          </table:table-cell>
          <table:table-cell table:formula="of:=IF(ISNUMBER([.$B309]);POWER(2;[data.$B$8]-1) * (1 - LN(TAN([.$B309])+(1/COS([.$B309])))/PI());&quot;&quot;)">
            <text:p/>
          </table:table-cell>
          <table:table-cell table:formula="of:=IF(ISNUMBER([.$C309]);ROUND(([data.$C$3]+1-[$latitude.$C3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0]);RADIANS([.$A310]);&quot;&quot;)">
            <text:p/>
          </table:table-cell>
          <table:table-cell table:formula="of:=IF(ISNUMBER([.$B310]);POWER(2;[data.$B$8]-1) * (1 - LN(TAN([.$B310])+(1/COS([.$B310])))/PI());&quot;&quot;)">
            <text:p/>
          </table:table-cell>
          <table:table-cell table:formula="of:=IF(ISNUMBER([.$C310]);ROUND(([data.$C$3]+1-[$latitude.$C3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1]);RADIANS([.$A311]);&quot;&quot;)">
            <text:p/>
          </table:table-cell>
          <table:table-cell table:formula="of:=IF(ISNUMBER([.$B311]);POWER(2;[data.$B$8]-1) * (1 - LN(TAN([.$B311])+(1/COS([.$B311])))/PI());&quot;&quot;)">
            <text:p/>
          </table:table-cell>
          <table:table-cell table:formula="of:=IF(ISNUMBER([.$C311]);ROUND(([data.$C$3]+1-[$latitude.$C3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2]);RADIANS([.$A312]);&quot;&quot;)">
            <text:p/>
          </table:table-cell>
          <table:table-cell table:formula="of:=IF(ISNUMBER([.$B312]);POWER(2;[data.$B$8]-1) * (1 - LN(TAN([.$B312])+(1/COS([.$B312])))/PI());&quot;&quot;)">
            <text:p/>
          </table:table-cell>
          <table:table-cell table:formula="of:=IF(ISNUMBER([.$C312]);ROUND(([data.$C$3]+1-[$latitude.$C3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3]);RADIANS([.$A313]);&quot;&quot;)">
            <text:p/>
          </table:table-cell>
          <table:table-cell table:formula="of:=IF(ISNUMBER([.$B313]);POWER(2;[data.$B$8]-1) * (1 - LN(TAN([.$B313])+(1/COS([.$B313])))/PI());&quot;&quot;)">
            <text:p/>
          </table:table-cell>
          <table:table-cell table:formula="of:=IF(ISNUMBER([.$C313]);ROUND(([data.$C$3]+1-[$latitude.$C3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4]);RADIANS([.$A314]);&quot;&quot;)">
            <text:p/>
          </table:table-cell>
          <table:table-cell table:formula="of:=IF(ISNUMBER([.$B314]);POWER(2;[data.$B$8]-1) * (1 - LN(TAN([.$B314])+(1/COS([.$B314])))/PI());&quot;&quot;)">
            <text:p/>
          </table:table-cell>
          <table:table-cell table:formula="of:=IF(ISNUMBER([.$C314]);ROUND(([data.$C$3]+1-[$latitude.$C3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5]);RADIANS([.$A315]);&quot;&quot;)">
            <text:p/>
          </table:table-cell>
          <table:table-cell table:formula="of:=IF(ISNUMBER([.$B315]);POWER(2;[data.$B$8]-1) * (1 - LN(TAN([.$B315])+(1/COS([.$B315])))/PI());&quot;&quot;)">
            <text:p/>
          </table:table-cell>
          <table:table-cell table:formula="of:=IF(ISNUMBER([.$C315]);ROUND(([data.$C$3]+1-[$latitude.$C3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6]);RADIANS([.$A316]);&quot;&quot;)">
            <text:p/>
          </table:table-cell>
          <table:table-cell table:formula="of:=IF(ISNUMBER([.$B316]);POWER(2;[data.$B$8]-1) * (1 - LN(TAN([.$B316])+(1/COS([.$B316])))/PI());&quot;&quot;)">
            <text:p/>
          </table:table-cell>
          <table:table-cell table:formula="of:=IF(ISNUMBER([.$C316]);ROUND(([data.$C$3]+1-[$latitude.$C3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7]);RADIANS([.$A317]);&quot;&quot;)">
            <text:p/>
          </table:table-cell>
          <table:table-cell table:formula="of:=IF(ISNUMBER([.$B317]);POWER(2;[data.$B$8]-1) * (1 - LN(TAN([.$B317])+(1/COS([.$B317])))/PI());&quot;&quot;)">
            <text:p/>
          </table:table-cell>
          <table:table-cell table:formula="of:=IF(ISNUMBER([.$C317]);ROUND(([data.$C$3]+1-[$latitude.$C3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8]);RADIANS([.$A318]);&quot;&quot;)">
            <text:p/>
          </table:table-cell>
          <table:table-cell table:formula="of:=IF(ISNUMBER([.$B318]);POWER(2;[data.$B$8]-1) * (1 - LN(TAN([.$B318])+(1/COS([.$B318])))/PI());&quot;&quot;)">
            <text:p/>
          </table:table-cell>
          <table:table-cell table:formula="of:=IF(ISNUMBER([.$C318]);ROUND(([data.$C$3]+1-[$latitude.$C3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19]);RADIANS([.$A319]);&quot;&quot;)">
            <text:p/>
          </table:table-cell>
          <table:table-cell table:formula="of:=IF(ISNUMBER([.$B319]);POWER(2;[data.$B$8]-1) * (1 - LN(TAN([.$B319])+(1/COS([.$B319])))/PI());&quot;&quot;)">
            <text:p/>
          </table:table-cell>
          <table:table-cell table:formula="of:=IF(ISNUMBER([.$C319]);ROUND(([data.$C$3]+1-[$latitude.$C3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0]);RADIANS([.$A320]);&quot;&quot;)">
            <text:p/>
          </table:table-cell>
          <table:table-cell table:formula="of:=IF(ISNUMBER([.$B320]);POWER(2;[data.$B$8]-1) * (1 - LN(TAN([.$B320])+(1/COS([.$B320])))/PI());&quot;&quot;)">
            <text:p/>
          </table:table-cell>
          <table:table-cell table:formula="of:=IF(ISNUMBER([.$C320]);ROUND(([data.$C$3]+1-[$latitude.$C3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1]);RADIANS([.$A321]);&quot;&quot;)">
            <text:p/>
          </table:table-cell>
          <table:table-cell table:formula="of:=IF(ISNUMBER([.$B321]);POWER(2;[data.$B$8]-1) * (1 - LN(TAN([.$B321])+(1/COS([.$B321])))/PI());&quot;&quot;)">
            <text:p/>
          </table:table-cell>
          <table:table-cell table:formula="of:=IF(ISNUMBER([.$C321]);ROUND(([data.$C$3]+1-[$latitude.$C3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2]);RADIANS([.$A322]);&quot;&quot;)">
            <text:p/>
          </table:table-cell>
          <table:table-cell table:formula="of:=IF(ISNUMBER([.$B322]);POWER(2;[data.$B$8]-1) * (1 - LN(TAN([.$B322])+(1/COS([.$B322])))/PI());&quot;&quot;)">
            <text:p/>
          </table:table-cell>
          <table:table-cell table:formula="of:=IF(ISNUMBER([.$C322]);ROUND(([data.$C$3]+1-[$latitude.$C3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3]);RADIANS([.$A323]);&quot;&quot;)">
            <text:p/>
          </table:table-cell>
          <table:table-cell table:formula="of:=IF(ISNUMBER([.$B323]);POWER(2;[data.$B$8]-1) * (1 - LN(TAN([.$B323])+(1/COS([.$B323])))/PI());&quot;&quot;)">
            <text:p/>
          </table:table-cell>
          <table:table-cell table:formula="of:=IF(ISNUMBER([.$C323]);ROUND(([data.$C$3]+1-[$latitude.$C3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4]);RADIANS([.$A324]);&quot;&quot;)">
            <text:p/>
          </table:table-cell>
          <table:table-cell table:formula="of:=IF(ISNUMBER([.$B324]);POWER(2;[data.$B$8]-1) * (1 - LN(TAN([.$B324])+(1/COS([.$B324])))/PI());&quot;&quot;)">
            <text:p/>
          </table:table-cell>
          <table:table-cell table:formula="of:=IF(ISNUMBER([.$C324]);ROUND(([data.$C$3]+1-[$latitude.$C3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5]);RADIANS([.$A325]);&quot;&quot;)">
            <text:p/>
          </table:table-cell>
          <table:table-cell table:formula="of:=IF(ISNUMBER([.$B325]);POWER(2;[data.$B$8]-1) * (1 - LN(TAN([.$B325])+(1/COS([.$B325])))/PI());&quot;&quot;)">
            <text:p/>
          </table:table-cell>
          <table:table-cell table:formula="of:=IF(ISNUMBER([.$C325]);ROUND(([data.$C$3]+1-[$latitude.$C3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6]);RADIANS([.$A326]);&quot;&quot;)">
            <text:p/>
          </table:table-cell>
          <table:table-cell table:formula="of:=IF(ISNUMBER([.$B326]);POWER(2;[data.$B$8]-1) * (1 - LN(TAN([.$B326])+(1/COS([.$B326])))/PI());&quot;&quot;)">
            <text:p/>
          </table:table-cell>
          <table:table-cell table:formula="of:=IF(ISNUMBER([.$C326]);ROUND(([data.$C$3]+1-[$latitude.$C3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7]);RADIANS([.$A327]);&quot;&quot;)">
            <text:p/>
          </table:table-cell>
          <table:table-cell table:formula="of:=IF(ISNUMBER([.$B327]);POWER(2;[data.$B$8]-1) * (1 - LN(TAN([.$B327])+(1/COS([.$B327])))/PI());&quot;&quot;)">
            <text:p/>
          </table:table-cell>
          <table:table-cell table:formula="of:=IF(ISNUMBER([.$C327]);ROUND(([data.$C$3]+1-[$latitude.$C3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8]);RADIANS([.$A328]);&quot;&quot;)">
            <text:p/>
          </table:table-cell>
          <table:table-cell table:formula="of:=IF(ISNUMBER([.$B328]);POWER(2;[data.$B$8]-1) * (1 - LN(TAN([.$B328])+(1/COS([.$B328])))/PI());&quot;&quot;)">
            <text:p/>
          </table:table-cell>
          <table:table-cell table:formula="of:=IF(ISNUMBER([.$C328]);ROUND(([data.$C$3]+1-[$latitude.$C3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29]);RADIANS([.$A329]);&quot;&quot;)">
            <text:p/>
          </table:table-cell>
          <table:table-cell table:formula="of:=IF(ISNUMBER([.$B329]);POWER(2;[data.$B$8]-1) * (1 - LN(TAN([.$B329])+(1/COS([.$B329])))/PI());&quot;&quot;)">
            <text:p/>
          </table:table-cell>
          <table:table-cell table:formula="of:=IF(ISNUMBER([.$C329]);ROUND(([data.$C$3]+1-[$latitude.$C3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0]);RADIANS([.$A330]);&quot;&quot;)">
            <text:p/>
          </table:table-cell>
          <table:table-cell table:formula="of:=IF(ISNUMBER([.$B330]);POWER(2;[data.$B$8]-1) * (1 - LN(TAN([.$B330])+(1/COS([.$B330])))/PI());&quot;&quot;)">
            <text:p/>
          </table:table-cell>
          <table:table-cell table:formula="of:=IF(ISNUMBER([.$C330]);ROUND(([data.$C$3]+1-[$latitude.$C3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1]);RADIANS([.$A331]);&quot;&quot;)">
            <text:p/>
          </table:table-cell>
          <table:table-cell table:formula="of:=IF(ISNUMBER([.$B331]);POWER(2;[data.$B$8]-1) * (1 - LN(TAN([.$B331])+(1/COS([.$B331])))/PI());&quot;&quot;)">
            <text:p/>
          </table:table-cell>
          <table:table-cell table:formula="of:=IF(ISNUMBER([.$C331]);ROUND(([data.$C$3]+1-[$latitude.$C3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2]);RADIANS([.$A332]);&quot;&quot;)">
            <text:p/>
          </table:table-cell>
          <table:table-cell table:formula="of:=IF(ISNUMBER([.$B332]);POWER(2;[data.$B$8]-1) * (1 - LN(TAN([.$B332])+(1/COS([.$B332])))/PI());&quot;&quot;)">
            <text:p/>
          </table:table-cell>
          <table:table-cell table:formula="of:=IF(ISNUMBER([.$C332]);ROUND(([data.$C$3]+1-[$latitude.$C3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3]);RADIANS([.$A333]);&quot;&quot;)">
            <text:p/>
          </table:table-cell>
          <table:table-cell table:formula="of:=IF(ISNUMBER([.$B333]);POWER(2;[data.$B$8]-1) * (1 - LN(TAN([.$B333])+(1/COS([.$B333])))/PI());&quot;&quot;)">
            <text:p/>
          </table:table-cell>
          <table:table-cell table:formula="of:=IF(ISNUMBER([.$C333]);ROUND(([data.$C$3]+1-[$latitude.$C3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4]);RADIANS([.$A334]);&quot;&quot;)">
            <text:p/>
          </table:table-cell>
          <table:table-cell table:formula="of:=IF(ISNUMBER([.$B334]);POWER(2;[data.$B$8]-1) * (1 - LN(TAN([.$B334])+(1/COS([.$B334])))/PI());&quot;&quot;)">
            <text:p/>
          </table:table-cell>
          <table:table-cell table:formula="of:=IF(ISNUMBER([.$C334]);ROUND(([data.$C$3]+1-[$latitude.$C3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5]);RADIANS([.$A335]);&quot;&quot;)">
            <text:p/>
          </table:table-cell>
          <table:table-cell table:formula="of:=IF(ISNUMBER([.$B335]);POWER(2;[data.$B$8]-1) * (1 - LN(TAN([.$B335])+(1/COS([.$B335])))/PI());&quot;&quot;)">
            <text:p/>
          </table:table-cell>
          <table:table-cell table:formula="of:=IF(ISNUMBER([.$C335]);ROUND(([data.$C$3]+1-[$latitude.$C3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6]);RADIANS([.$A336]);&quot;&quot;)">
            <text:p/>
          </table:table-cell>
          <table:table-cell table:formula="of:=IF(ISNUMBER([.$B336]);POWER(2;[data.$B$8]-1) * (1 - LN(TAN([.$B336])+(1/COS([.$B336])))/PI());&quot;&quot;)">
            <text:p/>
          </table:table-cell>
          <table:table-cell table:formula="of:=IF(ISNUMBER([.$C336]);ROUND(([data.$C$3]+1-[$latitude.$C3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7]);RADIANS([.$A337]);&quot;&quot;)">
            <text:p/>
          </table:table-cell>
          <table:table-cell table:formula="of:=IF(ISNUMBER([.$B337]);POWER(2;[data.$B$8]-1) * (1 - LN(TAN([.$B337])+(1/COS([.$B337])))/PI());&quot;&quot;)">
            <text:p/>
          </table:table-cell>
          <table:table-cell table:formula="of:=IF(ISNUMBER([.$C337]);ROUND(([data.$C$3]+1-[$latitude.$C3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8]);RADIANS([.$A338]);&quot;&quot;)">
            <text:p/>
          </table:table-cell>
          <table:table-cell table:formula="of:=IF(ISNUMBER([.$B338]);POWER(2;[data.$B$8]-1) * (1 - LN(TAN([.$B338])+(1/COS([.$B338])))/PI());&quot;&quot;)">
            <text:p/>
          </table:table-cell>
          <table:table-cell table:formula="of:=IF(ISNUMBER([.$C338]);ROUND(([data.$C$3]+1-[$latitude.$C3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39]);RADIANS([.$A339]);&quot;&quot;)">
            <text:p/>
          </table:table-cell>
          <table:table-cell table:formula="of:=IF(ISNUMBER([.$B339]);POWER(2;[data.$B$8]-1) * (1 - LN(TAN([.$B339])+(1/COS([.$B339])))/PI());&quot;&quot;)">
            <text:p/>
          </table:table-cell>
          <table:table-cell table:formula="of:=IF(ISNUMBER([.$C339]);ROUND(([data.$C$3]+1-[$latitude.$C3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0]);RADIANS([.$A340]);&quot;&quot;)">
            <text:p/>
          </table:table-cell>
          <table:table-cell table:formula="of:=IF(ISNUMBER([.$B340]);POWER(2;[data.$B$8]-1) * (1 - LN(TAN([.$B340])+(1/COS([.$B340])))/PI());&quot;&quot;)">
            <text:p/>
          </table:table-cell>
          <table:table-cell table:formula="of:=IF(ISNUMBER([.$C340]);ROUND(([data.$C$3]+1-[$latitude.$C3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1]);RADIANS([.$A341]);&quot;&quot;)">
            <text:p/>
          </table:table-cell>
          <table:table-cell table:formula="of:=IF(ISNUMBER([.$B341]);POWER(2;[data.$B$8]-1) * (1 - LN(TAN([.$B341])+(1/COS([.$B341])))/PI());&quot;&quot;)">
            <text:p/>
          </table:table-cell>
          <table:table-cell table:formula="of:=IF(ISNUMBER([.$C341]);ROUND(([data.$C$3]+1-[$latitude.$C3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2]);RADIANS([.$A342]);&quot;&quot;)">
            <text:p/>
          </table:table-cell>
          <table:table-cell table:formula="of:=IF(ISNUMBER([.$B342]);POWER(2;[data.$B$8]-1) * (1 - LN(TAN([.$B342])+(1/COS([.$B342])))/PI());&quot;&quot;)">
            <text:p/>
          </table:table-cell>
          <table:table-cell table:formula="of:=IF(ISNUMBER([.$C342]);ROUND(([data.$C$3]+1-[$latitude.$C3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3]);RADIANS([.$A343]);&quot;&quot;)">
            <text:p/>
          </table:table-cell>
          <table:table-cell table:formula="of:=IF(ISNUMBER([.$B343]);POWER(2;[data.$B$8]-1) * (1 - LN(TAN([.$B343])+(1/COS([.$B343])))/PI());&quot;&quot;)">
            <text:p/>
          </table:table-cell>
          <table:table-cell table:formula="of:=IF(ISNUMBER([.$C343]);ROUND(([data.$C$3]+1-[$latitude.$C3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4]);RADIANS([.$A344]);&quot;&quot;)">
            <text:p/>
          </table:table-cell>
          <table:table-cell table:formula="of:=IF(ISNUMBER([.$B344]);POWER(2;[data.$B$8]-1) * (1 - LN(TAN([.$B344])+(1/COS([.$B344])))/PI());&quot;&quot;)">
            <text:p/>
          </table:table-cell>
          <table:table-cell table:formula="of:=IF(ISNUMBER([.$C344]);ROUND(([data.$C$3]+1-[$latitude.$C3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5]);RADIANS([.$A345]);&quot;&quot;)">
            <text:p/>
          </table:table-cell>
          <table:table-cell table:formula="of:=IF(ISNUMBER([.$B345]);POWER(2;[data.$B$8]-1) * (1 - LN(TAN([.$B345])+(1/COS([.$B345])))/PI());&quot;&quot;)">
            <text:p/>
          </table:table-cell>
          <table:table-cell table:formula="of:=IF(ISNUMBER([.$C345]);ROUND(([data.$C$3]+1-[$latitude.$C3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6]);RADIANS([.$A346]);&quot;&quot;)">
            <text:p/>
          </table:table-cell>
          <table:table-cell table:formula="of:=IF(ISNUMBER([.$B346]);POWER(2;[data.$B$8]-1) * (1 - LN(TAN([.$B346])+(1/COS([.$B346])))/PI());&quot;&quot;)">
            <text:p/>
          </table:table-cell>
          <table:table-cell table:formula="of:=IF(ISNUMBER([.$C346]);ROUND(([data.$C$3]+1-[$latitude.$C3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7]);RADIANS([.$A347]);&quot;&quot;)">
            <text:p/>
          </table:table-cell>
          <table:table-cell table:formula="of:=IF(ISNUMBER([.$B347]);POWER(2;[data.$B$8]-1) * (1 - LN(TAN([.$B347])+(1/COS([.$B347])))/PI());&quot;&quot;)">
            <text:p/>
          </table:table-cell>
          <table:table-cell table:formula="of:=IF(ISNUMBER([.$C347]);ROUND(([data.$C$3]+1-[$latitude.$C3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8]);RADIANS([.$A348]);&quot;&quot;)">
            <text:p/>
          </table:table-cell>
          <table:table-cell table:formula="of:=IF(ISNUMBER([.$B348]);POWER(2;[data.$B$8]-1) * (1 - LN(TAN([.$B348])+(1/COS([.$B348])))/PI());&quot;&quot;)">
            <text:p/>
          </table:table-cell>
          <table:table-cell table:formula="of:=IF(ISNUMBER([.$C348]);ROUND(([data.$C$3]+1-[$latitude.$C3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49]);RADIANS([.$A349]);&quot;&quot;)">
            <text:p/>
          </table:table-cell>
          <table:table-cell table:formula="of:=IF(ISNUMBER([.$B349]);POWER(2;[data.$B$8]-1) * (1 - LN(TAN([.$B349])+(1/COS([.$B349])))/PI());&quot;&quot;)">
            <text:p/>
          </table:table-cell>
          <table:table-cell table:formula="of:=IF(ISNUMBER([.$C349]);ROUND(([data.$C$3]+1-[$latitude.$C3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0]);RADIANS([.$A350]);&quot;&quot;)">
            <text:p/>
          </table:table-cell>
          <table:table-cell table:formula="of:=IF(ISNUMBER([.$B350]);POWER(2;[data.$B$8]-1) * (1 - LN(TAN([.$B350])+(1/COS([.$B350])))/PI());&quot;&quot;)">
            <text:p/>
          </table:table-cell>
          <table:table-cell table:formula="of:=IF(ISNUMBER([.$C350]);ROUND(([data.$C$3]+1-[$latitude.$C3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1]);RADIANS([.$A351]);&quot;&quot;)">
            <text:p/>
          </table:table-cell>
          <table:table-cell table:formula="of:=IF(ISNUMBER([.$B351]);POWER(2;[data.$B$8]-1) * (1 - LN(TAN([.$B351])+(1/COS([.$B351])))/PI());&quot;&quot;)">
            <text:p/>
          </table:table-cell>
          <table:table-cell table:formula="of:=IF(ISNUMBER([.$C351]);ROUND(([data.$C$3]+1-[$latitude.$C3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2]);RADIANS([.$A352]);&quot;&quot;)">
            <text:p/>
          </table:table-cell>
          <table:table-cell table:formula="of:=IF(ISNUMBER([.$B352]);POWER(2;[data.$B$8]-1) * (1 - LN(TAN([.$B352])+(1/COS([.$B352])))/PI());&quot;&quot;)">
            <text:p/>
          </table:table-cell>
          <table:table-cell table:formula="of:=IF(ISNUMBER([.$C352]);ROUND(([data.$C$3]+1-[$latitude.$C3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3]);RADIANS([.$A353]);&quot;&quot;)">
            <text:p/>
          </table:table-cell>
          <table:table-cell table:formula="of:=IF(ISNUMBER([.$B353]);POWER(2;[data.$B$8]-1) * (1 - LN(TAN([.$B353])+(1/COS([.$B353])))/PI());&quot;&quot;)">
            <text:p/>
          </table:table-cell>
          <table:table-cell table:formula="of:=IF(ISNUMBER([.$C353]);ROUND(([data.$C$3]+1-[$latitude.$C3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4]);RADIANS([.$A354]);&quot;&quot;)">
            <text:p/>
          </table:table-cell>
          <table:table-cell table:formula="of:=IF(ISNUMBER([.$B354]);POWER(2;[data.$B$8]-1) * (1 - LN(TAN([.$B354])+(1/COS([.$B354])))/PI());&quot;&quot;)">
            <text:p/>
          </table:table-cell>
          <table:table-cell table:formula="of:=IF(ISNUMBER([.$C354]);ROUND(([data.$C$3]+1-[$latitude.$C3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5]);RADIANS([.$A355]);&quot;&quot;)">
            <text:p/>
          </table:table-cell>
          <table:table-cell table:formula="of:=IF(ISNUMBER([.$B355]);POWER(2;[data.$B$8]-1) * (1 - LN(TAN([.$B355])+(1/COS([.$B355])))/PI());&quot;&quot;)">
            <text:p/>
          </table:table-cell>
          <table:table-cell table:formula="of:=IF(ISNUMBER([.$C355]);ROUND(([data.$C$3]+1-[$latitude.$C3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6]);RADIANS([.$A356]);&quot;&quot;)">
            <text:p/>
          </table:table-cell>
          <table:table-cell table:formula="of:=IF(ISNUMBER([.$B356]);POWER(2;[data.$B$8]-1) * (1 - LN(TAN([.$B356])+(1/COS([.$B356])))/PI());&quot;&quot;)">
            <text:p/>
          </table:table-cell>
          <table:table-cell table:formula="of:=IF(ISNUMBER([.$C356]);ROUND(([data.$C$3]+1-[$latitude.$C3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7]);RADIANS([.$A357]);&quot;&quot;)">
            <text:p/>
          </table:table-cell>
          <table:table-cell table:formula="of:=IF(ISNUMBER([.$B357]);POWER(2;[data.$B$8]-1) * (1 - LN(TAN([.$B357])+(1/COS([.$B357])))/PI());&quot;&quot;)">
            <text:p/>
          </table:table-cell>
          <table:table-cell table:formula="of:=IF(ISNUMBER([.$C357]);ROUND(([data.$C$3]+1-[$latitude.$C3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8]);RADIANS([.$A358]);&quot;&quot;)">
            <text:p/>
          </table:table-cell>
          <table:table-cell table:formula="of:=IF(ISNUMBER([.$B358]);POWER(2;[data.$B$8]-1) * (1 - LN(TAN([.$B358])+(1/COS([.$B358])))/PI());&quot;&quot;)">
            <text:p/>
          </table:table-cell>
          <table:table-cell table:formula="of:=IF(ISNUMBER([.$C358]);ROUND(([data.$C$3]+1-[$latitude.$C3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59]);RADIANS([.$A359]);&quot;&quot;)">
            <text:p/>
          </table:table-cell>
          <table:table-cell table:formula="of:=IF(ISNUMBER([.$B359]);POWER(2;[data.$B$8]-1) * (1 - LN(TAN([.$B359])+(1/COS([.$B359])))/PI());&quot;&quot;)">
            <text:p/>
          </table:table-cell>
          <table:table-cell table:formula="of:=IF(ISNUMBER([.$C359]);ROUND(([data.$C$3]+1-[$latitude.$C3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0]);RADIANS([.$A360]);&quot;&quot;)">
            <text:p/>
          </table:table-cell>
          <table:table-cell table:formula="of:=IF(ISNUMBER([.$B360]);POWER(2;[data.$B$8]-1) * (1 - LN(TAN([.$B360])+(1/COS([.$B360])))/PI());&quot;&quot;)">
            <text:p/>
          </table:table-cell>
          <table:table-cell table:formula="of:=IF(ISNUMBER([.$C360]);ROUND(([data.$C$3]+1-[$latitude.$C3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1]);RADIANS([.$A361]);&quot;&quot;)">
            <text:p/>
          </table:table-cell>
          <table:table-cell table:formula="of:=IF(ISNUMBER([.$B361]);POWER(2;[data.$B$8]-1) * (1 - LN(TAN([.$B361])+(1/COS([.$B361])))/PI());&quot;&quot;)">
            <text:p/>
          </table:table-cell>
          <table:table-cell table:formula="of:=IF(ISNUMBER([.$C361]);ROUND(([data.$C$3]+1-[$latitude.$C3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2]);RADIANS([.$A362]);&quot;&quot;)">
            <text:p/>
          </table:table-cell>
          <table:table-cell table:formula="of:=IF(ISNUMBER([.$B362]);POWER(2;[data.$B$8]-1) * (1 - LN(TAN([.$B362])+(1/COS([.$B362])))/PI());&quot;&quot;)">
            <text:p/>
          </table:table-cell>
          <table:table-cell table:formula="of:=IF(ISNUMBER([.$C362]);ROUND(([data.$C$3]+1-[$latitude.$C3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3]);RADIANS([.$A363]);&quot;&quot;)">
            <text:p/>
          </table:table-cell>
          <table:table-cell table:formula="of:=IF(ISNUMBER([.$B363]);POWER(2;[data.$B$8]-1) * (1 - LN(TAN([.$B363])+(1/COS([.$B363])))/PI());&quot;&quot;)">
            <text:p/>
          </table:table-cell>
          <table:table-cell table:formula="of:=IF(ISNUMBER([.$C363]);ROUND(([data.$C$3]+1-[$latitude.$C3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4]);RADIANS([.$A364]);&quot;&quot;)">
            <text:p/>
          </table:table-cell>
          <table:table-cell table:formula="of:=IF(ISNUMBER([.$B364]);POWER(2;[data.$B$8]-1) * (1 - LN(TAN([.$B364])+(1/COS([.$B364])))/PI());&quot;&quot;)">
            <text:p/>
          </table:table-cell>
          <table:table-cell table:formula="of:=IF(ISNUMBER([.$C364]);ROUND(([data.$C$3]+1-[$latitude.$C3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5]);RADIANS([.$A365]);&quot;&quot;)">
            <text:p/>
          </table:table-cell>
          <table:table-cell table:formula="of:=IF(ISNUMBER([.$B365]);POWER(2;[data.$B$8]-1) * (1 - LN(TAN([.$B365])+(1/COS([.$B365])))/PI());&quot;&quot;)">
            <text:p/>
          </table:table-cell>
          <table:table-cell table:formula="of:=IF(ISNUMBER([.$C365]);ROUND(([data.$C$3]+1-[$latitude.$C3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6]);RADIANS([.$A366]);&quot;&quot;)">
            <text:p/>
          </table:table-cell>
          <table:table-cell table:formula="of:=IF(ISNUMBER([.$B366]);POWER(2;[data.$B$8]-1) * (1 - LN(TAN([.$B366])+(1/COS([.$B366])))/PI());&quot;&quot;)">
            <text:p/>
          </table:table-cell>
          <table:table-cell table:formula="of:=IF(ISNUMBER([.$C366]);ROUND(([data.$C$3]+1-[$latitude.$C3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7]);RADIANS([.$A367]);&quot;&quot;)">
            <text:p/>
          </table:table-cell>
          <table:table-cell table:formula="of:=IF(ISNUMBER([.$B367]);POWER(2;[data.$B$8]-1) * (1 - LN(TAN([.$B367])+(1/COS([.$B367])))/PI());&quot;&quot;)">
            <text:p/>
          </table:table-cell>
          <table:table-cell table:formula="of:=IF(ISNUMBER([.$C367]);ROUND(([data.$C$3]+1-[$latitude.$C3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8]);RADIANS([.$A368]);&quot;&quot;)">
            <text:p/>
          </table:table-cell>
          <table:table-cell table:formula="of:=IF(ISNUMBER([.$B368]);POWER(2;[data.$B$8]-1) * (1 - LN(TAN([.$B368])+(1/COS([.$B368])))/PI());&quot;&quot;)">
            <text:p/>
          </table:table-cell>
          <table:table-cell table:formula="of:=IF(ISNUMBER([.$C368]);ROUND(([data.$C$3]+1-[$latitude.$C3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69]);RADIANS([.$A369]);&quot;&quot;)">
            <text:p/>
          </table:table-cell>
          <table:table-cell table:formula="of:=IF(ISNUMBER([.$B369]);POWER(2;[data.$B$8]-1) * (1 - LN(TAN([.$B369])+(1/COS([.$B369])))/PI());&quot;&quot;)">
            <text:p/>
          </table:table-cell>
          <table:table-cell table:formula="of:=IF(ISNUMBER([.$C369]);ROUND(([data.$C$3]+1-[$latitude.$C3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0]);RADIANS([.$A370]);&quot;&quot;)">
            <text:p/>
          </table:table-cell>
          <table:table-cell table:formula="of:=IF(ISNUMBER([.$B370]);POWER(2;[data.$B$8]-1) * (1 - LN(TAN([.$B370])+(1/COS([.$B370])))/PI());&quot;&quot;)">
            <text:p/>
          </table:table-cell>
          <table:table-cell table:formula="of:=IF(ISNUMBER([.$C370]);ROUND(([data.$C$3]+1-[$latitude.$C3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1]);RADIANS([.$A371]);&quot;&quot;)">
            <text:p/>
          </table:table-cell>
          <table:table-cell table:formula="of:=IF(ISNUMBER([.$B371]);POWER(2;[data.$B$8]-1) * (1 - LN(TAN([.$B371])+(1/COS([.$B371])))/PI());&quot;&quot;)">
            <text:p/>
          </table:table-cell>
          <table:table-cell table:formula="of:=IF(ISNUMBER([.$C371]);ROUND(([data.$C$3]+1-[$latitude.$C3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2]);RADIANS([.$A372]);&quot;&quot;)">
            <text:p/>
          </table:table-cell>
          <table:table-cell table:formula="of:=IF(ISNUMBER([.$B372]);POWER(2;[data.$B$8]-1) * (1 - LN(TAN([.$B372])+(1/COS([.$B372])))/PI());&quot;&quot;)">
            <text:p/>
          </table:table-cell>
          <table:table-cell table:formula="of:=IF(ISNUMBER([.$C372]);ROUND(([data.$C$3]+1-[$latitude.$C3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3]);RADIANS([.$A373]);&quot;&quot;)">
            <text:p/>
          </table:table-cell>
          <table:table-cell table:formula="of:=IF(ISNUMBER([.$B373]);POWER(2;[data.$B$8]-1) * (1 - LN(TAN([.$B373])+(1/COS([.$B373])))/PI());&quot;&quot;)">
            <text:p/>
          </table:table-cell>
          <table:table-cell table:formula="of:=IF(ISNUMBER([.$C373]);ROUND(([data.$C$3]+1-[$latitude.$C3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4]);RADIANS([.$A374]);&quot;&quot;)">
            <text:p/>
          </table:table-cell>
          <table:table-cell table:formula="of:=IF(ISNUMBER([.$B374]);POWER(2;[data.$B$8]-1) * (1 - LN(TAN([.$B374])+(1/COS([.$B374])))/PI());&quot;&quot;)">
            <text:p/>
          </table:table-cell>
          <table:table-cell table:formula="of:=IF(ISNUMBER([.$C374]);ROUND(([data.$C$3]+1-[$latitude.$C3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5]);RADIANS([.$A375]);&quot;&quot;)">
            <text:p/>
          </table:table-cell>
          <table:table-cell table:formula="of:=IF(ISNUMBER([.$B375]);POWER(2;[data.$B$8]-1) * (1 - LN(TAN([.$B375])+(1/COS([.$B375])))/PI());&quot;&quot;)">
            <text:p/>
          </table:table-cell>
          <table:table-cell table:formula="of:=IF(ISNUMBER([.$C375]);ROUND(([data.$C$3]+1-[$latitude.$C3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6]);RADIANS([.$A376]);&quot;&quot;)">
            <text:p/>
          </table:table-cell>
          <table:table-cell table:formula="of:=IF(ISNUMBER([.$B376]);POWER(2;[data.$B$8]-1) * (1 - LN(TAN([.$B376])+(1/COS([.$B376])))/PI());&quot;&quot;)">
            <text:p/>
          </table:table-cell>
          <table:table-cell table:formula="of:=IF(ISNUMBER([.$C376]);ROUND(([data.$C$3]+1-[$latitude.$C3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7]);RADIANS([.$A377]);&quot;&quot;)">
            <text:p/>
          </table:table-cell>
          <table:table-cell table:formula="of:=IF(ISNUMBER([.$B377]);POWER(2;[data.$B$8]-1) * (1 - LN(TAN([.$B377])+(1/COS([.$B377])))/PI());&quot;&quot;)">
            <text:p/>
          </table:table-cell>
          <table:table-cell table:formula="of:=IF(ISNUMBER([.$C377]);ROUND(([data.$C$3]+1-[$latitude.$C3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8]);RADIANS([.$A378]);&quot;&quot;)">
            <text:p/>
          </table:table-cell>
          <table:table-cell table:formula="of:=IF(ISNUMBER([.$B378]);POWER(2;[data.$B$8]-1) * (1 - LN(TAN([.$B378])+(1/COS([.$B378])))/PI());&quot;&quot;)">
            <text:p/>
          </table:table-cell>
          <table:table-cell table:formula="of:=IF(ISNUMBER([.$C378]);ROUND(([data.$C$3]+1-[$latitude.$C3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79]);RADIANS([.$A379]);&quot;&quot;)">
            <text:p/>
          </table:table-cell>
          <table:table-cell table:formula="of:=IF(ISNUMBER([.$B379]);POWER(2;[data.$B$8]-1) * (1 - LN(TAN([.$B379])+(1/COS([.$B379])))/PI());&quot;&quot;)">
            <text:p/>
          </table:table-cell>
          <table:table-cell table:formula="of:=IF(ISNUMBER([.$C379]);ROUND(([data.$C$3]+1-[$latitude.$C3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0]);RADIANS([.$A380]);&quot;&quot;)">
            <text:p/>
          </table:table-cell>
          <table:table-cell table:formula="of:=IF(ISNUMBER([.$B380]);POWER(2;[data.$B$8]-1) * (1 - LN(TAN([.$B380])+(1/COS([.$B380])))/PI());&quot;&quot;)">
            <text:p/>
          </table:table-cell>
          <table:table-cell table:formula="of:=IF(ISNUMBER([.$C380]);ROUND(([data.$C$3]+1-[$latitude.$C3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1]);RADIANS([.$A381]);&quot;&quot;)">
            <text:p/>
          </table:table-cell>
          <table:table-cell table:formula="of:=IF(ISNUMBER([.$B381]);POWER(2;[data.$B$8]-1) * (1 - LN(TAN([.$B381])+(1/COS([.$B381])))/PI());&quot;&quot;)">
            <text:p/>
          </table:table-cell>
          <table:table-cell table:formula="of:=IF(ISNUMBER([.$C381]);ROUND(([data.$C$3]+1-[$latitude.$C3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2]);RADIANS([.$A382]);&quot;&quot;)">
            <text:p/>
          </table:table-cell>
          <table:table-cell table:formula="of:=IF(ISNUMBER([.$B382]);POWER(2;[data.$B$8]-1) * (1 - LN(TAN([.$B382])+(1/COS([.$B382])))/PI());&quot;&quot;)">
            <text:p/>
          </table:table-cell>
          <table:table-cell table:formula="of:=IF(ISNUMBER([.$C382]);ROUND(([data.$C$3]+1-[$latitude.$C3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3]);RADIANS([.$A383]);&quot;&quot;)">
            <text:p/>
          </table:table-cell>
          <table:table-cell table:formula="of:=IF(ISNUMBER([.$B383]);POWER(2;[data.$B$8]-1) * (1 - LN(TAN([.$B383])+(1/COS([.$B383])))/PI());&quot;&quot;)">
            <text:p/>
          </table:table-cell>
          <table:table-cell table:formula="of:=IF(ISNUMBER([.$C383]);ROUND(([data.$C$3]+1-[$latitude.$C3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4]);RADIANS([.$A384]);&quot;&quot;)">
            <text:p/>
          </table:table-cell>
          <table:table-cell table:formula="of:=IF(ISNUMBER([.$B384]);POWER(2;[data.$B$8]-1) * (1 - LN(TAN([.$B384])+(1/COS([.$B384])))/PI());&quot;&quot;)">
            <text:p/>
          </table:table-cell>
          <table:table-cell table:formula="of:=IF(ISNUMBER([.$C384]);ROUND(([data.$C$3]+1-[$latitude.$C3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5]);RADIANS([.$A385]);&quot;&quot;)">
            <text:p/>
          </table:table-cell>
          <table:table-cell table:formula="of:=IF(ISNUMBER([.$B385]);POWER(2;[data.$B$8]-1) * (1 - LN(TAN([.$B385])+(1/COS([.$B385])))/PI());&quot;&quot;)">
            <text:p/>
          </table:table-cell>
          <table:table-cell table:formula="of:=IF(ISNUMBER([.$C385]);ROUND(([data.$C$3]+1-[$latitude.$C3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6]);RADIANS([.$A386]);&quot;&quot;)">
            <text:p/>
          </table:table-cell>
          <table:table-cell table:formula="of:=IF(ISNUMBER([.$B386]);POWER(2;[data.$B$8]-1) * (1 - LN(TAN([.$B386])+(1/COS([.$B386])))/PI());&quot;&quot;)">
            <text:p/>
          </table:table-cell>
          <table:table-cell table:formula="of:=IF(ISNUMBER([.$C386]);ROUND(([data.$C$3]+1-[$latitude.$C3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7]);RADIANS([.$A387]);&quot;&quot;)">
            <text:p/>
          </table:table-cell>
          <table:table-cell table:formula="of:=IF(ISNUMBER([.$B387]);POWER(2;[data.$B$8]-1) * (1 - LN(TAN([.$B387])+(1/COS([.$B387])))/PI());&quot;&quot;)">
            <text:p/>
          </table:table-cell>
          <table:table-cell table:formula="of:=IF(ISNUMBER([.$C387]);ROUND(([data.$C$3]+1-[$latitude.$C3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8]);RADIANS([.$A388]);&quot;&quot;)">
            <text:p/>
          </table:table-cell>
          <table:table-cell table:formula="of:=IF(ISNUMBER([.$B388]);POWER(2;[data.$B$8]-1) * (1 - LN(TAN([.$B388])+(1/COS([.$B388])))/PI());&quot;&quot;)">
            <text:p/>
          </table:table-cell>
          <table:table-cell table:formula="of:=IF(ISNUMBER([.$C388]);ROUND(([data.$C$3]+1-[$latitude.$C3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89]);RADIANS([.$A389]);&quot;&quot;)">
            <text:p/>
          </table:table-cell>
          <table:table-cell table:formula="of:=IF(ISNUMBER([.$B389]);POWER(2;[data.$B$8]-1) * (1 - LN(TAN([.$B389])+(1/COS([.$B389])))/PI());&quot;&quot;)">
            <text:p/>
          </table:table-cell>
          <table:table-cell table:formula="of:=IF(ISNUMBER([.$C389]);ROUND(([data.$C$3]+1-[$latitude.$C3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0]);RADIANS([.$A390]);&quot;&quot;)">
            <text:p/>
          </table:table-cell>
          <table:table-cell table:formula="of:=IF(ISNUMBER([.$B390]);POWER(2;[data.$B$8]-1) * (1 - LN(TAN([.$B390])+(1/COS([.$B390])))/PI());&quot;&quot;)">
            <text:p/>
          </table:table-cell>
          <table:table-cell table:formula="of:=IF(ISNUMBER([.$C390]);ROUND(([data.$C$3]+1-[$latitude.$C3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1]);RADIANS([.$A391]);&quot;&quot;)">
            <text:p/>
          </table:table-cell>
          <table:table-cell table:formula="of:=IF(ISNUMBER([.$B391]);POWER(2;[data.$B$8]-1) * (1 - LN(TAN([.$B391])+(1/COS([.$B391])))/PI());&quot;&quot;)">
            <text:p/>
          </table:table-cell>
          <table:table-cell table:formula="of:=IF(ISNUMBER([.$C391]);ROUND(([data.$C$3]+1-[$latitude.$C3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2]);RADIANS([.$A392]);&quot;&quot;)">
            <text:p/>
          </table:table-cell>
          <table:table-cell table:formula="of:=IF(ISNUMBER([.$B392]);POWER(2;[data.$B$8]-1) * (1 - LN(TAN([.$B392])+(1/COS([.$B392])))/PI());&quot;&quot;)">
            <text:p/>
          </table:table-cell>
          <table:table-cell table:formula="of:=IF(ISNUMBER([.$C392]);ROUND(([data.$C$3]+1-[$latitude.$C3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3]);RADIANS([.$A393]);&quot;&quot;)">
            <text:p/>
          </table:table-cell>
          <table:table-cell table:formula="of:=IF(ISNUMBER([.$B393]);POWER(2;[data.$B$8]-1) * (1 - LN(TAN([.$B393])+(1/COS([.$B393])))/PI());&quot;&quot;)">
            <text:p/>
          </table:table-cell>
          <table:table-cell table:formula="of:=IF(ISNUMBER([.$C393]);ROUND(([data.$C$3]+1-[$latitude.$C3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4]);RADIANS([.$A394]);&quot;&quot;)">
            <text:p/>
          </table:table-cell>
          <table:table-cell table:formula="of:=IF(ISNUMBER([.$B394]);POWER(2;[data.$B$8]-1) * (1 - LN(TAN([.$B394])+(1/COS([.$B394])))/PI());&quot;&quot;)">
            <text:p/>
          </table:table-cell>
          <table:table-cell table:formula="of:=IF(ISNUMBER([.$C394]);ROUND(([data.$C$3]+1-[$latitude.$C3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5]);RADIANS([.$A395]);&quot;&quot;)">
            <text:p/>
          </table:table-cell>
          <table:table-cell table:formula="of:=IF(ISNUMBER([.$B395]);POWER(2;[data.$B$8]-1) * (1 - LN(TAN([.$B395])+(1/COS([.$B395])))/PI());&quot;&quot;)">
            <text:p/>
          </table:table-cell>
          <table:table-cell table:formula="of:=IF(ISNUMBER([.$C395]);ROUND(([data.$C$3]+1-[$latitude.$C3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6]);RADIANS([.$A396]);&quot;&quot;)">
            <text:p/>
          </table:table-cell>
          <table:table-cell table:formula="of:=IF(ISNUMBER([.$B396]);POWER(2;[data.$B$8]-1) * (1 - LN(TAN([.$B396])+(1/COS([.$B396])))/PI());&quot;&quot;)">
            <text:p/>
          </table:table-cell>
          <table:table-cell table:formula="of:=IF(ISNUMBER([.$C396]);ROUND(([data.$C$3]+1-[$latitude.$C3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7]);RADIANS([.$A397]);&quot;&quot;)">
            <text:p/>
          </table:table-cell>
          <table:table-cell table:formula="of:=IF(ISNUMBER([.$B397]);POWER(2;[data.$B$8]-1) * (1 - LN(TAN([.$B397])+(1/COS([.$B397])))/PI());&quot;&quot;)">
            <text:p/>
          </table:table-cell>
          <table:table-cell table:formula="of:=IF(ISNUMBER([.$C397]);ROUND(([data.$C$3]+1-[$latitude.$C3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8]);RADIANS([.$A398]);&quot;&quot;)">
            <text:p/>
          </table:table-cell>
          <table:table-cell table:formula="of:=IF(ISNUMBER([.$B398]);POWER(2;[data.$B$8]-1) * (1 - LN(TAN([.$B398])+(1/COS([.$B398])))/PI());&quot;&quot;)">
            <text:p/>
          </table:table-cell>
          <table:table-cell table:formula="of:=IF(ISNUMBER([.$C398]);ROUND(([data.$C$3]+1-[$latitude.$C3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399]);RADIANS([.$A399]);&quot;&quot;)">
            <text:p/>
          </table:table-cell>
          <table:table-cell table:formula="of:=IF(ISNUMBER([.$B399]);POWER(2;[data.$B$8]-1) * (1 - LN(TAN([.$B399])+(1/COS([.$B399])))/PI());&quot;&quot;)">
            <text:p/>
          </table:table-cell>
          <table:table-cell table:formula="of:=IF(ISNUMBER([.$C399]);ROUND(([data.$C$3]+1-[$latitude.$C3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0]);RADIANS([.$A400]);&quot;&quot;)">
            <text:p/>
          </table:table-cell>
          <table:table-cell table:formula="of:=IF(ISNUMBER([.$B400]);POWER(2;[data.$B$8]-1) * (1 - LN(TAN([.$B400])+(1/COS([.$B400])))/PI());&quot;&quot;)">
            <text:p/>
          </table:table-cell>
          <table:table-cell table:formula="of:=IF(ISNUMBER([.$C400]);ROUND(([data.$C$3]+1-[$latitude.$C4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1]);RADIANS([.$A401]);&quot;&quot;)">
            <text:p/>
          </table:table-cell>
          <table:table-cell table:formula="of:=IF(ISNUMBER([.$B401]);POWER(2;[data.$B$8]-1) * (1 - LN(TAN([.$B401])+(1/COS([.$B401])))/PI());&quot;&quot;)">
            <text:p/>
          </table:table-cell>
          <table:table-cell table:formula="of:=IF(ISNUMBER([.$C401]);ROUND(([data.$C$3]+1-[$latitude.$C4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2]);RADIANS([.$A402]);&quot;&quot;)">
            <text:p/>
          </table:table-cell>
          <table:table-cell table:formula="of:=IF(ISNUMBER([.$B402]);POWER(2;[data.$B$8]-1) * (1 - LN(TAN([.$B402])+(1/COS([.$B402])))/PI());&quot;&quot;)">
            <text:p/>
          </table:table-cell>
          <table:table-cell table:formula="of:=IF(ISNUMBER([.$C402]);ROUND(([data.$C$3]+1-[$latitude.$C4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3]);RADIANS([.$A403]);&quot;&quot;)">
            <text:p/>
          </table:table-cell>
          <table:table-cell table:formula="of:=IF(ISNUMBER([.$B403]);POWER(2;[data.$B$8]-1) * (1 - LN(TAN([.$B403])+(1/COS([.$B403])))/PI());&quot;&quot;)">
            <text:p/>
          </table:table-cell>
          <table:table-cell table:formula="of:=IF(ISNUMBER([.$C403]);ROUND(([data.$C$3]+1-[$latitude.$C4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4]);RADIANS([.$A404]);&quot;&quot;)">
            <text:p/>
          </table:table-cell>
          <table:table-cell table:formula="of:=IF(ISNUMBER([.$B404]);POWER(2;[data.$B$8]-1) * (1 - LN(TAN([.$B404])+(1/COS([.$B404])))/PI());&quot;&quot;)">
            <text:p/>
          </table:table-cell>
          <table:table-cell table:formula="of:=IF(ISNUMBER([.$C404]);ROUND(([data.$C$3]+1-[$latitude.$C4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5]);RADIANS([.$A405]);&quot;&quot;)">
            <text:p/>
          </table:table-cell>
          <table:table-cell table:formula="of:=IF(ISNUMBER([.$B405]);POWER(2;[data.$B$8]-1) * (1 - LN(TAN([.$B405])+(1/COS([.$B405])))/PI());&quot;&quot;)">
            <text:p/>
          </table:table-cell>
          <table:table-cell table:formula="of:=IF(ISNUMBER([.$C405]);ROUND(([data.$C$3]+1-[$latitude.$C4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6]);RADIANS([.$A406]);&quot;&quot;)">
            <text:p/>
          </table:table-cell>
          <table:table-cell table:formula="of:=IF(ISNUMBER([.$B406]);POWER(2;[data.$B$8]-1) * (1 - LN(TAN([.$B406])+(1/COS([.$B406])))/PI());&quot;&quot;)">
            <text:p/>
          </table:table-cell>
          <table:table-cell table:formula="of:=IF(ISNUMBER([.$C406]);ROUND(([data.$C$3]+1-[$latitude.$C4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7]);RADIANS([.$A407]);&quot;&quot;)">
            <text:p/>
          </table:table-cell>
          <table:table-cell table:formula="of:=IF(ISNUMBER([.$B407]);POWER(2;[data.$B$8]-1) * (1 - LN(TAN([.$B407])+(1/COS([.$B407])))/PI());&quot;&quot;)">
            <text:p/>
          </table:table-cell>
          <table:table-cell table:formula="of:=IF(ISNUMBER([.$C407]);ROUND(([data.$C$3]+1-[$latitude.$C4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8]);RADIANS([.$A408]);&quot;&quot;)">
            <text:p/>
          </table:table-cell>
          <table:table-cell table:formula="of:=IF(ISNUMBER([.$B408]);POWER(2;[data.$B$8]-1) * (1 - LN(TAN([.$B408])+(1/COS([.$B408])))/PI());&quot;&quot;)">
            <text:p/>
          </table:table-cell>
          <table:table-cell table:formula="of:=IF(ISNUMBER([.$C408]);ROUND(([data.$C$3]+1-[$latitude.$C4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09]);RADIANS([.$A409]);&quot;&quot;)">
            <text:p/>
          </table:table-cell>
          <table:table-cell table:formula="of:=IF(ISNUMBER([.$B409]);POWER(2;[data.$B$8]-1) * (1 - LN(TAN([.$B409])+(1/COS([.$B409])))/PI());&quot;&quot;)">
            <text:p/>
          </table:table-cell>
          <table:table-cell table:formula="of:=IF(ISNUMBER([.$C409]);ROUND(([data.$C$3]+1-[$latitude.$C4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0]);RADIANS([.$A410]);&quot;&quot;)">
            <text:p/>
          </table:table-cell>
          <table:table-cell table:formula="of:=IF(ISNUMBER([.$B410]);POWER(2;[data.$B$8]-1) * (1 - LN(TAN([.$B410])+(1/COS([.$B410])))/PI());&quot;&quot;)">
            <text:p/>
          </table:table-cell>
          <table:table-cell table:formula="of:=IF(ISNUMBER([.$C410]);ROUND(([data.$C$3]+1-[$latitude.$C4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1]);RADIANS([.$A411]);&quot;&quot;)">
            <text:p/>
          </table:table-cell>
          <table:table-cell table:formula="of:=IF(ISNUMBER([.$B411]);POWER(2;[data.$B$8]-1) * (1 - LN(TAN([.$B411])+(1/COS([.$B411])))/PI());&quot;&quot;)">
            <text:p/>
          </table:table-cell>
          <table:table-cell table:formula="of:=IF(ISNUMBER([.$C411]);ROUND(([data.$C$3]+1-[$latitude.$C4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2]);RADIANS([.$A412]);&quot;&quot;)">
            <text:p/>
          </table:table-cell>
          <table:table-cell table:formula="of:=IF(ISNUMBER([.$B412]);POWER(2;[data.$B$8]-1) * (1 - LN(TAN([.$B412])+(1/COS([.$B412])))/PI());&quot;&quot;)">
            <text:p/>
          </table:table-cell>
          <table:table-cell table:formula="of:=IF(ISNUMBER([.$C412]);ROUND(([data.$C$3]+1-[$latitude.$C4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3]);RADIANS([.$A413]);&quot;&quot;)">
            <text:p/>
          </table:table-cell>
          <table:table-cell table:formula="of:=IF(ISNUMBER([.$B413]);POWER(2;[data.$B$8]-1) * (1 - LN(TAN([.$B413])+(1/COS([.$B413])))/PI());&quot;&quot;)">
            <text:p/>
          </table:table-cell>
          <table:table-cell table:formula="of:=IF(ISNUMBER([.$C413]);ROUND(([data.$C$3]+1-[$latitude.$C4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4]);RADIANS([.$A414]);&quot;&quot;)">
            <text:p/>
          </table:table-cell>
          <table:table-cell table:formula="of:=IF(ISNUMBER([.$B414]);POWER(2;[data.$B$8]-1) * (1 - LN(TAN([.$B414])+(1/COS([.$B414])))/PI());&quot;&quot;)">
            <text:p/>
          </table:table-cell>
          <table:table-cell table:formula="of:=IF(ISNUMBER([.$C414]);ROUND(([data.$C$3]+1-[$latitude.$C4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5]);RADIANS([.$A415]);&quot;&quot;)">
            <text:p/>
          </table:table-cell>
          <table:table-cell table:formula="of:=IF(ISNUMBER([.$B415]);POWER(2;[data.$B$8]-1) * (1 - LN(TAN([.$B415])+(1/COS([.$B415])))/PI());&quot;&quot;)">
            <text:p/>
          </table:table-cell>
          <table:table-cell table:formula="of:=IF(ISNUMBER([.$C415]);ROUND(([data.$C$3]+1-[$latitude.$C4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6]);RADIANS([.$A416]);&quot;&quot;)">
            <text:p/>
          </table:table-cell>
          <table:table-cell table:formula="of:=IF(ISNUMBER([.$B416]);POWER(2;[data.$B$8]-1) * (1 - LN(TAN([.$B416])+(1/COS([.$B416])))/PI());&quot;&quot;)">
            <text:p/>
          </table:table-cell>
          <table:table-cell table:formula="of:=IF(ISNUMBER([.$C416]);ROUND(([data.$C$3]+1-[$latitude.$C4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7]);RADIANS([.$A417]);&quot;&quot;)">
            <text:p/>
          </table:table-cell>
          <table:table-cell table:formula="of:=IF(ISNUMBER([.$B417]);POWER(2;[data.$B$8]-1) * (1 - LN(TAN([.$B417])+(1/COS([.$B417])))/PI());&quot;&quot;)">
            <text:p/>
          </table:table-cell>
          <table:table-cell table:formula="of:=IF(ISNUMBER([.$C417]);ROUND(([data.$C$3]+1-[$latitude.$C4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8]);RADIANS([.$A418]);&quot;&quot;)">
            <text:p/>
          </table:table-cell>
          <table:table-cell table:formula="of:=IF(ISNUMBER([.$B418]);POWER(2;[data.$B$8]-1) * (1 - LN(TAN([.$B418])+(1/COS([.$B418])))/PI());&quot;&quot;)">
            <text:p/>
          </table:table-cell>
          <table:table-cell table:formula="of:=IF(ISNUMBER([.$C418]);ROUND(([data.$C$3]+1-[$latitude.$C4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19]);RADIANS([.$A419]);&quot;&quot;)">
            <text:p/>
          </table:table-cell>
          <table:table-cell table:formula="of:=IF(ISNUMBER([.$B419]);POWER(2;[data.$B$8]-1) * (1 - LN(TAN([.$B419])+(1/COS([.$B419])))/PI());&quot;&quot;)">
            <text:p/>
          </table:table-cell>
          <table:table-cell table:formula="of:=IF(ISNUMBER([.$C419]);ROUND(([data.$C$3]+1-[$latitude.$C4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0]);RADIANS([.$A420]);&quot;&quot;)">
            <text:p/>
          </table:table-cell>
          <table:table-cell table:formula="of:=IF(ISNUMBER([.$B420]);POWER(2;[data.$B$8]-1) * (1 - LN(TAN([.$B420])+(1/COS([.$B420])))/PI());&quot;&quot;)">
            <text:p/>
          </table:table-cell>
          <table:table-cell table:formula="of:=IF(ISNUMBER([.$C420]);ROUND(([data.$C$3]+1-[$latitude.$C4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1]);RADIANS([.$A421]);&quot;&quot;)">
            <text:p/>
          </table:table-cell>
          <table:table-cell table:formula="of:=IF(ISNUMBER([.$B421]);POWER(2;[data.$B$8]-1) * (1 - LN(TAN([.$B421])+(1/COS([.$B421])))/PI());&quot;&quot;)">
            <text:p/>
          </table:table-cell>
          <table:table-cell table:formula="of:=IF(ISNUMBER([.$C421]);ROUND(([data.$C$3]+1-[$latitude.$C4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2]);RADIANS([.$A422]);&quot;&quot;)">
            <text:p/>
          </table:table-cell>
          <table:table-cell table:formula="of:=IF(ISNUMBER([.$B422]);POWER(2;[data.$B$8]-1) * (1 - LN(TAN([.$B422])+(1/COS([.$B422])))/PI());&quot;&quot;)">
            <text:p/>
          </table:table-cell>
          <table:table-cell table:formula="of:=IF(ISNUMBER([.$C422]);ROUND(([data.$C$3]+1-[$latitude.$C4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3]);RADIANS([.$A423]);&quot;&quot;)">
            <text:p/>
          </table:table-cell>
          <table:table-cell table:formula="of:=IF(ISNUMBER([.$B423]);POWER(2;[data.$B$8]-1) * (1 - LN(TAN([.$B423])+(1/COS([.$B423])))/PI());&quot;&quot;)">
            <text:p/>
          </table:table-cell>
          <table:table-cell table:formula="of:=IF(ISNUMBER([.$C423]);ROUND(([data.$C$3]+1-[$latitude.$C4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4]);RADIANS([.$A424]);&quot;&quot;)">
            <text:p/>
          </table:table-cell>
          <table:table-cell table:formula="of:=IF(ISNUMBER([.$B424]);POWER(2;[data.$B$8]-1) * (1 - LN(TAN([.$B424])+(1/COS([.$B424])))/PI());&quot;&quot;)">
            <text:p/>
          </table:table-cell>
          <table:table-cell table:formula="of:=IF(ISNUMBER([.$C424]);ROUND(([data.$C$3]+1-[$latitude.$C4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5]);RADIANS([.$A425]);&quot;&quot;)">
            <text:p/>
          </table:table-cell>
          <table:table-cell table:formula="of:=IF(ISNUMBER([.$B425]);POWER(2;[data.$B$8]-1) * (1 - LN(TAN([.$B425])+(1/COS([.$B425])))/PI());&quot;&quot;)">
            <text:p/>
          </table:table-cell>
          <table:table-cell table:formula="of:=IF(ISNUMBER([.$C425]);ROUND(([data.$C$3]+1-[$latitude.$C4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6]);RADIANS([.$A426]);&quot;&quot;)">
            <text:p/>
          </table:table-cell>
          <table:table-cell table:formula="of:=IF(ISNUMBER([.$B426]);POWER(2;[data.$B$8]-1) * (1 - LN(TAN([.$B426])+(1/COS([.$B426])))/PI());&quot;&quot;)">
            <text:p/>
          </table:table-cell>
          <table:table-cell table:formula="of:=IF(ISNUMBER([.$C426]);ROUND(([data.$C$3]+1-[$latitude.$C4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7]);RADIANS([.$A427]);&quot;&quot;)">
            <text:p/>
          </table:table-cell>
          <table:table-cell table:formula="of:=IF(ISNUMBER([.$B427]);POWER(2;[data.$B$8]-1) * (1 - LN(TAN([.$B427])+(1/COS([.$B427])))/PI());&quot;&quot;)">
            <text:p/>
          </table:table-cell>
          <table:table-cell table:formula="of:=IF(ISNUMBER([.$C427]);ROUND(([data.$C$3]+1-[$latitude.$C4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8]);RADIANS([.$A428]);&quot;&quot;)">
            <text:p/>
          </table:table-cell>
          <table:table-cell table:formula="of:=IF(ISNUMBER([.$B428]);POWER(2;[data.$B$8]-1) * (1 - LN(TAN([.$B428])+(1/COS([.$B428])))/PI());&quot;&quot;)">
            <text:p/>
          </table:table-cell>
          <table:table-cell table:formula="of:=IF(ISNUMBER([.$C428]);ROUND(([data.$C$3]+1-[$latitude.$C4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29]);RADIANS([.$A429]);&quot;&quot;)">
            <text:p/>
          </table:table-cell>
          <table:table-cell table:formula="of:=IF(ISNUMBER([.$B429]);POWER(2;[data.$B$8]-1) * (1 - LN(TAN([.$B429])+(1/COS([.$B429])))/PI());&quot;&quot;)">
            <text:p/>
          </table:table-cell>
          <table:table-cell table:formula="of:=IF(ISNUMBER([.$C429]);ROUND(([data.$C$3]+1-[$latitude.$C4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0]);RADIANS([.$A430]);&quot;&quot;)">
            <text:p/>
          </table:table-cell>
          <table:table-cell table:formula="of:=IF(ISNUMBER([.$B430]);POWER(2;[data.$B$8]-1) * (1 - LN(TAN([.$B430])+(1/COS([.$B430])))/PI());&quot;&quot;)">
            <text:p/>
          </table:table-cell>
          <table:table-cell table:formula="of:=IF(ISNUMBER([.$C430]);ROUND(([data.$C$3]+1-[$latitude.$C4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1]);RADIANS([.$A431]);&quot;&quot;)">
            <text:p/>
          </table:table-cell>
          <table:table-cell table:formula="of:=IF(ISNUMBER([.$B431]);POWER(2;[data.$B$8]-1) * (1 - LN(TAN([.$B431])+(1/COS([.$B431])))/PI());&quot;&quot;)">
            <text:p/>
          </table:table-cell>
          <table:table-cell table:formula="of:=IF(ISNUMBER([.$C431]);ROUND(([data.$C$3]+1-[$latitude.$C4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2]);RADIANS([.$A432]);&quot;&quot;)">
            <text:p/>
          </table:table-cell>
          <table:table-cell table:formula="of:=IF(ISNUMBER([.$B432]);POWER(2;[data.$B$8]-1) * (1 - LN(TAN([.$B432])+(1/COS([.$B432])))/PI());&quot;&quot;)">
            <text:p/>
          </table:table-cell>
          <table:table-cell table:formula="of:=IF(ISNUMBER([.$C432]);ROUND(([data.$C$3]+1-[$latitude.$C4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3]);RADIANS([.$A433]);&quot;&quot;)">
            <text:p/>
          </table:table-cell>
          <table:table-cell table:formula="of:=IF(ISNUMBER([.$B433]);POWER(2;[data.$B$8]-1) * (1 - LN(TAN([.$B433])+(1/COS([.$B433])))/PI());&quot;&quot;)">
            <text:p/>
          </table:table-cell>
          <table:table-cell table:formula="of:=IF(ISNUMBER([.$C433]);ROUND(([data.$C$3]+1-[$latitude.$C4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4]);RADIANS([.$A434]);&quot;&quot;)">
            <text:p/>
          </table:table-cell>
          <table:table-cell table:formula="of:=IF(ISNUMBER([.$B434]);POWER(2;[data.$B$8]-1) * (1 - LN(TAN([.$B434])+(1/COS([.$B434])))/PI());&quot;&quot;)">
            <text:p/>
          </table:table-cell>
          <table:table-cell table:formula="of:=IF(ISNUMBER([.$C434]);ROUND(([data.$C$3]+1-[$latitude.$C4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5]);RADIANS([.$A435]);&quot;&quot;)">
            <text:p/>
          </table:table-cell>
          <table:table-cell table:formula="of:=IF(ISNUMBER([.$B435]);POWER(2;[data.$B$8]-1) * (1 - LN(TAN([.$B435])+(1/COS([.$B435])))/PI());&quot;&quot;)">
            <text:p/>
          </table:table-cell>
          <table:table-cell table:formula="of:=IF(ISNUMBER([.$C435]);ROUND(([data.$C$3]+1-[$latitude.$C4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6]);RADIANS([.$A436]);&quot;&quot;)">
            <text:p/>
          </table:table-cell>
          <table:table-cell table:formula="of:=IF(ISNUMBER([.$B436]);POWER(2;[data.$B$8]-1) * (1 - LN(TAN([.$B436])+(1/COS([.$B436])))/PI());&quot;&quot;)">
            <text:p/>
          </table:table-cell>
          <table:table-cell table:formula="of:=IF(ISNUMBER([.$C436]);ROUND(([data.$C$3]+1-[$latitude.$C4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7]);RADIANS([.$A437]);&quot;&quot;)">
            <text:p/>
          </table:table-cell>
          <table:table-cell table:formula="of:=IF(ISNUMBER([.$B437]);POWER(2;[data.$B$8]-1) * (1 - LN(TAN([.$B437])+(1/COS([.$B437])))/PI());&quot;&quot;)">
            <text:p/>
          </table:table-cell>
          <table:table-cell table:formula="of:=IF(ISNUMBER([.$C437]);ROUND(([data.$C$3]+1-[$latitude.$C4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8]);RADIANS([.$A438]);&quot;&quot;)">
            <text:p/>
          </table:table-cell>
          <table:table-cell table:formula="of:=IF(ISNUMBER([.$B438]);POWER(2;[data.$B$8]-1) * (1 - LN(TAN([.$B438])+(1/COS([.$B438])))/PI());&quot;&quot;)">
            <text:p/>
          </table:table-cell>
          <table:table-cell table:formula="of:=IF(ISNUMBER([.$C438]);ROUND(([data.$C$3]+1-[$latitude.$C4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39]);RADIANS([.$A439]);&quot;&quot;)">
            <text:p/>
          </table:table-cell>
          <table:table-cell table:formula="of:=IF(ISNUMBER([.$B439]);POWER(2;[data.$B$8]-1) * (1 - LN(TAN([.$B439])+(1/COS([.$B439])))/PI());&quot;&quot;)">
            <text:p/>
          </table:table-cell>
          <table:table-cell table:formula="of:=IF(ISNUMBER([.$C439]);ROUND(([data.$C$3]+1-[$latitude.$C4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0]);RADIANS([.$A440]);&quot;&quot;)">
            <text:p/>
          </table:table-cell>
          <table:table-cell table:formula="of:=IF(ISNUMBER([.$B440]);POWER(2;[data.$B$8]-1) * (1 - LN(TAN([.$B440])+(1/COS([.$B440])))/PI());&quot;&quot;)">
            <text:p/>
          </table:table-cell>
          <table:table-cell table:formula="of:=IF(ISNUMBER([.$C440]);ROUND(([data.$C$3]+1-[$latitude.$C4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1]);RADIANS([.$A441]);&quot;&quot;)">
            <text:p/>
          </table:table-cell>
          <table:table-cell table:formula="of:=IF(ISNUMBER([.$B441]);POWER(2;[data.$B$8]-1) * (1 - LN(TAN([.$B441])+(1/COS([.$B441])))/PI());&quot;&quot;)">
            <text:p/>
          </table:table-cell>
          <table:table-cell table:formula="of:=IF(ISNUMBER([.$C441]);ROUND(([data.$C$3]+1-[$latitude.$C4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2]);RADIANS([.$A442]);&quot;&quot;)">
            <text:p/>
          </table:table-cell>
          <table:table-cell table:formula="of:=IF(ISNUMBER([.$B442]);POWER(2;[data.$B$8]-1) * (1 - LN(TAN([.$B442])+(1/COS([.$B442])))/PI());&quot;&quot;)">
            <text:p/>
          </table:table-cell>
          <table:table-cell table:formula="of:=IF(ISNUMBER([.$C442]);ROUND(([data.$C$3]+1-[$latitude.$C4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3]);RADIANS([.$A443]);&quot;&quot;)">
            <text:p/>
          </table:table-cell>
          <table:table-cell table:formula="of:=IF(ISNUMBER([.$B443]);POWER(2;[data.$B$8]-1) * (1 - LN(TAN([.$B443])+(1/COS([.$B443])))/PI());&quot;&quot;)">
            <text:p/>
          </table:table-cell>
          <table:table-cell table:formula="of:=IF(ISNUMBER([.$C443]);ROUND(([data.$C$3]+1-[$latitude.$C4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4]);RADIANS([.$A444]);&quot;&quot;)">
            <text:p/>
          </table:table-cell>
          <table:table-cell table:formula="of:=IF(ISNUMBER([.$B444]);POWER(2;[data.$B$8]-1) * (1 - LN(TAN([.$B444])+(1/COS([.$B444])))/PI());&quot;&quot;)">
            <text:p/>
          </table:table-cell>
          <table:table-cell table:formula="of:=IF(ISNUMBER([.$C444]);ROUND(([data.$C$3]+1-[$latitude.$C4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5]);RADIANS([.$A445]);&quot;&quot;)">
            <text:p/>
          </table:table-cell>
          <table:table-cell table:formula="of:=IF(ISNUMBER([.$B445]);POWER(2;[data.$B$8]-1) * (1 - LN(TAN([.$B445])+(1/COS([.$B445])))/PI());&quot;&quot;)">
            <text:p/>
          </table:table-cell>
          <table:table-cell table:formula="of:=IF(ISNUMBER([.$C445]);ROUND(([data.$C$3]+1-[$latitude.$C4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6]);RADIANS([.$A446]);&quot;&quot;)">
            <text:p/>
          </table:table-cell>
          <table:table-cell table:formula="of:=IF(ISNUMBER([.$B446]);POWER(2;[data.$B$8]-1) * (1 - LN(TAN([.$B446])+(1/COS([.$B446])))/PI());&quot;&quot;)">
            <text:p/>
          </table:table-cell>
          <table:table-cell table:formula="of:=IF(ISNUMBER([.$C446]);ROUND(([data.$C$3]+1-[$latitude.$C4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7]);RADIANS([.$A447]);&quot;&quot;)">
            <text:p/>
          </table:table-cell>
          <table:table-cell table:formula="of:=IF(ISNUMBER([.$B447]);POWER(2;[data.$B$8]-1) * (1 - LN(TAN([.$B447])+(1/COS([.$B447])))/PI());&quot;&quot;)">
            <text:p/>
          </table:table-cell>
          <table:table-cell table:formula="of:=IF(ISNUMBER([.$C447]);ROUND(([data.$C$3]+1-[$latitude.$C4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8]);RADIANS([.$A448]);&quot;&quot;)">
            <text:p/>
          </table:table-cell>
          <table:table-cell table:formula="of:=IF(ISNUMBER([.$B448]);POWER(2;[data.$B$8]-1) * (1 - LN(TAN([.$B448])+(1/COS([.$B448])))/PI());&quot;&quot;)">
            <text:p/>
          </table:table-cell>
          <table:table-cell table:formula="of:=IF(ISNUMBER([.$C448]);ROUND(([data.$C$3]+1-[$latitude.$C4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49]);RADIANS([.$A449]);&quot;&quot;)">
            <text:p/>
          </table:table-cell>
          <table:table-cell table:formula="of:=IF(ISNUMBER([.$B449]);POWER(2;[data.$B$8]-1) * (1 - LN(TAN([.$B449])+(1/COS([.$B449])))/PI());&quot;&quot;)">
            <text:p/>
          </table:table-cell>
          <table:table-cell table:formula="of:=IF(ISNUMBER([.$C449]);ROUND(([data.$C$3]+1-[$latitude.$C4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0]);RADIANS([.$A450]);&quot;&quot;)">
            <text:p/>
          </table:table-cell>
          <table:table-cell table:formula="of:=IF(ISNUMBER([.$B450]);POWER(2;[data.$B$8]-1) * (1 - LN(TAN([.$B450])+(1/COS([.$B450])))/PI());&quot;&quot;)">
            <text:p/>
          </table:table-cell>
          <table:table-cell table:formula="of:=IF(ISNUMBER([.$C450]);ROUND(([data.$C$3]+1-[$latitude.$C4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1]);RADIANS([.$A451]);&quot;&quot;)">
            <text:p/>
          </table:table-cell>
          <table:table-cell table:formula="of:=IF(ISNUMBER([.$B451]);POWER(2;[data.$B$8]-1) * (1 - LN(TAN([.$B451])+(1/COS([.$B451])))/PI());&quot;&quot;)">
            <text:p/>
          </table:table-cell>
          <table:table-cell table:formula="of:=IF(ISNUMBER([.$C451]);ROUND(([data.$C$3]+1-[$latitude.$C4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2]);RADIANS([.$A452]);&quot;&quot;)">
            <text:p/>
          </table:table-cell>
          <table:table-cell table:formula="of:=IF(ISNUMBER([.$B452]);POWER(2;[data.$B$8]-1) * (1 - LN(TAN([.$B452])+(1/COS([.$B452])))/PI());&quot;&quot;)">
            <text:p/>
          </table:table-cell>
          <table:table-cell table:formula="of:=IF(ISNUMBER([.$C452]);ROUND(([data.$C$3]+1-[$latitude.$C4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3]);RADIANS([.$A453]);&quot;&quot;)">
            <text:p/>
          </table:table-cell>
          <table:table-cell table:formula="of:=IF(ISNUMBER([.$B453]);POWER(2;[data.$B$8]-1) * (1 - LN(TAN([.$B453])+(1/COS([.$B453])))/PI());&quot;&quot;)">
            <text:p/>
          </table:table-cell>
          <table:table-cell table:formula="of:=IF(ISNUMBER([.$C453]);ROUND(([data.$C$3]+1-[$latitude.$C4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4]);RADIANS([.$A454]);&quot;&quot;)">
            <text:p/>
          </table:table-cell>
          <table:table-cell table:formula="of:=IF(ISNUMBER([.$B454]);POWER(2;[data.$B$8]-1) * (1 - LN(TAN([.$B454])+(1/COS([.$B454])))/PI());&quot;&quot;)">
            <text:p/>
          </table:table-cell>
          <table:table-cell table:formula="of:=IF(ISNUMBER([.$C454]);ROUND(([data.$C$3]+1-[$latitude.$C4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5]);RADIANS([.$A455]);&quot;&quot;)">
            <text:p/>
          </table:table-cell>
          <table:table-cell table:formula="of:=IF(ISNUMBER([.$B455]);POWER(2;[data.$B$8]-1) * (1 - LN(TAN([.$B455])+(1/COS([.$B455])))/PI());&quot;&quot;)">
            <text:p/>
          </table:table-cell>
          <table:table-cell table:formula="of:=IF(ISNUMBER([.$C455]);ROUND(([data.$C$3]+1-[$latitude.$C4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6]);RADIANS([.$A456]);&quot;&quot;)">
            <text:p/>
          </table:table-cell>
          <table:table-cell table:formula="of:=IF(ISNUMBER([.$B456]);POWER(2;[data.$B$8]-1) * (1 - LN(TAN([.$B456])+(1/COS([.$B456])))/PI());&quot;&quot;)">
            <text:p/>
          </table:table-cell>
          <table:table-cell table:formula="of:=IF(ISNUMBER([.$C456]);ROUND(([data.$C$3]+1-[$latitude.$C4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7]);RADIANS([.$A457]);&quot;&quot;)">
            <text:p/>
          </table:table-cell>
          <table:table-cell table:formula="of:=IF(ISNUMBER([.$B457]);POWER(2;[data.$B$8]-1) * (1 - LN(TAN([.$B457])+(1/COS([.$B457])))/PI());&quot;&quot;)">
            <text:p/>
          </table:table-cell>
          <table:table-cell table:formula="of:=IF(ISNUMBER([.$C457]);ROUND(([data.$C$3]+1-[$latitude.$C4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8]);RADIANS([.$A458]);&quot;&quot;)">
            <text:p/>
          </table:table-cell>
          <table:table-cell table:formula="of:=IF(ISNUMBER([.$B458]);POWER(2;[data.$B$8]-1) * (1 - LN(TAN([.$B458])+(1/COS([.$B458])))/PI());&quot;&quot;)">
            <text:p/>
          </table:table-cell>
          <table:table-cell table:formula="of:=IF(ISNUMBER([.$C458]);ROUND(([data.$C$3]+1-[$latitude.$C4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59]);RADIANS([.$A459]);&quot;&quot;)">
            <text:p/>
          </table:table-cell>
          <table:table-cell table:formula="of:=IF(ISNUMBER([.$B459]);POWER(2;[data.$B$8]-1) * (1 - LN(TAN([.$B459])+(1/COS([.$B459])))/PI());&quot;&quot;)">
            <text:p/>
          </table:table-cell>
          <table:table-cell table:formula="of:=IF(ISNUMBER([.$C459]);ROUND(([data.$C$3]+1-[$latitude.$C4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0]);RADIANS([.$A460]);&quot;&quot;)">
            <text:p/>
          </table:table-cell>
          <table:table-cell table:formula="of:=IF(ISNUMBER([.$B460]);POWER(2;[data.$B$8]-1) * (1 - LN(TAN([.$B460])+(1/COS([.$B460])))/PI());&quot;&quot;)">
            <text:p/>
          </table:table-cell>
          <table:table-cell table:formula="of:=IF(ISNUMBER([.$C460]);ROUND(([data.$C$3]+1-[$latitude.$C4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1]);RADIANS([.$A461]);&quot;&quot;)">
            <text:p/>
          </table:table-cell>
          <table:table-cell table:formula="of:=IF(ISNUMBER([.$B461]);POWER(2;[data.$B$8]-1) * (1 - LN(TAN([.$B461])+(1/COS([.$B461])))/PI());&quot;&quot;)">
            <text:p/>
          </table:table-cell>
          <table:table-cell table:formula="of:=IF(ISNUMBER([.$C461]);ROUND(([data.$C$3]+1-[$latitude.$C4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2]);RADIANS([.$A462]);&quot;&quot;)">
            <text:p/>
          </table:table-cell>
          <table:table-cell table:formula="of:=IF(ISNUMBER([.$B462]);POWER(2;[data.$B$8]-1) * (1 - LN(TAN([.$B462])+(1/COS([.$B462])))/PI());&quot;&quot;)">
            <text:p/>
          </table:table-cell>
          <table:table-cell table:formula="of:=IF(ISNUMBER([.$C462]);ROUND(([data.$C$3]+1-[$latitude.$C4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3]);RADIANS([.$A463]);&quot;&quot;)">
            <text:p/>
          </table:table-cell>
          <table:table-cell table:formula="of:=IF(ISNUMBER([.$B463]);POWER(2;[data.$B$8]-1) * (1 - LN(TAN([.$B463])+(1/COS([.$B463])))/PI());&quot;&quot;)">
            <text:p/>
          </table:table-cell>
          <table:table-cell table:formula="of:=IF(ISNUMBER([.$C463]);ROUND(([data.$C$3]+1-[$latitude.$C4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4]);RADIANS([.$A464]);&quot;&quot;)">
            <text:p/>
          </table:table-cell>
          <table:table-cell table:formula="of:=IF(ISNUMBER([.$B464]);POWER(2;[data.$B$8]-1) * (1 - LN(TAN([.$B464])+(1/COS([.$B464])))/PI());&quot;&quot;)">
            <text:p/>
          </table:table-cell>
          <table:table-cell table:formula="of:=IF(ISNUMBER([.$C464]);ROUND(([data.$C$3]+1-[$latitude.$C4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5]);RADIANS([.$A465]);&quot;&quot;)">
            <text:p/>
          </table:table-cell>
          <table:table-cell table:formula="of:=IF(ISNUMBER([.$B465]);POWER(2;[data.$B$8]-1) * (1 - LN(TAN([.$B465])+(1/COS([.$B465])))/PI());&quot;&quot;)">
            <text:p/>
          </table:table-cell>
          <table:table-cell table:formula="of:=IF(ISNUMBER([.$C465]);ROUND(([data.$C$3]+1-[$latitude.$C4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6]);RADIANS([.$A466]);&quot;&quot;)">
            <text:p/>
          </table:table-cell>
          <table:table-cell table:formula="of:=IF(ISNUMBER([.$B466]);POWER(2;[data.$B$8]-1) * (1 - LN(TAN([.$B466])+(1/COS([.$B466])))/PI());&quot;&quot;)">
            <text:p/>
          </table:table-cell>
          <table:table-cell table:formula="of:=IF(ISNUMBER([.$C466]);ROUND(([data.$C$3]+1-[$latitude.$C4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7]);RADIANS([.$A467]);&quot;&quot;)">
            <text:p/>
          </table:table-cell>
          <table:table-cell table:formula="of:=IF(ISNUMBER([.$B467]);POWER(2;[data.$B$8]-1) * (1 - LN(TAN([.$B467])+(1/COS([.$B467])))/PI());&quot;&quot;)">
            <text:p/>
          </table:table-cell>
          <table:table-cell table:formula="of:=IF(ISNUMBER([.$C467]);ROUND(([data.$C$3]+1-[$latitude.$C4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8]);RADIANS([.$A468]);&quot;&quot;)">
            <text:p/>
          </table:table-cell>
          <table:table-cell table:formula="of:=IF(ISNUMBER([.$B468]);POWER(2;[data.$B$8]-1) * (1 - LN(TAN([.$B468])+(1/COS([.$B468])))/PI());&quot;&quot;)">
            <text:p/>
          </table:table-cell>
          <table:table-cell table:formula="of:=IF(ISNUMBER([.$C468]);ROUND(([data.$C$3]+1-[$latitude.$C4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69]);RADIANS([.$A469]);&quot;&quot;)">
            <text:p/>
          </table:table-cell>
          <table:table-cell table:formula="of:=IF(ISNUMBER([.$B469]);POWER(2;[data.$B$8]-1) * (1 - LN(TAN([.$B469])+(1/COS([.$B469])))/PI());&quot;&quot;)">
            <text:p/>
          </table:table-cell>
          <table:table-cell table:formula="of:=IF(ISNUMBER([.$C469]);ROUND(([data.$C$3]+1-[$latitude.$C4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0]);RADIANS([.$A470]);&quot;&quot;)">
            <text:p/>
          </table:table-cell>
          <table:table-cell table:formula="of:=IF(ISNUMBER([.$B470]);POWER(2;[data.$B$8]-1) * (1 - LN(TAN([.$B470])+(1/COS([.$B470])))/PI());&quot;&quot;)">
            <text:p/>
          </table:table-cell>
          <table:table-cell table:formula="of:=IF(ISNUMBER([.$C470]);ROUND(([data.$C$3]+1-[$latitude.$C4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1]);RADIANS([.$A471]);&quot;&quot;)">
            <text:p/>
          </table:table-cell>
          <table:table-cell table:formula="of:=IF(ISNUMBER([.$B471]);POWER(2;[data.$B$8]-1) * (1 - LN(TAN([.$B471])+(1/COS([.$B471])))/PI());&quot;&quot;)">
            <text:p/>
          </table:table-cell>
          <table:table-cell table:formula="of:=IF(ISNUMBER([.$C471]);ROUND(([data.$C$3]+1-[$latitude.$C4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2]);RADIANS([.$A472]);&quot;&quot;)">
            <text:p/>
          </table:table-cell>
          <table:table-cell table:formula="of:=IF(ISNUMBER([.$B472]);POWER(2;[data.$B$8]-1) * (1 - LN(TAN([.$B472])+(1/COS([.$B472])))/PI());&quot;&quot;)">
            <text:p/>
          </table:table-cell>
          <table:table-cell table:formula="of:=IF(ISNUMBER([.$C472]);ROUND(([data.$C$3]+1-[$latitude.$C4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3]);RADIANS([.$A473]);&quot;&quot;)">
            <text:p/>
          </table:table-cell>
          <table:table-cell table:formula="of:=IF(ISNUMBER([.$B473]);POWER(2;[data.$B$8]-1) * (1 - LN(TAN([.$B473])+(1/COS([.$B473])))/PI());&quot;&quot;)">
            <text:p/>
          </table:table-cell>
          <table:table-cell table:formula="of:=IF(ISNUMBER([.$C473]);ROUND(([data.$C$3]+1-[$latitude.$C4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4]);RADIANS([.$A474]);&quot;&quot;)">
            <text:p/>
          </table:table-cell>
          <table:table-cell table:formula="of:=IF(ISNUMBER([.$B474]);POWER(2;[data.$B$8]-1) * (1 - LN(TAN([.$B474])+(1/COS([.$B474])))/PI());&quot;&quot;)">
            <text:p/>
          </table:table-cell>
          <table:table-cell table:formula="of:=IF(ISNUMBER([.$C474]);ROUND(([data.$C$3]+1-[$latitude.$C4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5]);RADIANS([.$A475]);&quot;&quot;)">
            <text:p/>
          </table:table-cell>
          <table:table-cell table:formula="of:=IF(ISNUMBER([.$B475]);POWER(2;[data.$B$8]-1) * (1 - LN(TAN([.$B475])+(1/COS([.$B475])))/PI());&quot;&quot;)">
            <text:p/>
          </table:table-cell>
          <table:table-cell table:formula="of:=IF(ISNUMBER([.$C475]);ROUND(([data.$C$3]+1-[$latitude.$C4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6]);RADIANS([.$A476]);&quot;&quot;)">
            <text:p/>
          </table:table-cell>
          <table:table-cell table:formula="of:=IF(ISNUMBER([.$B476]);POWER(2;[data.$B$8]-1) * (1 - LN(TAN([.$B476])+(1/COS([.$B476])))/PI());&quot;&quot;)">
            <text:p/>
          </table:table-cell>
          <table:table-cell table:formula="of:=IF(ISNUMBER([.$C476]);ROUND(([data.$C$3]+1-[$latitude.$C4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7]);RADIANS([.$A477]);&quot;&quot;)">
            <text:p/>
          </table:table-cell>
          <table:table-cell table:formula="of:=IF(ISNUMBER([.$B477]);POWER(2;[data.$B$8]-1) * (1 - LN(TAN([.$B477])+(1/COS([.$B477])))/PI());&quot;&quot;)">
            <text:p/>
          </table:table-cell>
          <table:table-cell table:formula="of:=IF(ISNUMBER([.$C477]);ROUND(([data.$C$3]+1-[$latitude.$C4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8]);RADIANS([.$A478]);&quot;&quot;)">
            <text:p/>
          </table:table-cell>
          <table:table-cell table:formula="of:=IF(ISNUMBER([.$B478]);POWER(2;[data.$B$8]-1) * (1 - LN(TAN([.$B478])+(1/COS([.$B478])))/PI());&quot;&quot;)">
            <text:p/>
          </table:table-cell>
          <table:table-cell table:formula="of:=IF(ISNUMBER([.$C478]);ROUND(([data.$C$3]+1-[$latitude.$C4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79]);RADIANS([.$A479]);&quot;&quot;)">
            <text:p/>
          </table:table-cell>
          <table:table-cell table:formula="of:=IF(ISNUMBER([.$B479]);POWER(2;[data.$B$8]-1) * (1 - LN(TAN([.$B479])+(1/COS([.$B479])))/PI());&quot;&quot;)">
            <text:p/>
          </table:table-cell>
          <table:table-cell table:formula="of:=IF(ISNUMBER([.$C479]);ROUND(([data.$C$3]+1-[$latitude.$C4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0]);RADIANS([.$A480]);&quot;&quot;)">
            <text:p/>
          </table:table-cell>
          <table:table-cell table:formula="of:=IF(ISNUMBER([.$B480]);POWER(2;[data.$B$8]-1) * (1 - LN(TAN([.$B480])+(1/COS([.$B480])))/PI());&quot;&quot;)">
            <text:p/>
          </table:table-cell>
          <table:table-cell table:formula="of:=IF(ISNUMBER([.$C480]);ROUND(([data.$C$3]+1-[$latitude.$C4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1]);RADIANS([.$A481]);&quot;&quot;)">
            <text:p/>
          </table:table-cell>
          <table:table-cell table:formula="of:=IF(ISNUMBER([.$B481]);POWER(2;[data.$B$8]-1) * (1 - LN(TAN([.$B481])+(1/COS([.$B481])))/PI());&quot;&quot;)">
            <text:p/>
          </table:table-cell>
          <table:table-cell table:formula="of:=IF(ISNUMBER([.$C481]);ROUND(([data.$C$3]+1-[$latitude.$C4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2]);RADIANS([.$A482]);&quot;&quot;)">
            <text:p/>
          </table:table-cell>
          <table:table-cell table:formula="of:=IF(ISNUMBER([.$B482]);POWER(2;[data.$B$8]-1) * (1 - LN(TAN([.$B482])+(1/COS([.$B482])))/PI());&quot;&quot;)">
            <text:p/>
          </table:table-cell>
          <table:table-cell table:formula="of:=IF(ISNUMBER([.$C482]);ROUND(([data.$C$3]+1-[$latitude.$C4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3]);RADIANS([.$A483]);&quot;&quot;)">
            <text:p/>
          </table:table-cell>
          <table:table-cell table:formula="of:=IF(ISNUMBER([.$B483]);POWER(2;[data.$B$8]-1) * (1 - LN(TAN([.$B483])+(1/COS([.$B483])))/PI());&quot;&quot;)">
            <text:p/>
          </table:table-cell>
          <table:table-cell table:formula="of:=IF(ISNUMBER([.$C483]);ROUND(([data.$C$3]+1-[$latitude.$C4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4]);RADIANS([.$A484]);&quot;&quot;)">
            <text:p/>
          </table:table-cell>
          <table:table-cell table:formula="of:=IF(ISNUMBER([.$B484]);POWER(2;[data.$B$8]-1) * (1 - LN(TAN([.$B484])+(1/COS([.$B484])))/PI());&quot;&quot;)">
            <text:p/>
          </table:table-cell>
          <table:table-cell table:formula="of:=IF(ISNUMBER([.$C484]);ROUND(([data.$C$3]+1-[$latitude.$C4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5]);RADIANS([.$A485]);&quot;&quot;)">
            <text:p/>
          </table:table-cell>
          <table:table-cell table:formula="of:=IF(ISNUMBER([.$B485]);POWER(2;[data.$B$8]-1) * (1 - LN(TAN([.$B485])+(1/COS([.$B485])))/PI());&quot;&quot;)">
            <text:p/>
          </table:table-cell>
          <table:table-cell table:formula="of:=IF(ISNUMBER([.$C485]);ROUND(([data.$C$3]+1-[$latitude.$C4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6]);RADIANS([.$A486]);&quot;&quot;)">
            <text:p/>
          </table:table-cell>
          <table:table-cell table:formula="of:=IF(ISNUMBER([.$B486]);POWER(2;[data.$B$8]-1) * (1 - LN(TAN([.$B486])+(1/COS([.$B486])))/PI());&quot;&quot;)">
            <text:p/>
          </table:table-cell>
          <table:table-cell table:formula="of:=IF(ISNUMBER([.$C486]);ROUND(([data.$C$3]+1-[$latitude.$C4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7]);RADIANS([.$A487]);&quot;&quot;)">
            <text:p/>
          </table:table-cell>
          <table:table-cell table:formula="of:=IF(ISNUMBER([.$B487]);POWER(2;[data.$B$8]-1) * (1 - LN(TAN([.$B487])+(1/COS([.$B487])))/PI());&quot;&quot;)">
            <text:p/>
          </table:table-cell>
          <table:table-cell table:formula="of:=IF(ISNUMBER([.$C487]);ROUND(([data.$C$3]+1-[$latitude.$C4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8]);RADIANS([.$A488]);&quot;&quot;)">
            <text:p/>
          </table:table-cell>
          <table:table-cell table:formula="of:=IF(ISNUMBER([.$B488]);POWER(2;[data.$B$8]-1) * (1 - LN(TAN([.$B488])+(1/COS([.$B488])))/PI());&quot;&quot;)">
            <text:p/>
          </table:table-cell>
          <table:table-cell table:formula="of:=IF(ISNUMBER([.$C488]);ROUND(([data.$C$3]+1-[$latitude.$C4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89]);RADIANS([.$A489]);&quot;&quot;)">
            <text:p/>
          </table:table-cell>
          <table:table-cell table:formula="of:=IF(ISNUMBER([.$B489]);POWER(2;[data.$B$8]-1) * (1 - LN(TAN([.$B489])+(1/COS([.$B489])))/PI());&quot;&quot;)">
            <text:p/>
          </table:table-cell>
          <table:table-cell table:formula="of:=IF(ISNUMBER([.$C489]);ROUND(([data.$C$3]+1-[$latitude.$C4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0]);RADIANS([.$A490]);&quot;&quot;)">
            <text:p/>
          </table:table-cell>
          <table:table-cell table:formula="of:=IF(ISNUMBER([.$B490]);POWER(2;[data.$B$8]-1) * (1 - LN(TAN([.$B490])+(1/COS([.$B490])))/PI());&quot;&quot;)">
            <text:p/>
          </table:table-cell>
          <table:table-cell table:formula="of:=IF(ISNUMBER([.$C490]);ROUND(([data.$C$3]+1-[$latitude.$C4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1]);RADIANS([.$A491]);&quot;&quot;)">
            <text:p/>
          </table:table-cell>
          <table:table-cell table:formula="of:=IF(ISNUMBER([.$B491]);POWER(2;[data.$B$8]-1) * (1 - LN(TAN([.$B491])+(1/COS([.$B491])))/PI());&quot;&quot;)">
            <text:p/>
          </table:table-cell>
          <table:table-cell table:formula="of:=IF(ISNUMBER([.$C491]);ROUND(([data.$C$3]+1-[$latitude.$C4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2]);RADIANS([.$A492]);&quot;&quot;)">
            <text:p/>
          </table:table-cell>
          <table:table-cell table:formula="of:=IF(ISNUMBER([.$B492]);POWER(2;[data.$B$8]-1) * (1 - LN(TAN([.$B492])+(1/COS([.$B492])))/PI());&quot;&quot;)">
            <text:p/>
          </table:table-cell>
          <table:table-cell table:formula="of:=IF(ISNUMBER([.$C492]);ROUND(([data.$C$3]+1-[$latitude.$C4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3]);RADIANS([.$A493]);&quot;&quot;)">
            <text:p/>
          </table:table-cell>
          <table:table-cell table:formula="of:=IF(ISNUMBER([.$B493]);POWER(2;[data.$B$8]-1) * (1 - LN(TAN([.$B493])+(1/COS([.$B493])))/PI());&quot;&quot;)">
            <text:p/>
          </table:table-cell>
          <table:table-cell table:formula="of:=IF(ISNUMBER([.$C493]);ROUND(([data.$C$3]+1-[$latitude.$C4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4]);RADIANS([.$A494]);&quot;&quot;)">
            <text:p/>
          </table:table-cell>
          <table:table-cell table:formula="of:=IF(ISNUMBER([.$B494]);POWER(2;[data.$B$8]-1) * (1 - LN(TAN([.$B494])+(1/COS([.$B494])))/PI());&quot;&quot;)">
            <text:p/>
          </table:table-cell>
          <table:table-cell table:formula="of:=IF(ISNUMBER([.$C494]);ROUND(([data.$C$3]+1-[$latitude.$C4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5]);RADIANS([.$A495]);&quot;&quot;)">
            <text:p/>
          </table:table-cell>
          <table:table-cell table:formula="of:=IF(ISNUMBER([.$B495]);POWER(2;[data.$B$8]-1) * (1 - LN(TAN([.$B495])+(1/COS([.$B495])))/PI());&quot;&quot;)">
            <text:p/>
          </table:table-cell>
          <table:table-cell table:formula="of:=IF(ISNUMBER([.$C495]);ROUND(([data.$C$3]+1-[$latitude.$C4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6]);RADIANS([.$A496]);&quot;&quot;)">
            <text:p/>
          </table:table-cell>
          <table:table-cell table:formula="of:=IF(ISNUMBER([.$B496]);POWER(2;[data.$B$8]-1) * (1 - LN(TAN([.$B496])+(1/COS([.$B496])))/PI());&quot;&quot;)">
            <text:p/>
          </table:table-cell>
          <table:table-cell table:formula="of:=IF(ISNUMBER([.$C496]);ROUND(([data.$C$3]+1-[$latitude.$C4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7]);RADIANS([.$A497]);&quot;&quot;)">
            <text:p/>
          </table:table-cell>
          <table:table-cell table:formula="of:=IF(ISNUMBER([.$B497]);POWER(2;[data.$B$8]-1) * (1 - LN(TAN([.$B497])+(1/COS([.$B497])))/PI());&quot;&quot;)">
            <text:p/>
          </table:table-cell>
          <table:table-cell table:formula="of:=IF(ISNUMBER([.$C497]);ROUND(([data.$C$3]+1-[$latitude.$C4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8]);RADIANS([.$A498]);&quot;&quot;)">
            <text:p/>
          </table:table-cell>
          <table:table-cell table:formula="of:=IF(ISNUMBER([.$B498]);POWER(2;[data.$B$8]-1) * (1 - LN(TAN([.$B498])+(1/COS([.$B498])))/PI());&quot;&quot;)">
            <text:p/>
          </table:table-cell>
          <table:table-cell table:formula="of:=IF(ISNUMBER([.$C498]);ROUND(([data.$C$3]+1-[$latitude.$C4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499]);RADIANS([.$A499]);&quot;&quot;)">
            <text:p/>
          </table:table-cell>
          <table:table-cell table:formula="of:=IF(ISNUMBER([.$B499]);POWER(2;[data.$B$8]-1) * (1 - LN(TAN([.$B499])+(1/COS([.$B499])))/PI());&quot;&quot;)">
            <text:p/>
          </table:table-cell>
          <table:table-cell table:formula="of:=IF(ISNUMBER([.$C499]);ROUND(([data.$C$3]+1-[$latitude.$C4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0]);RADIANS([.$A500]);&quot;&quot;)">
            <text:p/>
          </table:table-cell>
          <table:table-cell table:formula="of:=IF(ISNUMBER([.$B500]);POWER(2;[data.$B$8]-1) * (1 - LN(TAN([.$B500])+(1/COS([.$B500])))/PI());&quot;&quot;)">
            <text:p/>
          </table:table-cell>
          <table:table-cell table:formula="of:=IF(ISNUMBER([.$C500]);ROUND(([data.$C$3]+1-[$latitude.$C5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1]);RADIANS([.$A501]);&quot;&quot;)">
            <text:p/>
          </table:table-cell>
          <table:table-cell table:formula="of:=IF(ISNUMBER([.$B501]);POWER(2;[data.$B$8]-1) * (1 - LN(TAN([.$B501])+(1/COS([.$B501])))/PI());&quot;&quot;)">
            <text:p/>
          </table:table-cell>
          <table:table-cell table:formula="of:=IF(ISNUMBER([.$C501]);ROUND(([data.$C$3]+1-[$latitude.$C5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2]);RADIANS([.$A502]);&quot;&quot;)">
            <text:p/>
          </table:table-cell>
          <table:table-cell table:formula="of:=IF(ISNUMBER([.$B502]);POWER(2;[data.$B$8]-1) * (1 - LN(TAN([.$B502])+(1/COS([.$B502])))/PI());&quot;&quot;)">
            <text:p/>
          </table:table-cell>
          <table:table-cell table:formula="of:=IF(ISNUMBER([.$C502]);ROUND(([data.$C$3]+1-[$latitude.$C5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3]);RADIANS([.$A503]);&quot;&quot;)">
            <text:p/>
          </table:table-cell>
          <table:table-cell table:formula="of:=IF(ISNUMBER([.$B503]);POWER(2;[data.$B$8]-1) * (1 - LN(TAN([.$B503])+(1/COS([.$B503])))/PI());&quot;&quot;)">
            <text:p/>
          </table:table-cell>
          <table:table-cell table:formula="of:=IF(ISNUMBER([.$C503]);ROUND(([data.$C$3]+1-[$latitude.$C5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4]);RADIANS([.$A504]);&quot;&quot;)">
            <text:p/>
          </table:table-cell>
          <table:table-cell table:formula="of:=IF(ISNUMBER([.$B504]);POWER(2;[data.$B$8]-1) * (1 - LN(TAN([.$B504])+(1/COS([.$B504])))/PI());&quot;&quot;)">
            <text:p/>
          </table:table-cell>
          <table:table-cell table:formula="of:=IF(ISNUMBER([.$C504]);ROUND(([data.$C$3]+1-[$latitude.$C5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5]);RADIANS([.$A505]);&quot;&quot;)">
            <text:p/>
          </table:table-cell>
          <table:table-cell table:formula="of:=IF(ISNUMBER([.$B505]);POWER(2;[data.$B$8]-1) * (1 - LN(TAN([.$B505])+(1/COS([.$B505])))/PI());&quot;&quot;)">
            <text:p/>
          </table:table-cell>
          <table:table-cell table:formula="of:=IF(ISNUMBER([.$C505]);ROUND(([data.$C$3]+1-[$latitude.$C5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6]);RADIANS([.$A506]);&quot;&quot;)">
            <text:p/>
          </table:table-cell>
          <table:table-cell table:formula="of:=IF(ISNUMBER([.$B506]);POWER(2;[data.$B$8]-1) * (1 - LN(TAN([.$B506])+(1/COS([.$B506])))/PI());&quot;&quot;)">
            <text:p/>
          </table:table-cell>
          <table:table-cell table:formula="of:=IF(ISNUMBER([.$C506]);ROUND(([data.$C$3]+1-[$latitude.$C5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7]);RADIANS([.$A507]);&quot;&quot;)">
            <text:p/>
          </table:table-cell>
          <table:table-cell table:formula="of:=IF(ISNUMBER([.$B507]);POWER(2;[data.$B$8]-1) * (1 - LN(TAN([.$B507])+(1/COS([.$B507])))/PI());&quot;&quot;)">
            <text:p/>
          </table:table-cell>
          <table:table-cell table:formula="of:=IF(ISNUMBER([.$C507]);ROUND(([data.$C$3]+1-[$latitude.$C5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8]);RADIANS([.$A508]);&quot;&quot;)">
            <text:p/>
          </table:table-cell>
          <table:table-cell table:formula="of:=IF(ISNUMBER([.$B508]);POWER(2;[data.$B$8]-1) * (1 - LN(TAN([.$B508])+(1/COS([.$B508])))/PI());&quot;&quot;)">
            <text:p/>
          </table:table-cell>
          <table:table-cell table:formula="of:=IF(ISNUMBER([.$C508]);ROUND(([data.$C$3]+1-[$latitude.$C5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09]);RADIANS([.$A509]);&quot;&quot;)">
            <text:p/>
          </table:table-cell>
          <table:table-cell table:formula="of:=IF(ISNUMBER([.$B509]);POWER(2;[data.$B$8]-1) * (1 - LN(TAN([.$B509])+(1/COS([.$B509])))/PI());&quot;&quot;)">
            <text:p/>
          </table:table-cell>
          <table:table-cell table:formula="of:=IF(ISNUMBER([.$C509]);ROUND(([data.$C$3]+1-[$latitude.$C5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0]);RADIANS([.$A510]);&quot;&quot;)">
            <text:p/>
          </table:table-cell>
          <table:table-cell table:formula="of:=IF(ISNUMBER([.$B510]);POWER(2;[data.$B$8]-1) * (1 - LN(TAN([.$B510])+(1/COS([.$B510])))/PI());&quot;&quot;)">
            <text:p/>
          </table:table-cell>
          <table:table-cell table:formula="of:=IF(ISNUMBER([.$C510]);ROUND(([data.$C$3]+1-[$latitude.$C5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1]);RADIANS([.$A511]);&quot;&quot;)">
            <text:p/>
          </table:table-cell>
          <table:table-cell table:formula="of:=IF(ISNUMBER([.$B511]);POWER(2;[data.$B$8]-1) * (1 - LN(TAN([.$B511])+(1/COS([.$B511])))/PI());&quot;&quot;)">
            <text:p/>
          </table:table-cell>
          <table:table-cell table:formula="of:=IF(ISNUMBER([.$C511]);ROUND(([data.$C$3]+1-[$latitude.$C5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2]);RADIANS([.$A512]);&quot;&quot;)">
            <text:p/>
          </table:table-cell>
          <table:table-cell table:formula="of:=IF(ISNUMBER([.$B512]);POWER(2;[data.$B$8]-1) * (1 - LN(TAN([.$B512])+(1/COS([.$B512])))/PI());&quot;&quot;)">
            <text:p/>
          </table:table-cell>
          <table:table-cell table:formula="of:=IF(ISNUMBER([.$C512]);ROUND(([data.$C$3]+1-[$latitude.$C5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3]);RADIANS([.$A513]);&quot;&quot;)">
            <text:p/>
          </table:table-cell>
          <table:table-cell table:formula="of:=IF(ISNUMBER([.$B513]);POWER(2;[data.$B$8]-1) * (1 - LN(TAN([.$B513])+(1/COS([.$B513])))/PI());&quot;&quot;)">
            <text:p/>
          </table:table-cell>
          <table:table-cell table:formula="of:=IF(ISNUMBER([.$C513]);ROUND(([data.$C$3]+1-[$latitude.$C5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4]);RADIANS([.$A514]);&quot;&quot;)">
            <text:p/>
          </table:table-cell>
          <table:table-cell table:formula="of:=IF(ISNUMBER([.$B514]);POWER(2;[data.$B$8]-1) * (1 - LN(TAN([.$B514])+(1/COS([.$B514])))/PI());&quot;&quot;)">
            <text:p/>
          </table:table-cell>
          <table:table-cell table:formula="of:=IF(ISNUMBER([.$C514]);ROUND(([data.$C$3]+1-[$latitude.$C5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5]);RADIANS([.$A515]);&quot;&quot;)">
            <text:p/>
          </table:table-cell>
          <table:table-cell table:formula="of:=IF(ISNUMBER([.$B515]);POWER(2;[data.$B$8]-1) * (1 - LN(TAN([.$B515])+(1/COS([.$B515])))/PI());&quot;&quot;)">
            <text:p/>
          </table:table-cell>
          <table:table-cell table:formula="of:=IF(ISNUMBER([.$C515]);ROUND(([data.$C$3]+1-[$latitude.$C5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6]);RADIANS([.$A516]);&quot;&quot;)">
            <text:p/>
          </table:table-cell>
          <table:table-cell table:formula="of:=IF(ISNUMBER([.$B516]);POWER(2;[data.$B$8]-1) * (1 - LN(TAN([.$B516])+(1/COS([.$B516])))/PI());&quot;&quot;)">
            <text:p/>
          </table:table-cell>
          <table:table-cell table:formula="of:=IF(ISNUMBER([.$C516]);ROUND(([data.$C$3]+1-[$latitude.$C5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7]);RADIANS([.$A517]);&quot;&quot;)">
            <text:p/>
          </table:table-cell>
          <table:table-cell table:formula="of:=IF(ISNUMBER([.$B517]);POWER(2;[data.$B$8]-1) * (1 - LN(TAN([.$B517])+(1/COS([.$B517])))/PI());&quot;&quot;)">
            <text:p/>
          </table:table-cell>
          <table:table-cell table:formula="of:=IF(ISNUMBER([.$C517]);ROUND(([data.$C$3]+1-[$latitude.$C5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8]);RADIANS([.$A518]);&quot;&quot;)">
            <text:p/>
          </table:table-cell>
          <table:table-cell table:formula="of:=IF(ISNUMBER([.$B518]);POWER(2;[data.$B$8]-1) * (1 - LN(TAN([.$B518])+(1/COS([.$B518])))/PI());&quot;&quot;)">
            <text:p/>
          </table:table-cell>
          <table:table-cell table:formula="of:=IF(ISNUMBER([.$C518]);ROUND(([data.$C$3]+1-[$latitude.$C5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19]);RADIANS([.$A519]);&quot;&quot;)">
            <text:p/>
          </table:table-cell>
          <table:table-cell table:formula="of:=IF(ISNUMBER([.$B519]);POWER(2;[data.$B$8]-1) * (1 - LN(TAN([.$B519])+(1/COS([.$B519])))/PI());&quot;&quot;)">
            <text:p/>
          </table:table-cell>
          <table:table-cell table:formula="of:=IF(ISNUMBER([.$C519]);ROUND(([data.$C$3]+1-[$latitude.$C5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0]);RADIANS([.$A520]);&quot;&quot;)">
            <text:p/>
          </table:table-cell>
          <table:table-cell table:formula="of:=IF(ISNUMBER([.$B520]);POWER(2;[data.$B$8]-1) * (1 - LN(TAN([.$B520])+(1/COS([.$B520])))/PI());&quot;&quot;)">
            <text:p/>
          </table:table-cell>
          <table:table-cell table:formula="of:=IF(ISNUMBER([.$C520]);ROUND(([data.$C$3]+1-[$latitude.$C5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1]);RADIANS([.$A521]);&quot;&quot;)">
            <text:p/>
          </table:table-cell>
          <table:table-cell table:formula="of:=IF(ISNUMBER([.$B521]);POWER(2;[data.$B$8]-1) * (1 - LN(TAN([.$B521])+(1/COS([.$B521])))/PI());&quot;&quot;)">
            <text:p/>
          </table:table-cell>
          <table:table-cell table:formula="of:=IF(ISNUMBER([.$C521]);ROUND(([data.$C$3]+1-[$latitude.$C5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2]);RADIANS([.$A522]);&quot;&quot;)">
            <text:p/>
          </table:table-cell>
          <table:table-cell table:formula="of:=IF(ISNUMBER([.$B522]);POWER(2;[data.$B$8]-1) * (1 - LN(TAN([.$B522])+(1/COS([.$B522])))/PI());&quot;&quot;)">
            <text:p/>
          </table:table-cell>
          <table:table-cell table:formula="of:=IF(ISNUMBER([.$C522]);ROUND(([data.$C$3]+1-[$latitude.$C5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3]);RADIANS([.$A523]);&quot;&quot;)">
            <text:p/>
          </table:table-cell>
          <table:table-cell table:formula="of:=IF(ISNUMBER([.$B523]);POWER(2;[data.$B$8]-1) * (1 - LN(TAN([.$B523])+(1/COS([.$B523])))/PI());&quot;&quot;)">
            <text:p/>
          </table:table-cell>
          <table:table-cell table:formula="of:=IF(ISNUMBER([.$C523]);ROUND(([data.$C$3]+1-[$latitude.$C5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4]);RADIANS([.$A524]);&quot;&quot;)">
            <text:p/>
          </table:table-cell>
          <table:table-cell table:formula="of:=IF(ISNUMBER([.$B524]);POWER(2;[data.$B$8]-1) * (1 - LN(TAN([.$B524])+(1/COS([.$B524])))/PI());&quot;&quot;)">
            <text:p/>
          </table:table-cell>
          <table:table-cell table:formula="of:=IF(ISNUMBER([.$C524]);ROUND(([data.$C$3]+1-[$latitude.$C5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5]);RADIANS([.$A525]);&quot;&quot;)">
            <text:p/>
          </table:table-cell>
          <table:table-cell table:formula="of:=IF(ISNUMBER([.$B525]);POWER(2;[data.$B$8]-1) * (1 - LN(TAN([.$B525])+(1/COS([.$B525])))/PI());&quot;&quot;)">
            <text:p/>
          </table:table-cell>
          <table:table-cell table:formula="of:=IF(ISNUMBER([.$C525]);ROUND(([data.$C$3]+1-[$latitude.$C5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6]);RADIANS([.$A526]);&quot;&quot;)">
            <text:p/>
          </table:table-cell>
          <table:table-cell table:formula="of:=IF(ISNUMBER([.$B526]);POWER(2;[data.$B$8]-1) * (1 - LN(TAN([.$B526])+(1/COS([.$B526])))/PI());&quot;&quot;)">
            <text:p/>
          </table:table-cell>
          <table:table-cell table:formula="of:=IF(ISNUMBER([.$C526]);ROUND(([data.$C$3]+1-[$latitude.$C5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7]);RADIANS([.$A527]);&quot;&quot;)">
            <text:p/>
          </table:table-cell>
          <table:table-cell table:formula="of:=IF(ISNUMBER([.$B527]);POWER(2;[data.$B$8]-1) * (1 - LN(TAN([.$B527])+(1/COS([.$B527])))/PI());&quot;&quot;)">
            <text:p/>
          </table:table-cell>
          <table:table-cell table:formula="of:=IF(ISNUMBER([.$C527]);ROUND(([data.$C$3]+1-[$latitude.$C5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8]);RADIANS([.$A528]);&quot;&quot;)">
            <text:p/>
          </table:table-cell>
          <table:table-cell table:formula="of:=IF(ISNUMBER([.$B528]);POWER(2;[data.$B$8]-1) * (1 - LN(TAN([.$B528])+(1/COS([.$B528])))/PI());&quot;&quot;)">
            <text:p/>
          </table:table-cell>
          <table:table-cell table:formula="of:=IF(ISNUMBER([.$C528]);ROUND(([data.$C$3]+1-[$latitude.$C5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29]);RADIANS([.$A529]);&quot;&quot;)">
            <text:p/>
          </table:table-cell>
          <table:table-cell table:formula="of:=IF(ISNUMBER([.$B529]);POWER(2;[data.$B$8]-1) * (1 - LN(TAN([.$B529])+(1/COS([.$B529])))/PI());&quot;&quot;)">
            <text:p/>
          </table:table-cell>
          <table:table-cell table:formula="of:=IF(ISNUMBER([.$C529]);ROUND(([data.$C$3]+1-[$latitude.$C5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0]);RADIANS([.$A530]);&quot;&quot;)">
            <text:p/>
          </table:table-cell>
          <table:table-cell table:formula="of:=IF(ISNUMBER([.$B530]);POWER(2;[data.$B$8]-1) * (1 - LN(TAN([.$B530])+(1/COS([.$B530])))/PI());&quot;&quot;)">
            <text:p/>
          </table:table-cell>
          <table:table-cell table:formula="of:=IF(ISNUMBER([.$C530]);ROUND(([data.$C$3]+1-[$latitude.$C5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1]);RADIANS([.$A531]);&quot;&quot;)">
            <text:p/>
          </table:table-cell>
          <table:table-cell table:formula="of:=IF(ISNUMBER([.$B531]);POWER(2;[data.$B$8]-1) * (1 - LN(TAN([.$B531])+(1/COS([.$B531])))/PI());&quot;&quot;)">
            <text:p/>
          </table:table-cell>
          <table:table-cell table:formula="of:=IF(ISNUMBER([.$C531]);ROUND(([data.$C$3]+1-[$latitude.$C5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2]);RADIANS([.$A532]);&quot;&quot;)">
            <text:p/>
          </table:table-cell>
          <table:table-cell table:formula="of:=IF(ISNUMBER([.$B532]);POWER(2;[data.$B$8]-1) * (1 - LN(TAN([.$B532])+(1/COS([.$B532])))/PI());&quot;&quot;)">
            <text:p/>
          </table:table-cell>
          <table:table-cell table:formula="of:=IF(ISNUMBER([.$C532]);ROUND(([data.$C$3]+1-[$latitude.$C5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3]);RADIANS([.$A533]);&quot;&quot;)">
            <text:p/>
          </table:table-cell>
          <table:table-cell table:formula="of:=IF(ISNUMBER([.$B533]);POWER(2;[data.$B$8]-1) * (1 - LN(TAN([.$B533])+(1/COS([.$B533])))/PI());&quot;&quot;)">
            <text:p/>
          </table:table-cell>
          <table:table-cell table:formula="of:=IF(ISNUMBER([.$C533]);ROUND(([data.$C$3]+1-[$latitude.$C5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4]);RADIANS([.$A534]);&quot;&quot;)">
            <text:p/>
          </table:table-cell>
          <table:table-cell table:formula="of:=IF(ISNUMBER([.$B534]);POWER(2;[data.$B$8]-1) * (1 - LN(TAN([.$B534])+(1/COS([.$B534])))/PI());&quot;&quot;)">
            <text:p/>
          </table:table-cell>
          <table:table-cell table:formula="of:=IF(ISNUMBER([.$C534]);ROUND(([data.$C$3]+1-[$latitude.$C5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5]);RADIANS([.$A535]);&quot;&quot;)">
            <text:p/>
          </table:table-cell>
          <table:table-cell table:formula="of:=IF(ISNUMBER([.$B535]);POWER(2;[data.$B$8]-1) * (1 - LN(TAN([.$B535])+(1/COS([.$B535])))/PI());&quot;&quot;)">
            <text:p/>
          </table:table-cell>
          <table:table-cell table:formula="of:=IF(ISNUMBER([.$C535]);ROUND(([data.$C$3]+1-[$latitude.$C5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6]);RADIANS([.$A536]);&quot;&quot;)">
            <text:p/>
          </table:table-cell>
          <table:table-cell table:formula="of:=IF(ISNUMBER([.$B536]);POWER(2;[data.$B$8]-1) * (1 - LN(TAN([.$B536])+(1/COS([.$B536])))/PI());&quot;&quot;)">
            <text:p/>
          </table:table-cell>
          <table:table-cell table:formula="of:=IF(ISNUMBER([.$C536]);ROUND(([data.$C$3]+1-[$latitude.$C5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7]);RADIANS([.$A537]);&quot;&quot;)">
            <text:p/>
          </table:table-cell>
          <table:table-cell table:formula="of:=IF(ISNUMBER([.$B537]);POWER(2;[data.$B$8]-1) * (1 - LN(TAN([.$B537])+(1/COS([.$B537])))/PI());&quot;&quot;)">
            <text:p/>
          </table:table-cell>
          <table:table-cell table:formula="of:=IF(ISNUMBER([.$C537]);ROUND(([data.$C$3]+1-[$latitude.$C5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8]);RADIANS([.$A538]);&quot;&quot;)">
            <text:p/>
          </table:table-cell>
          <table:table-cell table:formula="of:=IF(ISNUMBER([.$B538]);POWER(2;[data.$B$8]-1) * (1 - LN(TAN([.$B538])+(1/COS([.$B538])))/PI());&quot;&quot;)">
            <text:p/>
          </table:table-cell>
          <table:table-cell table:formula="of:=IF(ISNUMBER([.$C538]);ROUND(([data.$C$3]+1-[$latitude.$C5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39]);RADIANS([.$A539]);&quot;&quot;)">
            <text:p/>
          </table:table-cell>
          <table:table-cell table:formula="of:=IF(ISNUMBER([.$B539]);POWER(2;[data.$B$8]-1) * (1 - LN(TAN([.$B539])+(1/COS([.$B539])))/PI());&quot;&quot;)">
            <text:p/>
          </table:table-cell>
          <table:table-cell table:formula="of:=IF(ISNUMBER([.$C539]);ROUND(([data.$C$3]+1-[$latitude.$C5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0]);RADIANS([.$A540]);&quot;&quot;)">
            <text:p/>
          </table:table-cell>
          <table:table-cell table:formula="of:=IF(ISNUMBER([.$B540]);POWER(2;[data.$B$8]-1) * (1 - LN(TAN([.$B540])+(1/COS([.$B540])))/PI());&quot;&quot;)">
            <text:p/>
          </table:table-cell>
          <table:table-cell table:formula="of:=IF(ISNUMBER([.$C540]);ROUND(([data.$C$3]+1-[$latitude.$C5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1]);RADIANS([.$A541]);&quot;&quot;)">
            <text:p/>
          </table:table-cell>
          <table:table-cell table:formula="of:=IF(ISNUMBER([.$B541]);POWER(2;[data.$B$8]-1) * (1 - LN(TAN([.$B541])+(1/COS([.$B541])))/PI());&quot;&quot;)">
            <text:p/>
          </table:table-cell>
          <table:table-cell table:formula="of:=IF(ISNUMBER([.$C541]);ROUND(([data.$C$3]+1-[$latitude.$C5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2]);RADIANS([.$A542]);&quot;&quot;)">
            <text:p/>
          </table:table-cell>
          <table:table-cell table:formula="of:=IF(ISNUMBER([.$B542]);POWER(2;[data.$B$8]-1) * (1 - LN(TAN([.$B542])+(1/COS([.$B542])))/PI());&quot;&quot;)">
            <text:p/>
          </table:table-cell>
          <table:table-cell table:formula="of:=IF(ISNUMBER([.$C542]);ROUND(([data.$C$3]+1-[$latitude.$C5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3]);RADIANS([.$A543]);&quot;&quot;)">
            <text:p/>
          </table:table-cell>
          <table:table-cell table:formula="of:=IF(ISNUMBER([.$B543]);POWER(2;[data.$B$8]-1) * (1 - LN(TAN([.$B543])+(1/COS([.$B543])))/PI());&quot;&quot;)">
            <text:p/>
          </table:table-cell>
          <table:table-cell table:formula="of:=IF(ISNUMBER([.$C543]);ROUND(([data.$C$3]+1-[$latitude.$C5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4]);RADIANS([.$A544]);&quot;&quot;)">
            <text:p/>
          </table:table-cell>
          <table:table-cell table:formula="of:=IF(ISNUMBER([.$B544]);POWER(2;[data.$B$8]-1) * (1 - LN(TAN([.$B544])+(1/COS([.$B544])))/PI());&quot;&quot;)">
            <text:p/>
          </table:table-cell>
          <table:table-cell table:formula="of:=IF(ISNUMBER([.$C544]);ROUND(([data.$C$3]+1-[$latitude.$C5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5]);RADIANS([.$A545]);&quot;&quot;)">
            <text:p/>
          </table:table-cell>
          <table:table-cell table:formula="of:=IF(ISNUMBER([.$B545]);POWER(2;[data.$B$8]-1) * (1 - LN(TAN([.$B545])+(1/COS([.$B545])))/PI());&quot;&quot;)">
            <text:p/>
          </table:table-cell>
          <table:table-cell table:formula="of:=IF(ISNUMBER([.$C545]);ROUND(([data.$C$3]+1-[$latitude.$C5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6]);RADIANS([.$A546]);&quot;&quot;)">
            <text:p/>
          </table:table-cell>
          <table:table-cell table:formula="of:=IF(ISNUMBER([.$B546]);POWER(2;[data.$B$8]-1) * (1 - LN(TAN([.$B546])+(1/COS([.$B546])))/PI());&quot;&quot;)">
            <text:p/>
          </table:table-cell>
          <table:table-cell table:formula="of:=IF(ISNUMBER([.$C546]);ROUND(([data.$C$3]+1-[$latitude.$C5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7]);RADIANS([.$A547]);&quot;&quot;)">
            <text:p/>
          </table:table-cell>
          <table:table-cell table:formula="of:=IF(ISNUMBER([.$B547]);POWER(2;[data.$B$8]-1) * (1 - LN(TAN([.$B547])+(1/COS([.$B547])))/PI());&quot;&quot;)">
            <text:p/>
          </table:table-cell>
          <table:table-cell table:formula="of:=IF(ISNUMBER([.$C547]);ROUND(([data.$C$3]+1-[$latitude.$C5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8]);RADIANS([.$A548]);&quot;&quot;)">
            <text:p/>
          </table:table-cell>
          <table:table-cell table:formula="of:=IF(ISNUMBER([.$B548]);POWER(2;[data.$B$8]-1) * (1 - LN(TAN([.$B548])+(1/COS([.$B548])))/PI());&quot;&quot;)">
            <text:p/>
          </table:table-cell>
          <table:table-cell table:formula="of:=IF(ISNUMBER([.$C548]);ROUND(([data.$C$3]+1-[$latitude.$C5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49]);RADIANS([.$A549]);&quot;&quot;)">
            <text:p/>
          </table:table-cell>
          <table:table-cell table:formula="of:=IF(ISNUMBER([.$B549]);POWER(2;[data.$B$8]-1) * (1 - LN(TAN([.$B549])+(1/COS([.$B549])))/PI());&quot;&quot;)">
            <text:p/>
          </table:table-cell>
          <table:table-cell table:formula="of:=IF(ISNUMBER([.$C549]);ROUND(([data.$C$3]+1-[$latitude.$C5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0]);RADIANS([.$A550]);&quot;&quot;)">
            <text:p/>
          </table:table-cell>
          <table:table-cell table:formula="of:=IF(ISNUMBER([.$B550]);POWER(2;[data.$B$8]-1) * (1 - LN(TAN([.$B550])+(1/COS([.$B550])))/PI());&quot;&quot;)">
            <text:p/>
          </table:table-cell>
          <table:table-cell table:formula="of:=IF(ISNUMBER([.$C550]);ROUND(([data.$C$3]+1-[$latitude.$C5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1]);RADIANS([.$A551]);&quot;&quot;)">
            <text:p/>
          </table:table-cell>
          <table:table-cell table:formula="of:=IF(ISNUMBER([.$B551]);POWER(2;[data.$B$8]-1) * (1 - LN(TAN([.$B551])+(1/COS([.$B551])))/PI());&quot;&quot;)">
            <text:p/>
          </table:table-cell>
          <table:table-cell table:formula="of:=IF(ISNUMBER([.$C551]);ROUND(([data.$C$3]+1-[$latitude.$C5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2]);RADIANS([.$A552]);&quot;&quot;)">
            <text:p/>
          </table:table-cell>
          <table:table-cell table:formula="of:=IF(ISNUMBER([.$B552]);POWER(2;[data.$B$8]-1) * (1 - LN(TAN([.$B552])+(1/COS([.$B552])))/PI());&quot;&quot;)">
            <text:p/>
          </table:table-cell>
          <table:table-cell table:formula="of:=IF(ISNUMBER([.$C552]);ROUND(([data.$C$3]+1-[$latitude.$C5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3]);RADIANS([.$A553]);&quot;&quot;)">
            <text:p/>
          </table:table-cell>
          <table:table-cell table:formula="of:=IF(ISNUMBER([.$B553]);POWER(2;[data.$B$8]-1) * (1 - LN(TAN([.$B553])+(1/COS([.$B553])))/PI());&quot;&quot;)">
            <text:p/>
          </table:table-cell>
          <table:table-cell table:formula="of:=IF(ISNUMBER([.$C553]);ROUND(([data.$C$3]+1-[$latitude.$C5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4]);RADIANS([.$A554]);&quot;&quot;)">
            <text:p/>
          </table:table-cell>
          <table:table-cell table:formula="of:=IF(ISNUMBER([.$B554]);POWER(2;[data.$B$8]-1) * (1 - LN(TAN([.$B554])+(1/COS([.$B554])))/PI());&quot;&quot;)">
            <text:p/>
          </table:table-cell>
          <table:table-cell table:formula="of:=IF(ISNUMBER([.$C554]);ROUND(([data.$C$3]+1-[$latitude.$C5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5]);RADIANS([.$A555]);&quot;&quot;)">
            <text:p/>
          </table:table-cell>
          <table:table-cell table:formula="of:=IF(ISNUMBER([.$B555]);POWER(2;[data.$B$8]-1) * (1 - LN(TAN([.$B555])+(1/COS([.$B555])))/PI());&quot;&quot;)">
            <text:p/>
          </table:table-cell>
          <table:table-cell table:formula="of:=IF(ISNUMBER([.$C555]);ROUND(([data.$C$3]+1-[$latitude.$C5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6]);RADIANS([.$A556]);&quot;&quot;)">
            <text:p/>
          </table:table-cell>
          <table:table-cell table:formula="of:=IF(ISNUMBER([.$B556]);POWER(2;[data.$B$8]-1) * (1 - LN(TAN([.$B556])+(1/COS([.$B556])))/PI());&quot;&quot;)">
            <text:p/>
          </table:table-cell>
          <table:table-cell table:formula="of:=IF(ISNUMBER([.$C556]);ROUND(([data.$C$3]+1-[$latitude.$C5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7]);RADIANS([.$A557]);&quot;&quot;)">
            <text:p/>
          </table:table-cell>
          <table:table-cell table:formula="of:=IF(ISNUMBER([.$B557]);POWER(2;[data.$B$8]-1) * (1 - LN(TAN([.$B557])+(1/COS([.$B557])))/PI());&quot;&quot;)">
            <text:p/>
          </table:table-cell>
          <table:table-cell table:formula="of:=IF(ISNUMBER([.$C557]);ROUND(([data.$C$3]+1-[$latitude.$C5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8]);RADIANS([.$A558]);&quot;&quot;)">
            <text:p/>
          </table:table-cell>
          <table:table-cell table:formula="of:=IF(ISNUMBER([.$B558]);POWER(2;[data.$B$8]-1) * (1 - LN(TAN([.$B558])+(1/COS([.$B558])))/PI());&quot;&quot;)">
            <text:p/>
          </table:table-cell>
          <table:table-cell table:formula="of:=IF(ISNUMBER([.$C558]);ROUND(([data.$C$3]+1-[$latitude.$C5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59]);RADIANS([.$A559]);&quot;&quot;)">
            <text:p/>
          </table:table-cell>
          <table:table-cell table:formula="of:=IF(ISNUMBER([.$B559]);POWER(2;[data.$B$8]-1) * (1 - LN(TAN([.$B559])+(1/COS([.$B559])))/PI());&quot;&quot;)">
            <text:p/>
          </table:table-cell>
          <table:table-cell table:formula="of:=IF(ISNUMBER([.$C559]);ROUND(([data.$C$3]+1-[$latitude.$C5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0]);RADIANS([.$A560]);&quot;&quot;)">
            <text:p/>
          </table:table-cell>
          <table:table-cell table:formula="of:=IF(ISNUMBER([.$B560]);POWER(2;[data.$B$8]-1) * (1 - LN(TAN([.$B560])+(1/COS([.$B560])))/PI());&quot;&quot;)">
            <text:p/>
          </table:table-cell>
          <table:table-cell table:formula="of:=IF(ISNUMBER([.$C560]);ROUND(([data.$C$3]+1-[$latitude.$C5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1]);RADIANS([.$A561]);&quot;&quot;)">
            <text:p/>
          </table:table-cell>
          <table:table-cell table:formula="of:=IF(ISNUMBER([.$B561]);POWER(2;[data.$B$8]-1) * (1 - LN(TAN([.$B561])+(1/COS([.$B561])))/PI());&quot;&quot;)">
            <text:p/>
          </table:table-cell>
          <table:table-cell table:formula="of:=IF(ISNUMBER([.$C561]);ROUND(([data.$C$3]+1-[$latitude.$C5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2]);RADIANS([.$A562]);&quot;&quot;)">
            <text:p/>
          </table:table-cell>
          <table:table-cell table:formula="of:=IF(ISNUMBER([.$B562]);POWER(2;[data.$B$8]-1) * (1 - LN(TAN([.$B562])+(1/COS([.$B562])))/PI());&quot;&quot;)">
            <text:p/>
          </table:table-cell>
          <table:table-cell table:formula="of:=IF(ISNUMBER([.$C562]);ROUND(([data.$C$3]+1-[$latitude.$C5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3]);RADIANS([.$A563]);&quot;&quot;)">
            <text:p/>
          </table:table-cell>
          <table:table-cell table:formula="of:=IF(ISNUMBER([.$B563]);POWER(2;[data.$B$8]-1) * (1 - LN(TAN([.$B563])+(1/COS([.$B563])))/PI());&quot;&quot;)">
            <text:p/>
          </table:table-cell>
          <table:table-cell table:formula="of:=IF(ISNUMBER([.$C563]);ROUND(([data.$C$3]+1-[$latitude.$C5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4]);RADIANS([.$A564]);&quot;&quot;)">
            <text:p/>
          </table:table-cell>
          <table:table-cell table:formula="of:=IF(ISNUMBER([.$B564]);POWER(2;[data.$B$8]-1) * (1 - LN(TAN([.$B564])+(1/COS([.$B564])))/PI());&quot;&quot;)">
            <text:p/>
          </table:table-cell>
          <table:table-cell table:formula="of:=IF(ISNUMBER([.$C564]);ROUND(([data.$C$3]+1-[$latitude.$C5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5]);RADIANS([.$A565]);&quot;&quot;)">
            <text:p/>
          </table:table-cell>
          <table:table-cell table:formula="of:=IF(ISNUMBER([.$B565]);POWER(2;[data.$B$8]-1) * (1 - LN(TAN([.$B565])+(1/COS([.$B565])))/PI());&quot;&quot;)">
            <text:p/>
          </table:table-cell>
          <table:table-cell table:formula="of:=IF(ISNUMBER([.$C565]);ROUND(([data.$C$3]+1-[$latitude.$C5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6]);RADIANS([.$A566]);&quot;&quot;)">
            <text:p/>
          </table:table-cell>
          <table:table-cell table:formula="of:=IF(ISNUMBER([.$B566]);POWER(2;[data.$B$8]-1) * (1 - LN(TAN([.$B566])+(1/COS([.$B566])))/PI());&quot;&quot;)">
            <text:p/>
          </table:table-cell>
          <table:table-cell table:formula="of:=IF(ISNUMBER([.$C566]);ROUND(([data.$C$3]+1-[$latitude.$C5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7]);RADIANS([.$A567]);&quot;&quot;)">
            <text:p/>
          </table:table-cell>
          <table:table-cell table:formula="of:=IF(ISNUMBER([.$B567]);POWER(2;[data.$B$8]-1) * (1 - LN(TAN([.$B567])+(1/COS([.$B567])))/PI());&quot;&quot;)">
            <text:p/>
          </table:table-cell>
          <table:table-cell table:formula="of:=IF(ISNUMBER([.$C567]);ROUND(([data.$C$3]+1-[$latitude.$C5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8]);RADIANS([.$A568]);&quot;&quot;)">
            <text:p/>
          </table:table-cell>
          <table:table-cell table:formula="of:=IF(ISNUMBER([.$B568]);POWER(2;[data.$B$8]-1) * (1 - LN(TAN([.$B568])+(1/COS([.$B568])))/PI());&quot;&quot;)">
            <text:p/>
          </table:table-cell>
          <table:table-cell table:formula="of:=IF(ISNUMBER([.$C568]);ROUND(([data.$C$3]+1-[$latitude.$C5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69]);RADIANS([.$A569]);&quot;&quot;)">
            <text:p/>
          </table:table-cell>
          <table:table-cell table:formula="of:=IF(ISNUMBER([.$B569]);POWER(2;[data.$B$8]-1) * (1 - LN(TAN([.$B569])+(1/COS([.$B569])))/PI());&quot;&quot;)">
            <text:p/>
          </table:table-cell>
          <table:table-cell table:formula="of:=IF(ISNUMBER([.$C569]);ROUND(([data.$C$3]+1-[$latitude.$C5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0]);RADIANS([.$A570]);&quot;&quot;)">
            <text:p/>
          </table:table-cell>
          <table:table-cell table:formula="of:=IF(ISNUMBER([.$B570]);POWER(2;[data.$B$8]-1) * (1 - LN(TAN([.$B570])+(1/COS([.$B570])))/PI());&quot;&quot;)">
            <text:p/>
          </table:table-cell>
          <table:table-cell table:formula="of:=IF(ISNUMBER([.$C570]);ROUND(([data.$C$3]+1-[$latitude.$C5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1]);RADIANS([.$A571]);&quot;&quot;)">
            <text:p/>
          </table:table-cell>
          <table:table-cell table:formula="of:=IF(ISNUMBER([.$B571]);POWER(2;[data.$B$8]-1) * (1 - LN(TAN([.$B571])+(1/COS([.$B571])))/PI());&quot;&quot;)">
            <text:p/>
          </table:table-cell>
          <table:table-cell table:formula="of:=IF(ISNUMBER([.$C571]);ROUND(([data.$C$3]+1-[$latitude.$C5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2]);RADIANS([.$A572]);&quot;&quot;)">
            <text:p/>
          </table:table-cell>
          <table:table-cell table:formula="of:=IF(ISNUMBER([.$B572]);POWER(2;[data.$B$8]-1) * (1 - LN(TAN([.$B572])+(1/COS([.$B572])))/PI());&quot;&quot;)">
            <text:p/>
          </table:table-cell>
          <table:table-cell table:formula="of:=IF(ISNUMBER([.$C572]);ROUND(([data.$C$3]+1-[$latitude.$C5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3]);RADIANS([.$A573]);&quot;&quot;)">
            <text:p/>
          </table:table-cell>
          <table:table-cell table:formula="of:=IF(ISNUMBER([.$B573]);POWER(2;[data.$B$8]-1) * (1 - LN(TAN([.$B573])+(1/COS([.$B573])))/PI());&quot;&quot;)">
            <text:p/>
          </table:table-cell>
          <table:table-cell table:formula="of:=IF(ISNUMBER([.$C573]);ROUND(([data.$C$3]+1-[$latitude.$C5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4]);RADIANS([.$A574]);&quot;&quot;)">
            <text:p/>
          </table:table-cell>
          <table:table-cell table:formula="of:=IF(ISNUMBER([.$B574]);POWER(2;[data.$B$8]-1) * (1 - LN(TAN([.$B574])+(1/COS([.$B574])))/PI());&quot;&quot;)">
            <text:p/>
          </table:table-cell>
          <table:table-cell table:formula="of:=IF(ISNUMBER([.$C574]);ROUND(([data.$C$3]+1-[$latitude.$C5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5]);RADIANS([.$A575]);&quot;&quot;)">
            <text:p/>
          </table:table-cell>
          <table:table-cell table:formula="of:=IF(ISNUMBER([.$B575]);POWER(2;[data.$B$8]-1) * (1 - LN(TAN([.$B575])+(1/COS([.$B575])))/PI());&quot;&quot;)">
            <text:p/>
          </table:table-cell>
          <table:table-cell table:formula="of:=IF(ISNUMBER([.$C575]);ROUND(([data.$C$3]+1-[$latitude.$C5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6]);RADIANS([.$A576]);&quot;&quot;)">
            <text:p/>
          </table:table-cell>
          <table:table-cell table:formula="of:=IF(ISNUMBER([.$B576]);POWER(2;[data.$B$8]-1) * (1 - LN(TAN([.$B576])+(1/COS([.$B576])))/PI());&quot;&quot;)">
            <text:p/>
          </table:table-cell>
          <table:table-cell table:formula="of:=IF(ISNUMBER([.$C576]);ROUND(([data.$C$3]+1-[$latitude.$C5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7]);RADIANS([.$A577]);&quot;&quot;)">
            <text:p/>
          </table:table-cell>
          <table:table-cell table:formula="of:=IF(ISNUMBER([.$B577]);POWER(2;[data.$B$8]-1) * (1 - LN(TAN([.$B577])+(1/COS([.$B577])))/PI());&quot;&quot;)">
            <text:p/>
          </table:table-cell>
          <table:table-cell table:formula="of:=IF(ISNUMBER([.$C577]);ROUND(([data.$C$3]+1-[$latitude.$C5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8]);RADIANS([.$A578]);&quot;&quot;)">
            <text:p/>
          </table:table-cell>
          <table:table-cell table:formula="of:=IF(ISNUMBER([.$B578]);POWER(2;[data.$B$8]-1) * (1 - LN(TAN([.$B578])+(1/COS([.$B578])))/PI());&quot;&quot;)">
            <text:p/>
          </table:table-cell>
          <table:table-cell table:formula="of:=IF(ISNUMBER([.$C578]);ROUND(([data.$C$3]+1-[$latitude.$C5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79]);RADIANS([.$A579]);&quot;&quot;)">
            <text:p/>
          </table:table-cell>
          <table:table-cell table:formula="of:=IF(ISNUMBER([.$B579]);POWER(2;[data.$B$8]-1) * (1 - LN(TAN([.$B579])+(1/COS([.$B579])))/PI());&quot;&quot;)">
            <text:p/>
          </table:table-cell>
          <table:table-cell table:formula="of:=IF(ISNUMBER([.$C579]);ROUND(([data.$C$3]+1-[$latitude.$C5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0]);RADIANS([.$A580]);&quot;&quot;)">
            <text:p/>
          </table:table-cell>
          <table:table-cell table:formula="of:=IF(ISNUMBER([.$B580]);POWER(2;[data.$B$8]-1) * (1 - LN(TAN([.$B580])+(1/COS([.$B580])))/PI());&quot;&quot;)">
            <text:p/>
          </table:table-cell>
          <table:table-cell table:formula="of:=IF(ISNUMBER([.$C580]);ROUND(([data.$C$3]+1-[$latitude.$C5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1]);RADIANS([.$A581]);&quot;&quot;)">
            <text:p/>
          </table:table-cell>
          <table:table-cell table:formula="of:=IF(ISNUMBER([.$B581]);POWER(2;[data.$B$8]-1) * (1 - LN(TAN([.$B581])+(1/COS([.$B581])))/PI());&quot;&quot;)">
            <text:p/>
          </table:table-cell>
          <table:table-cell table:formula="of:=IF(ISNUMBER([.$C581]);ROUND(([data.$C$3]+1-[$latitude.$C5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2]);RADIANS([.$A582]);&quot;&quot;)">
            <text:p/>
          </table:table-cell>
          <table:table-cell table:formula="of:=IF(ISNUMBER([.$B582]);POWER(2;[data.$B$8]-1) * (1 - LN(TAN([.$B582])+(1/COS([.$B582])))/PI());&quot;&quot;)">
            <text:p/>
          </table:table-cell>
          <table:table-cell table:formula="of:=IF(ISNUMBER([.$C582]);ROUND(([data.$C$3]+1-[$latitude.$C5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3]);RADIANS([.$A583]);&quot;&quot;)">
            <text:p/>
          </table:table-cell>
          <table:table-cell table:formula="of:=IF(ISNUMBER([.$B583]);POWER(2;[data.$B$8]-1) * (1 - LN(TAN([.$B583])+(1/COS([.$B583])))/PI());&quot;&quot;)">
            <text:p/>
          </table:table-cell>
          <table:table-cell table:formula="of:=IF(ISNUMBER([.$C583]);ROUND(([data.$C$3]+1-[$latitude.$C5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4]);RADIANS([.$A584]);&quot;&quot;)">
            <text:p/>
          </table:table-cell>
          <table:table-cell table:formula="of:=IF(ISNUMBER([.$B584]);POWER(2;[data.$B$8]-1) * (1 - LN(TAN([.$B584])+(1/COS([.$B584])))/PI());&quot;&quot;)">
            <text:p/>
          </table:table-cell>
          <table:table-cell table:formula="of:=IF(ISNUMBER([.$C584]);ROUND(([data.$C$3]+1-[$latitude.$C5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5]);RADIANS([.$A585]);&quot;&quot;)">
            <text:p/>
          </table:table-cell>
          <table:table-cell table:formula="of:=IF(ISNUMBER([.$B585]);POWER(2;[data.$B$8]-1) * (1 - LN(TAN([.$B585])+(1/COS([.$B585])))/PI());&quot;&quot;)">
            <text:p/>
          </table:table-cell>
          <table:table-cell table:formula="of:=IF(ISNUMBER([.$C585]);ROUND(([data.$C$3]+1-[$latitude.$C5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6]);RADIANS([.$A586]);&quot;&quot;)">
            <text:p/>
          </table:table-cell>
          <table:table-cell table:formula="of:=IF(ISNUMBER([.$B586]);POWER(2;[data.$B$8]-1) * (1 - LN(TAN([.$B586])+(1/COS([.$B586])))/PI());&quot;&quot;)">
            <text:p/>
          </table:table-cell>
          <table:table-cell table:formula="of:=IF(ISNUMBER([.$C586]);ROUND(([data.$C$3]+1-[$latitude.$C5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7]);RADIANS([.$A587]);&quot;&quot;)">
            <text:p/>
          </table:table-cell>
          <table:table-cell table:formula="of:=IF(ISNUMBER([.$B587]);POWER(2;[data.$B$8]-1) * (1 - LN(TAN([.$B587])+(1/COS([.$B587])))/PI());&quot;&quot;)">
            <text:p/>
          </table:table-cell>
          <table:table-cell table:formula="of:=IF(ISNUMBER([.$C587]);ROUND(([data.$C$3]+1-[$latitude.$C5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8]);RADIANS([.$A588]);&quot;&quot;)">
            <text:p/>
          </table:table-cell>
          <table:table-cell table:formula="of:=IF(ISNUMBER([.$B588]);POWER(2;[data.$B$8]-1) * (1 - LN(TAN([.$B588])+(1/COS([.$B588])))/PI());&quot;&quot;)">
            <text:p/>
          </table:table-cell>
          <table:table-cell table:formula="of:=IF(ISNUMBER([.$C588]);ROUND(([data.$C$3]+1-[$latitude.$C5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89]);RADIANS([.$A589]);&quot;&quot;)">
            <text:p/>
          </table:table-cell>
          <table:table-cell table:formula="of:=IF(ISNUMBER([.$B589]);POWER(2;[data.$B$8]-1) * (1 - LN(TAN([.$B589])+(1/COS([.$B589])))/PI());&quot;&quot;)">
            <text:p/>
          </table:table-cell>
          <table:table-cell table:formula="of:=IF(ISNUMBER([.$C589]);ROUND(([data.$C$3]+1-[$latitude.$C5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0]);RADIANS([.$A590]);&quot;&quot;)">
            <text:p/>
          </table:table-cell>
          <table:table-cell table:formula="of:=IF(ISNUMBER([.$B590]);POWER(2;[data.$B$8]-1) * (1 - LN(TAN([.$B590])+(1/COS([.$B590])))/PI());&quot;&quot;)">
            <text:p/>
          </table:table-cell>
          <table:table-cell table:formula="of:=IF(ISNUMBER([.$C590]);ROUND(([data.$C$3]+1-[$latitude.$C5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1]);RADIANS([.$A591]);&quot;&quot;)">
            <text:p/>
          </table:table-cell>
          <table:table-cell table:formula="of:=IF(ISNUMBER([.$B591]);POWER(2;[data.$B$8]-1) * (1 - LN(TAN([.$B591])+(1/COS([.$B591])))/PI());&quot;&quot;)">
            <text:p/>
          </table:table-cell>
          <table:table-cell table:formula="of:=IF(ISNUMBER([.$C591]);ROUND(([data.$C$3]+1-[$latitude.$C5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2]);RADIANS([.$A592]);&quot;&quot;)">
            <text:p/>
          </table:table-cell>
          <table:table-cell table:formula="of:=IF(ISNUMBER([.$B592]);POWER(2;[data.$B$8]-1) * (1 - LN(TAN([.$B592])+(1/COS([.$B592])))/PI());&quot;&quot;)">
            <text:p/>
          </table:table-cell>
          <table:table-cell table:formula="of:=IF(ISNUMBER([.$C592]);ROUND(([data.$C$3]+1-[$latitude.$C5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3]);RADIANS([.$A593]);&quot;&quot;)">
            <text:p/>
          </table:table-cell>
          <table:table-cell table:formula="of:=IF(ISNUMBER([.$B593]);POWER(2;[data.$B$8]-1) * (1 - LN(TAN([.$B593])+(1/COS([.$B593])))/PI());&quot;&quot;)">
            <text:p/>
          </table:table-cell>
          <table:table-cell table:formula="of:=IF(ISNUMBER([.$C593]);ROUND(([data.$C$3]+1-[$latitude.$C5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4]);RADIANS([.$A594]);&quot;&quot;)">
            <text:p/>
          </table:table-cell>
          <table:table-cell table:formula="of:=IF(ISNUMBER([.$B594]);POWER(2;[data.$B$8]-1) * (1 - LN(TAN([.$B594])+(1/COS([.$B594])))/PI());&quot;&quot;)">
            <text:p/>
          </table:table-cell>
          <table:table-cell table:formula="of:=IF(ISNUMBER([.$C594]);ROUND(([data.$C$3]+1-[$latitude.$C5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5]);RADIANS([.$A595]);&quot;&quot;)">
            <text:p/>
          </table:table-cell>
          <table:table-cell table:formula="of:=IF(ISNUMBER([.$B595]);POWER(2;[data.$B$8]-1) * (1 - LN(TAN([.$B595])+(1/COS([.$B595])))/PI());&quot;&quot;)">
            <text:p/>
          </table:table-cell>
          <table:table-cell table:formula="of:=IF(ISNUMBER([.$C595]);ROUND(([data.$C$3]+1-[$latitude.$C5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6]);RADIANS([.$A596]);&quot;&quot;)">
            <text:p/>
          </table:table-cell>
          <table:table-cell table:formula="of:=IF(ISNUMBER([.$B596]);POWER(2;[data.$B$8]-1) * (1 - LN(TAN([.$B596])+(1/COS([.$B596])))/PI());&quot;&quot;)">
            <text:p/>
          </table:table-cell>
          <table:table-cell table:formula="of:=IF(ISNUMBER([.$C596]);ROUND(([data.$C$3]+1-[$latitude.$C5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7]);RADIANS([.$A597]);&quot;&quot;)">
            <text:p/>
          </table:table-cell>
          <table:table-cell table:formula="of:=IF(ISNUMBER([.$B597]);POWER(2;[data.$B$8]-1) * (1 - LN(TAN([.$B597])+(1/COS([.$B597])))/PI());&quot;&quot;)">
            <text:p/>
          </table:table-cell>
          <table:table-cell table:formula="of:=IF(ISNUMBER([.$C597]);ROUND(([data.$C$3]+1-[$latitude.$C5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8]);RADIANS([.$A598]);&quot;&quot;)">
            <text:p/>
          </table:table-cell>
          <table:table-cell table:formula="of:=IF(ISNUMBER([.$B598]);POWER(2;[data.$B$8]-1) * (1 - LN(TAN([.$B598])+(1/COS([.$B598])))/PI());&quot;&quot;)">
            <text:p/>
          </table:table-cell>
          <table:table-cell table:formula="of:=IF(ISNUMBER([.$C598]);ROUND(([data.$C$3]+1-[$latitude.$C5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599]);RADIANS([.$A599]);&quot;&quot;)">
            <text:p/>
          </table:table-cell>
          <table:table-cell table:formula="of:=IF(ISNUMBER([.$B599]);POWER(2;[data.$B$8]-1) * (1 - LN(TAN([.$B599])+(1/COS([.$B599])))/PI());&quot;&quot;)">
            <text:p/>
          </table:table-cell>
          <table:table-cell table:formula="of:=IF(ISNUMBER([.$C599]);ROUND(([data.$C$3]+1-[$latitude.$C5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0]);RADIANS([.$A600]);&quot;&quot;)">
            <text:p/>
          </table:table-cell>
          <table:table-cell table:formula="of:=IF(ISNUMBER([.$B600]);POWER(2;[data.$B$8]-1) * (1 - LN(TAN([.$B600])+(1/COS([.$B600])))/PI());&quot;&quot;)">
            <text:p/>
          </table:table-cell>
          <table:table-cell table:formula="of:=IF(ISNUMBER([.$C600]);ROUND(([data.$C$3]+1-[$latitude.$C6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1]);RADIANS([.$A601]);&quot;&quot;)">
            <text:p/>
          </table:table-cell>
          <table:table-cell table:formula="of:=IF(ISNUMBER([.$B601]);POWER(2;[data.$B$8]-1) * (1 - LN(TAN([.$B601])+(1/COS([.$B601])))/PI());&quot;&quot;)">
            <text:p/>
          </table:table-cell>
          <table:table-cell table:formula="of:=IF(ISNUMBER([.$C601]);ROUND(([data.$C$3]+1-[$latitude.$C6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2]);RADIANS([.$A602]);&quot;&quot;)">
            <text:p/>
          </table:table-cell>
          <table:table-cell table:formula="of:=IF(ISNUMBER([.$B602]);POWER(2;[data.$B$8]-1) * (1 - LN(TAN([.$B602])+(1/COS([.$B602])))/PI());&quot;&quot;)">
            <text:p/>
          </table:table-cell>
          <table:table-cell table:formula="of:=IF(ISNUMBER([.$C602]);ROUND(([data.$C$3]+1-[$latitude.$C6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3]);RADIANS([.$A603]);&quot;&quot;)">
            <text:p/>
          </table:table-cell>
          <table:table-cell table:formula="of:=IF(ISNUMBER([.$B603]);POWER(2;[data.$B$8]-1) * (1 - LN(TAN([.$B603])+(1/COS([.$B603])))/PI());&quot;&quot;)">
            <text:p/>
          </table:table-cell>
          <table:table-cell table:formula="of:=IF(ISNUMBER([.$C603]);ROUND(([data.$C$3]+1-[$latitude.$C6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4]);RADIANS([.$A604]);&quot;&quot;)">
            <text:p/>
          </table:table-cell>
          <table:table-cell table:formula="of:=IF(ISNUMBER([.$B604]);POWER(2;[data.$B$8]-1) * (1 - LN(TAN([.$B604])+(1/COS([.$B604])))/PI());&quot;&quot;)">
            <text:p/>
          </table:table-cell>
          <table:table-cell table:formula="of:=IF(ISNUMBER([.$C604]);ROUND(([data.$C$3]+1-[$latitude.$C6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5]);RADIANS([.$A605]);&quot;&quot;)">
            <text:p/>
          </table:table-cell>
          <table:table-cell table:formula="of:=IF(ISNUMBER([.$B605]);POWER(2;[data.$B$8]-1) * (1 - LN(TAN([.$B605])+(1/COS([.$B605])))/PI());&quot;&quot;)">
            <text:p/>
          </table:table-cell>
          <table:table-cell table:formula="of:=IF(ISNUMBER([.$C605]);ROUND(([data.$C$3]+1-[$latitude.$C6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6]);RADIANS([.$A606]);&quot;&quot;)">
            <text:p/>
          </table:table-cell>
          <table:table-cell table:formula="of:=IF(ISNUMBER([.$B606]);POWER(2;[data.$B$8]-1) * (1 - LN(TAN([.$B606])+(1/COS([.$B606])))/PI());&quot;&quot;)">
            <text:p/>
          </table:table-cell>
          <table:table-cell table:formula="of:=IF(ISNUMBER([.$C606]);ROUND(([data.$C$3]+1-[$latitude.$C6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7]);RADIANS([.$A607]);&quot;&quot;)">
            <text:p/>
          </table:table-cell>
          <table:table-cell table:formula="of:=IF(ISNUMBER([.$B607]);POWER(2;[data.$B$8]-1) * (1 - LN(TAN([.$B607])+(1/COS([.$B607])))/PI());&quot;&quot;)">
            <text:p/>
          </table:table-cell>
          <table:table-cell table:formula="of:=IF(ISNUMBER([.$C607]);ROUND(([data.$C$3]+1-[$latitude.$C6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8]);RADIANS([.$A608]);&quot;&quot;)">
            <text:p/>
          </table:table-cell>
          <table:table-cell table:formula="of:=IF(ISNUMBER([.$B608]);POWER(2;[data.$B$8]-1) * (1 - LN(TAN([.$B608])+(1/COS([.$B608])))/PI());&quot;&quot;)">
            <text:p/>
          </table:table-cell>
          <table:table-cell table:formula="of:=IF(ISNUMBER([.$C608]);ROUND(([data.$C$3]+1-[$latitude.$C6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09]);RADIANS([.$A609]);&quot;&quot;)">
            <text:p/>
          </table:table-cell>
          <table:table-cell table:formula="of:=IF(ISNUMBER([.$B609]);POWER(2;[data.$B$8]-1) * (1 - LN(TAN([.$B609])+(1/COS([.$B609])))/PI());&quot;&quot;)">
            <text:p/>
          </table:table-cell>
          <table:table-cell table:formula="of:=IF(ISNUMBER([.$C609]);ROUND(([data.$C$3]+1-[$latitude.$C6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0]);RADIANS([.$A610]);&quot;&quot;)">
            <text:p/>
          </table:table-cell>
          <table:table-cell table:formula="of:=IF(ISNUMBER([.$B610]);POWER(2;[data.$B$8]-1) * (1 - LN(TAN([.$B610])+(1/COS([.$B610])))/PI());&quot;&quot;)">
            <text:p/>
          </table:table-cell>
          <table:table-cell table:formula="of:=IF(ISNUMBER([.$C610]);ROUND(([data.$C$3]+1-[$latitude.$C6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1]);RADIANS([.$A611]);&quot;&quot;)">
            <text:p/>
          </table:table-cell>
          <table:table-cell table:formula="of:=IF(ISNUMBER([.$B611]);POWER(2;[data.$B$8]-1) * (1 - LN(TAN([.$B611])+(1/COS([.$B611])))/PI());&quot;&quot;)">
            <text:p/>
          </table:table-cell>
          <table:table-cell table:formula="of:=IF(ISNUMBER([.$C611]);ROUND(([data.$C$3]+1-[$latitude.$C6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2]);RADIANS([.$A612]);&quot;&quot;)">
            <text:p/>
          </table:table-cell>
          <table:table-cell table:formula="of:=IF(ISNUMBER([.$B612]);POWER(2;[data.$B$8]-1) * (1 - LN(TAN([.$B612])+(1/COS([.$B612])))/PI());&quot;&quot;)">
            <text:p/>
          </table:table-cell>
          <table:table-cell table:formula="of:=IF(ISNUMBER([.$C612]);ROUND(([data.$C$3]+1-[$latitude.$C6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3]);RADIANS([.$A613]);&quot;&quot;)">
            <text:p/>
          </table:table-cell>
          <table:table-cell table:formula="of:=IF(ISNUMBER([.$B613]);POWER(2;[data.$B$8]-1) * (1 - LN(TAN([.$B613])+(1/COS([.$B613])))/PI());&quot;&quot;)">
            <text:p/>
          </table:table-cell>
          <table:table-cell table:formula="of:=IF(ISNUMBER([.$C613]);ROUND(([data.$C$3]+1-[$latitude.$C6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4]);RADIANS([.$A614]);&quot;&quot;)">
            <text:p/>
          </table:table-cell>
          <table:table-cell table:formula="of:=IF(ISNUMBER([.$B614]);POWER(2;[data.$B$8]-1) * (1 - LN(TAN([.$B614])+(1/COS([.$B614])))/PI());&quot;&quot;)">
            <text:p/>
          </table:table-cell>
          <table:table-cell table:formula="of:=IF(ISNUMBER([.$C614]);ROUND(([data.$C$3]+1-[$latitude.$C6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5]);RADIANS([.$A615]);&quot;&quot;)">
            <text:p/>
          </table:table-cell>
          <table:table-cell table:formula="of:=IF(ISNUMBER([.$B615]);POWER(2;[data.$B$8]-1) * (1 - LN(TAN([.$B615])+(1/COS([.$B615])))/PI());&quot;&quot;)">
            <text:p/>
          </table:table-cell>
          <table:table-cell table:formula="of:=IF(ISNUMBER([.$C615]);ROUND(([data.$C$3]+1-[$latitude.$C6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6]);RADIANS([.$A616]);&quot;&quot;)">
            <text:p/>
          </table:table-cell>
          <table:table-cell table:formula="of:=IF(ISNUMBER([.$B616]);POWER(2;[data.$B$8]-1) * (1 - LN(TAN([.$B616])+(1/COS([.$B616])))/PI());&quot;&quot;)">
            <text:p/>
          </table:table-cell>
          <table:table-cell table:formula="of:=IF(ISNUMBER([.$C616]);ROUND(([data.$C$3]+1-[$latitude.$C6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7]);RADIANS([.$A617]);&quot;&quot;)">
            <text:p/>
          </table:table-cell>
          <table:table-cell table:formula="of:=IF(ISNUMBER([.$B617]);POWER(2;[data.$B$8]-1) * (1 - LN(TAN([.$B617])+(1/COS([.$B617])))/PI());&quot;&quot;)">
            <text:p/>
          </table:table-cell>
          <table:table-cell table:formula="of:=IF(ISNUMBER([.$C617]);ROUND(([data.$C$3]+1-[$latitude.$C6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8]);RADIANS([.$A618]);&quot;&quot;)">
            <text:p/>
          </table:table-cell>
          <table:table-cell table:formula="of:=IF(ISNUMBER([.$B618]);POWER(2;[data.$B$8]-1) * (1 - LN(TAN([.$B618])+(1/COS([.$B618])))/PI());&quot;&quot;)">
            <text:p/>
          </table:table-cell>
          <table:table-cell table:formula="of:=IF(ISNUMBER([.$C618]);ROUND(([data.$C$3]+1-[$latitude.$C6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19]);RADIANS([.$A619]);&quot;&quot;)">
            <text:p/>
          </table:table-cell>
          <table:table-cell table:formula="of:=IF(ISNUMBER([.$B619]);POWER(2;[data.$B$8]-1) * (1 - LN(TAN([.$B619])+(1/COS([.$B619])))/PI());&quot;&quot;)">
            <text:p/>
          </table:table-cell>
          <table:table-cell table:formula="of:=IF(ISNUMBER([.$C619]);ROUND(([data.$C$3]+1-[$latitude.$C6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0]);RADIANS([.$A620]);&quot;&quot;)">
            <text:p/>
          </table:table-cell>
          <table:table-cell table:formula="of:=IF(ISNUMBER([.$B620]);POWER(2;[data.$B$8]-1) * (1 - LN(TAN([.$B620])+(1/COS([.$B620])))/PI());&quot;&quot;)">
            <text:p/>
          </table:table-cell>
          <table:table-cell table:formula="of:=IF(ISNUMBER([.$C620]);ROUND(([data.$C$3]+1-[$latitude.$C6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1]);RADIANS([.$A621]);&quot;&quot;)">
            <text:p/>
          </table:table-cell>
          <table:table-cell table:formula="of:=IF(ISNUMBER([.$B621]);POWER(2;[data.$B$8]-1) * (1 - LN(TAN([.$B621])+(1/COS([.$B621])))/PI());&quot;&quot;)">
            <text:p/>
          </table:table-cell>
          <table:table-cell table:formula="of:=IF(ISNUMBER([.$C621]);ROUND(([data.$C$3]+1-[$latitude.$C6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2]);RADIANS([.$A622]);&quot;&quot;)">
            <text:p/>
          </table:table-cell>
          <table:table-cell table:formula="of:=IF(ISNUMBER([.$B622]);POWER(2;[data.$B$8]-1) * (1 - LN(TAN([.$B622])+(1/COS([.$B622])))/PI());&quot;&quot;)">
            <text:p/>
          </table:table-cell>
          <table:table-cell table:formula="of:=IF(ISNUMBER([.$C622]);ROUND(([data.$C$3]+1-[$latitude.$C6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3]);RADIANS([.$A623]);&quot;&quot;)">
            <text:p/>
          </table:table-cell>
          <table:table-cell table:formula="of:=IF(ISNUMBER([.$B623]);POWER(2;[data.$B$8]-1) * (1 - LN(TAN([.$B623])+(1/COS([.$B623])))/PI());&quot;&quot;)">
            <text:p/>
          </table:table-cell>
          <table:table-cell table:formula="of:=IF(ISNUMBER([.$C623]);ROUND(([data.$C$3]+1-[$latitude.$C6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4]);RADIANS([.$A624]);&quot;&quot;)">
            <text:p/>
          </table:table-cell>
          <table:table-cell table:formula="of:=IF(ISNUMBER([.$B624]);POWER(2;[data.$B$8]-1) * (1 - LN(TAN([.$B624])+(1/COS([.$B624])))/PI());&quot;&quot;)">
            <text:p/>
          </table:table-cell>
          <table:table-cell table:formula="of:=IF(ISNUMBER([.$C624]);ROUND(([data.$C$3]+1-[$latitude.$C6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5]);RADIANS([.$A625]);&quot;&quot;)">
            <text:p/>
          </table:table-cell>
          <table:table-cell table:formula="of:=IF(ISNUMBER([.$B625]);POWER(2;[data.$B$8]-1) * (1 - LN(TAN([.$B625])+(1/COS([.$B625])))/PI());&quot;&quot;)">
            <text:p/>
          </table:table-cell>
          <table:table-cell table:formula="of:=IF(ISNUMBER([.$C625]);ROUND(([data.$C$3]+1-[$latitude.$C6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6]);RADIANS([.$A626]);&quot;&quot;)">
            <text:p/>
          </table:table-cell>
          <table:table-cell table:formula="of:=IF(ISNUMBER([.$B626]);POWER(2;[data.$B$8]-1) * (1 - LN(TAN([.$B626])+(1/COS([.$B626])))/PI());&quot;&quot;)">
            <text:p/>
          </table:table-cell>
          <table:table-cell table:formula="of:=IF(ISNUMBER([.$C626]);ROUND(([data.$C$3]+1-[$latitude.$C6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7]);RADIANS([.$A627]);&quot;&quot;)">
            <text:p/>
          </table:table-cell>
          <table:table-cell table:formula="of:=IF(ISNUMBER([.$B627]);POWER(2;[data.$B$8]-1) * (1 - LN(TAN([.$B627])+(1/COS([.$B627])))/PI());&quot;&quot;)">
            <text:p/>
          </table:table-cell>
          <table:table-cell table:formula="of:=IF(ISNUMBER([.$C627]);ROUND(([data.$C$3]+1-[$latitude.$C6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8]);RADIANS([.$A628]);&quot;&quot;)">
            <text:p/>
          </table:table-cell>
          <table:table-cell table:formula="of:=IF(ISNUMBER([.$B628]);POWER(2;[data.$B$8]-1) * (1 - LN(TAN([.$B628])+(1/COS([.$B628])))/PI());&quot;&quot;)">
            <text:p/>
          </table:table-cell>
          <table:table-cell table:formula="of:=IF(ISNUMBER([.$C628]);ROUND(([data.$C$3]+1-[$latitude.$C6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29]);RADIANS([.$A629]);&quot;&quot;)">
            <text:p/>
          </table:table-cell>
          <table:table-cell table:formula="of:=IF(ISNUMBER([.$B629]);POWER(2;[data.$B$8]-1) * (1 - LN(TAN([.$B629])+(1/COS([.$B629])))/PI());&quot;&quot;)">
            <text:p/>
          </table:table-cell>
          <table:table-cell table:formula="of:=IF(ISNUMBER([.$C629]);ROUND(([data.$C$3]+1-[$latitude.$C6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0]);RADIANS([.$A630]);&quot;&quot;)">
            <text:p/>
          </table:table-cell>
          <table:table-cell table:formula="of:=IF(ISNUMBER([.$B630]);POWER(2;[data.$B$8]-1) * (1 - LN(TAN([.$B630])+(1/COS([.$B630])))/PI());&quot;&quot;)">
            <text:p/>
          </table:table-cell>
          <table:table-cell table:formula="of:=IF(ISNUMBER([.$C630]);ROUND(([data.$C$3]+1-[$latitude.$C6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1]);RADIANS([.$A631]);&quot;&quot;)">
            <text:p/>
          </table:table-cell>
          <table:table-cell table:formula="of:=IF(ISNUMBER([.$B631]);POWER(2;[data.$B$8]-1) * (1 - LN(TAN([.$B631])+(1/COS([.$B631])))/PI());&quot;&quot;)">
            <text:p/>
          </table:table-cell>
          <table:table-cell table:formula="of:=IF(ISNUMBER([.$C631]);ROUND(([data.$C$3]+1-[$latitude.$C6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2]);RADIANS([.$A632]);&quot;&quot;)">
            <text:p/>
          </table:table-cell>
          <table:table-cell table:formula="of:=IF(ISNUMBER([.$B632]);POWER(2;[data.$B$8]-1) * (1 - LN(TAN([.$B632])+(1/COS([.$B632])))/PI());&quot;&quot;)">
            <text:p/>
          </table:table-cell>
          <table:table-cell table:formula="of:=IF(ISNUMBER([.$C632]);ROUND(([data.$C$3]+1-[$latitude.$C6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3]);RADIANS([.$A633]);&quot;&quot;)">
            <text:p/>
          </table:table-cell>
          <table:table-cell table:formula="of:=IF(ISNUMBER([.$B633]);POWER(2;[data.$B$8]-1) * (1 - LN(TAN([.$B633])+(1/COS([.$B633])))/PI());&quot;&quot;)">
            <text:p/>
          </table:table-cell>
          <table:table-cell table:formula="of:=IF(ISNUMBER([.$C633]);ROUND(([data.$C$3]+1-[$latitude.$C6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4]);RADIANS([.$A634]);&quot;&quot;)">
            <text:p/>
          </table:table-cell>
          <table:table-cell table:formula="of:=IF(ISNUMBER([.$B634]);POWER(2;[data.$B$8]-1) * (1 - LN(TAN([.$B634])+(1/COS([.$B634])))/PI());&quot;&quot;)">
            <text:p/>
          </table:table-cell>
          <table:table-cell table:formula="of:=IF(ISNUMBER([.$C634]);ROUND(([data.$C$3]+1-[$latitude.$C6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5]);RADIANS([.$A635]);&quot;&quot;)">
            <text:p/>
          </table:table-cell>
          <table:table-cell table:formula="of:=IF(ISNUMBER([.$B635]);POWER(2;[data.$B$8]-1) * (1 - LN(TAN([.$B635])+(1/COS([.$B635])))/PI());&quot;&quot;)">
            <text:p/>
          </table:table-cell>
          <table:table-cell table:formula="of:=IF(ISNUMBER([.$C635]);ROUND(([data.$C$3]+1-[$latitude.$C6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6]);RADIANS([.$A636]);&quot;&quot;)">
            <text:p/>
          </table:table-cell>
          <table:table-cell table:formula="of:=IF(ISNUMBER([.$B636]);POWER(2;[data.$B$8]-1) * (1 - LN(TAN([.$B636])+(1/COS([.$B636])))/PI());&quot;&quot;)">
            <text:p/>
          </table:table-cell>
          <table:table-cell table:formula="of:=IF(ISNUMBER([.$C636]);ROUND(([data.$C$3]+1-[$latitude.$C6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7]);RADIANS([.$A637]);&quot;&quot;)">
            <text:p/>
          </table:table-cell>
          <table:table-cell table:formula="of:=IF(ISNUMBER([.$B637]);POWER(2;[data.$B$8]-1) * (1 - LN(TAN([.$B637])+(1/COS([.$B637])))/PI());&quot;&quot;)">
            <text:p/>
          </table:table-cell>
          <table:table-cell table:formula="of:=IF(ISNUMBER([.$C637]);ROUND(([data.$C$3]+1-[$latitude.$C6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8]);RADIANS([.$A638]);&quot;&quot;)">
            <text:p/>
          </table:table-cell>
          <table:table-cell table:formula="of:=IF(ISNUMBER([.$B638]);POWER(2;[data.$B$8]-1) * (1 - LN(TAN([.$B638])+(1/COS([.$B638])))/PI());&quot;&quot;)">
            <text:p/>
          </table:table-cell>
          <table:table-cell table:formula="of:=IF(ISNUMBER([.$C638]);ROUND(([data.$C$3]+1-[$latitude.$C6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39]);RADIANS([.$A639]);&quot;&quot;)">
            <text:p/>
          </table:table-cell>
          <table:table-cell table:formula="of:=IF(ISNUMBER([.$B639]);POWER(2;[data.$B$8]-1) * (1 - LN(TAN([.$B639])+(1/COS([.$B639])))/PI());&quot;&quot;)">
            <text:p/>
          </table:table-cell>
          <table:table-cell table:formula="of:=IF(ISNUMBER([.$C639]);ROUND(([data.$C$3]+1-[$latitude.$C6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0]);RADIANS([.$A640]);&quot;&quot;)">
            <text:p/>
          </table:table-cell>
          <table:table-cell table:formula="of:=IF(ISNUMBER([.$B640]);POWER(2;[data.$B$8]-1) * (1 - LN(TAN([.$B640])+(1/COS([.$B640])))/PI());&quot;&quot;)">
            <text:p/>
          </table:table-cell>
          <table:table-cell table:formula="of:=IF(ISNUMBER([.$C640]);ROUND(([data.$C$3]+1-[$latitude.$C6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1]);RADIANS([.$A641]);&quot;&quot;)">
            <text:p/>
          </table:table-cell>
          <table:table-cell table:formula="of:=IF(ISNUMBER([.$B641]);POWER(2;[data.$B$8]-1) * (1 - LN(TAN([.$B641])+(1/COS([.$B641])))/PI());&quot;&quot;)">
            <text:p/>
          </table:table-cell>
          <table:table-cell table:formula="of:=IF(ISNUMBER([.$C641]);ROUND(([data.$C$3]+1-[$latitude.$C6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2]);RADIANS([.$A642]);&quot;&quot;)">
            <text:p/>
          </table:table-cell>
          <table:table-cell table:formula="of:=IF(ISNUMBER([.$B642]);POWER(2;[data.$B$8]-1) * (1 - LN(TAN([.$B642])+(1/COS([.$B642])))/PI());&quot;&quot;)">
            <text:p/>
          </table:table-cell>
          <table:table-cell table:formula="of:=IF(ISNUMBER([.$C642]);ROUND(([data.$C$3]+1-[$latitude.$C6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3]);RADIANS([.$A643]);&quot;&quot;)">
            <text:p/>
          </table:table-cell>
          <table:table-cell table:formula="of:=IF(ISNUMBER([.$B643]);POWER(2;[data.$B$8]-1) * (1 - LN(TAN([.$B643])+(1/COS([.$B643])))/PI());&quot;&quot;)">
            <text:p/>
          </table:table-cell>
          <table:table-cell table:formula="of:=IF(ISNUMBER([.$C643]);ROUND(([data.$C$3]+1-[$latitude.$C6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4]);RADIANS([.$A644]);&quot;&quot;)">
            <text:p/>
          </table:table-cell>
          <table:table-cell table:formula="of:=IF(ISNUMBER([.$B644]);POWER(2;[data.$B$8]-1) * (1 - LN(TAN([.$B644])+(1/COS([.$B644])))/PI());&quot;&quot;)">
            <text:p/>
          </table:table-cell>
          <table:table-cell table:formula="of:=IF(ISNUMBER([.$C644]);ROUND(([data.$C$3]+1-[$latitude.$C6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5]);RADIANS([.$A645]);&quot;&quot;)">
            <text:p/>
          </table:table-cell>
          <table:table-cell table:formula="of:=IF(ISNUMBER([.$B645]);POWER(2;[data.$B$8]-1) * (1 - LN(TAN([.$B645])+(1/COS([.$B645])))/PI());&quot;&quot;)">
            <text:p/>
          </table:table-cell>
          <table:table-cell table:formula="of:=IF(ISNUMBER([.$C645]);ROUND(([data.$C$3]+1-[$latitude.$C6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6]);RADIANS([.$A646]);&quot;&quot;)">
            <text:p/>
          </table:table-cell>
          <table:table-cell table:formula="of:=IF(ISNUMBER([.$B646]);POWER(2;[data.$B$8]-1) * (1 - LN(TAN([.$B646])+(1/COS([.$B646])))/PI());&quot;&quot;)">
            <text:p/>
          </table:table-cell>
          <table:table-cell table:formula="of:=IF(ISNUMBER([.$C646]);ROUND(([data.$C$3]+1-[$latitude.$C6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7]);RADIANS([.$A647]);&quot;&quot;)">
            <text:p/>
          </table:table-cell>
          <table:table-cell table:formula="of:=IF(ISNUMBER([.$B647]);POWER(2;[data.$B$8]-1) * (1 - LN(TAN([.$B647])+(1/COS([.$B647])))/PI());&quot;&quot;)">
            <text:p/>
          </table:table-cell>
          <table:table-cell table:formula="of:=IF(ISNUMBER([.$C647]);ROUND(([data.$C$3]+1-[$latitude.$C6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8]);RADIANS([.$A648]);&quot;&quot;)">
            <text:p/>
          </table:table-cell>
          <table:table-cell table:formula="of:=IF(ISNUMBER([.$B648]);POWER(2;[data.$B$8]-1) * (1 - LN(TAN([.$B648])+(1/COS([.$B648])))/PI());&quot;&quot;)">
            <text:p/>
          </table:table-cell>
          <table:table-cell table:formula="of:=IF(ISNUMBER([.$C648]);ROUND(([data.$C$3]+1-[$latitude.$C6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49]);RADIANS([.$A649]);&quot;&quot;)">
            <text:p/>
          </table:table-cell>
          <table:table-cell table:formula="of:=IF(ISNUMBER([.$B649]);POWER(2;[data.$B$8]-1) * (1 - LN(TAN([.$B649])+(1/COS([.$B649])))/PI());&quot;&quot;)">
            <text:p/>
          </table:table-cell>
          <table:table-cell table:formula="of:=IF(ISNUMBER([.$C649]);ROUND(([data.$C$3]+1-[$latitude.$C6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0]);RADIANS([.$A650]);&quot;&quot;)">
            <text:p/>
          </table:table-cell>
          <table:table-cell table:formula="of:=IF(ISNUMBER([.$B650]);POWER(2;[data.$B$8]-1) * (1 - LN(TAN([.$B650])+(1/COS([.$B650])))/PI());&quot;&quot;)">
            <text:p/>
          </table:table-cell>
          <table:table-cell table:formula="of:=IF(ISNUMBER([.$C650]);ROUND(([data.$C$3]+1-[$latitude.$C6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1]);RADIANS([.$A651]);&quot;&quot;)">
            <text:p/>
          </table:table-cell>
          <table:table-cell table:formula="of:=IF(ISNUMBER([.$B651]);POWER(2;[data.$B$8]-1) * (1 - LN(TAN([.$B651])+(1/COS([.$B651])))/PI());&quot;&quot;)">
            <text:p/>
          </table:table-cell>
          <table:table-cell table:formula="of:=IF(ISNUMBER([.$C651]);ROUND(([data.$C$3]+1-[$latitude.$C6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2]);RADIANS([.$A652]);&quot;&quot;)">
            <text:p/>
          </table:table-cell>
          <table:table-cell table:formula="of:=IF(ISNUMBER([.$B652]);POWER(2;[data.$B$8]-1) * (1 - LN(TAN([.$B652])+(1/COS([.$B652])))/PI());&quot;&quot;)">
            <text:p/>
          </table:table-cell>
          <table:table-cell table:formula="of:=IF(ISNUMBER([.$C652]);ROUND(([data.$C$3]+1-[$latitude.$C6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3]);RADIANS([.$A653]);&quot;&quot;)">
            <text:p/>
          </table:table-cell>
          <table:table-cell table:formula="of:=IF(ISNUMBER([.$B653]);POWER(2;[data.$B$8]-1) * (1 - LN(TAN([.$B653])+(1/COS([.$B653])))/PI());&quot;&quot;)">
            <text:p/>
          </table:table-cell>
          <table:table-cell table:formula="of:=IF(ISNUMBER([.$C653]);ROUND(([data.$C$3]+1-[$latitude.$C6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4]);RADIANS([.$A654]);&quot;&quot;)">
            <text:p/>
          </table:table-cell>
          <table:table-cell table:formula="of:=IF(ISNUMBER([.$B654]);POWER(2;[data.$B$8]-1) * (1 - LN(TAN([.$B654])+(1/COS([.$B654])))/PI());&quot;&quot;)">
            <text:p/>
          </table:table-cell>
          <table:table-cell table:formula="of:=IF(ISNUMBER([.$C654]);ROUND(([data.$C$3]+1-[$latitude.$C6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5]);RADIANS([.$A655]);&quot;&quot;)">
            <text:p/>
          </table:table-cell>
          <table:table-cell table:formula="of:=IF(ISNUMBER([.$B655]);POWER(2;[data.$B$8]-1) * (1 - LN(TAN([.$B655])+(1/COS([.$B655])))/PI());&quot;&quot;)">
            <text:p/>
          </table:table-cell>
          <table:table-cell table:formula="of:=IF(ISNUMBER([.$C655]);ROUND(([data.$C$3]+1-[$latitude.$C6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6]);RADIANS([.$A656]);&quot;&quot;)">
            <text:p/>
          </table:table-cell>
          <table:table-cell table:formula="of:=IF(ISNUMBER([.$B656]);POWER(2;[data.$B$8]-1) * (1 - LN(TAN([.$B656])+(1/COS([.$B656])))/PI());&quot;&quot;)">
            <text:p/>
          </table:table-cell>
          <table:table-cell table:formula="of:=IF(ISNUMBER([.$C656]);ROUND(([data.$C$3]+1-[$latitude.$C6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7]);RADIANS([.$A657]);&quot;&quot;)">
            <text:p/>
          </table:table-cell>
          <table:table-cell table:formula="of:=IF(ISNUMBER([.$B657]);POWER(2;[data.$B$8]-1) * (1 - LN(TAN([.$B657])+(1/COS([.$B657])))/PI());&quot;&quot;)">
            <text:p/>
          </table:table-cell>
          <table:table-cell table:formula="of:=IF(ISNUMBER([.$C657]);ROUND(([data.$C$3]+1-[$latitude.$C6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8]);RADIANS([.$A658]);&quot;&quot;)">
            <text:p/>
          </table:table-cell>
          <table:table-cell table:formula="of:=IF(ISNUMBER([.$B658]);POWER(2;[data.$B$8]-1) * (1 - LN(TAN([.$B658])+(1/COS([.$B658])))/PI());&quot;&quot;)">
            <text:p/>
          </table:table-cell>
          <table:table-cell table:formula="of:=IF(ISNUMBER([.$C658]);ROUND(([data.$C$3]+1-[$latitude.$C6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59]);RADIANS([.$A659]);&quot;&quot;)">
            <text:p/>
          </table:table-cell>
          <table:table-cell table:formula="of:=IF(ISNUMBER([.$B659]);POWER(2;[data.$B$8]-1) * (1 - LN(TAN([.$B659])+(1/COS([.$B659])))/PI());&quot;&quot;)">
            <text:p/>
          </table:table-cell>
          <table:table-cell table:formula="of:=IF(ISNUMBER([.$C659]);ROUND(([data.$C$3]+1-[$latitude.$C6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0]);RADIANS([.$A660]);&quot;&quot;)">
            <text:p/>
          </table:table-cell>
          <table:table-cell table:formula="of:=IF(ISNUMBER([.$B660]);POWER(2;[data.$B$8]-1) * (1 - LN(TAN([.$B660])+(1/COS([.$B660])))/PI());&quot;&quot;)">
            <text:p/>
          </table:table-cell>
          <table:table-cell table:formula="of:=IF(ISNUMBER([.$C660]);ROUND(([data.$C$3]+1-[$latitude.$C6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1]);RADIANS([.$A661]);&quot;&quot;)">
            <text:p/>
          </table:table-cell>
          <table:table-cell table:formula="of:=IF(ISNUMBER([.$B661]);POWER(2;[data.$B$8]-1) * (1 - LN(TAN([.$B661])+(1/COS([.$B661])))/PI());&quot;&quot;)">
            <text:p/>
          </table:table-cell>
          <table:table-cell table:formula="of:=IF(ISNUMBER([.$C661]);ROUND(([data.$C$3]+1-[$latitude.$C6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2]);RADIANS([.$A662]);&quot;&quot;)">
            <text:p/>
          </table:table-cell>
          <table:table-cell table:formula="of:=IF(ISNUMBER([.$B662]);POWER(2;[data.$B$8]-1) * (1 - LN(TAN([.$B662])+(1/COS([.$B662])))/PI());&quot;&quot;)">
            <text:p/>
          </table:table-cell>
          <table:table-cell table:formula="of:=IF(ISNUMBER([.$C662]);ROUND(([data.$C$3]+1-[$latitude.$C6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3]);RADIANS([.$A663]);&quot;&quot;)">
            <text:p/>
          </table:table-cell>
          <table:table-cell table:formula="of:=IF(ISNUMBER([.$B663]);POWER(2;[data.$B$8]-1) * (1 - LN(TAN([.$B663])+(1/COS([.$B663])))/PI());&quot;&quot;)">
            <text:p/>
          </table:table-cell>
          <table:table-cell table:formula="of:=IF(ISNUMBER([.$C663]);ROUND(([data.$C$3]+1-[$latitude.$C6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4]);RADIANS([.$A664]);&quot;&quot;)">
            <text:p/>
          </table:table-cell>
          <table:table-cell table:formula="of:=IF(ISNUMBER([.$B664]);POWER(2;[data.$B$8]-1) * (1 - LN(TAN([.$B664])+(1/COS([.$B664])))/PI());&quot;&quot;)">
            <text:p/>
          </table:table-cell>
          <table:table-cell table:formula="of:=IF(ISNUMBER([.$C664]);ROUND(([data.$C$3]+1-[$latitude.$C6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5]);RADIANS([.$A665]);&quot;&quot;)">
            <text:p/>
          </table:table-cell>
          <table:table-cell table:formula="of:=IF(ISNUMBER([.$B665]);POWER(2;[data.$B$8]-1) * (1 - LN(TAN([.$B665])+(1/COS([.$B665])))/PI());&quot;&quot;)">
            <text:p/>
          </table:table-cell>
          <table:table-cell table:formula="of:=IF(ISNUMBER([.$C665]);ROUND(([data.$C$3]+1-[$latitude.$C6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6]);RADIANS([.$A666]);&quot;&quot;)">
            <text:p/>
          </table:table-cell>
          <table:table-cell table:formula="of:=IF(ISNUMBER([.$B666]);POWER(2;[data.$B$8]-1) * (1 - LN(TAN([.$B666])+(1/COS([.$B666])))/PI());&quot;&quot;)">
            <text:p/>
          </table:table-cell>
          <table:table-cell table:formula="of:=IF(ISNUMBER([.$C666]);ROUND(([data.$C$3]+1-[$latitude.$C6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7]);RADIANS([.$A667]);&quot;&quot;)">
            <text:p/>
          </table:table-cell>
          <table:table-cell table:formula="of:=IF(ISNUMBER([.$B667]);POWER(2;[data.$B$8]-1) * (1 - LN(TAN([.$B667])+(1/COS([.$B667])))/PI());&quot;&quot;)">
            <text:p/>
          </table:table-cell>
          <table:table-cell table:formula="of:=IF(ISNUMBER([.$C667]);ROUND(([data.$C$3]+1-[$latitude.$C6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8]);RADIANS([.$A668]);&quot;&quot;)">
            <text:p/>
          </table:table-cell>
          <table:table-cell table:formula="of:=IF(ISNUMBER([.$B668]);POWER(2;[data.$B$8]-1) * (1 - LN(TAN([.$B668])+(1/COS([.$B668])))/PI());&quot;&quot;)">
            <text:p/>
          </table:table-cell>
          <table:table-cell table:formula="of:=IF(ISNUMBER([.$C668]);ROUND(([data.$C$3]+1-[$latitude.$C6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69]);RADIANS([.$A669]);&quot;&quot;)">
            <text:p/>
          </table:table-cell>
          <table:table-cell table:formula="of:=IF(ISNUMBER([.$B669]);POWER(2;[data.$B$8]-1) * (1 - LN(TAN([.$B669])+(1/COS([.$B669])))/PI());&quot;&quot;)">
            <text:p/>
          </table:table-cell>
          <table:table-cell table:formula="of:=IF(ISNUMBER([.$C669]);ROUND(([data.$C$3]+1-[$latitude.$C6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0]);RADIANS([.$A670]);&quot;&quot;)">
            <text:p/>
          </table:table-cell>
          <table:table-cell table:formula="of:=IF(ISNUMBER([.$B670]);POWER(2;[data.$B$8]-1) * (1 - LN(TAN([.$B670])+(1/COS([.$B670])))/PI());&quot;&quot;)">
            <text:p/>
          </table:table-cell>
          <table:table-cell table:formula="of:=IF(ISNUMBER([.$C670]);ROUND(([data.$C$3]+1-[$latitude.$C6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1]);RADIANS([.$A671]);&quot;&quot;)">
            <text:p/>
          </table:table-cell>
          <table:table-cell table:formula="of:=IF(ISNUMBER([.$B671]);POWER(2;[data.$B$8]-1) * (1 - LN(TAN([.$B671])+(1/COS([.$B671])))/PI());&quot;&quot;)">
            <text:p/>
          </table:table-cell>
          <table:table-cell table:formula="of:=IF(ISNUMBER([.$C671]);ROUND(([data.$C$3]+1-[$latitude.$C6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2]);RADIANS([.$A672]);&quot;&quot;)">
            <text:p/>
          </table:table-cell>
          <table:table-cell table:formula="of:=IF(ISNUMBER([.$B672]);POWER(2;[data.$B$8]-1) * (1 - LN(TAN([.$B672])+(1/COS([.$B672])))/PI());&quot;&quot;)">
            <text:p/>
          </table:table-cell>
          <table:table-cell table:formula="of:=IF(ISNUMBER([.$C672]);ROUND(([data.$C$3]+1-[$latitude.$C6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3]);RADIANS([.$A673]);&quot;&quot;)">
            <text:p/>
          </table:table-cell>
          <table:table-cell table:formula="of:=IF(ISNUMBER([.$B673]);POWER(2;[data.$B$8]-1) * (1 - LN(TAN([.$B673])+(1/COS([.$B673])))/PI());&quot;&quot;)">
            <text:p/>
          </table:table-cell>
          <table:table-cell table:formula="of:=IF(ISNUMBER([.$C673]);ROUND(([data.$C$3]+1-[$latitude.$C6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4]);RADIANS([.$A674]);&quot;&quot;)">
            <text:p/>
          </table:table-cell>
          <table:table-cell table:formula="of:=IF(ISNUMBER([.$B674]);POWER(2;[data.$B$8]-1) * (1 - LN(TAN([.$B674])+(1/COS([.$B674])))/PI());&quot;&quot;)">
            <text:p/>
          </table:table-cell>
          <table:table-cell table:formula="of:=IF(ISNUMBER([.$C674]);ROUND(([data.$C$3]+1-[$latitude.$C6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5]);RADIANS([.$A675]);&quot;&quot;)">
            <text:p/>
          </table:table-cell>
          <table:table-cell table:formula="of:=IF(ISNUMBER([.$B675]);POWER(2;[data.$B$8]-1) * (1 - LN(TAN([.$B675])+(1/COS([.$B675])))/PI());&quot;&quot;)">
            <text:p/>
          </table:table-cell>
          <table:table-cell table:formula="of:=IF(ISNUMBER([.$C675]);ROUND(([data.$C$3]+1-[$latitude.$C6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6]);RADIANS([.$A676]);&quot;&quot;)">
            <text:p/>
          </table:table-cell>
          <table:table-cell table:formula="of:=IF(ISNUMBER([.$B676]);POWER(2;[data.$B$8]-1) * (1 - LN(TAN([.$B676])+(1/COS([.$B676])))/PI());&quot;&quot;)">
            <text:p/>
          </table:table-cell>
          <table:table-cell table:formula="of:=IF(ISNUMBER([.$C676]);ROUND(([data.$C$3]+1-[$latitude.$C6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7]);RADIANS([.$A677]);&quot;&quot;)">
            <text:p/>
          </table:table-cell>
          <table:table-cell table:formula="of:=IF(ISNUMBER([.$B677]);POWER(2;[data.$B$8]-1) * (1 - LN(TAN([.$B677])+(1/COS([.$B677])))/PI());&quot;&quot;)">
            <text:p/>
          </table:table-cell>
          <table:table-cell table:formula="of:=IF(ISNUMBER([.$C677]);ROUND(([data.$C$3]+1-[$latitude.$C6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8]);RADIANS([.$A678]);&quot;&quot;)">
            <text:p/>
          </table:table-cell>
          <table:table-cell table:formula="of:=IF(ISNUMBER([.$B678]);POWER(2;[data.$B$8]-1) * (1 - LN(TAN([.$B678])+(1/COS([.$B678])))/PI());&quot;&quot;)">
            <text:p/>
          </table:table-cell>
          <table:table-cell table:formula="of:=IF(ISNUMBER([.$C678]);ROUND(([data.$C$3]+1-[$latitude.$C6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79]);RADIANS([.$A679]);&quot;&quot;)">
            <text:p/>
          </table:table-cell>
          <table:table-cell table:formula="of:=IF(ISNUMBER([.$B679]);POWER(2;[data.$B$8]-1) * (1 - LN(TAN([.$B679])+(1/COS([.$B679])))/PI());&quot;&quot;)">
            <text:p/>
          </table:table-cell>
          <table:table-cell table:formula="of:=IF(ISNUMBER([.$C679]);ROUND(([data.$C$3]+1-[$latitude.$C6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0]);RADIANS([.$A680]);&quot;&quot;)">
            <text:p/>
          </table:table-cell>
          <table:table-cell table:formula="of:=IF(ISNUMBER([.$B680]);POWER(2;[data.$B$8]-1) * (1 - LN(TAN([.$B680])+(1/COS([.$B680])))/PI());&quot;&quot;)">
            <text:p/>
          </table:table-cell>
          <table:table-cell table:formula="of:=IF(ISNUMBER([.$C680]);ROUND(([data.$C$3]+1-[$latitude.$C6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1]);RADIANS([.$A681]);&quot;&quot;)">
            <text:p/>
          </table:table-cell>
          <table:table-cell table:formula="of:=IF(ISNUMBER([.$B681]);POWER(2;[data.$B$8]-1) * (1 - LN(TAN([.$B681])+(1/COS([.$B681])))/PI());&quot;&quot;)">
            <text:p/>
          </table:table-cell>
          <table:table-cell table:formula="of:=IF(ISNUMBER([.$C681]);ROUND(([data.$C$3]+1-[$latitude.$C6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2]);RADIANS([.$A682]);&quot;&quot;)">
            <text:p/>
          </table:table-cell>
          <table:table-cell table:formula="of:=IF(ISNUMBER([.$B682]);POWER(2;[data.$B$8]-1) * (1 - LN(TAN([.$B682])+(1/COS([.$B682])))/PI());&quot;&quot;)">
            <text:p/>
          </table:table-cell>
          <table:table-cell table:formula="of:=IF(ISNUMBER([.$C682]);ROUND(([data.$C$3]+1-[$latitude.$C6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3]);RADIANS([.$A683]);&quot;&quot;)">
            <text:p/>
          </table:table-cell>
          <table:table-cell table:formula="of:=IF(ISNUMBER([.$B683]);POWER(2;[data.$B$8]-1) * (1 - LN(TAN([.$B683])+(1/COS([.$B683])))/PI());&quot;&quot;)">
            <text:p/>
          </table:table-cell>
          <table:table-cell table:formula="of:=IF(ISNUMBER([.$C683]);ROUND(([data.$C$3]+1-[$latitude.$C6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4]);RADIANS([.$A684]);&quot;&quot;)">
            <text:p/>
          </table:table-cell>
          <table:table-cell table:formula="of:=IF(ISNUMBER([.$B684]);POWER(2;[data.$B$8]-1) * (1 - LN(TAN([.$B684])+(1/COS([.$B684])))/PI());&quot;&quot;)">
            <text:p/>
          </table:table-cell>
          <table:table-cell table:formula="of:=IF(ISNUMBER([.$C684]);ROUND(([data.$C$3]+1-[$latitude.$C6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5]);RADIANS([.$A685]);&quot;&quot;)">
            <text:p/>
          </table:table-cell>
          <table:table-cell table:formula="of:=IF(ISNUMBER([.$B685]);POWER(2;[data.$B$8]-1) * (1 - LN(TAN([.$B685])+(1/COS([.$B685])))/PI());&quot;&quot;)">
            <text:p/>
          </table:table-cell>
          <table:table-cell table:formula="of:=IF(ISNUMBER([.$C685]);ROUND(([data.$C$3]+1-[$latitude.$C6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6]);RADIANS([.$A686]);&quot;&quot;)">
            <text:p/>
          </table:table-cell>
          <table:table-cell table:formula="of:=IF(ISNUMBER([.$B686]);POWER(2;[data.$B$8]-1) * (1 - LN(TAN([.$B686])+(1/COS([.$B686])))/PI());&quot;&quot;)">
            <text:p/>
          </table:table-cell>
          <table:table-cell table:formula="of:=IF(ISNUMBER([.$C686]);ROUND(([data.$C$3]+1-[$latitude.$C6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7]);RADIANS([.$A687]);&quot;&quot;)">
            <text:p/>
          </table:table-cell>
          <table:table-cell table:formula="of:=IF(ISNUMBER([.$B687]);POWER(2;[data.$B$8]-1) * (1 - LN(TAN([.$B687])+(1/COS([.$B687])))/PI());&quot;&quot;)">
            <text:p/>
          </table:table-cell>
          <table:table-cell table:formula="of:=IF(ISNUMBER([.$C687]);ROUND(([data.$C$3]+1-[$latitude.$C6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8]);RADIANS([.$A688]);&quot;&quot;)">
            <text:p/>
          </table:table-cell>
          <table:table-cell table:formula="of:=IF(ISNUMBER([.$B688]);POWER(2;[data.$B$8]-1) * (1 - LN(TAN([.$B688])+(1/COS([.$B688])))/PI());&quot;&quot;)">
            <text:p/>
          </table:table-cell>
          <table:table-cell table:formula="of:=IF(ISNUMBER([.$C688]);ROUND(([data.$C$3]+1-[$latitude.$C6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89]);RADIANS([.$A689]);&quot;&quot;)">
            <text:p/>
          </table:table-cell>
          <table:table-cell table:formula="of:=IF(ISNUMBER([.$B689]);POWER(2;[data.$B$8]-1) * (1 - LN(TAN([.$B689])+(1/COS([.$B689])))/PI());&quot;&quot;)">
            <text:p/>
          </table:table-cell>
          <table:table-cell table:formula="of:=IF(ISNUMBER([.$C689]);ROUND(([data.$C$3]+1-[$latitude.$C6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0]);RADIANS([.$A690]);&quot;&quot;)">
            <text:p/>
          </table:table-cell>
          <table:table-cell table:formula="of:=IF(ISNUMBER([.$B690]);POWER(2;[data.$B$8]-1) * (1 - LN(TAN([.$B690])+(1/COS([.$B690])))/PI());&quot;&quot;)">
            <text:p/>
          </table:table-cell>
          <table:table-cell table:formula="of:=IF(ISNUMBER([.$C690]);ROUND(([data.$C$3]+1-[$latitude.$C6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1]);RADIANS([.$A691]);&quot;&quot;)">
            <text:p/>
          </table:table-cell>
          <table:table-cell table:formula="of:=IF(ISNUMBER([.$B691]);POWER(2;[data.$B$8]-1) * (1 - LN(TAN([.$B691])+(1/COS([.$B691])))/PI());&quot;&quot;)">
            <text:p/>
          </table:table-cell>
          <table:table-cell table:formula="of:=IF(ISNUMBER([.$C691]);ROUND(([data.$C$3]+1-[$latitude.$C6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2]);RADIANS([.$A692]);&quot;&quot;)">
            <text:p/>
          </table:table-cell>
          <table:table-cell table:formula="of:=IF(ISNUMBER([.$B692]);POWER(2;[data.$B$8]-1) * (1 - LN(TAN([.$B692])+(1/COS([.$B692])))/PI());&quot;&quot;)">
            <text:p/>
          </table:table-cell>
          <table:table-cell table:formula="of:=IF(ISNUMBER([.$C692]);ROUND(([data.$C$3]+1-[$latitude.$C6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3]);RADIANS([.$A693]);&quot;&quot;)">
            <text:p/>
          </table:table-cell>
          <table:table-cell table:formula="of:=IF(ISNUMBER([.$B693]);POWER(2;[data.$B$8]-1) * (1 - LN(TAN([.$B693])+(1/COS([.$B693])))/PI());&quot;&quot;)">
            <text:p/>
          </table:table-cell>
          <table:table-cell table:formula="of:=IF(ISNUMBER([.$C693]);ROUND(([data.$C$3]+1-[$latitude.$C6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4]);RADIANS([.$A694]);&quot;&quot;)">
            <text:p/>
          </table:table-cell>
          <table:table-cell table:formula="of:=IF(ISNUMBER([.$B694]);POWER(2;[data.$B$8]-1) * (1 - LN(TAN([.$B694])+(1/COS([.$B694])))/PI());&quot;&quot;)">
            <text:p/>
          </table:table-cell>
          <table:table-cell table:formula="of:=IF(ISNUMBER([.$C694]);ROUND(([data.$C$3]+1-[$latitude.$C6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5]);RADIANS([.$A695]);&quot;&quot;)">
            <text:p/>
          </table:table-cell>
          <table:table-cell table:formula="of:=IF(ISNUMBER([.$B695]);POWER(2;[data.$B$8]-1) * (1 - LN(TAN([.$B695])+(1/COS([.$B695])))/PI());&quot;&quot;)">
            <text:p/>
          </table:table-cell>
          <table:table-cell table:formula="of:=IF(ISNUMBER([.$C695]);ROUND(([data.$C$3]+1-[$latitude.$C6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6]);RADIANS([.$A696]);&quot;&quot;)">
            <text:p/>
          </table:table-cell>
          <table:table-cell table:formula="of:=IF(ISNUMBER([.$B696]);POWER(2;[data.$B$8]-1) * (1 - LN(TAN([.$B696])+(1/COS([.$B696])))/PI());&quot;&quot;)">
            <text:p/>
          </table:table-cell>
          <table:table-cell table:formula="of:=IF(ISNUMBER([.$C696]);ROUND(([data.$C$3]+1-[$latitude.$C6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7]);RADIANS([.$A697]);&quot;&quot;)">
            <text:p/>
          </table:table-cell>
          <table:table-cell table:formula="of:=IF(ISNUMBER([.$B697]);POWER(2;[data.$B$8]-1) * (1 - LN(TAN([.$B697])+(1/COS([.$B697])))/PI());&quot;&quot;)">
            <text:p/>
          </table:table-cell>
          <table:table-cell table:formula="of:=IF(ISNUMBER([.$C697]);ROUND(([data.$C$3]+1-[$latitude.$C6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8]);RADIANS([.$A698]);&quot;&quot;)">
            <text:p/>
          </table:table-cell>
          <table:table-cell table:formula="of:=IF(ISNUMBER([.$B698]);POWER(2;[data.$B$8]-1) * (1 - LN(TAN([.$B698])+(1/COS([.$B698])))/PI());&quot;&quot;)">
            <text:p/>
          </table:table-cell>
          <table:table-cell table:formula="of:=IF(ISNUMBER([.$C698]);ROUND(([data.$C$3]+1-[$latitude.$C6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699]);RADIANS([.$A699]);&quot;&quot;)">
            <text:p/>
          </table:table-cell>
          <table:table-cell table:formula="of:=IF(ISNUMBER([.$B699]);POWER(2;[data.$B$8]-1) * (1 - LN(TAN([.$B699])+(1/COS([.$B699])))/PI());&quot;&quot;)">
            <text:p/>
          </table:table-cell>
          <table:table-cell table:formula="of:=IF(ISNUMBER([.$C699]);ROUND(([data.$C$3]+1-[$latitude.$C6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0]);RADIANS([.$A700]);&quot;&quot;)">
            <text:p/>
          </table:table-cell>
          <table:table-cell table:formula="of:=IF(ISNUMBER([.$B700]);POWER(2;[data.$B$8]-1) * (1 - LN(TAN([.$B700])+(1/COS([.$B700])))/PI());&quot;&quot;)">
            <text:p/>
          </table:table-cell>
          <table:table-cell table:formula="of:=IF(ISNUMBER([.$C700]);ROUND(([data.$C$3]+1-[$latitude.$C7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1]);RADIANS([.$A701]);&quot;&quot;)">
            <text:p/>
          </table:table-cell>
          <table:table-cell table:formula="of:=IF(ISNUMBER([.$B701]);POWER(2;[data.$B$8]-1) * (1 - LN(TAN([.$B701])+(1/COS([.$B701])))/PI());&quot;&quot;)">
            <text:p/>
          </table:table-cell>
          <table:table-cell table:formula="of:=IF(ISNUMBER([.$C701]);ROUND(([data.$C$3]+1-[$latitude.$C7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2]);RADIANS([.$A702]);&quot;&quot;)">
            <text:p/>
          </table:table-cell>
          <table:table-cell table:formula="of:=IF(ISNUMBER([.$B702]);POWER(2;[data.$B$8]-1) * (1 - LN(TAN([.$B702])+(1/COS([.$B702])))/PI());&quot;&quot;)">
            <text:p/>
          </table:table-cell>
          <table:table-cell table:formula="of:=IF(ISNUMBER([.$C702]);ROUND(([data.$C$3]+1-[$latitude.$C7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3]);RADIANS([.$A703]);&quot;&quot;)">
            <text:p/>
          </table:table-cell>
          <table:table-cell table:formula="of:=IF(ISNUMBER([.$B703]);POWER(2;[data.$B$8]-1) * (1 - LN(TAN([.$B703])+(1/COS([.$B703])))/PI());&quot;&quot;)">
            <text:p/>
          </table:table-cell>
          <table:table-cell table:formula="of:=IF(ISNUMBER([.$C703]);ROUND(([data.$C$3]+1-[$latitude.$C7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4]);RADIANS([.$A704]);&quot;&quot;)">
            <text:p/>
          </table:table-cell>
          <table:table-cell table:formula="of:=IF(ISNUMBER([.$B704]);POWER(2;[data.$B$8]-1) * (1 - LN(TAN([.$B704])+(1/COS([.$B704])))/PI());&quot;&quot;)">
            <text:p/>
          </table:table-cell>
          <table:table-cell table:formula="of:=IF(ISNUMBER([.$C704]);ROUND(([data.$C$3]+1-[$latitude.$C7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5]);RADIANS([.$A705]);&quot;&quot;)">
            <text:p/>
          </table:table-cell>
          <table:table-cell table:formula="of:=IF(ISNUMBER([.$B705]);POWER(2;[data.$B$8]-1) * (1 - LN(TAN([.$B705])+(1/COS([.$B705])))/PI());&quot;&quot;)">
            <text:p/>
          </table:table-cell>
          <table:table-cell table:formula="of:=IF(ISNUMBER([.$C705]);ROUND(([data.$C$3]+1-[$latitude.$C7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6]);RADIANS([.$A706]);&quot;&quot;)">
            <text:p/>
          </table:table-cell>
          <table:table-cell table:formula="of:=IF(ISNUMBER([.$B706]);POWER(2;[data.$B$8]-1) * (1 - LN(TAN([.$B706])+(1/COS([.$B706])))/PI());&quot;&quot;)">
            <text:p/>
          </table:table-cell>
          <table:table-cell table:formula="of:=IF(ISNUMBER([.$C706]);ROUND(([data.$C$3]+1-[$latitude.$C7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7]);RADIANS([.$A707]);&quot;&quot;)">
            <text:p/>
          </table:table-cell>
          <table:table-cell table:formula="of:=IF(ISNUMBER([.$B707]);POWER(2;[data.$B$8]-1) * (1 - LN(TAN([.$B707])+(1/COS([.$B707])))/PI());&quot;&quot;)">
            <text:p/>
          </table:table-cell>
          <table:table-cell table:formula="of:=IF(ISNUMBER([.$C707]);ROUND(([data.$C$3]+1-[$latitude.$C7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8]);RADIANS([.$A708]);&quot;&quot;)">
            <text:p/>
          </table:table-cell>
          <table:table-cell table:formula="of:=IF(ISNUMBER([.$B708]);POWER(2;[data.$B$8]-1) * (1 - LN(TAN([.$B708])+(1/COS([.$B708])))/PI());&quot;&quot;)">
            <text:p/>
          </table:table-cell>
          <table:table-cell table:formula="of:=IF(ISNUMBER([.$C708]);ROUND(([data.$C$3]+1-[$latitude.$C7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09]);RADIANS([.$A709]);&quot;&quot;)">
            <text:p/>
          </table:table-cell>
          <table:table-cell table:formula="of:=IF(ISNUMBER([.$B709]);POWER(2;[data.$B$8]-1) * (1 - LN(TAN([.$B709])+(1/COS([.$B709])))/PI());&quot;&quot;)">
            <text:p/>
          </table:table-cell>
          <table:table-cell table:formula="of:=IF(ISNUMBER([.$C709]);ROUND(([data.$C$3]+1-[$latitude.$C7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0]);RADIANS([.$A710]);&quot;&quot;)">
            <text:p/>
          </table:table-cell>
          <table:table-cell table:formula="of:=IF(ISNUMBER([.$B710]);POWER(2;[data.$B$8]-1) * (1 - LN(TAN([.$B710])+(1/COS([.$B710])))/PI());&quot;&quot;)">
            <text:p/>
          </table:table-cell>
          <table:table-cell table:formula="of:=IF(ISNUMBER([.$C710]);ROUND(([data.$C$3]+1-[$latitude.$C7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1]);RADIANS([.$A711]);&quot;&quot;)">
            <text:p/>
          </table:table-cell>
          <table:table-cell table:formula="of:=IF(ISNUMBER([.$B711]);POWER(2;[data.$B$8]-1) * (1 - LN(TAN([.$B711])+(1/COS([.$B711])))/PI());&quot;&quot;)">
            <text:p/>
          </table:table-cell>
          <table:table-cell table:formula="of:=IF(ISNUMBER([.$C711]);ROUND(([data.$C$3]+1-[$latitude.$C7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2]);RADIANS([.$A712]);&quot;&quot;)">
            <text:p/>
          </table:table-cell>
          <table:table-cell table:formula="of:=IF(ISNUMBER([.$B712]);POWER(2;[data.$B$8]-1) * (1 - LN(TAN([.$B712])+(1/COS([.$B712])))/PI());&quot;&quot;)">
            <text:p/>
          </table:table-cell>
          <table:table-cell table:formula="of:=IF(ISNUMBER([.$C712]);ROUND(([data.$C$3]+1-[$latitude.$C7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3]);RADIANS([.$A713]);&quot;&quot;)">
            <text:p/>
          </table:table-cell>
          <table:table-cell table:formula="of:=IF(ISNUMBER([.$B713]);POWER(2;[data.$B$8]-1) * (1 - LN(TAN([.$B713])+(1/COS([.$B713])))/PI());&quot;&quot;)">
            <text:p/>
          </table:table-cell>
          <table:table-cell table:formula="of:=IF(ISNUMBER([.$C713]);ROUND(([data.$C$3]+1-[$latitude.$C7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4]);RADIANS([.$A714]);&quot;&quot;)">
            <text:p/>
          </table:table-cell>
          <table:table-cell table:formula="of:=IF(ISNUMBER([.$B714]);POWER(2;[data.$B$8]-1) * (1 - LN(TAN([.$B714])+(1/COS([.$B714])))/PI());&quot;&quot;)">
            <text:p/>
          </table:table-cell>
          <table:table-cell table:formula="of:=IF(ISNUMBER([.$C714]);ROUND(([data.$C$3]+1-[$latitude.$C7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5]);RADIANS([.$A715]);&quot;&quot;)">
            <text:p/>
          </table:table-cell>
          <table:table-cell table:formula="of:=IF(ISNUMBER([.$B715]);POWER(2;[data.$B$8]-1) * (1 - LN(TAN([.$B715])+(1/COS([.$B715])))/PI());&quot;&quot;)">
            <text:p/>
          </table:table-cell>
          <table:table-cell table:formula="of:=IF(ISNUMBER([.$C715]);ROUND(([data.$C$3]+1-[$latitude.$C7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6]);RADIANS([.$A716]);&quot;&quot;)">
            <text:p/>
          </table:table-cell>
          <table:table-cell table:formula="of:=IF(ISNUMBER([.$B716]);POWER(2;[data.$B$8]-1) * (1 - LN(TAN([.$B716])+(1/COS([.$B716])))/PI());&quot;&quot;)">
            <text:p/>
          </table:table-cell>
          <table:table-cell table:formula="of:=IF(ISNUMBER([.$C716]);ROUND(([data.$C$3]+1-[$latitude.$C7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7]);RADIANS([.$A717]);&quot;&quot;)">
            <text:p/>
          </table:table-cell>
          <table:table-cell table:formula="of:=IF(ISNUMBER([.$B717]);POWER(2;[data.$B$8]-1) * (1 - LN(TAN([.$B717])+(1/COS([.$B717])))/PI());&quot;&quot;)">
            <text:p/>
          </table:table-cell>
          <table:table-cell table:formula="of:=IF(ISNUMBER([.$C717]);ROUND(([data.$C$3]+1-[$latitude.$C7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8]);RADIANS([.$A718]);&quot;&quot;)">
            <text:p/>
          </table:table-cell>
          <table:table-cell table:formula="of:=IF(ISNUMBER([.$B718]);POWER(2;[data.$B$8]-1) * (1 - LN(TAN([.$B718])+(1/COS([.$B718])))/PI());&quot;&quot;)">
            <text:p/>
          </table:table-cell>
          <table:table-cell table:formula="of:=IF(ISNUMBER([.$C718]);ROUND(([data.$C$3]+1-[$latitude.$C7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19]);RADIANS([.$A719]);&quot;&quot;)">
            <text:p/>
          </table:table-cell>
          <table:table-cell table:formula="of:=IF(ISNUMBER([.$B719]);POWER(2;[data.$B$8]-1) * (1 - LN(TAN([.$B719])+(1/COS([.$B719])))/PI());&quot;&quot;)">
            <text:p/>
          </table:table-cell>
          <table:table-cell table:formula="of:=IF(ISNUMBER([.$C719]);ROUND(([data.$C$3]+1-[$latitude.$C7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0]);RADIANS([.$A720]);&quot;&quot;)">
            <text:p/>
          </table:table-cell>
          <table:table-cell table:formula="of:=IF(ISNUMBER([.$B720]);POWER(2;[data.$B$8]-1) * (1 - LN(TAN([.$B720])+(1/COS([.$B720])))/PI());&quot;&quot;)">
            <text:p/>
          </table:table-cell>
          <table:table-cell table:formula="of:=IF(ISNUMBER([.$C720]);ROUND(([data.$C$3]+1-[$latitude.$C7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1]);RADIANS([.$A721]);&quot;&quot;)">
            <text:p/>
          </table:table-cell>
          <table:table-cell table:formula="of:=IF(ISNUMBER([.$B721]);POWER(2;[data.$B$8]-1) * (1 - LN(TAN([.$B721])+(1/COS([.$B721])))/PI());&quot;&quot;)">
            <text:p/>
          </table:table-cell>
          <table:table-cell table:formula="of:=IF(ISNUMBER([.$C721]);ROUND(([data.$C$3]+1-[$latitude.$C7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2]);RADIANS([.$A722]);&quot;&quot;)">
            <text:p/>
          </table:table-cell>
          <table:table-cell table:formula="of:=IF(ISNUMBER([.$B722]);POWER(2;[data.$B$8]-1) * (1 - LN(TAN([.$B722])+(1/COS([.$B722])))/PI());&quot;&quot;)">
            <text:p/>
          </table:table-cell>
          <table:table-cell table:formula="of:=IF(ISNUMBER([.$C722]);ROUND(([data.$C$3]+1-[$latitude.$C7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3]);RADIANS([.$A723]);&quot;&quot;)">
            <text:p/>
          </table:table-cell>
          <table:table-cell table:formula="of:=IF(ISNUMBER([.$B723]);POWER(2;[data.$B$8]-1) * (1 - LN(TAN([.$B723])+(1/COS([.$B723])))/PI());&quot;&quot;)">
            <text:p/>
          </table:table-cell>
          <table:table-cell table:formula="of:=IF(ISNUMBER([.$C723]);ROUND(([data.$C$3]+1-[$latitude.$C7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4]);RADIANS([.$A724]);&quot;&quot;)">
            <text:p/>
          </table:table-cell>
          <table:table-cell table:formula="of:=IF(ISNUMBER([.$B724]);POWER(2;[data.$B$8]-1) * (1 - LN(TAN([.$B724])+(1/COS([.$B724])))/PI());&quot;&quot;)">
            <text:p/>
          </table:table-cell>
          <table:table-cell table:formula="of:=IF(ISNUMBER([.$C724]);ROUND(([data.$C$3]+1-[$latitude.$C7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5]);RADIANS([.$A725]);&quot;&quot;)">
            <text:p/>
          </table:table-cell>
          <table:table-cell table:formula="of:=IF(ISNUMBER([.$B725]);POWER(2;[data.$B$8]-1) * (1 - LN(TAN([.$B725])+(1/COS([.$B725])))/PI());&quot;&quot;)">
            <text:p/>
          </table:table-cell>
          <table:table-cell table:formula="of:=IF(ISNUMBER([.$C725]);ROUND(([data.$C$3]+1-[$latitude.$C7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6]);RADIANS([.$A726]);&quot;&quot;)">
            <text:p/>
          </table:table-cell>
          <table:table-cell table:formula="of:=IF(ISNUMBER([.$B726]);POWER(2;[data.$B$8]-1) * (1 - LN(TAN([.$B726])+(1/COS([.$B726])))/PI());&quot;&quot;)">
            <text:p/>
          </table:table-cell>
          <table:table-cell table:formula="of:=IF(ISNUMBER([.$C726]);ROUND(([data.$C$3]+1-[$latitude.$C7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7]);RADIANS([.$A727]);&quot;&quot;)">
            <text:p/>
          </table:table-cell>
          <table:table-cell table:formula="of:=IF(ISNUMBER([.$B727]);POWER(2;[data.$B$8]-1) * (1 - LN(TAN([.$B727])+(1/COS([.$B727])))/PI());&quot;&quot;)">
            <text:p/>
          </table:table-cell>
          <table:table-cell table:formula="of:=IF(ISNUMBER([.$C727]);ROUND(([data.$C$3]+1-[$latitude.$C7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8]);RADIANS([.$A728]);&quot;&quot;)">
            <text:p/>
          </table:table-cell>
          <table:table-cell table:formula="of:=IF(ISNUMBER([.$B728]);POWER(2;[data.$B$8]-1) * (1 - LN(TAN([.$B728])+(1/COS([.$B728])))/PI());&quot;&quot;)">
            <text:p/>
          </table:table-cell>
          <table:table-cell table:formula="of:=IF(ISNUMBER([.$C728]);ROUND(([data.$C$3]+1-[$latitude.$C7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29]);RADIANS([.$A729]);&quot;&quot;)">
            <text:p/>
          </table:table-cell>
          <table:table-cell table:formula="of:=IF(ISNUMBER([.$B729]);POWER(2;[data.$B$8]-1) * (1 - LN(TAN([.$B729])+(1/COS([.$B729])))/PI());&quot;&quot;)">
            <text:p/>
          </table:table-cell>
          <table:table-cell table:formula="of:=IF(ISNUMBER([.$C729]);ROUND(([data.$C$3]+1-[$latitude.$C7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0]);RADIANS([.$A730]);&quot;&quot;)">
            <text:p/>
          </table:table-cell>
          <table:table-cell table:formula="of:=IF(ISNUMBER([.$B730]);POWER(2;[data.$B$8]-1) * (1 - LN(TAN([.$B730])+(1/COS([.$B730])))/PI());&quot;&quot;)">
            <text:p/>
          </table:table-cell>
          <table:table-cell table:formula="of:=IF(ISNUMBER([.$C730]);ROUND(([data.$C$3]+1-[$latitude.$C7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1]);RADIANS([.$A731]);&quot;&quot;)">
            <text:p/>
          </table:table-cell>
          <table:table-cell table:formula="of:=IF(ISNUMBER([.$B731]);POWER(2;[data.$B$8]-1) * (1 - LN(TAN([.$B731])+(1/COS([.$B731])))/PI());&quot;&quot;)">
            <text:p/>
          </table:table-cell>
          <table:table-cell table:formula="of:=IF(ISNUMBER([.$C731]);ROUND(([data.$C$3]+1-[$latitude.$C7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2]);RADIANS([.$A732]);&quot;&quot;)">
            <text:p/>
          </table:table-cell>
          <table:table-cell table:formula="of:=IF(ISNUMBER([.$B732]);POWER(2;[data.$B$8]-1) * (1 - LN(TAN([.$B732])+(1/COS([.$B732])))/PI());&quot;&quot;)">
            <text:p/>
          </table:table-cell>
          <table:table-cell table:formula="of:=IF(ISNUMBER([.$C732]);ROUND(([data.$C$3]+1-[$latitude.$C7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3]);RADIANS([.$A733]);&quot;&quot;)">
            <text:p/>
          </table:table-cell>
          <table:table-cell table:formula="of:=IF(ISNUMBER([.$B733]);POWER(2;[data.$B$8]-1) * (1 - LN(TAN([.$B733])+(1/COS([.$B733])))/PI());&quot;&quot;)">
            <text:p/>
          </table:table-cell>
          <table:table-cell table:formula="of:=IF(ISNUMBER([.$C733]);ROUND(([data.$C$3]+1-[$latitude.$C7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4]);RADIANS([.$A734]);&quot;&quot;)">
            <text:p/>
          </table:table-cell>
          <table:table-cell table:formula="of:=IF(ISNUMBER([.$B734]);POWER(2;[data.$B$8]-1) * (1 - LN(TAN([.$B734])+(1/COS([.$B734])))/PI());&quot;&quot;)">
            <text:p/>
          </table:table-cell>
          <table:table-cell table:formula="of:=IF(ISNUMBER([.$C734]);ROUND(([data.$C$3]+1-[$latitude.$C7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5]);RADIANS([.$A735]);&quot;&quot;)">
            <text:p/>
          </table:table-cell>
          <table:table-cell table:formula="of:=IF(ISNUMBER([.$B735]);POWER(2;[data.$B$8]-1) * (1 - LN(TAN([.$B735])+(1/COS([.$B735])))/PI());&quot;&quot;)">
            <text:p/>
          </table:table-cell>
          <table:table-cell table:formula="of:=IF(ISNUMBER([.$C735]);ROUND(([data.$C$3]+1-[$latitude.$C7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6]);RADIANS([.$A736]);&quot;&quot;)">
            <text:p/>
          </table:table-cell>
          <table:table-cell table:formula="of:=IF(ISNUMBER([.$B736]);POWER(2;[data.$B$8]-1) * (1 - LN(TAN([.$B736])+(1/COS([.$B736])))/PI());&quot;&quot;)">
            <text:p/>
          </table:table-cell>
          <table:table-cell table:formula="of:=IF(ISNUMBER([.$C736]);ROUND(([data.$C$3]+1-[$latitude.$C7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7]);RADIANS([.$A737]);&quot;&quot;)">
            <text:p/>
          </table:table-cell>
          <table:table-cell table:formula="of:=IF(ISNUMBER([.$B737]);POWER(2;[data.$B$8]-1) * (1 - LN(TAN([.$B737])+(1/COS([.$B737])))/PI());&quot;&quot;)">
            <text:p/>
          </table:table-cell>
          <table:table-cell table:formula="of:=IF(ISNUMBER([.$C737]);ROUND(([data.$C$3]+1-[$latitude.$C7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8]);RADIANS([.$A738]);&quot;&quot;)">
            <text:p/>
          </table:table-cell>
          <table:table-cell table:formula="of:=IF(ISNUMBER([.$B738]);POWER(2;[data.$B$8]-1) * (1 - LN(TAN([.$B738])+(1/COS([.$B738])))/PI());&quot;&quot;)">
            <text:p/>
          </table:table-cell>
          <table:table-cell table:formula="of:=IF(ISNUMBER([.$C738]);ROUND(([data.$C$3]+1-[$latitude.$C7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39]);RADIANS([.$A739]);&quot;&quot;)">
            <text:p/>
          </table:table-cell>
          <table:table-cell table:formula="of:=IF(ISNUMBER([.$B739]);POWER(2;[data.$B$8]-1) * (1 - LN(TAN([.$B739])+(1/COS([.$B739])))/PI());&quot;&quot;)">
            <text:p/>
          </table:table-cell>
          <table:table-cell table:formula="of:=IF(ISNUMBER([.$C739]);ROUND(([data.$C$3]+1-[$latitude.$C7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0]);RADIANS([.$A740]);&quot;&quot;)">
            <text:p/>
          </table:table-cell>
          <table:table-cell table:formula="of:=IF(ISNUMBER([.$B740]);POWER(2;[data.$B$8]-1) * (1 - LN(TAN([.$B740])+(1/COS([.$B740])))/PI());&quot;&quot;)">
            <text:p/>
          </table:table-cell>
          <table:table-cell table:formula="of:=IF(ISNUMBER([.$C740]);ROUND(([data.$C$3]+1-[$latitude.$C7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1]);RADIANS([.$A741]);&quot;&quot;)">
            <text:p/>
          </table:table-cell>
          <table:table-cell table:formula="of:=IF(ISNUMBER([.$B741]);POWER(2;[data.$B$8]-1) * (1 - LN(TAN([.$B741])+(1/COS([.$B741])))/PI());&quot;&quot;)">
            <text:p/>
          </table:table-cell>
          <table:table-cell table:formula="of:=IF(ISNUMBER([.$C741]);ROUND(([data.$C$3]+1-[$latitude.$C7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2]);RADIANS([.$A742]);&quot;&quot;)">
            <text:p/>
          </table:table-cell>
          <table:table-cell table:formula="of:=IF(ISNUMBER([.$B742]);POWER(2;[data.$B$8]-1) * (1 - LN(TAN([.$B742])+(1/COS([.$B742])))/PI());&quot;&quot;)">
            <text:p/>
          </table:table-cell>
          <table:table-cell table:formula="of:=IF(ISNUMBER([.$C742]);ROUND(([data.$C$3]+1-[$latitude.$C7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3]);RADIANS([.$A743]);&quot;&quot;)">
            <text:p/>
          </table:table-cell>
          <table:table-cell table:formula="of:=IF(ISNUMBER([.$B743]);POWER(2;[data.$B$8]-1) * (1 - LN(TAN([.$B743])+(1/COS([.$B743])))/PI());&quot;&quot;)">
            <text:p/>
          </table:table-cell>
          <table:table-cell table:formula="of:=IF(ISNUMBER([.$C743]);ROUND(([data.$C$3]+1-[$latitude.$C7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4]);RADIANS([.$A744]);&quot;&quot;)">
            <text:p/>
          </table:table-cell>
          <table:table-cell table:formula="of:=IF(ISNUMBER([.$B744]);POWER(2;[data.$B$8]-1) * (1 - LN(TAN([.$B744])+(1/COS([.$B744])))/PI());&quot;&quot;)">
            <text:p/>
          </table:table-cell>
          <table:table-cell table:formula="of:=IF(ISNUMBER([.$C744]);ROUND(([data.$C$3]+1-[$latitude.$C7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5]);RADIANS([.$A745]);&quot;&quot;)">
            <text:p/>
          </table:table-cell>
          <table:table-cell table:formula="of:=IF(ISNUMBER([.$B745]);POWER(2;[data.$B$8]-1) * (1 - LN(TAN([.$B745])+(1/COS([.$B745])))/PI());&quot;&quot;)">
            <text:p/>
          </table:table-cell>
          <table:table-cell table:formula="of:=IF(ISNUMBER([.$C745]);ROUND(([data.$C$3]+1-[$latitude.$C7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6]);RADIANS([.$A746]);&quot;&quot;)">
            <text:p/>
          </table:table-cell>
          <table:table-cell table:formula="of:=IF(ISNUMBER([.$B746]);POWER(2;[data.$B$8]-1) * (1 - LN(TAN([.$B746])+(1/COS([.$B746])))/PI());&quot;&quot;)">
            <text:p/>
          </table:table-cell>
          <table:table-cell table:formula="of:=IF(ISNUMBER([.$C746]);ROUND(([data.$C$3]+1-[$latitude.$C7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7]);RADIANS([.$A747]);&quot;&quot;)">
            <text:p/>
          </table:table-cell>
          <table:table-cell table:formula="of:=IF(ISNUMBER([.$B747]);POWER(2;[data.$B$8]-1) * (1 - LN(TAN([.$B747])+(1/COS([.$B747])))/PI());&quot;&quot;)">
            <text:p/>
          </table:table-cell>
          <table:table-cell table:formula="of:=IF(ISNUMBER([.$C747]);ROUND(([data.$C$3]+1-[$latitude.$C7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8]);RADIANS([.$A748]);&quot;&quot;)">
            <text:p/>
          </table:table-cell>
          <table:table-cell table:formula="of:=IF(ISNUMBER([.$B748]);POWER(2;[data.$B$8]-1) * (1 - LN(TAN([.$B748])+(1/COS([.$B748])))/PI());&quot;&quot;)">
            <text:p/>
          </table:table-cell>
          <table:table-cell table:formula="of:=IF(ISNUMBER([.$C748]);ROUND(([data.$C$3]+1-[$latitude.$C7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49]);RADIANS([.$A749]);&quot;&quot;)">
            <text:p/>
          </table:table-cell>
          <table:table-cell table:formula="of:=IF(ISNUMBER([.$B749]);POWER(2;[data.$B$8]-1) * (1 - LN(TAN([.$B749])+(1/COS([.$B749])))/PI());&quot;&quot;)">
            <text:p/>
          </table:table-cell>
          <table:table-cell table:formula="of:=IF(ISNUMBER([.$C749]);ROUND(([data.$C$3]+1-[$latitude.$C7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0]);RADIANS([.$A750]);&quot;&quot;)">
            <text:p/>
          </table:table-cell>
          <table:table-cell table:formula="of:=IF(ISNUMBER([.$B750]);POWER(2;[data.$B$8]-1) * (1 - LN(TAN([.$B750])+(1/COS([.$B750])))/PI());&quot;&quot;)">
            <text:p/>
          </table:table-cell>
          <table:table-cell table:formula="of:=IF(ISNUMBER([.$C750]);ROUND(([data.$C$3]+1-[$latitude.$C7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1]);RADIANS([.$A751]);&quot;&quot;)">
            <text:p/>
          </table:table-cell>
          <table:table-cell table:formula="of:=IF(ISNUMBER([.$B751]);POWER(2;[data.$B$8]-1) * (1 - LN(TAN([.$B751])+(1/COS([.$B751])))/PI());&quot;&quot;)">
            <text:p/>
          </table:table-cell>
          <table:table-cell table:formula="of:=IF(ISNUMBER([.$C751]);ROUND(([data.$C$3]+1-[$latitude.$C7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2]);RADIANS([.$A752]);&quot;&quot;)">
            <text:p/>
          </table:table-cell>
          <table:table-cell table:formula="of:=IF(ISNUMBER([.$B752]);POWER(2;[data.$B$8]-1) * (1 - LN(TAN([.$B752])+(1/COS([.$B752])))/PI());&quot;&quot;)">
            <text:p/>
          </table:table-cell>
          <table:table-cell table:formula="of:=IF(ISNUMBER([.$C752]);ROUND(([data.$C$3]+1-[$latitude.$C7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3]);RADIANS([.$A753]);&quot;&quot;)">
            <text:p/>
          </table:table-cell>
          <table:table-cell table:formula="of:=IF(ISNUMBER([.$B753]);POWER(2;[data.$B$8]-1) * (1 - LN(TAN([.$B753])+(1/COS([.$B753])))/PI());&quot;&quot;)">
            <text:p/>
          </table:table-cell>
          <table:table-cell table:formula="of:=IF(ISNUMBER([.$C753]);ROUND(([data.$C$3]+1-[$latitude.$C7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4]);RADIANS([.$A754]);&quot;&quot;)">
            <text:p/>
          </table:table-cell>
          <table:table-cell table:formula="of:=IF(ISNUMBER([.$B754]);POWER(2;[data.$B$8]-1) * (1 - LN(TAN([.$B754])+(1/COS([.$B754])))/PI());&quot;&quot;)">
            <text:p/>
          </table:table-cell>
          <table:table-cell table:formula="of:=IF(ISNUMBER([.$C754]);ROUND(([data.$C$3]+1-[$latitude.$C7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5]);RADIANS([.$A755]);&quot;&quot;)">
            <text:p/>
          </table:table-cell>
          <table:table-cell table:formula="of:=IF(ISNUMBER([.$B755]);POWER(2;[data.$B$8]-1) * (1 - LN(TAN([.$B755])+(1/COS([.$B755])))/PI());&quot;&quot;)">
            <text:p/>
          </table:table-cell>
          <table:table-cell table:formula="of:=IF(ISNUMBER([.$C755]);ROUND(([data.$C$3]+1-[$latitude.$C7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6]);RADIANS([.$A756]);&quot;&quot;)">
            <text:p/>
          </table:table-cell>
          <table:table-cell table:formula="of:=IF(ISNUMBER([.$B756]);POWER(2;[data.$B$8]-1) * (1 - LN(TAN([.$B756])+(1/COS([.$B756])))/PI());&quot;&quot;)">
            <text:p/>
          </table:table-cell>
          <table:table-cell table:formula="of:=IF(ISNUMBER([.$C756]);ROUND(([data.$C$3]+1-[$latitude.$C7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7]);RADIANS([.$A757]);&quot;&quot;)">
            <text:p/>
          </table:table-cell>
          <table:table-cell table:formula="of:=IF(ISNUMBER([.$B757]);POWER(2;[data.$B$8]-1) * (1 - LN(TAN([.$B757])+(1/COS([.$B757])))/PI());&quot;&quot;)">
            <text:p/>
          </table:table-cell>
          <table:table-cell table:formula="of:=IF(ISNUMBER([.$C757]);ROUND(([data.$C$3]+1-[$latitude.$C7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8]);RADIANS([.$A758]);&quot;&quot;)">
            <text:p/>
          </table:table-cell>
          <table:table-cell table:formula="of:=IF(ISNUMBER([.$B758]);POWER(2;[data.$B$8]-1) * (1 - LN(TAN([.$B758])+(1/COS([.$B758])))/PI());&quot;&quot;)">
            <text:p/>
          </table:table-cell>
          <table:table-cell table:formula="of:=IF(ISNUMBER([.$C758]);ROUND(([data.$C$3]+1-[$latitude.$C7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59]);RADIANS([.$A759]);&quot;&quot;)">
            <text:p/>
          </table:table-cell>
          <table:table-cell table:formula="of:=IF(ISNUMBER([.$B759]);POWER(2;[data.$B$8]-1) * (1 - LN(TAN([.$B759])+(1/COS([.$B759])))/PI());&quot;&quot;)">
            <text:p/>
          </table:table-cell>
          <table:table-cell table:formula="of:=IF(ISNUMBER([.$C759]);ROUND(([data.$C$3]+1-[$latitude.$C7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0]);RADIANS([.$A760]);&quot;&quot;)">
            <text:p/>
          </table:table-cell>
          <table:table-cell table:formula="of:=IF(ISNUMBER([.$B760]);POWER(2;[data.$B$8]-1) * (1 - LN(TAN([.$B760])+(1/COS([.$B760])))/PI());&quot;&quot;)">
            <text:p/>
          </table:table-cell>
          <table:table-cell table:formula="of:=IF(ISNUMBER([.$C760]);ROUND(([data.$C$3]+1-[$latitude.$C7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1]);RADIANS([.$A761]);&quot;&quot;)">
            <text:p/>
          </table:table-cell>
          <table:table-cell table:formula="of:=IF(ISNUMBER([.$B761]);POWER(2;[data.$B$8]-1) * (1 - LN(TAN([.$B761])+(1/COS([.$B761])))/PI());&quot;&quot;)">
            <text:p/>
          </table:table-cell>
          <table:table-cell table:formula="of:=IF(ISNUMBER([.$C761]);ROUND(([data.$C$3]+1-[$latitude.$C7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2]);RADIANS([.$A762]);&quot;&quot;)">
            <text:p/>
          </table:table-cell>
          <table:table-cell table:formula="of:=IF(ISNUMBER([.$B762]);POWER(2;[data.$B$8]-1) * (1 - LN(TAN([.$B762])+(1/COS([.$B762])))/PI());&quot;&quot;)">
            <text:p/>
          </table:table-cell>
          <table:table-cell table:formula="of:=IF(ISNUMBER([.$C762]);ROUND(([data.$C$3]+1-[$latitude.$C7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3]);RADIANS([.$A763]);&quot;&quot;)">
            <text:p/>
          </table:table-cell>
          <table:table-cell table:formula="of:=IF(ISNUMBER([.$B763]);POWER(2;[data.$B$8]-1) * (1 - LN(TAN([.$B763])+(1/COS([.$B763])))/PI());&quot;&quot;)">
            <text:p/>
          </table:table-cell>
          <table:table-cell table:formula="of:=IF(ISNUMBER([.$C763]);ROUND(([data.$C$3]+1-[$latitude.$C7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4]);RADIANS([.$A764]);&quot;&quot;)">
            <text:p/>
          </table:table-cell>
          <table:table-cell table:formula="of:=IF(ISNUMBER([.$B764]);POWER(2;[data.$B$8]-1) * (1 - LN(TAN([.$B764])+(1/COS([.$B764])))/PI());&quot;&quot;)">
            <text:p/>
          </table:table-cell>
          <table:table-cell table:formula="of:=IF(ISNUMBER([.$C764]);ROUND(([data.$C$3]+1-[$latitude.$C7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5]);RADIANS([.$A765]);&quot;&quot;)">
            <text:p/>
          </table:table-cell>
          <table:table-cell table:formula="of:=IF(ISNUMBER([.$B765]);POWER(2;[data.$B$8]-1) * (1 - LN(TAN([.$B765])+(1/COS([.$B765])))/PI());&quot;&quot;)">
            <text:p/>
          </table:table-cell>
          <table:table-cell table:formula="of:=IF(ISNUMBER([.$C765]);ROUND(([data.$C$3]+1-[$latitude.$C7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6]);RADIANS([.$A766]);&quot;&quot;)">
            <text:p/>
          </table:table-cell>
          <table:table-cell table:formula="of:=IF(ISNUMBER([.$B766]);POWER(2;[data.$B$8]-1) * (1 - LN(TAN([.$B766])+(1/COS([.$B766])))/PI());&quot;&quot;)">
            <text:p/>
          </table:table-cell>
          <table:table-cell table:formula="of:=IF(ISNUMBER([.$C766]);ROUND(([data.$C$3]+1-[$latitude.$C7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7]);RADIANS([.$A767]);&quot;&quot;)">
            <text:p/>
          </table:table-cell>
          <table:table-cell table:formula="of:=IF(ISNUMBER([.$B767]);POWER(2;[data.$B$8]-1) * (1 - LN(TAN([.$B767])+(1/COS([.$B767])))/PI());&quot;&quot;)">
            <text:p/>
          </table:table-cell>
          <table:table-cell table:formula="of:=IF(ISNUMBER([.$C767]);ROUND(([data.$C$3]+1-[$latitude.$C7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8]);RADIANS([.$A768]);&quot;&quot;)">
            <text:p/>
          </table:table-cell>
          <table:table-cell table:formula="of:=IF(ISNUMBER([.$B768]);POWER(2;[data.$B$8]-1) * (1 - LN(TAN([.$B768])+(1/COS([.$B768])))/PI());&quot;&quot;)">
            <text:p/>
          </table:table-cell>
          <table:table-cell table:formula="of:=IF(ISNUMBER([.$C768]);ROUND(([data.$C$3]+1-[$latitude.$C7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69]);RADIANS([.$A769]);&quot;&quot;)">
            <text:p/>
          </table:table-cell>
          <table:table-cell table:formula="of:=IF(ISNUMBER([.$B769]);POWER(2;[data.$B$8]-1) * (1 - LN(TAN([.$B769])+(1/COS([.$B769])))/PI());&quot;&quot;)">
            <text:p/>
          </table:table-cell>
          <table:table-cell table:formula="of:=IF(ISNUMBER([.$C769]);ROUND(([data.$C$3]+1-[$latitude.$C7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0]);RADIANS([.$A770]);&quot;&quot;)">
            <text:p/>
          </table:table-cell>
          <table:table-cell table:formula="of:=IF(ISNUMBER([.$B770]);POWER(2;[data.$B$8]-1) * (1 - LN(TAN([.$B770])+(1/COS([.$B770])))/PI());&quot;&quot;)">
            <text:p/>
          </table:table-cell>
          <table:table-cell table:formula="of:=IF(ISNUMBER([.$C770]);ROUND(([data.$C$3]+1-[$latitude.$C7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1]);RADIANS([.$A771]);&quot;&quot;)">
            <text:p/>
          </table:table-cell>
          <table:table-cell table:formula="of:=IF(ISNUMBER([.$B771]);POWER(2;[data.$B$8]-1) * (1 - LN(TAN([.$B771])+(1/COS([.$B771])))/PI());&quot;&quot;)">
            <text:p/>
          </table:table-cell>
          <table:table-cell table:formula="of:=IF(ISNUMBER([.$C771]);ROUND(([data.$C$3]+1-[$latitude.$C7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2]);RADIANS([.$A772]);&quot;&quot;)">
            <text:p/>
          </table:table-cell>
          <table:table-cell table:formula="of:=IF(ISNUMBER([.$B772]);POWER(2;[data.$B$8]-1) * (1 - LN(TAN([.$B772])+(1/COS([.$B772])))/PI());&quot;&quot;)">
            <text:p/>
          </table:table-cell>
          <table:table-cell table:formula="of:=IF(ISNUMBER([.$C772]);ROUND(([data.$C$3]+1-[$latitude.$C7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3]);RADIANS([.$A773]);&quot;&quot;)">
            <text:p/>
          </table:table-cell>
          <table:table-cell table:formula="of:=IF(ISNUMBER([.$B773]);POWER(2;[data.$B$8]-1) * (1 - LN(TAN([.$B773])+(1/COS([.$B773])))/PI());&quot;&quot;)">
            <text:p/>
          </table:table-cell>
          <table:table-cell table:formula="of:=IF(ISNUMBER([.$C773]);ROUND(([data.$C$3]+1-[$latitude.$C7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4]);RADIANS([.$A774]);&quot;&quot;)">
            <text:p/>
          </table:table-cell>
          <table:table-cell table:formula="of:=IF(ISNUMBER([.$B774]);POWER(2;[data.$B$8]-1) * (1 - LN(TAN([.$B774])+(1/COS([.$B774])))/PI());&quot;&quot;)">
            <text:p/>
          </table:table-cell>
          <table:table-cell table:formula="of:=IF(ISNUMBER([.$C774]);ROUND(([data.$C$3]+1-[$latitude.$C7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5]);RADIANS([.$A775]);&quot;&quot;)">
            <text:p/>
          </table:table-cell>
          <table:table-cell table:formula="of:=IF(ISNUMBER([.$B775]);POWER(2;[data.$B$8]-1) * (1 - LN(TAN([.$B775])+(1/COS([.$B775])))/PI());&quot;&quot;)">
            <text:p/>
          </table:table-cell>
          <table:table-cell table:formula="of:=IF(ISNUMBER([.$C775]);ROUND(([data.$C$3]+1-[$latitude.$C7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6]);RADIANS([.$A776]);&quot;&quot;)">
            <text:p/>
          </table:table-cell>
          <table:table-cell table:formula="of:=IF(ISNUMBER([.$B776]);POWER(2;[data.$B$8]-1) * (1 - LN(TAN([.$B776])+(1/COS([.$B776])))/PI());&quot;&quot;)">
            <text:p/>
          </table:table-cell>
          <table:table-cell table:formula="of:=IF(ISNUMBER([.$C776]);ROUND(([data.$C$3]+1-[$latitude.$C7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7]);RADIANS([.$A777]);&quot;&quot;)">
            <text:p/>
          </table:table-cell>
          <table:table-cell table:formula="of:=IF(ISNUMBER([.$B777]);POWER(2;[data.$B$8]-1) * (1 - LN(TAN([.$B777])+(1/COS([.$B777])))/PI());&quot;&quot;)">
            <text:p/>
          </table:table-cell>
          <table:table-cell table:formula="of:=IF(ISNUMBER([.$C777]);ROUND(([data.$C$3]+1-[$latitude.$C7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8]);RADIANS([.$A778]);&quot;&quot;)">
            <text:p/>
          </table:table-cell>
          <table:table-cell table:formula="of:=IF(ISNUMBER([.$B778]);POWER(2;[data.$B$8]-1) * (1 - LN(TAN([.$B778])+(1/COS([.$B778])))/PI());&quot;&quot;)">
            <text:p/>
          </table:table-cell>
          <table:table-cell table:formula="of:=IF(ISNUMBER([.$C778]);ROUND(([data.$C$3]+1-[$latitude.$C7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79]);RADIANS([.$A779]);&quot;&quot;)">
            <text:p/>
          </table:table-cell>
          <table:table-cell table:formula="of:=IF(ISNUMBER([.$B779]);POWER(2;[data.$B$8]-1) * (1 - LN(TAN([.$B779])+(1/COS([.$B779])))/PI());&quot;&quot;)">
            <text:p/>
          </table:table-cell>
          <table:table-cell table:formula="of:=IF(ISNUMBER([.$C779]);ROUND(([data.$C$3]+1-[$latitude.$C7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0]);RADIANS([.$A780]);&quot;&quot;)">
            <text:p/>
          </table:table-cell>
          <table:table-cell table:formula="of:=IF(ISNUMBER([.$B780]);POWER(2;[data.$B$8]-1) * (1 - LN(TAN([.$B780])+(1/COS([.$B780])))/PI());&quot;&quot;)">
            <text:p/>
          </table:table-cell>
          <table:table-cell table:formula="of:=IF(ISNUMBER([.$C780]);ROUND(([data.$C$3]+1-[$latitude.$C7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1]);RADIANS([.$A781]);&quot;&quot;)">
            <text:p/>
          </table:table-cell>
          <table:table-cell table:formula="of:=IF(ISNUMBER([.$B781]);POWER(2;[data.$B$8]-1) * (1 - LN(TAN([.$B781])+(1/COS([.$B781])))/PI());&quot;&quot;)">
            <text:p/>
          </table:table-cell>
          <table:table-cell table:formula="of:=IF(ISNUMBER([.$C781]);ROUND(([data.$C$3]+1-[$latitude.$C7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2]);RADIANS([.$A782]);&quot;&quot;)">
            <text:p/>
          </table:table-cell>
          <table:table-cell table:formula="of:=IF(ISNUMBER([.$B782]);POWER(2;[data.$B$8]-1) * (1 - LN(TAN([.$B782])+(1/COS([.$B782])))/PI());&quot;&quot;)">
            <text:p/>
          </table:table-cell>
          <table:table-cell table:formula="of:=IF(ISNUMBER([.$C782]);ROUND(([data.$C$3]+1-[$latitude.$C7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3]);RADIANS([.$A783]);&quot;&quot;)">
            <text:p/>
          </table:table-cell>
          <table:table-cell table:formula="of:=IF(ISNUMBER([.$B783]);POWER(2;[data.$B$8]-1) * (1 - LN(TAN([.$B783])+(1/COS([.$B783])))/PI());&quot;&quot;)">
            <text:p/>
          </table:table-cell>
          <table:table-cell table:formula="of:=IF(ISNUMBER([.$C783]);ROUND(([data.$C$3]+1-[$latitude.$C7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4]);RADIANS([.$A784]);&quot;&quot;)">
            <text:p/>
          </table:table-cell>
          <table:table-cell table:formula="of:=IF(ISNUMBER([.$B784]);POWER(2;[data.$B$8]-1) * (1 - LN(TAN([.$B784])+(1/COS([.$B784])))/PI());&quot;&quot;)">
            <text:p/>
          </table:table-cell>
          <table:table-cell table:formula="of:=IF(ISNUMBER([.$C784]);ROUND(([data.$C$3]+1-[$latitude.$C7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5]);RADIANS([.$A785]);&quot;&quot;)">
            <text:p/>
          </table:table-cell>
          <table:table-cell table:formula="of:=IF(ISNUMBER([.$B785]);POWER(2;[data.$B$8]-1) * (1 - LN(TAN([.$B785])+(1/COS([.$B785])))/PI());&quot;&quot;)">
            <text:p/>
          </table:table-cell>
          <table:table-cell table:formula="of:=IF(ISNUMBER([.$C785]);ROUND(([data.$C$3]+1-[$latitude.$C7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6]);RADIANS([.$A786]);&quot;&quot;)">
            <text:p/>
          </table:table-cell>
          <table:table-cell table:formula="of:=IF(ISNUMBER([.$B786]);POWER(2;[data.$B$8]-1) * (1 - LN(TAN([.$B786])+(1/COS([.$B786])))/PI());&quot;&quot;)">
            <text:p/>
          </table:table-cell>
          <table:table-cell table:formula="of:=IF(ISNUMBER([.$C786]);ROUND(([data.$C$3]+1-[$latitude.$C7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7]);RADIANS([.$A787]);&quot;&quot;)">
            <text:p/>
          </table:table-cell>
          <table:table-cell table:formula="of:=IF(ISNUMBER([.$B787]);POWER(2;[data.$B$8]-1) * (1 - LN(TAN([.$B787])+(1/COS([.$B787])))/PI());&quot;&quot;)">
            <text:p/>
          </table:table-cell>
          <table:table-cell table:formula="of:=IF(ISNUMBER([.$C787]);ROUND(([data.$C$3]+1-[$latitude.$C7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8]);RADIANS([.$A788]);&quot;&quot;)">
            <text:p/>
          </table:table-cell>
          <table:table-cell table:formula="of:=IF(ISNUMBER([.$B788]);POWER(2;[data.$B$8]-1) * (1 - LN(TAN([.$B788])+(1/COS([.$B788])))/PI());&quot;&quot;)">
            <text:p/>
          </table:table-cell>
          <table:table-cell table:formula="of:=IF(ISNUMBER([.$C788]);ROUND(([data.$C$3]+1-[$latitude.$C7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89]);RADIANS([.$A789]);&quot;&quot;)">
            <text:p/>
          </table:table-cell>
          <table:table-cell table:formula="of:=IF(ISNUMBER([.$B789]);POWER(2;[data.$B$8]-1) * (1 - LN(TAN([.$B789])+(1/COS([.$B789])))/PI());&quot;&quot;)">
            <text:p/>
          </table:table-cell>
          <table:table-cell table:formula="of:=IF(ISNUMBER([.$C789]);ROUND(([data.$C$3]+1-[$latitude.$C7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0]);RADIANS([.$A790]);&quot;&quot;)">
            <text:p/>
          </table:table-cell>
          <table:table-cell table:formula="of:=IF(ISNUMBER([.$B790]);POWER(2;[data.$B$8]-1) * (1 - LN(TAN([.$B790])+(1/COS([.$B790])))/PI());&quot;&quot;)">
            <text:p/>
          </table:table-cell>
          <table:table-cell table:formula="of:=IF(ISNUMBER([.$C790]);ROUND(([data.$C$3]+1-[$latitude.$C7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1]);RADIANS([.$A791]);&quot;&quot;)">
            <text:p/>
          </table:table-cell>
          <table:table-cell table:formula="of:=IF(ISNUMBER([.$B791]);POWER(2;[data.$B$8]-1) * (1 - LN(TAN([.$B791])+(1/COS([.$B791])))/PI());&quot;&quot;)">
            <text:p/>
          </table:table-cell>
          <table:table-cell table:formula="of:=IF(ISNUMBER([.$C791]);ROUND(([data.$C$3]+1-[$latitude.$C7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2]);RADIANS([.$A792]);&quot;&quot;)">
            <text:p/>
          </table:table-cell>
          <table:table-cell table:formula="of:=IF(ISNUMBER([.$B792]);POWER(2;[data.$B$8]-1) * (1 - LN(TAN([.$B792])+(1/COS([.$B792])))/PI());&quot;&quot;)">
            <text:p/>
          </table:table-cell>
          <table:table-cell table:formula="of:=IF(ISNUMBER([.$C792]);ROUND(([data.$C$3]+1-[$latitude.$C7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3]);RADIANS([.$A793]);&quot;&quot;)">
            <text:p/>
          </table:table-cell>
          <table:table-cell table:formula="of:=IF(ISNUMBER([.$B793]);POWER(2;[data.$B$8]-1) * (1 - LN(TAN([.$B793])+(1/COS([.$B793])))/PI());&quot;&quot;)">
            <text:p/>
          </table:table-cell>
          <table:table-cell table:formula="of:=IF(ISNUMBER([.$C793]);ROUND(([data.$C$3]+1-[$latitude.$C7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4]);RADIANS([.$A794]);&quot;&quot;)">
            <text:p/>
          </table:table-cell>
          <table:table-cell table:formula="of:=IF(ISNUMBER([.$B794]);POWER(2;[data.$B$8]-1) * (1 - LN(TAN([.$B794])+(1/COS([.$B794])))/PI());&quot;&quot;)">
            <text:p/>
          </table:table-cell>
          <table:table-cell table:formula="of:=IF(ISNUMBER([.$C794]);ROUND(([data.$C$3]+1-[$latitude.$C7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5]);RADIANS([.$A795]);&quot;&quot;)">
            <text:p/>
          </table:table-cell>
          <table:table-cell table:formula="of:=IF(ISNUMBER([.$B795]);POWER(2;[data.$B$8]-1) * (1 - LN(TAN([.$B795])+(1/COS([.$B795])))/PI());&quot;&quot;)">
            <text:p/>
          </table:table-cell>
          <table:table-cell table:formula="of:=IF(ISNUMBER([.$C795]);ROUND(([data.$C$3]+1-[$latitude.$C7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6]);RADIANS([.$A796]);&quot;&quot;)">
            <text:p/>
          </table:table-cell>
          <table:table-cell table:formula="of:=IF(ISNUMBER([.$B796]);POWER(2;[data.$B$8]-1) * (1 - LN(TAN([.$B796])+(1/COS([.$B796])))/PI());&quot;&quot;)">
            <text:p/>
          </table:table-cell>
          <table:table-cell table:formula="of:=IF(ISNUMBER([.$C796]);ROUND(([data.$C$3]+1-[$latitude.$C7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7]);RADIANS([.$A797]);&quot;&quot;)">
            <text:p/>
          </table:table-cell>
          <table:table-cell table:formula="of:=IF(ISNUMBER([.$B797]);POWER(2;[data.$B$8]-1) * (1 - LN(TAN([.$B797])+(1/COS([.$B797])))/PI());&quot;&quot;)">
            <text:p/>
          </table:table-cell>
          <table:table-cell table:formula="of:=IF(ISNUMBER([.$C797]);ROUND(([data.$C$3]+1-[$latitude.$C7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8]);RADIANS([.$A798]);&quot;&quot;)">
            <text:p/>
          </table:table-cell>
          <table:table-cell table:formula="of:=IF(ISNUMBER([.$B798]);POWER(2;[data.$B$8]-1) * (1 - LN(TAN([.$B798])+(1/COS([.$B798])))/PI());&quot;&quot;)">
            <text:p/>
          </table:table-cell>
          <table:table-cell table:formula="of:=IF(ISNUMBER([.$C798]);ROUND(([data.$C$3]+1-[$latitude.$C7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799]);RADIANS([.$A799]);&quot;&quot;)">
            <text:p/>
          </table:table-cell>
          <table:table-cell table:formula="of:=IF(ISNUMBER([.$B799]);POWER(2;[data.$B$8]-1) * (1 - LN(TAN([.$B799])+(1/COS([.$B799])))/PI());&quot;&quot;)">
            <text:p/>
          </table:table-cell>
          <table:table-cell table:formula="of:=IF(ISNUMBER([.$C799]);ROUND(([data.$C$3]+1-[$latitude.$C7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0]);RADIANS([.$A800]);&quot;&quot;)">
            <text:p/>
          </table:table-cell>
          <table:table-cell table:formula="of:=IF(ISNUMBER([.$B800]);POWER(2;[data.$B$8]-1) * (1 - LN(TAN([.$B800])+(1/COS([.$B800])))/PI());&quot;&quot;)">
            <text:p/>
          </table:table-cell>
          <table:table-cell table:formula="of:=IF(ISNUMBER([.$C800]);ROUND(([data.$C$3]+1-[$latitude.$C8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1]);RADIANS([.$A801]);&quot;&quot;)">
            <text:p/>
          </table:table-cell>
          <table:table-cell table:formula="of:=IF(ISNUMBER([.$B801]);POWER(2;[data.$B$8]-1) * (1 - LN(TAN([.$B801])+(1/COS([.$B801])))/PI());&quot;&quot;)">
            <text:p/>
          </table:table-cell>
          <table:table-cell table:formula="of:=IF(ISNUMBER([.$C801]);ROUND(([data.$C$3]+1-[$latitude.$C8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2]);RADIANS([.$A802]);&quot;&quot;)">
            <text:p/>
          </table:table-cell>
          <table:table-cell table:formula="of:=IF(ISNUMBER([.$B802]);POWER(2;[data.$B$8]-1) * (1 - LN(TAN([.$B802])+(1/COS([.$B802])))/PI());&quot;&quot;)">
            <text:p/>
          </table:table-cell>
          <table:table-cell table:formula="of:=IF(ISNUMBER([.$C802]);ROUND(([data.$C$3]+1-[$latitude.$C8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3]);RADIANS([.$A803]);&quot;&quot;)">
            <text:p/>
          </table:table-cell>
          <table:table-cell table:formula="of:=IF(ISNUMBER([.$B803]);POWER(2;[data.$B$8]-1) * (1 - LN(TAN([.$B803])+(1/COS([.$B803])))/PI());&quot;&quot;)">
            <text:p/>
          </table:table-cell>
          <table:table-cell table:formula="of:=IF(ISNUMBER([.$C803]);ROUND(([data.$C$3]+1-[$latitude.$C8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4]);RADIANS([.$A804]);&quot;&quot;)">
            <text:p/>
          </table:table-cell>
          <table:table-cell table:formula="of:=IF(ISNUMBER([.$B804]);POWER(2;[data.$B$8]-1) * (1 - LN(TAN([.$B804])+(1/COS([.$B804])))/PI());&quot;&quot;)">
            <text:p/>
          </table:table-cell>
          <table:table-cell table:formula="of:=IF(ISNUMBER([.$C804]);ROUND(([data.$C$3]+1-[$latitude.$C8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5]);RADIANS([.$A805]);&quot;&quot;)">
            <text:p/>
          </table:table-cell>
          <table:table-cell table:formula="of:=IF(ISNUMBER([.$B805]);POWER(2;[data.$B$8]-1) * (1 - LN(TAN([.$B805])+(1/COS([.$B805])))/PI());&quot;&quot;)">
            <text:p/>
          </table:table-cell>
          <table:table-cell table:formula="of:=IF(ISNUMBER([.$C805]);ROUND(([data.$C$3]+1-[$latitude.$C8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6]);RADIANS([.$A806]);&quot;&quot;)">
            <text:p/>
          </table:table-cell>
          <table:table-cell table:formula="of:=IF(ISNUMBER([.$B806]);POWER(2;[data.$B$8]-1) * (1 - LN(TAN([.$B806])+(1/COS([.$B806])))/PI());&quot;&quot;)">
            <text:p/>
          </table:table-cell>
          <table:table-cell table:formula="of:=IF(ISNUMBER([.$C806]);ROUND(([data.$C$3]+1-[$latitude.$C8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7]);RADIANS([.$A807]);&quot;&quot;)">
            <text:p/>
          </table:table-cell>
          <table:table-cell table:formula="of:=IF(ISNUMBER([.$B807]);POWER(2;[data.$B$8]-1) * (1 - LN(TAN([.$B807])+(1/COS([.$B807])))/PI());&quot;&quot;)">
            <text:p/>
          </table:table-cell>
          <table:table-cell table:formula="of:=IF(ISNUMBER([.$C807]);ROUND(([data.$C$3]+1-[$latitude.$C8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8]);RADIANS([.$A808]);&quot;&quot;)">
            <text:p/>
          </table:table-cell>
          <table:table-cell table:formula="of:=IF(ISNUMBER([.$B808]);POWER(2;[data.$B$8]-1) * (1 - LN(TAN([.$B808])+(1/COS([.$B808])))/PI());&quot;&quot;)">
            <text:p/>
          </table:table-cell>
          <table:table-cell table:formula="of:=IF(ISNUMBER([.$C808]);ROUND(([data.$C$3]+1-[$latitude.$C8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09]);RADIANS([.$A809]);&quot;&quot;)">
            <text:p/>
          </table:table-cell>
          <table:table-cell table:formula="of:=IF(ISNUMBER([.$B809]);POWER(2;[data.$B$8]-1) * (1 - LN(TAN([.$B809])+(1/COS([.$B809])))/PI());&quot;&quot;)">
            <text:p/>
          </table:table-cell>
          <table:table-cell table:formula="of:=IF(ISNUMBER([.$C809]);ROUND(([data.$C$3]+1-[$latitude.$C8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0]);RADIANS([.$A810]);&quot;&quot;)">
            <text:p/>
          </table:table-cell>
          <table:table-cell table:formula="of:=IF(ISNUMBER([.$B810]);POWER(2;[data.$B$8]-1) * (1 - LN(TAN([.$B810])+(1/COS([.$B810])))/PI());&quot;&quot;)">
            <text:p/>
          </table:table-cell>
          <table:table-cell table:formula="of:=IF(ISNUMBER([.$C810]);ROUND(([data.$C$3]+1-[$latitude.$C8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1]);RADIANS([.$A811]);&quot;&quot;)">
            <text:p/>
          </table:table-cell>
          <table:table-cell table:formula="of:=IF(ISNUMBER([.$B811]);POWER(2;[data.$B$8]-1) * (1 - LN(TAN([.$B811])+(1/COS([.$B811])))/PI());&quot;&quot;)">
            <text:p/>
          </table:table-cell>
          <table:table-cell table:formula="of:=IF(ISNUMBER([.$C811]);ROUND(([data.$C$3]+1-[$latitude.$C8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2]);RADIANS([.$A812]);&quot;&quot;)">
            <text:p/>
          </table:table-cell>
          <table:table-cell table:formula="of:=IF(ISNUMBER([.$B812]);POWER(2;[data.$B$8]-1) * (1 - LN(TAN([.$B812])+(1/COS([.$B812])))/PI());&quot;&quot;)">
            <text:p/>
          </table:table-cell>
          <table:table-cell table:formula="of:=IF(ISNUMBER([.$C812]);ROUND(([data.$C$3]+1-[$latitude.$C8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3]);RADIANS([.$A813]);&quot;&quot;)">
            <text:p/>
          </table:table-cell>
          <table:table-cell table:formula="of:=IF(ISNUMBER([.$B813]);POWER(2;[data.$B$8]-1) * (1 - LN(TAN([.$B813])+(1/COS([.$B813])))/PI());&quot;&quot;)">
            <text:p/>
          </table:table-cell>
          <table:table-cell table:formula="of:=IF(ISNUMBER([.$C813]);ROUND(([data.$C$3]+1-[$latitude.$C8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4]);RADIANS([.$A814]);&quot;&quot;)">
            <text:p/>
          </table:table-cell>
          <table:table-cell table:formula="of:=IF(ISNUMBER([.$B814]);POWER(2;[data.$B$8]-1) * (1 - LN(TAN([.$B814])+(1/COS([.$B814])))/PI());&quot;&quot;)">
            <text:p/>
          </table:table-cell>
          <table:table-cell table:formula="of:=IF(ISNUMBER([.$C814]);ROUND(([data.$C$3]+1-[$latitude.$C8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5]);RADIANS([.$A815]);&quot;&quot;)">
            <text:p/>
          </table:table-cell>
          <table:table-cell table:formula="of:=IF(ISNUMBER([.$B815]);POWER(2;[data.$B$8]-1) * (1 - LN(TAN([.$B815])+(1/COS([.$B815])))/PI());&quot;&quot;)">
            <text:p/>
          </table:table-cell>
          <table:table-cell table:formula="of:=IF(ISNUMBER([.$C815]);ROUND(([data.$C$3]+1-[$latitude.$C8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6]);RADIANS([.$A816]);&quot;&quot;)">
            <text:p/>
          </table:table-cell>
          <table:table-cell table:formula="of:=IF(ISNUMBER([.$B816]);POWER(2;[data.$B$8]-1) * (1 - LN(TAN([.$B816])+(1/COS([.$B816])))/PI());&quot;&quot;)">
            <text:p/>
          </table:table-cell>
          <table:table-cell table:formula="of:=IF(ISNUMBER([.$C816]);ROUND(([data.$C$3]+1-[$latitude.$C8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7]);RADIANS([.$A817]);&quot;&quot;)">
            <text:p/>
          </table:table-cell>
          <table:table-cell table:formula="of:=IF(ISNUMBER([.$B817]);POWER(2;[data.$B$8]-1) * (1 - LN(TAN([.$B817])+(1/COS([.$B817])))/PI());&quot;&quot;)">
            <text:p/>
          </table:table-cell>
          <table:table-cell table:formula="of:=IF(ISNUMBER([.$C817]);ROUND(([data.$C$3]+1-[$latitude.$C8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8]);RADIANS([.$A818]);&quot;&quot;)">
            <text:p/>
          </table:table-cell>
          <table:table-cell table:formula="of:=IF(ISNUMBER([.$B818]);POWER(2;[data.$B$8]-1) * (1 - LN(TAN([.$B818])+(1/COS([.$B818])))/PI());&quot;&quot;)">
            <text:p/>
          </table:table-cell>
          <table:table-cell table:formula="of:=IF(ISNUMBER([.$C818]);ROUND(([data.$C$3]+1-[$latitude.$C8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19]);RADIANS([.$A819]);&quot;&quot;)">
            <text:p/>
          </table:table-cell>
          <table:table-cell table:formula="of:=IF(ISNUMBER([.$B819]);POWER(2;[data.$B$8]-1) * (1 - LN(TAN([.$B819])+(1/COS([.$B819])))/PI());&quot;&quot;)">
            <text:p/>
          </table:table-cell>
          <table:table-cell table:formula="of:=IF(ISNUMBER([.$C819]);ROUND(([data.$C$3]+1-[$latitude.$C8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0]);RADIANS([.$A820]);&quot;&quot;)">
            <text:p/>
          </table:table-cell>
          <table:table-cell table:formula="of:=IF(ISNUMBER([.$B820]);POWER(2;[data.$B$8]-1) * (1 - LN(TAN([.$B820])+(1/COS([.$B820])))/PI());&quot;&quot;)">
            <text:p/>
          </table:table-cell>
          <table:table-cell table:formula="of:=IF(ISNUMBER([.$C820]);ROUND(([data.$C$3]+1-[$latitude.$C8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1]);RADIANS([.$A821]);&quot;&quot;)">
            <text:p/>
          </table:table-cell>
          <table:table-cell table:formula="of:=IF(ISNUMBER([.$B821]);POWER(2;[data.$B$8]-1) * (1 - LN(TAN([.$B821])+(1/COS([.$B821])))/PI());&quot;&quot;)">
            <text:p/>
          </table:table-cell>
          <table:table-cell table:formula="of:=IF(ISNUMBER([.$C821]);ROUND(([data.$C$3]+1-[$latitude.$C8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2]);RADIANS([.$A822]);&quot;&quot;)">
            <text:p/>
          </table:table-cell>
          <table:table-cell table:formula="of:=IF(ISNUMBER([.$B822]);POWER(2;[data.$B$8]-1) * (1 - LN(TAN([.$B822])+(1/COS([.$B822])))/PI());&quot;&quot;)">
            <text:p/>
          </table:table-cell>
          <table:table-cell table:formula="of:=IF(ISNUMBER([.$C822]);ROUND(([data.$C$3]+1-[$latitude.$C8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3]);RADIANS([.$A823]);&quot;&quot;)">
            <text:p/>
          </table:table-cell>
          <table:table-cell table:formula="of:=IF(ISNUMBER([.$B823]);POWER(2;[data.$B$8]-1) * (1 - LN(TAN([.$B823])+(1/COS([.$B823])))/PI());&quot;&quot;)">
            <text:p/>
          </table:table-cell>
          <table:table-cell table:formula="of:=IF(ISNUMBER([.$C823]);ROUND(([data.$C$3]+1-[$latitude.$C8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4]);RADIANS([.$A824]);&quot;&quot;)">
            <text:p/>
          </table:table-cell>
          <table:table-cell table:formula="of:=IF(ISNUMBER([.$B824]);POWER(2;[data.$B$8]-1) * (1 - LN(TAN([.$B824])+(1/COS([.$B824])))/PI());&quot;&quot;)">
            <text:p/>
          </table:table-cell>
          <table:table-cell table:formula="of:=IF(ISNUMBER([.$C824]);ROUND(([data.$C$3]+1-[$latitude.$C8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5]);RADIANS([.$A825]);&quot;&quot;)">
            <text:p/>
          </table:table-cell>
          <table:table-cell table:formula="of:=IF(ISNUMBER([.$B825]);POWER(2;[data.$B$8]-1) * (1 - LN(TAN([.$B825])+(1/COS([.$B825])))/PI());&quot;&quot;)">
            <text:p/>
          </table:table-cell>
          <table:table-cell table:formula="of:=IF(ISNUMBER([.$C825]);ROUND(([data.$C$3]+1-[$latitude.$C8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6]);RADIANS([.$A826]);&quot;&quot;)">
            <text:p/>
          </table:table-cell>
          <table:table-cell table:formula="of:=IF(ISNUMBER([.$B826]);POWER(2;[data.$B$8]-1) * (1 - LN(TAN([.$B826])+(1/COS([.$B826])))/PI());&quot;&quot;)">
            <text:p/>
          </table:table-cell>
          <table:table-cell table:formula="of:=IF(ISNUMBER([.$C826]);ROUND(([data.$C$3]+1-[$latitude.$C8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7]);RADIANS([.$A827]);&quot;&quot;)">
            <text:p/>
          </table:table-cell>
          <table:table-cell table:formula="of:=IF(ISNUMBER([.$B827]);POWER(2;[data.$B$8]-1) * (1 - LN(TAN([.$B827])+(1/COS([.$B827])))/PI());&quot;&quot;)">
            <text:p/>
          </table:table-cell>
          <table:table-cell table:formula="of:=IF(ISNUMBER([.$C827]);ROUND(([data.$C$3]+1-[$latitude.$C8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8]);RADIANS([.$A828]);&quot;&quot;)">
            <text:p/>
          </table:table-cell>
          <table:table-cell table:formula="of:=IF(ISNUMBER([.$B828]);POWER(2;[data.$B$8]-1) * (1 - LN(TAN([.$B828])+(1/COS([.$B828])))/PI());&quot;&quot;)">
            <text:p/>
          </table:table-cell>
          <table:table-cell table:formula="of:=IF(ISNUMBER([.$C828]);ROUND(([data.$C$3]+1-[$latitude.$C8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29]);RADIANS([.$A829]);&quot;&quot;)">
            <text:p/>
          </table:table-cell>
          <table:table-cell table:formula="of:=IF(ISNUMBER([.$B829]);POWER(2;[data.$B$8]-1) * (1 - LN(TAN([.$B829])+(1/COS([.$B829])))/PI());&quot;&quot;)">
            <text:p/>
          </table:table-cell>
          <table:table-cell table:formula="of:=IF(ISNUMBER([.$C829]);ROUND(([data.$C$3]+1-[$latitude.$C8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0]);RADIANS([.$A830]);&quot;&quot;)">
            <text:p/>
          </table:table-cell>
          <table:table-cell table:formula="of:=IF(ISNUMBER([.$B830]);POWER(2;[data.$B$8]-1) * (1 - LN(TAN([.$B830])+(1/COS([.$B830])))/PI());&quot;&quot;)">
            <text:p/>
          </table:table-cell>
          <table:table-cell table:formula="of:=IF(ISNUMBER([.$C830]);ROUND(([data.$C$3]+1-[$latitude.$C8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1]);RADIANS([.$A831]);&quot;&quot;)">
            <text:p/>
          </table:table-cell>
          <table:table-cell table:formula="of:=IF(ISNUMBER([.$B831]);POWER(2;[data.$B$8]-1) * (1 - LN(TAN([.$B831])+(1/COS([.$B831])))/PI());&quot;&quot;)">
            <text:p/>
          </table:table-cell>
          <table:table-cell table:formula="of:=IF(ISNUMBER([.$C831]);ROUND(([data.$C$3]+1-[$latitude.$C8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2]);RADIANS([.$A832]);&quot;&quot;)">
            <text:p/>
          </table:table-cell>
          <table:table-cell table:formula="of:=IF(ISNUMBER([.$B832]);POWER(2;[data.$B$8]-1) * (1 - LN(TAN([.$B832])+(1/COS([.$B832])))/PI());&quot;&quot;)">
            <text:p/>
          </table:table-cell>
          <table:table-cell table:formula="of:=IF(ISNUMBER([.$C832]);ROUND(([data.$C$3]+1-[$latitude.$C8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3]);RADIANS([.$A833]);&quot;&quot;)">
            <text:p/>
          </table:table-cell>
          <table:table-cell table:formula="of:=IF(ISNUMBER([.$B833]);POWER(2;[data.$B$8]-1) * (1 - LN(TAN([.$B833])+(1/COS([.$B833])))/PI());&quot;&quot;)">
            <text:p/>
          </table:table-cell>
          <table:table-cell table:formula="of:=IF(ISNUMBER([.$C833]);ROUND(([data.$C$3]+1-[$latitude.$C8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4]);RADIANS([.$A834]);&quot;&quot;)">
            <text:p/>
          </table:table-cell>
          <table:table-cell table:formula="of:=IF(ISNUMBER([.$B834]);POWER(2;[data.$B$8]-1) * (1 - LN(TAN([.$B834])+(1/COS([.$B834])))/PI());&quot;&quot;)">
            <text:p/>
          </table:table-cell>
          <table:table-cell table:formula="of:=IF(ISNUMBER([.$C834]);ROUND(([data.$C$3]+1-[$latitude.$C8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5]);RADIANS([.$A835]);&quot;&quot;)">
            <text:p/>
          </table:table-cell>
          <table:table-cell table:formula="of:=IF(ISNUMBER([.$B835]);POWER(2;[data.$B$8]-1) * (1 - LN(TAN([.$B835])+(1/COS([.$B835])))/PI());&quot;&quot;)">
            <text:p/>
          </table:table-cell>
          <table:table-cell table:formula="of:=IF(ISNUMBER([.$C835]);ROUND(([data.$C$3]+1-[$latitude.$C8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6]);RADIANS([.$A836]);&quot;&quot;)">
            <text:p/>
          </table:table-cell>
          <table:table-cell table:formula="of:=IF(ISNUMBER([.$B836]);POWER(2;[data.$B$8]-1) * (1 - LN(TAN([.$B836])+(1/COS([.$B836])))/PI());&quot;&quot;)">
            <text:p/>
          </table:table-cell>
          <table:table-cell table:formula="of:=IF(ISNUMBER([.$C836]);ROUND(([data.$C$3]+1-[$latitude.$C8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7]);RADIANS([.$A837]);&quot;&quot;)">
            <text:p/>
          </table:table-cell>
          <table:table-cell table:formula="of:=IF(ISNUMBER([.$B837]);POWER(2;[data.$B$8]-1) * (1 - LN(TAN([.$B837])+(1/COS([.$B837])))/PI());&quot;&quot;)">
            <text:p/>
          </table:table-cell>
          <table:table-cell table:formula="of:=IF(ISNUMBER([.$C837]);ROUND(([data.$C$3]+1-[$latitude.$C8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8]);RADIANS([.$A838]);&quot;&quot;)">
            <text:p/>
          </table:table-cell>
          <table:table-cell table:formula="of:=IF(ISNUMBER([.$B838]);POWER(2;[data.$B$8]-1) * (1 - LN(TAN([.$B838])+(1/COS([.$B838])))/PI());&quot;&quot;)">
            <text:p/>
          </table:table-cell>
          <table:table-cell table:formula="of:=IF(ISNUMBER([.$C838]);ROUND(([data.$C$3]+1-[$latitude.$C8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39]);RADIANS([.$A839]);&quot;&quot;)">
            <text:p/>
          </table:table-cell>
          <table:table-cell table:formula="of:=IF(ISNUMBER([.$B839]);POWER(2;[data.$B$8]-1) * (1 - LN(TAN([.$B839])+(1/COS([.$B839])))/PI());&quot;&quot;)">
            <text:p/>
          </table:table-cell>
          <table:table-cell table:formula="of:=IF(ISNUMBER([.$C839]);ROUND(([data.$C$3]+1-[$latitude.$C8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0]);RADIANS([.$A840]);&quot;&quot;)">
            <text:p/>
          </table:table-cell>
          <table:table-cell table:formula="of:=IF(ISNUMBER([.$B840]);POWER(2;[data.$B$8]-1) * (1 - LN(TAN([.$B840])+(1/COS([.$B840])))/PI());&quot;&quot;)">
            <text:p/>
          </table:table-cell>
          <table:table-cell table:formula="of:=IF(ISNUMBER([.$C840]);ROUND(([data.$C$3]+1-[$latitude.$C8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1]);RADIANS([.$A841]);&quot;&quot;)">
            <text:p/>
          </table:table-cell>
          <table:table-cell table:formula="of:=IF(ISNUMBER([.$B841]);POWER(2;[data.$B$8]-1) * (1 - LN(TAN([.$B841])+(1/COS([.$B841])))/PI());&quot;&quot;)">
            <text:p/>
          </table:table-cell>
          <table:table-cell table:formula="of:=IF(ISNUMBER([.$C841]);ROUND(([data.$C$3]+1-[$latitude.$C8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2]);RADIANS([.$A842]);&quot;&quot;)">
            <text:p/>
          </table:table-cell>
          <table:table-cell table:formula="of:=IF(ISNUMBER([.$B842]);POWER(2;[data.$B$8]-1) * (1 - LN(TAN([.$B842])+(1/COS([.$B842])))/PI());&quot;&quot;)">
            <text:p/>
          </table:table-cell>
          <table:table-cell table:formula="of:=IF(ISNUMBER([.$C842]);ROUND(([data.$C$3]+1-[$latitude.$C8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3]);RADIANS([.$A843]);&quot;&quot;)">
            <text:p/>
          </table:table-cell>
          <table:table-cell table:formula="of:=IF(ISNUMBER([.$B843]);POWER(2;[data.$B$8]-1) * (1 - LN(TAN([.$B843])+(1/COS([.$B843])))/PI());&quot;&quot;)">
            <text:p/>
          </table:table-cell>
          <table:table-cell table:formula="of:=IF(ISNUMBER([.$C843]);ROUND(([data.$C$3]+1-[$latitude.$C8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4]);RADIANS([.$A844]);&quot;&quot;)">
            <text:p/>
          </table:table-cell>
          <table:table-cell table:formula="of:=IF(ISNUMBER([.$B844]);POWER(2;[data.$B$8]-1) * (1 - LN(TAN([.$B844])+(1/COS([.$B844])))/PI());&quot;&quot;)">
            <text:p/>
          </table:table-cell>
          <table:table-cell table:formula="of:=IF(ISNUMBER([.$C844]);ROUND(([data.$C$3]+1-[$latitude.$C8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5]);RADIANS([.$A845]);&quot;&quot;)">
            <text:p/>
          </table:table-cell>
          <table:table-cell table:formula="of:=IF(ISNUMBER([.$B845]);POWER(2;[data.$B$8]-1) * (1 - LN(TAN([.$B845])+(1/COS([.$B845])))/PI());&quot;&quot;)">
            <text:p/>
          </table:table-cell>
          <table:table-cell table:formula="of:=IF(ISNUMBER([.$C845]);ROUND(([data.$C$3]+1-[$latitude.$C8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6]);RADIANS([.$A846]);&quot;&quot;)">
            <text:p/>
          </table:table-cell>
          <table:table-cell table:formula="of:=IF(ISNUMBER([.$B846]);POWER(2;[data.$B$8]-1) * (1 - LN(TAN([.$B846])+(1/COS([.$B846])))/PI());&quot;&quot;)">
            <text:p/>
          </table:table-cell>
          <table:table-cell table:formula="of:=IF(ISNUMBER([.$C846]);ROUND(([data.$C$3]+1-[$latitude.$C8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7]);RADIANS([.$A847]);&quot;&quot;)">
            <text:p/>
          </table:table-cell>
          <table:table-cell table:formula="of:=IF(ISNUMBER([.$B847]);POWER(2;[data.$B$8]-1) * (1 - LN(TAN([.$B847])+(1/COS([.$B847])))/PI());&quot;&quot;)">
            <text:p/>
          </table:table-cell>
          <table:table-cell table:formula="of:=IF(ISNUMBER([.$C847]);ROUND(([data.$C$3]+1-[$latitude.$C8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8]);RADIANS([.$A848]);&quot;&quot;)">
            <text:p/>
          </table:table-cell>
          <table:table-cell table:formula="of:=IF(ISNUMBER([.$B848]);POWER(2;[data.$B$8]-1) * (1 - LN(TAN([.$B848])+(1/COS([.$B848])))/PI());&quot;&quot;)">
            <text:p/>
          </table:table-cell>
          <table:table-cell table:formula="of:=IF(ISNUMBER([.$C848]);ROUND(([data.$C$3]+1-[$latitude.$C8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49]);RADIANS([.$A849]);&quot;&quot;)">
            <text:p/>
          </table:table-cell>
          <table:table-cell table:formula="of:=IF(ISNUMBER([.$B849]);POWER(2;[data.$B$8]-1) * (1 - LN(TAN([.$B849])+(1/COS([.$B849])))/PI());&quot;&quot;)">
            <text:p/>
          </table:table-cell>
          <table:table-cell table:formula="of:=IF(ISNUMBER([.$C849]);ROUND(([data.$C$3]+1-[$latitude.$C8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0]);RADIANS([.$A850]);&quot;&quot;)">
            <text:p/>
          </table:table-cell>
          <table:table-cell table:formula="of:=IF(ISNUMBER([.$B850]);POWER(2;[data.$B$8]-1) * (1 - LN(TAN([.$B850])+(1/COS([.$B850])))/PI());&quot;&quot;)">
            <text:p/>
          </table:table-cell>
          <table:table-cell table:formula="of:=IF(ISNUMBER([.$C850]);ROUND(([data.$C$3]+1-[$latitude.$C8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1]);RADIANS([.$A851]);&quot;&quot;)">
            <text:p/>
          </table:table-cell>
          <table:table-cell table:formula="of:=IF(ISNUMBER([.$B851]);POWER(2;[data.$B$8]-1) * (1 - LN(TAN([.$B851])+(1/COS([.$B851])))/PI());&quot;&quot;)">
            <text:p/>
          </table:table-cell>
          <table:table-cell table:formula="of:=IF(ISNUMBER([.$C851]);ROUND(([data.$C$3]+1-[$latitude.$C8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2]);RADIANS([.$A852]);&quot;&quot;)">
            <text:p/>
          </table:table-cell>
          <table:table-cell table:formula="of:=IF(ISNUMBER([.$B852]);POWER(2;[data.$B$8]-1) * (1 - LN(TAN([.$B852])+(1/COS([.$B852])))/PI());&quot;&quot;)">
            <text:p/>
          </table:table-cell>
          <table:table-cell table:formula="of:=IF(ISNUMBER([.$C852]);ROUND(([data.$C$3]+1-[$latitude.$C8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3]);RADIANS([.$A853]);&quot;&quot;)">
            <text:p/>
          </table:table-cell>
          <table:table-cell table:formula="of:=IF(ISNUMBER([.$B853]);POWER(2;[data.$B$8]-1) * (1 - LN(TAN([.$B853])+(1/COS([.$B853])))/PI());&quot;&quot;)">
            <text:p/>
          </table:table-cell>
          <table:table-cell table:formula="of:=IF(ISNUMBER([.$C853]);ROUND(([data.$C$3]+1-[$latitude.$C8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4]);RADIANS([.$A854]);&quot;&quot;)">
            <text:p/>
          </table:table-cell>
          <table:table-cell table:formula="of:=IF(ISNUMBER([.$B854]);POWER(2;[data.$B$8]-1) * (1 - LN(TAN([.$B854])+(1/COS([.$B854])))/PI());&quot;&quot;)">
            <text:p/>
          </table:table-cell>
          <table:table-cell table:formula="of:=IF(ISNUMBER([.$C854]);ROUND(([data.$C$3]+1-[$latitude.$C8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5]);RADIANS([.$A855]);&quot;&quot;)">
            <text:p/>
          </table:table-cell>
          <table:table-cell table:formula="of:=IF(ISNUMBER([.$B855]);POWER(2;[data.$B$8]-1) * (1 - LN(TAN([.$B855])+(1/COS([.$B855])))/PI());&quot;&quot;)">
            <text:p/>
          </table:table-cell>
          <table:table-cell table:formula="of:=IF(ISNUMBER([.$C855]);ROUND(([data.$C$3]+1-[$latitude.$C8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6]);RADIANS([.$A856]);&quot;&quot;)">
            <text:p/>
          </table:table-cell>
          <table:table-cell table:formula="of:=IF(ISNUMBER([.$B856]);POWER(2;[data.$B$8]-1) * (1 - LN(TAN([.$B856])+(1/COS([.$B856])))/PI());&quot;&quot;)">
            <text:p/>
          </table:table-cell>
          <table:table-cell table:formula="of:=IF(ISNUMBER([.$C856]);ROUND(([data.$C$3]+1-[$latitude.$C8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7]);RADIANS([.$A857]);&quot;&quot;)">
            <text:p/>
          </table:table-cell>
          <table:table-cell table:formula="of:=IF(ISNUMBER([.$B857]);POWER(2;[data.$B$8]-1) * (1 - LN(TAN([.$B857])+(1/COS([.$B857])))/PI());&quot;&quot;)">
            <text:p/>
          </table:table-cell>
          <table:table-cell table:formula="of:=IF(ISNUMBER([.$C857]);ROUND(([data.$C$3]+1-[$latitude.$C8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8]);RADIANS([.$A858]);&quot;&quot;)">
            <text:p/>
          </table:table-cell>
          <table:table-cell table:formula="of:=IF(ISNUMBER([.$B858]);POWER(2;[data.$B$8]-1) * (1 - LN(TAN([.$B858])+(1/COS([.$B858])))/PI());&quot;&quot;)">
            <text:p/>
          </table:table-cell>
          <table:table-cell table:formula="of:=IF(ISNUMBER([.$C858]);ROUND(([data.$C$3]+1-[$latitude.$C8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59]);RADIANS([.$A859]);&quot;&quot;)">
            <text:p/>
          </table:table-cell>
          <table:table-cell table:formula="of:=IF(ISNUMBER([.$B859]);POWER(2;[data.$B$8]-1) * (1 - LN(TAN([.$B859])+(1/COS([.$B859])))/PI());&quot;&quot;)">
            <text:p/>
          </table:table-cell>
          <table:table-cell table:formula="of:=IF(ISNUMBER([.$C859]);ROUND(([data.$C$3]+1-[$latitude.$C8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0]);RADIANS([.$A860]);&quot;&quot;)">
            <text:p/>
          </table:table-cell>
          <table:table-cell table:formula="of:=IF(ISNUMBER([.$B860]);POWER(2;[data.$B$8]-1) * (1 - LN(TAN([.$B860])+(1/COS([.$B860])))/PI());&quot;&quot;)">
            <text:p/>
          </table:table-cell>
          <table:table-cell table:formula="of:=IF(ISNUMBER([.$C860]);ROUND(([data.$C$3]+1-[$latitude.$C8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1]);RADIANS([.$A861]);&quot;&quot;)">
            <text:p/>
          </table:table-cell>
          <table:table-cell table:formula="of:=IF(ISNUMBER([.$B861]);POWER(2;[data.$B$8]-1) * (1 - LN(TAN([.$B861])+(1/COS([.$B861])))/PI());&quot;&quot;)">
            <text:p/>
          </table:table-cell>
          <table:table-cell table:formula="of:=IF(ISNUMBER([.$C861]);ROUND(([data.$C$3]+1-[$latitude.$C8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2]);RADIANS([.$A862]);&quot;&quot;)">
            <text:p/>
          </table:table-cell>
          <table:table-cell table:formula="of:=IF(ISNUMBER([.$B862]);POWER(2;[data.$B$8]-1) * (1 - LN(TAN([.$B862])+(1/COS([.$B862])))/PI());&quot;&quot;)">
            <text:p/>
          </table:table-cell>
          <table:table-cell table:formula="of:=IF(ISNUMBER([.$C862]);ROUND(([data.$C$3]+1-[$latitude.$C8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3]);RADIANS([.$A863]);&quot;&quot;)">
            <text:p/>
          </table:table-cell>
          <table:table-cell table:formula="of:=IF(ISNUMBER([.$B863]);POWER(2;[data.$B$8]-1) * (1 - LN(TAN([.$B863])+(1/COS([.$B863])))/PI());&quot;&quot;)">
            <text:p/>
          </table:table-cell>
          <table:table-cell table:formula="of:=IF(ISNUMBER([.$C863]);ROUND(([data.$C$3]+1-[$latitude.$C8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4]);RADIANS([.$A864]);&quot;&quot;)">
            <text:p/>
          </table:table-cell>
          <table:table-cell table:formula="of:=IF(ISNUMBER([.$B864]);POWER(2;[data.$B$8]-1) * (1 - LN(TAN([.$B864])+(1/COS([.$B864])))/PI());&quot;&quot;)">
            <text:p/>
          </table:table-cell>
          <table:table-cell table:formula="of:=IF(ISNUMBER([.$C864]);ROUND(([data.$C$3]+1-[$latitude.$C8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5]);RADIANS([.$A865]);&quot;&quot;)">
            <text:p/>
          </table:table-cell>
          <table:table-cell table:formula="of:=IF(ISNUMBER([.$B865]);POWER(2;[data.$B$8]-1) * (1 - LN(TAN([.$B865])+(1/COS([.$B865])))/PI());&quot;&quot;)">
            <text:p/>
          </table:table-cell>
          <table:table-cell table:formula="of:=IF(ISNUMBER([.$C865]);ROUND(([data.$C$3]+1-[$latitude.$C8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6]);RADIANS([.$A866]);&quot;&quot;)">
            <text:p/>
          </table:table-cell>
          <table:table-cell table:formula="of:=IF(ISNUMBER([.$B866]);POWER(2;[data.$B$8]-1) * (1 - LN(TAN([.$B866])+(1/COS([.$B866])))/PI());&quot;&quot;)">
            <text:p/>
          </table:table-cell>
          <table:table-cell table:formula="of:=IF(ISNUMBER([.$C866]);ROUND(([data.$C$3]+1-[$latitude.$C8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7]);RADIANS([.$A867]);&quot;&quot;)">
            <text:p/>
          </table:table-cell>
          <table:table-cell table:formula="of:=IF(ISNUMBER([.$B867]);POWER(2;[data.$B$8]-1) * (1 - LN(TAN([.$B867])+(1/COS([.$B867])))/PI());&quot;&quot;)">
            <text:p/>
          </table:table-cell>
          <table:table-cell table:formula="of:=IF(ISNUMBER([.$C867]);ROUND(([data.$C$3]+1-[$latitude.$C8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8]);RADIANS([.$A868]);&quot;&quot;)">
            <text:p/>
          </table:table-cell>
          <table:table-cell table:formula="of:=IF(ISNUMBER([.$B868]);POWER(2;[data.$B$8]-1) * (1 - LN(TAN([.$B868])+(1/COS([.$B868])))/PI());&quot;&quot;)">
            <text:p/>
          </table:table-cell>
          <table:table-cell table:formula="of:=IF(ISNUMBER([.$C868]);ROUND(([data.$C$3]+1-[$latitude.$C8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69]);RADIANS([.$A869]);&quot;&quot;)">
            <text:p/>
          </table:table-cell>
          <table:table-cell table:formula="of:=IF(ISNUMBER([.$B869]);POWER(2;[data.$B$8]-1) * (1 - LN(TAN([.$B869])+(1/COS([.$B869])))/PI());&quot;&quot;)">
            <text:p/>
          </table:table-cell>
          <table:table-cell table:formula="of:=IF(ISNUMBER([.$C869]);ROUND(([data.$C$3]+1-[$latitude.$C8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0]);RADIANS([.$A870]);&quot;&quot;)">
            <text:p/>
          </table:table-cell>
          <table:table-cell table:formula="of:=IF(ISNUMBER([.$B870]);POWER(2;[data.$B$8]-1) * (1 - LN(TAN([.$B870])+(1/COS([.$B870])))/PI());&quot;&quot;)">
            <text:p/>
          </table:table-cell>
          <table:table-cell table:formula="of:=IF(ISNUMBER([.$C870]);ROUND(([data.$C$3]+1-[$latitude.$C8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1]);RADIANS([.$A871]);&quot;&quot;)">
            <text:p/>
          </table:table-cell>
          <table:table-cell table:formula="of:=IF(ISNUMBER([.$B871]);POWER(2;[data.$B$8]-1) * (1 - LN(TAN([.$B871])+(1/COS([.$B871])))/PI());&quot;&quot;)">
            <text:p/>
          </table:table-cell>
          <table:table-cell table:formula="of:=IF(ISNUMBER([.$C871]);ROUND(([data.$C$3]+1-[$latitude.$C8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2]);RADIANS([.$A872]);&quot;&quot;)">
            <text:p/>
          </table:table-cell>
          <table:table-cell table:formula="of:=IF(ISNUMBER([.$B872]);POWER(2;[data.$B$8]-1) * (1 - LN(TAN([.$B872])+(1/COS([.$B872])))/PI());&quot;&quot;)">
            <text:p/>
          </table:table-cell>
          <table:table-cell table:formula="of:=IF(ISNUMBER([.$C872]);ROUND(([data.$C$3]+1-[$latitude.$C8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3]);RADIANS([.$A873]);&quot;&quot;)">
            <text:p/>
          </table:table-cell>
          <table:table-cell table:formula="of:=IF(ISNUMBER([.$B873]);POWER(2;[data.$B$8]-1) * (1 - LN(TAN([.$B873])+(1/COS([.$B873])))/PI());&quot;&quot;)">
            <text:p/>
          </table:table-cell>
          <table:table-cell table:formula="of:=IF(ISNUMBER([.$C873]);ROUND(([data.$C$3]+1-[$latitude.$C8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4]);RADIANS([.$A874]);&quot;&quot;)">
            <text:p/>
          </table:table-cell>
          <table:table-cell table:formula="of:=IF(ISNUMBER([.$B874]);POWER(2;[data.$B$8]-1) * (1 - LN(TAN([.$B874])+(1/COS([.$B874])))/PI());&quot;&quot;)">
            <text:p/>
          </table:table-cell>
          <table:table-cell table:formula="of:=IF(ISNUMBER([.$C874]);ROUND(([data.$C$3]+1-[$latitude.$C8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5]);RADIANS([.$A875]);&quot;&quot;)">
            <text:p/>
          </table:table-cell>
          <table:table-cell table:formula="of:=IF(ISNUMBER([.$B875]);POWER(2;[data.$B$8]-1) * (1 - LN(TAN([.$B875])+(1/COS([.$B875])))/PI());&quot;&quot;)">
            <text:p/>
          </table:table-cell>
          <table:table-cell table:formula="of:=IF(ISNUMBER([.$C875]);ROUND(([data.$C$3]+1-[$latitude.$C8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6]);RADIANS([.$A876]);&quot;&quot;)">
            <text:p/>
          </table:table-cell>
          <table:table-cell table:formula="of:=IF(ISNUMBER([.$B876]);POWER(2;[data.$B$8]-1) * (1 - LN(TAN([.$B876])+(1/COS([.$B876])))/PI());&quot;&quot;)">
            <text:p/>
          </table:table-cell>
          <table:table-cell table:formula="of:=IF(ISNUMBER([.$C876]);ROUND(([data.$C$3]+1-[$latitude.$C8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7]);RADIANS([.$A877]);&quot;&quot;)">
            <text:p/>
          </table:table-cell>
          <table:table-cell table:formula="of:=IF(ISNUMBER([.$B877]);POWER(2;[data.$B$8]-1) * (1 - LN(TAN([.$B877])+(1/COS([.$B877])))/PI());&quot;&quot;)">
            <text:p/>
          </table:table-cell>
          <table:table-cell table:formula="of:=IF(ISNUMBER([.$C877]);ROUND(([data.$C$3]+1-[$latitude.$C8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8]);RADIANS([.$A878]);&quot;&quot;)">
            <text:p/>
          </table:table-cell>
          <table:table-cell table:formula="of:=IF(ISNUMBER([.$B878]);POWER(2;[data.$B$8]-1) * (1 - LN(TAN([.$B878])+(1/COS([.$B878])))/PI());&quot;&quot;)">
            <text:p/>
          </table:table-cell>
          <table:table-cell table:formula="of:=IF(ISNUMBER([.$C878]);ROUND(([data.$C$3]+1-[$latitude.$C8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79]);RADIANS([.$A879]);&quot;&quot;)">
            <text:p/>
          </table:table-cell>
          <table:table-cell table:formula="of:=IF(ISNUMBER([.$B879]);POWER(2;[data.$B$8]-1) * (1 - LN(TAN([.$B879])+(1/COS([.$B879])))/PI());&quot;&quot;)">
            <text:p/>
          </table:table-cell>
          <table:table-cell table:formula="of:=IF(ISNUMBER([.$C879]);ROUND(([data.$C$3]+1-[$latitude.$C8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0]);RADIANS([.$A880]);&quot;&quot;)">
            <text:p/>
          </table:table-cell>
          <table:table-cell table:formula="of:=IF(ISNUMBER([.$B880]);POWER(2;[data.$B$8]-1) * (1 - LN(TAN([.$B880])+(1/COS([.$B880])))/PI());&quot;&quot;)">
            <text:p/>
          </table:table-cell>
          <table:table-cell table:formula="of:=IF(ISNUMBER([.$C880]);ROUND(([data.$C$3]+1-[$latitude.$C8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1]);RADIANS([.$A881]);&quot;&quot;)">
            <text:p/>
          </table:table-cell>
          <table:table-cell table:formula="of:=IF(ISNUMBER([.$B881]);POWER(2;[data.$B$8]-1) * (1 - LN(TAN([.$B881])+(1/COS([.$B881])))/PI());&quot;&quot;)">
            <text:p/>
          </table:table-cell>
          <table:table-cell table:formula="of:=IF(ISNUMBER([.$C881]);ROUND(([data.$C$3]+1-[$latitude.$C8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2]);RADIANS([.$A882]);&quot;&quot;)">
            <text:p/>
          </table:table-cell>
          <table:table-cell table:formula="of:=IF(ISNUMBER([.$B882]);POWER(2;[data.$B$8]-1) * (1 - LN(TAN([.$B882])+(1/COS([.$B882])))/PI());&quot;&quot;)">
            <text:p/>
          </table:table-cell>
          <table:table-cell table:formula="of:=IF(ISNUMBER([.$C882]);ROUND(([data.$C$3]+1-[$latitude.$C8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3]);RADIANS([.$A883]);&quot;&quot;)">
            <text:p/>
          </table:table-cell>
          <table:table-cell table:formula="of:=IF(ISNUMBER([.$B883]);POWER(2;[data.$B$8]-1) * (1 - LN(TAN([.$B883])+(1/COS([.$B883])))/PI());&quot;&quot;)">
            <text:p/>
          </table:table-cell>
          <table:table-cell table:formula="of:=IF(ISNUMBER([.$C883]);ROUND(([data.$C$3]+1-[$latitude.$C8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4]);RADIANS([.$A884]);&quot;&quot;)">
            <text:p/>
          </table:table-cell>
          <table:table-cell table:formula="of:=IF(ISNUMBER([.$B884]);POWER(2;[data.$B$8]-1) * (1 - LN(TAN([.$B884])+(1/COS([.$B884])))/PI());&quot;&quot;)">
            <text:p/>
          </table:table-cell>
          <table:table-cell table:formula="of:=IF(ISNUMBER([.$C884]);ROUND(([data.$C$3]+1-[$latitude.$C8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5]);RADIANS([.$A885]);&quot;&quot;)">
            <text:p/>
          </table:table-cell>
          <table:table-cell table:formula="of:=IF(ISNUMBER([.$B885]);POWER(2;[data.$B$8]-1) * (1 - LN(TAN([.$B885])+(1/COS([.$B885])))/PI());&quot;&quot;)">
            <text:p/>
          </table:table-cell>
          <table:table-cell table:formula="of:=IF(ISNUMBER([.$C885]);ROUND(([data.$C$3]+1-[$latitude.$C8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6]);RADIANS([.$A886]);&quot;&quot;)">
            <text:p/>
          </table:table-cell>
          <table:table-cell table:formula="of:=IF(ISNUMBER([.$B886]);POWER(2;[data.$B$8]-1) * (1 - LN(TAN([.$B886])+(1/COS([.$B886])))/PI());&quot;&quot;)">
            <text:p/>
          </table:table-cell>
          <table:table-cell table:formula="of:=IF(ISNUMBER([.$C886]);ROUND(([data.$C$3]+1-[$latitude.$C8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7]);RADIANS([.$A887]);&quot;&quot;)">
            <text:p/>
          </table:table-cell>
          <table:table-cell table:formula="of:=IF(ISNUMBER([.$B887]);POWER(2;[data.$B$8]-1) * (1 - LN(TAN([.$B887])+(1/COS([.$B887])))/PI());&quot;&quot;)">
            <text:p/>
          </table:table-cell>
          <table:table-cell table:formula="of:=IF(ISNUMBER([.$C887]);ROUND(([data.$C$3]+1-[$latitude.$C8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8]);RADIANS([.$A888]);&quot;&quot;)">
            <text:p/>
          </table:table-cell>
          <table:table-cell table:formula="of:=IF(ISNUMBER([.$B888]);POWER(2;[data.$B$8]-1) * (1 - LN(TAN([.$B888])+(1/COS([.$B888])))/PI());&quot;&quot;)">
            <text:p/>
          </table:table-cell>
          <table:table-cell table:formula="of:=IF(ISNUMBER([.$C888]);ROUND(([data.$C$3]+1-[$latitude.$C8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89]);RADIANS([.$A889]);&quot;&quot;)">
            <text:p/>
          </table:table-cell>
          <table:table-cell table:formula="of:=IF(ISNUMBER([.$B889]);POWER(2;[data.$B$8]-1) * (1 - LN(TAN([.$B889])+(1/COS([.$B889])))/PI());&quot;&quot;)">
            <text:p/>
          </table:table-cell>
          <table:table-cell table:formula="of:=IF(ISNUMBER([.$C889]);ROUND(([data.$C$3]+1-[$latitude.$C8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0]);RADIANS([.$A890]);&quot;&quot;)">
            <text:p/>
          </table:table-cell>
          <table:table-cell table:formula="of:=IF(ISNUMBER([.$B890]);POWER(2;[data.$B$8]-1) * (1 - LN(TAN([.$B890])+(1/COS([.$B890])))/PI());&quot;&quot;)">
            <text:p/>
          </table:table-cell>
          <table:table-cell table:formula="of:=IF(ISNUMBER([.$C890]);ROUND(([data.$C$3]+1-[$latitude.$C8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1]);RADIANS([.$A891]);&quot;&quot;)">
            <text:p/>
          </table:table-cell>
          <table:table-cell table:formula="of:=IF(ISNUMBER([.$B891]);POWER(2;[data.$B$8]-1) * (1 - LN(TAN([.$B891])+(1/COS([.$B891])))/PI());&quot;&quot;)">
            <text:p/>
          </table:table-cell>
          <table:table-cell table:formula="of:=IF(ISNUMBER([.$C891]);ROUND(([data.$C$3]+1-[$latitude.$C8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2]);RADIANS([.$A892]);&quot;&quot;)">
            <text:p/>
          </table:table-cell>
          <table:table-cell table:formula="of:=IF(ISNUMBER([.$B892]);POWER(2;[data.$B$8]-1) * (1 - LN(TAN([.$B892])+(1/COS([.$B892])))/PI());&quot;&quot;)">
            <text:p/>
          </table:table-cell>
          <table:table-cell table:formula="of:=IF(ISNUMBER([.$C892]);ROUND(([data.$C$3]+1-[$latitude.$C8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3]);RADIANS([.$A893]);&quot;&quot;)">
            <text:p/>
          </table:table-cell>
          <table:table-cell table:formula="of:=IF(ISNUMBER([.$B893]);POWER(2;[data.$B$8]-1) * (1 - LN(TAN([.$B893])+(1/COS([.$B893])))/PI());&quot;&quot;)">
            <text:p/>
          </table:table-cell>
          <table:table-cell table:formula="of:=IF(ISNUMBER([.$C893]);ROUND(([data.$C$3]+1-[$latitude.$C8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4]);RADIANS([.$A894]);&quot;&quot;)">
            <text:p/>
          </table:table-cell>
          <table:table-cell table:formula="of:=IF(ISNUMBER([.$B894]);POWER(2;[data.$B$8]-1) * (1 - LN(TAN([.$B894])+(1/COS([.$B894])))/PI());&quot;&quot;)">
            <text:p/>
          </table:table-cell>
          <table:table-cell table:formula="of:=IF(ISNUMBER([.$C894]);ROUND(([data.$C$3]+1-[$latitude.$C8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5]);RADIANS([.$A895]);&quot;&quot;)">
            <text:p/>
          </table:table-cell>
          <table:table-cell table:formula="of:=IF(ISNUMBER([.$B895]);POWER(2;[data.$B$8]-1) * (1 - LN(TAN([.$B895])+(1/COS([.$B895])))/PI());&quot;&quot;)">
            <text:p/>
          </table:table-cell>
          <table:table-cell table:formula="of:=IF(ISNUMBER([.$C895]);ROUND(([data.$C$3]+1-[$latitude.$C8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6]);RADIANS([.$A896]);&quot;&quot;)">
            <text:p/>
          </table:table-cell>
          <table:table-cell table:formula="of:=IF(ISNUMBER([.$B896]);POWER(2;[data.$B$8]-1) * (1 - LN(TAN([.$B896])+(1/COS([.$B896])))/PI());&quot;&quot;)">
            <text:p/>
          </table:table-cell>
          <table:table-cell table:formula="of:=IF(ISNUMBER([.$C896]);ROUND(([data.$C$3]+1-[$latitude.$C8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7]);RADIANS([.$A897]);&quot;&quot;)">
            <text:p/>
          </table:table-cell>
          <table:table-cell table:formula="of:=IF(ISNUMBER([.$B897]);POWER(2;[data.$B$8]-1) * (1 - LN(TAN([.$B897])+(1/COS([.$B897])))/PI());&quot;&quot;)">
            <text:p/>
          </table:table-cell>
          <table:table-cell table:formula="of:=IF(ISNUMBER([.$C897]);ROUND(([data.$C$3]+1-[$latitude.$C8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8]);RADIANS([.$A898]);&quot;&quot;)">
            <text:p/>
          </table:table-cell>
          <table:table-cell table:formula="of:=IF(ISNUMBER([.$B898]);POWER(2;[data.$B$8]-1) * (1 - LN(TAN([.$B898])+(1/COS([.$B898])))/PI());&quot;&quot;)">
            <text:p/>
          </table:table-cell>
          <table:table-cell table:formula="of:=IF(ISNUMBER([.$C898]);ROUND(([data.$C$3]+1-[$latitude.$C8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899]);RADIANS([.$A899]);&quot;&quot;)">
            <text:p/>
          </table:table-cell>
          <table:table-cell table:formula="of:=IF(ISNUMBER([.$B899]);POWER(2;[data.$B$8]-1) * (1 - LN(TAN([.$B899])+(1/COS([.$B899])))/PI());&quot;&quot;)">
            <text:p/>
          </table:table-cell>
          <table:table-cell table:formula="of:=IF(ISNUMBER([.$C899]);ROUND(([data.$C$3]+1-[$latitude.$C8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0]);RADIANS([.$A900]);&quot;&quot;)">
            <text:p/>
          </table:table-cell>
          <table:table-cell table:formula="of:=IF(ISNUMBER([.$B900]);POWER(2;[data.$B$8]-1) * (1 - LN(TAN([.$B900])+(1/COS([.$B900])))/PI());&quot;&quot;)">
            <text:p/>
          </table:table-cell>
          <table:table-cell table:formula="of:=IF(ISNUMBER([.$C900]);ROUND(([data.$C$3]+1-[$latitude.$C9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1]);RADIANS([.$A901]);&quot;&quot;)">
            <text:p/>
          </table:table-cell>
          <table:table-cell table:formula="of:=IF(ISNUMBER([.$B901]);POWER(2;[data.$B$8]-1) * (1 - LN(TAN([.$B901])+(1/COS([.$B901])))/PI());&quot;&quot;)">
            <text:p/>
          </table:table-cell>
          <table:table-cell table:formula="of:=IF(ISNUMBER([.$C901]);ROUND(([data.$C$3]+1-[$latitude.$C9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2]);RADIANS([.$A902]);&quot;&quot;)">
            <text:p/>
          </table:table-cell>
          <table:table-cell table:formula="of:=IF(ISNUMBER([.$B902]);POWER(2;[data.$B$8]-1) * (1 - LN(TAN([.$B902])+(1/COS([.$B902])))/PI());&quot;&quot;)">
            <text:p/>
          </table:table-cell>
          <table:table-cell table:formula="of:=IF(ISNUMBER([.$C902]);ROUND(([data.$C$3]+1-[$latitude.$C9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3]);RADIANS([.$A903]);&quot;&quot;)">
            <text:p/>
          </table:table-cell>
          <table:table-cell table:formula="of:=IF(ISNUMBER([.$B903]);POWER(2;[data.$B$8]-1) * (1 - LN(TAN([.$B903])+(1/COS([.$B903])))/PI());&quot;&quot;)">
            <text:p/>
          </table:table-cell>
          <table:table-cell table:formula="of:=IF(ISNUMBER([.$C903]);ROUND(([data.$C$3]+1-[$latitude.$C9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4]);RADIANS([.$A904]);&quot;&quot;)">
            <text:p/>
          </table:table-cell>
          <table:table-cell table:formula="of:=IF(ISNUMBER([.$B904]);POWER(2;[data.$B$8]-1) * (1 - LN(TAN([.$B904])+(1/COS([.$B904])))/PI());&quot;&quot;)">
            <text:p/>
          </table:table-cell>
          <table:table-cell table:formula="of:=IF(ISNUMBER([.$C904]);ROUND(([data.$C$3]+1-[$latitude.$C9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5]);RADIANS([.$A905]);&quot;&quot;)">
            <text:p/>
          </table:table-cell>
          <table:table-cell table:formula="of:=IF(ISNUMBER([.$B905]);POWER(2;[data.$B$8]-1) * (1 - LN(TAN([.$B905])+(1/COS([.$B905])))/PI());&quot;&quot;)">
            <text:p/>
          </table:table-cell>
          <table:table-cell table:formula="of:=IF(ISNUMBER([.$C905]);ROUND(([data.$C$3]+1-[$latitude.$C9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6]);RADIANS([.$A906]);&quot;&quot;)">
            <text:p/>
          </table:table-cell>
          <table:table-cell table:formula="of:=IF(ISNUMBER([.$B906]);POWER(2;[data.$B$8]-1) * (1 - LN(TAN([.$B906])+(1/COS([.$B906])))/PI());&quot;&quot;)">
            <text:p/>
          </table:table-cell>
          <table:table-cell table:formula="of:=IF(ISNUMBER([.$C906]);ROUND(([data.$C$3]+1-[$latitude.$C90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7]);RADIANS([.$A907]);&quot;&quot;)">
            <text:p/>
          </table:table-cell>
          <table:table-cell table:formula="of:=IF(ISNUMBER([.$B907]);POWER(2;[data.$B$8]-1) * (1 - LN(TAN([.$B907])+(1/COS([.$B907])))/PI());&quot;&quot;)">
            <text:p/>
          </table:table-cell>
          <table:table-cell table:formula="of:=IF(ISNUMBER([.$C907]);ROUND(([data.$C$3]+1-[$latitude.$C90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8]);RADIANS([.$A908]);&quot;&quot;)">
            <text:p/>
          </table:table-cell>
          <table:table-cell table:formula="of:=IF(ISNUMBER([.$B908]);POWER(2;[data.$B$8]-1) * (1 - LN(TAN([.$B908])+(1/COS([.$B908])))/PI());&quot;&quot;)">
            <text:p/>
          </table:table-cell>
          <table:table-cell table:formula="of:=IF(ISNUMBER([.$C908]);ROUND(([data.$C$3]+1-[$latitude.$C90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09]);RADIANS([.$A909]);&quot;&quot;)">
            <text:p/>
          </table:table-cell>
          <table:table-cell table:formula="of:=IF(ISNUMBER([.$B909]);POWER(2;[data.$B$8]-1) * (1 - LN(TAN([.$B909])+(1/COS([.$B909])))/PI());&quot;&quot;)">
            <text:p/>
          </table:table-cell>
          <table:table-cell table:formula="of:=IF(ISNUMBER([.$C909]);ROUND(([data.$C$3]+1-[$latitude.$C90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0]);RADIANS([.$A910]);&quot;&quot;)">
            <text:p/>
          </table:table-cell>
          <table:table-cell table:formula="of:=IF(ISNUMBER([.$B910]);POWER(2;[data.$B$8]-1) * (1 - LN(TAN([.$B910])+(1/COS([.$B910])))/PI());&quot;&quot;)">
            <text:p/>
          </table:table-cell>
          <table:table-cell table:formula="of:=IF(ISNUMBER([.$C910]);ROUND(([data.$C$3]+1-[$latitude.$C91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1]);RADIANS([.$A911]);&quot;&quot;)">
            <text:p/>
          </table:table-cell>
          <table:table-cell table:formula="of:=IF(ISNUMBER([.$B911]);POWER(2;[data.$B$8]-1) * (1 - LN(TAN([.$B911])+(1/COS([.$B911])))/PI());&quot;&quot;)">
            <text:p/>
          </table:table-cell>
          <table:table-cell table:formula="of:=IF(ISNUMBER([.$C911]);ROUND(([data.$C$3]+1-[$latitude.$C91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2]);RADIANS([.$A912]);&quot;&quot;)">
            <text:p/>
          </table:table-cell>
          <table:table-cell table:formula="of:=IF(ISNUMBER([.$B912]);POWER(2;[data.$B$8]-1) * (1 - LN(TAN([.$B912])+(1/COS([.$B912])))/PI());&quot;&quot;)">
            <text:p/>
          </table:table-cell>
          <table:table-cell table:formula="of:=IF(ISNUMBER([.$C912]);ROUND(([data.$C$3]+1-[$latitude.$C91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3]);RADIANS([.$A913]);&quot;&quot;)">
            <text:p/>
          </table:table-cell>
          <table:table-cell table:formula="of:=IF(ISNUMBER([.$B913]);POWER(2;[data.$B$8]-1) * (1 - LN(TAN([.$B913])+(1/COS([.$B913])))/PI());&quot;&quot;)">
            <text:p/>
          </table:table-cell>
          <table:table-cell table:formula="of:=IF(ISNUMBER([.$C913]);ROUND(([data.$C$3]+1-[$latitude.$C91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4]);RADIANS([.$A914]);&quot;&quot;)">
            <text:p/>
          </table:table-cell>
          <table:table-cell table:formula="of:=IF(ISNUMBER([.$B914]);POWER(2;[data.$B$8]-1) * (1 - LN(TAN([.$B914])+(1/COS([.$B914])))/PI());&quot;&quot;)">
            <text:p/>
          </table:table-cell>
          <table:table-cell table:formula="of:=IF(ISNUMBER([.$C914]);ROUND(([data.$C$3]+1-[$latitude.$C91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5]);RADIANS([.$A915]);&quot;&quot;)">
            <text:p/>
          </table:table-cell>
          <table:table-cell table:formula="of:=IF(ISNUMBER([.$B915]);POWER(2;[data.$B$8]-1) * (1 - LN(TAN([.$B915])+(1/COS([.$B915])))/PI());&quot;&quot;)">
            <text:p/>
          </table:table-cell>
          <table:table-cell table:formula="of:=IF(ISNUMBER([.$C915]);ROUND(([data.$C$3]+1-[$latitude.$C91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6]);RADIANS([.$A916]);&quot;&quot;)">
            <text:p/>
          </table:table-cell>
          <table:table-cell table:formula="of:=IF(ISNUMBER([.$B916]);POWER(2;[data.$B$8]-1) * (1 - LN(TAN([.$B916])+(1/COS([.$B916])))/PI());&quot;&quot;)">
            <text:p/>
          </table:table-cell>
          <table:table-cell table:formula="of:=IF(ISNUMBER([.$C916]);ROUND(([data.$C$3]+1-[$latitude.$C91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7]);RADIANS([.$A917]);&quot;&quot;)">
            <text:p/>
          </table:table-cell>
          <table:table-cell table:formula="of:=IF(ISNUMBER([.$B917]);POWER(2;[data.$B$8]-1) * (1 - LN(TAN([.$B917])+(1/COS([.$B917])))/PI());&quot;&quot;)">
            <text:p/>
          </table:table-cell>
          <table:table-cell table:formula="of:=IF(ISNUMBER([.$C917]);ROUND(([data.$C$3]+1-[$latitude.$C91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8]);RADIANS([.$A918]);&quot;&quot;)">
            <text:p/>
          </table:table-cell>
          <table:table-cell table:formula="of:=IF(ISNUMBER([.$B918]);POWER(2;[data.$B$8]-1) * (1 - LN(TAN([.$B918])+(1/COS([.$B918])))/PI());&quot;&quot;)">
            <text:p/>
          </table:table-cell>
          <table:table-cell table:formula="of:=IF(ISNUMBER([.$C918]);ROUND(([data.$C$3]+1-[$latitude.$C91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19]);RADIANS([.$A919]);&quot;&quot;)">
            <text:p/>
          </table:table-cell>
          <table:table-cell table:formula="of:=IF(ISNUMBER([.$B919]);POWER(2;[data.$B$8]-1) * (1 - LN(TAN([.$B919])+(1/COS([.$B919])))/PI());&quot;&quot;)">
            <text:p/>
          </table:table-cell>
          <table:table-cell table:formula="of:=IF(ISNUMBER([.$C919]);ROUND(([data.$C$3]+1-[$latitude.$C91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0]);RADIANS([.$A920]);&quot;&quot;)">
            <text:p/>
          </table:table-cell>
          <table:table-cell table:formula="of:=IF(ISNUMBER([.$B920]);POWER(2;[data.$B$8]-1) * (1 - LN(TAN([.$B920])+(1/COS([.$B920])))/PI());&quot;&quot;)">
            <text:p/>
          </table:table-cell>
          <table:table-cell table:formula="of:=IF(ISNUMBER([.$C920]);ROUND(([data.$C$3]+1-[$latitude.$C92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1]);RADIANS([.$A921]);&quot;&quot;)">
            <text:p/>
          </table:table-cell>
          <table:table-cell table:formula="of:=IF(ISNUMBER([.$B921]);POWER(2;[data.$B$8]-1) * (1 - LN(TAN([.$B921])+(1/COS([.$B921])))/PI());&quot;&quot;)">
            <text:p/>
          </table:table-cell>
          <table:table-cell table:formula="of:=IF(ISNUMBER([.$C921]);ROUND(([data.$C$3]+1-[$latitude.$C92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2]);RADIANS([.$A922]);&quot;&quot;)">
            <text:p/>
          </table:table-cell>
          <table:table-cell table:formula="of:=IF(ISNUMBER([.$B922]);POWER(2;[data.$B$8]-1) * (1 - LN(TAN([.$B922])+(1/COS([.$B922])))/PI());&quot;&quot;)">
            <text:p/>
          </table:table-cell>
          <table:table-cell table:formula="of:=IF(ISNUMBER([.$C922]);ROUND(([data.$C$3]+1-[$latitude.$C92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3]);RADIANS([.$A923]);&quot;&quot;)">
            <text:p/>
          </table:table-cell>
          <table:table-cell table:formula="of:=IF(ISNUMBER([.$B923]);POWER(2;[data.$B$8]-1) * (1 - LN(TAN([.$B923])+(1/COS([.$B923])))/PI());&quot;&quot;)">
            <text:p/>
          </table:table-cell>
          <table:table-cell table:formula="of:=IF(ISNUMBER([.$C923]);ROUND(([data.$C$3]+1-[$latitude.$C92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4]);RADIANS([.$A924]);&quot;&quot;)">
            <text:p/>
          </table:table-cell>
          <table:table-cell table:formula="of:=IF(ISNUMBER([.$B924]);POWER(2;[data.$B$8]-1) * (1 - LN(TAN([.$B924])+(1/COS([.$B924])))/PI());&quot;&quot;)">
            <text:p/>
          </table:table-cell>
          <table:table-cell table:formula="of:=IF(ISNUMBER([.$C924]);ROUND(([data.$C$3]+1-[$latitude.$C92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5]);RADIANS([.$A925]);&quot;&quot;)">
            <text:p/>
          </table:table-cell>
          <table:table-cell table:formula="of:=IF(ISNUMBER([.$B925]);POWER(2;[data.$B$8]-1) * (1 - LN(TAN([.$B925])+(1/COS([.$B925])))/PI());&quot;&quot;)">
            <text:p/>
          </table:table-cell>
          <table:table-cell table:formula="of:=IF(ISNUMBER([.$C925]);ROUND(([data.$C$3]+1-[$latitude.$C92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6]);RADIANS([.$A926]);&quot;&quot;)">
            <text:p/>
          </table:table-cell>
          <table:table-cell table:formula="of:=IF(ISNUMBER([.$B926]);POWER(2;[data.$B$8]-1) * (1 - LN(TAN([.$B926])+(1/COS([.$B926])))/PI());&quot;&quot;)">
            <text:p/>
          </table:table-cell>
          <table:table-cell table:formula="of:=IF(ISNUMBER([.$C926]);ROUND(([data.$C$3]+1-[$latitude.$C92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7]);RADIANS([.$A927]);&quot;&quot;)">
            <text:p/>
          </table:table-cell>
          <table:table-cell table:formula="of:=IF(ISNUMBER([.$B927]);POWER(2;[data.$B$8]-1) * (1 - LN(TAN([.$B927])+(1/COS([.$B927])))/PI());&quot;&quot;)">
            <text:p/>
          </table:table-cell>
          <table:table-cell table:formula="of:=IF(ISNUMBER([.$C927]);ROUND(([data.$C$3]+1-[$latitude.$C92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8]);RADIANS([.$A928]);&quot;&quot;)">
            <text:p/>
          </table:table-cell>
          <table:table-cell table:formula="of:=IF(ISNUMBER([.$B928]);POWER(2;[data.$B$8]-1) * (1 - LN(TAN([.$B928])+(1/COS([.$B928])))/PI());&quot;&quot;)">
            <text:p/>
          </table:table-cell>
          <table:table-cell table:formula="of:=IF(ISNUMBER([.$C928]);ROUND(([data.$C$3]+1-[$latitude.$C92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29]);RADIANS([.$A929]);&quot;&quot;)">
            <text:p/>
          </table:table-cell>
          <table:table-cell table:formula="of:=IF(ISNUMBER([.$B929]);POWER(2;[data.$B$8]-1) * (1 - LN(TAN([.$B929])+(1/COS([.$B929])))/PI());&quot;&quot;)">
            <text:p/>
          </table:table-cell>
          <table:table-cell table:formula="of:=IF(ISNUMBER([.$C929]);ROUND(([data.$C$3]+1-[$latitude.$C92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0]);RADIANS([.$A930]);&quot;&quot;)">
            <text:p/>
          </table:table-cell>
          <table:table-cell table:formula="of:=IF(ISNUMBER([.$B930]);POWER(2;[data.$B$8]-1) * (1 - LN(TAN([.$B930])+(1/COS([.$B930])))/PI());&quot;&quot;)">
            <text:p/>
          </table:table-cell>
          <table:table-cell table:formula="of:=IF(ISNUMBER([.$C930]);ROUND(([data.$C$3]+1-[$latitude.$C93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1]);RADIANS([.$A931]);&quot;&quot;)">
            <text:p/>
          </table:table-cell>
          <table:table-cell table:formula="of:=IF(ISNUMBER([.$B931]);POWER(2;[data.$B$8]-1) * (1 - LN(TAN([.$B931])+(1/COS([.$B931])))/PI());&quot;&quot;)">
            <text:p/>
          </table:table-cell>
          <table:table-cell table:formula="of:=IF(ISNUMBER([.$C931]);ROUND(([data.$C$3]+1-[$latitude.$C93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2]);RADIANS([.$A932]);&quot;&quot;)">
            <text:p/>
          </table:table-cell>
          <table:table-cell table:formula="of:=IF(ISNUMBER([.$B932]);POWER(2;[data.$B$8]-1) * (1 - LN(TAN([.$B932])+(1/COS([.$B932])))/PI());&quot;&quot;)">
            <text:p/>
          </table:table-cell>
          <table:table-cell table:formula="of:=IF(ISNUMBER([.$C932]);ROUND(([data.$C$3]+1-[$latitude.$C93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3]);RADIANS([.$A933]);&quot;&quot;)">
            <text:p/>
          </table:table-cell>
          <table:table-cell table:formula="of:=IF(ISNUMBER([.$B933]);POWER(2;[data.$B$8]-1) * (1 - LN(TAN([.$B933])+(1/COS([.$B933])))/PI());&quot;&quot;)">
            <text:p/>
          </table:table-cell>
          <table:table-cell table:formula="of:=IF(ISNUMBER([.$C933]);ROUND(([data.$C$3]+1-[$latitude.$C93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4]);RADIANS([.$A934]);&quot;&quot;)">
            <text:p/>
          </table:table-cell>
          <table:table-cell table:formula="of:=IF(ISNUMBER([.$B934]);POWER(2;[data.$B$8]-1) * (1 - LN(TAN([.$B934])+(1/COS([.$B934])))/PI());&quot;&quot;)">
            <text:p/>
          </table:table-cell>
          <table:table-cell table:formula="of:=IF(ISNUMBER([.$C934]);ROUND(([data.$C$3]+1-[$latitude.$C93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5]);RADIANS([.$A935]);&quot;&quot;)">
            <text:p/>
          </table:table-cell>
          <table:table-cell table:formula="of:=IF(ISNUMBER([.$B935]);POWER(2;[data.$B$8]-1) * (1 - LN(TAN([.$B935])+(1/COS([.$B935])))/PI());&quot;&quot;)">
            <text:p/>
          </table:table-cell>
          <table:table-cell table:formula="of:=IF(ISNUMBER([.$C935]);ROUND(([data.$C$3]+1-[$latitude.$C93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6]);RADIANS([.$A936]);&quot;&quot;)">
            <text:p/>
          </table:table-cell>
          <table:table-cell table:formula="of:=IF(ISNUMBER([.$B936]);POWER(2;[data.$B$8]-1) * (1 - LN(TAN([.$B936])+(1/COS([.$B936])))/PI());&quot;&quot;)">
            <text:p/>
          </table:table-cell>
          <table:table-cell table:formula="of:=IF(ISNUMBER([.$C936]);ROUND(([data.$C$3]+1-[$latitude.$C93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7]);RADIANS([.$A937]);&quot;&quot;)">
            <text:p/>
          </table:table-cell>
          <table:table-cell table:formula="of:=IF(ISNUMBER([.$B937]);POWER(2;[data.$B$8]-1) * (1 - LN(TAN([.$B937])+(1/COS([.$B937])))/PI());&quot;&quot;)">
            <text:p/>
          </table:table-cell>
          <table:table-cell table:formula="of:=IF(ISNUMBER([.$C937]);ROUND(([data.$C$3]+1-[$latitude.$C93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8]);RADIANS([.$A938]);&quot;&quot;)">
            <text:p/>
          </table:table-cell>
          <table:table-cell table:formula="of:=IF(ISNUMBER([.$B938]);POWER(2;[data.$B$8]-1) * (1 - LN(TAN([.$B938])+(1/COS([.$B938])))/PI());&quot;&quot;)">
            <text:p/>
          </table:table-cell>
          <table:table-cell table:formula="of:=IF(ISNUMBER([.$C938]);ROUND(([data.$C$3]+1-[$latitude.$C93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39]);RADIANS([.$A939]);&quot;&quot;)">
            <text:p/>
          </table:table-cell>
          <table:table-cell table:formula="of:=IF(ISNUMBER([.$B939]);POWER(2;[data.$B$8]-1) * (1 - LN(TAN([.$B939])+(1/COS([.$B939])))/PI());&quot;&quot;)">
            <text:p/>
          </table:table-cell>
          <table:table-cell table:formula="of:=IF(ISNUMBER([.$C939]);ROUND(([data.$C$3]+1-[$latitude.$C93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0]);RADIANS([.$A940]);&quot;&quot;)">
            <text:p/>
          </table:table-cell>
          <table:table-cell table:formula="of:=IF(ISNUMBER([.$B940]);POWER(2;[data.$B$8]-1) * (1 - LN(TAN([.$B940])+(1/COS([.$B940])))/PI());&quot;&quot;)">
            <text:p/>
          </table:table-cell>
          <table:table-cell table:formula="of:=IF(ISNUMBER([.$C940]);ROUND(([data.$C$3]+1-[$latitude.$C94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1]);RADIANS([.$A941]);&quot;&quot;)">
            <text:p/>
          </table:table-cell>
          <table:table-cell table:formula="of:=IF(ISNUMBER([.$B941]);POWER(2;[data.$B$8]-1) * (1 - LN(TAN([.$B941])+(1/COS([.$B941])))/PI());&quot;&quot;)">
            <text:p/>
          </table:table-cell>
          <table:table-cell table:formula="of:=IF(ISNUMBER([.$C941]);ROUND(([data.$C$3]+1-[$latitude.$C94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2]);RADIANS([.$A942]);&quot;&quot;)">
            <text:p/>
          </table:table-cell>
          <table:table-cell table:formula="of:=IF(ISNUMBER([.$B942]);POWER(2;[data.$B$8]-1) * (1 - LN(TAN([.$B942])+(1/COS([.$B942])))/PI());&quot;&quot;)">
            <text:p/>
          </table:table-cell>
          <table:table-cell table:formula="of:=IF(ISNUMBER([.$C942]);ROUND(([data.$C$3]+1-[$latitude.$C94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3]);RADIANS([.$A943]);&quot;&quot;)">
            <text:p/>
          </table:table-cell>
          <table:table-cell table:formula="of:=IF(ISNUMBER([.$B943]);POWER(2;[data.$B$8]-1) * (1 - LN(TAN([.$B943])+(1/COS([.$B943])))/PI());&quot;&quot;)">
            <text:p/>
          </table:table-cell>
          <table:table-cell table:formula="of:=IF(ISNUMBER([.$C943]);ROUND(([data.$C$3]+1-[$latitude.$C94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4]);RADIANS([.$A944]);&quot;&quot;)">
            <text:p/>
          </table:table-cell>
          <table:table-cell table:formula="of:=IF(ISNUMBER([.$B944]);POWER(2;[data.$B$8]-1) * (1 - LN(TAN([.$B944])+(1/COS([.$B944])))/PI());&quot;&quot;)">
            <text:p/>
          </table:table-cell>
          <table:table-cell table:formula="of:=IF(ISNUMBER([.$C944]);ROUND(([data.$C$3]+1-[$latitude.$C94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5]);RADIANS([.$A945]);&quot;&quot;)">
            <text:p/>
          </table:table-cell>
          <table:table-cell table:formula="of:=IF(ISNUMBER([.$B945]);POWER(2;[data.$B$8]-1) * (1 - LN(TAN([.$B945])+(1/COS([.$B945])))/PI());&quot;&quot;)">
            <text:p/>
          </table:table-cell>
          <table:table-cell table:formula="of:=IF(ISNUMBER([.$C945]);ROUND(([data.$C$3]+1-[$latitude.$C94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6]);RADIANS([.$A946]);&quot;&quot;)">
            <text:p/>
          </table:table-cell>
          <table:table-cell table:formula="of:=IF(ISNUMBER([.$B946]);POWER(2;[data.$B$8]-1) * (1 - LN(TAN([.$B946])+(1/COS([.$B946])))/PI());&quot;&quot;)">
            <text:p/>
          </table:table-cell>
          <table:table-cell table:formula="of:=IF(ISNUMBER([.$C946]);ROUND(([data.$C$3]+1-[$latitude.$C94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7]);RADIANS([.$A947]);&quot;&quot;)">
            <text:p/>
          </table:table-cell>
          <table:table-cell table:formula="of:=IF(ISNUMBER([.$B947]);POWER(2;[data.$B$8]-1) * (1 - LN(TAN([.$B947])+(1/COS([.$B947])))/PI());&quot;&quot;)">
            <text:p/>
          </table:table-cell>
          <table:table-cell table:formula="of:=IF(ISNUMBER([.$C947]);ROUND(([data.$C$3]+1-[$latitude.$C94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8]);RADIANS([.$A948]);&quot;&quot;)">
            <text:p/>
          </table:table-cell>
          <table:table-cell table:formula="of:=IF(ISNUMBER([.$B948]);POWER(2;[data.$B$8]-1) * (1 - LN(TAN([.$B948])+(1/COS([.$B948])))/PI());&quot;&quot;)">
            <text:p/>
          </table:table-cell>
          <table:table-cell table:formula="of:=IF(ISNUMBER([.$C948]);ROUND(([data.$C$3]+1-[$latitude.$C94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49]);RADIANS([.$A949]);&quot;&quot;)">
            <text:p/>
          </table:table-cell>
          <table:table-cell table:formula="of:=IF(ISNUMBER([.$B949]);POWER(2;[data.$B$8]-1) * (1 - LN(TAN([.$B949])+(1/COS([.$B949])))/PI());&quot;&quot;)">
            <text:p/>
          </table:table-cell>
          <table:table-cell table:formula="of:=IF(ISNUMBER([.$C949]);ROUND(([data.$C$3]+1-[$latitude.$C94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0]);RADIANS([.$A950]);&quot;&quot;)">
            <text:p/>
          </table:table-cell>
          <table:table-cell table:formula="of:=IF(ISNUMBER([.$B950]);POWER(2;[data.$B$8]-1) * (1 - LN(TAN([.$B950])+(1/COS([.$B950])))/PI());&quot;&quot;)">
            <text:p/>
          </table:table-cell>
          <table:table-cell table:formula="of:=IF(ISNUMBER([.$C950]);ROUND(([data.$C$3]+1-[$latitude.$C95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1]);RADIANS([.$A951]);&quot;&quot;)">
            <text:p/>
          </table:table-cell>
          <table:table-cell table:formula="of:=IF(ISNUMBER([.$B951]);POWER(2;[data.$B$8]-1) * (1 - LN(TAN([.$B951])+(1/COS([.$B951])))/PI());&quot;&quot;)">
            <text:p/>
          </table:table-cell>
          <table:table-cell table:formula="of:=IF(ISNUMBER([.$C951]);ROUND(([data.$C$3]+1-[$latitude.$C95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2]);RADIANS([.$A952]);&quot;&quot;)">
            <text:p/>
          </table:table-cell>
          <table:table-cell table:formula="of:=IF(ISNUMBER([.$B952]);POWER(2;[data.$B$8]-1) * (1 - LN(TAN([.$B952])+(1/COS([.$B952])))/PI());&quot;&quot;)">
            <text:p/>
          </table:table-cell>
          <table:table-cell table:formula="of:=IF(ISNUMBER([.$C952]);ROUND(([data.$C$3]+1-[$latitude.$C95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3]);RADIANS([.$A953]);&quot;&quot;)">
            <text:p/>
          </table:table-cell>
          <table:table-cell table:formula="of:=IF(ISNUMBER([.$B953]);POWER(2;[data.$B$8]-1) * (1 - LN(TAN([.$B953])+(1/COS([.$B953])))/PI());&quot;&quot;)">
            <text:p/>
          </table:table-cell>
          <table:table-cell table:formula="of:=IF(ISNUMBER([.$C953]);ROUND(([data.$C$3]+1-[$latitude.$C95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4]);RADIANS([.$A954]);&quot;&quot;)">
            <text:p/>
          </table:table-cell>
          <table:table-cell table:formula="of:=IF(ISNUMBER([.$B954]);POWER(2;[data.$B$8]-1) * (1 - LN(TAN([.$B954])+(1/COS([.$B954])))/PI());&quot;&quot;)">
            <text:p/>
          </table:table-cell>
          <table:table-cell table:formula="of:=IF(ISNUMBER([.$C954]);ROUND(([data.$C$3]+1-[$latitude.$C95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5]);RADIANS([.$A955]);&quot;&quot;)">
            <text:p/>
          </table:table-cell>
          <table:table-cell table:formula="of:=IF(ISNUMBER([.$B955]);POWER(2;[data.$B$8]-1) * (1 - LN(TAN([.$B955])+(1/COS([.$B955])))/PI());&quot;&quot;)">
            <text:p/>
          </table:table-cell>
          <table:table-cell table:formula="of:=IF(ISNUMBER([.$C955]);ROUND(([data.$C$3]+1-[$latitude.$C95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6]);RADIANS([.$A956]);&quot;&quot;)">
            <text:p/>
          </table:table-cell>
          <table:table-cell table:formula="of:=IF(ISNUMBER([.$B956]);POWER(2;[data.$B$8]-1) * (1 - LN(TAN([.$B956])+(1/COS([.$B956])))/PI());&quot;&quot;)">
            <text:p/>
          </table:table-cell>
          <table:table-cell table:formula="of:=IF(ISNUMBER([.$C956]);ROUND(([data.$C$3]+1-[$latitude.$C95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7]);RADIANS([.$A957]);&quot;&quot;)">
            <text:p/>
          </table:table-cell>
          <table:table-cell table:formula="of:=IF(ISNUMBER([.$B957]);POWER(2;[data.$B$8]-1) * (1 - LN(TAN([.$B957])+(1/COS([.$B957])))/PI());&quot;&quot;)">
            <text:p/>
          </table:table-cell>
          <table:table-cell table:formula="of:=IF(ISNUMBER([.$C957]);ROUND(([data.$C$3]+1-[$latitude.$C95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8]);RADIANS([.$A958]);&quot;&quot;)">
            <text:p/>
          </table:table-cell>
          <table:table-cell table:formula="of:=IF(ISNUMBER([.$B958]);POWER(2;[data.$B$8]-1) * (1 - LN(TAN([.$B958])+(1/COS([.$B958])))/PI());&quot;&quot;)">
            <text:p/>
          </table:table-cell>
          <table:table-cell table:formula="of:=IF(ISNUMBER([.$C958]);ROUND(([data.$C$3]+1-[$latitude.$C95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59]);RADIANS([.$A959]);&quot;&quot;)">
            <text:p/>
          </table:table-cell>
          <table:table-cell table:formula="of:=IF(ISNUMBER([.$B959]);POWER(2;[data.$B$8]-1) * (1 - LN(TAN([.$B959])+(1/COS([.$B959])))/PI());&quot;&quot;)">
            <text:p/>
          </table:table-cell>
          <table:table-cell table:formula="of:=IF(ISNUMBER([.$C959]);ROUND(([data.$C$3]+1-[$latitude.$C95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0]);RADIANS([.$A960]);&quot;&quot;)">
            <text:p/>
          </table:table-cell>
          <table:table-cell table:formula="of:=IF(ISNUMBER([.$B960]);POWER(2;[data.$B$8]-1) * (1 - LN(TAN([.$B960])+(1/COS([.$B960])))/PI());&quot;&quot;)">
            <text:p/>
          </table:table-cell>
          <table:table-cell table:formula="of:=IF(ISNUMBER([.$C960]);ROUND(([data.$C$3]+1-[$latitude.$C96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1]);RADIANS([.$A961]);&quot;&quot;)">
            <text:p/>
          </table:table-cell>
          <table:table-cell table:formula="of:=IF(ISNUMBER([.$B961]);POWER(2;[data.$B$8]-1) * (1 - LN(TAN([.$B961])+(1/COS([.$B961])))/PI());&quot;&quot;)">
            <text:p/>
          </table:table-cell>
          <table:table-cell table:formula="of:=IF(ISNUMBER([.$C961]);ROUND(([data.$C$3]+1-[$latitude.$C96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2]);RADIANS([.$A962]);&quot;&quot;)">
            <text:p/>
          </table:table-cell>
          <table:table-cell table:formula="of:=IF(ISNUMBER([.$B962]);POWER(2;[data.$B$8]-1) * (1 - LN(TAN([.$B962])+(1/COS([.$B962])))/PI());&quot;&quot;)">
            <text:p/>
          </table:table-cell>
          <table:table-cell table:formula="of:=IF(ISNUMBER([.$C962]);ROUND(([data.$C$3]+1-[$latitude.$C96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3]);RADIANS([.$A963]);&quot;&quot;)">
            <text:p/>
          </table:table-cell>
          <table:table-cell table:formula="of:=IF(ISNUMBER([.$B963]);POWER(2;[data.$B$8]-1) * (1 - LN(TAN([.$B963])+(1/COS([.$B963])))/PI());&quot;&quot;)">
            <text:p/>
          </table:table-cell>
          <table:table-cell table:formula="of:=IF(ISNUMBER([.$C963]);ROUND(([data.$C$3]+1-[$latitude.$C96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4]);RADIANS([.$A964]);&quot;&quot;)">
            <text:p/>
          </table:table-cell>
          <table:table-cell table:formula="of:=IF(ISNUMBER([.$B964]);POWER(2;[data.$B$8]-1) * (1 - LN(TAN([.$B964])+(1/COS([.$B964])))/PI());&quot;&quot;)">
            <text:p/>
          </table:table-cell>
          <table:table-cell table:formula="of:=IF(ISNUMBER([.$C964]);ROUND(([data.$C$3]+1-[$latitude.$C96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5]);RADIANS([.$A965]);&quot;&quot;)">
            <text:p/>
          </table:table-cell>
          <table:table-cell table:formula="of:=IF(ISNUMBER([.$B965]);POWER(2;[data.$B$8]-1) * (1 - LN(TAN([.$B965])+(1/COS([.$B965])))/PI());&quot;&quot;)">
            <text:p/>
          </table:table-cell>
          <table:table-cell table:formula="of:=IF(ISNUMBER([.$C965]);ROUND(([data.$C$3]+1-[$latitude.$C96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6]);RADIANS([.$A966]);&quot;&quot;)">
            <text:p/>
          </table:table-cell>
          <table:table-cell table:formula="of:=IF(ISNUMBER([.$B966]);POWER(2;[data.$B$8]-1) * (1 - LN(TAN([.$B966])+(1/COS([.$B966])))/PI());&quot;&quot;)">
            <text:p/>
          </table:table-cell>
          <table:table-cell table:formula="of:=IF(ISNUMBER([.$C966]);ROUND(([data.$C$3]+1-[$latitude.$C96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7]);RADIANS([.$A967]);&quot;&quot;)">
            <text:p/>
          </table:table-cell>
          <table:table-cell table:formula="of:=IF(ISNUMBER([.$B967]);POWER(2;[data.$B$8]-1) * (1 - LN(TAN([.$B967])+(1/COS([.$B967])))/PI());&quot;&quot;)">
            <text:p/>
          </table:table-cell>
          <table:table-cell table:formula="of:=IF(ISNUMBER([.$C967]);ROUND(([data.$C$3]+1-[$latitude.$C96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8]);RADIANS([.$A968]);&quot;&quot;)">
            <text:p/>
          </table:table-cell>
          <table:table-cell table:formula="of:=IF(ISNUMBER([.$B968]);POWER(2;[data.$B$8]-1) * (1 - LN(TAN([.$B968])+(1/COS([.$B968])))/PI());&quot;&quot;)">
            <text:p/>
          </table:table-cell>
          <table:table-cell table:formula="of:=IF(ISNUMBER([.$C968]);ROUND(([data.$C$3]+1-[$latitude.$C96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69]);RADIANS([.$A969]);&quot;&quot;)">
            <text:p/>
          </table:table-cell>
          <table:table-cell table:formula="of:=IF(ISNUMBER([.$B969]);POWER(2;[data.$B$8]-1) * (1 - LN(TAN([.$B969])+(1/COS([.$B969])))/PI());&quot;&quot;)">
            <text:p/>
          </table:table-cell>
          <table:table-cell table:formula="of:=IF(ISNUMBER([.$C969]);ROUND(([data.$C$3]+1-[$latitude.$C96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0]);RADIANS([.$A970]);&quot;&quot;)">
            <text:p/>
          </table:table-cell>
          <table:table-cell table:formula="of:=IF(ISNUMBER([.$B970]);POWER(2;[data.$B$8]-1) * (1 - LN(TAN([.$B970])+(1/COS([.$B970])))/PI());&quot;&quot;)">
            <text:p/>
          </table:table-cell>
          <table:table-cell table:formula="of:=IF(ISNUMBER([.$C970]);ROUND(([data.$C$3]+1-[$latitude.$C97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1]);RADIANS([.$A971]);&quot;&quot;)">
            <text:p/>
          </table:table-cell>
          <table:table-cell table:formula="of:=IF(ISNUMBER([.$B971]);POWER(2;[data.$B$8]-1) * (1 - LN(TAN([.$B971])+(1/COS([.$B971])))/PI());&quot;&quot;)">
            <text:p/>
          </table:table-cell>
          <table:table-cell table:formula="of:=IF(ISNUMBER([.$C971]);ROUND(([data.$C$3]+1-[$latitude.$C97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2]);RADIANS([.$A972]);&quot;&quot;)">
            <text:p/>
          </table:table-cell>
          <table:table-cell table:formula="of:=IF(ISNUMBER([.$B972]);POWER(2;[data.$B$8]-1) * (1 - LN(TAN([.$B972])+(1/COS([.$B972])))/PI());&quot;&quot;)">
            <text:p/>
          </table:table-cell>
          <table:table-cell table:formula="of:=IF(ISNUMBER([.$C972]);ROUND(([data.$C$3]+1-[$latitude.$C97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3]);RADIANS([.$A973]);&quot;&quot;)">
            <text:p/>
          </table:table-cell>
          <table:table-cell table:formula="of:=IF(ISNUMBER([.$B973]);POWER(2;[data.$B$8]-1) * (1 - LN(TAN([.$B973])+(1/COS([.$B973])))/PI());&quot;&quot;)">
            <text:p/>
          </table:table-cell>
          <table:table-cell table:formula="of:=IF(ISNUMBER([.$C973]);ROUND(([data.$C$3]+1-[$latitude.$C97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4]);RADIANS([.$A974]);&quot;&quot;)">
            <text:p/>
          </table:table-cell>
          <table:table-cell table:formula="of:=IF(ISNUMBER([.$B974]);POWER(2;[data.$B$8]-1) * (1 - LN(TAN([.$B974])+(1/COS([.$B974])))/PI());&quot;&quot;)">
            <text:p/>
          </table:table-cell>
          <table:table-cell table:formula="of:=IF(ISNUMBER([.$C974]);ROUND(([data.$C$3]+1-[$latitude.$C97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5]);RADIANS([.$A975]);&quot;&quot;)">
            <text:p/>
          </table:table-cell>
          <table:table-cell table:formula="of:=IF(ISNUMBER([.$B975]);POWER(2;[data.$B$8]-1) * (1 - LN(TAN([.$B975])+(1/COS([.$B975])))/PI());&quot;&quot;)">
            <text:p/>
          </table:table-cell>
          <table:table-cell table:formula="of:=IF(ISNUMBER([.$C975]);ROUND(([data.$C$3]+1-[$latitude.$C97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6]);RADIANS([.$A976]);&quot;&quot;)">
            <text:p/>
          </table:table-cell>
          <table:table-cell table:formula="of:=IF(ISNUMBER([.$B976]);POWER(2;[data.$B$8]-1) * (1 - LN(TAN([.$B976])+(1/COS([.$B976])))/PI());&quot;&quot;)">
            <text:p/>
          </table:table-cell>
          <table:table-cell table:formula="of:=IF(ISNUMBER([.$C976]);ROUND(([data.$C$3]+1-[$latitude.$C97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7]);RADIANS([.$A977]);&quot;&quot;)">
            <text:p/>
          </table:table-cell>
          <table:table-cell table:formula="of:=IF(ISNUMBER([.$B977]);POWER(2;[data.$B$8]-1) * (1 - LN(TAN([.$B977])+(1/COS([.$B977])))/PI());&quot;&quot;)">
            <text:p/>
          </table:table-cell>
          <table:table-cell table:formula="of:=IF(ISNUMBER([.$C977]);ROUND(([data.$C$3]+1-[$latitude.$C97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8]);RADIANS([.$A978]);&quot;&quot;)">
            <text:p/>
          </table:table-cell>
          <table:table-cell table:formula="of:=IF(ISNUMBER([.$B978]);POWER(2;[data.$B$8]-1) * (1 - LN(TAN([.$B978])+(1/COS([.$B978])))/PI());&quot;&quot;)">
            <text:p/>
          </table:table-cell>
          <table:table-cell table:formula="of:=IF(ISNUMBER([.$C978]);ROUND(([data.$C$3]+1-[$latitude.$C97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79]);RADIANS([.$A979]);&quot;&quot;)">
            <text:p/>
          </table:table-cell>
          <table:table-cell table:formula="of:=IF(ISNUMBER([.$B979]);POWER(2;[data.$B$8]-1) * (1 - LN(TAN([.$B979])+(1/COS([.$B979])))/PI());&quot;&quot;)">
            <text:p/>
          </table:table-cell>
          <table:table-cell table:formula="of:=IF(ISNUMBER([.$C979]);ROUND(([data.$C$3]+1-[$latitude.$C97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0]);RADIANS([.$A980]);&quot;&quot;)">
            <text:p/>
          </table:table-cell>
          <table:table-cell table:formula="of:=IF(ISNUMBER([.$B980]);POWER(2;[data.$B$8]-1) * (1 - LN(TAN([.$B980])+(1/COS([.$B980])))/PI());&quot;&quot;)">
            <text:p/>
          </table:table-cell>
          <table:table-cell table:formula="of:=IF(ISNUMBER([.$C980]);ROUND(([data.$C$3]+1-[$latitude.$C98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1]);RADIANS([.$A981]);&quot;&quot;)">
            <text:p/>
          </table:table-cell>
          <table:table-cell table:formula="of:=IF(ISNUMBER([.$B981]);POWER(2;[data.$B$8]-1) * (1 - LN(TAN([.$B981])+(1/COS([.$B981])))/PI());&quot;&quot;)">
            <text:p/>
          </table:table-cell>
          <table:table-cell table:formula="of:=IF(ISNUMBER([.$C981]);ROUND(([data.$C$3]+1-[$latitude.$C98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2]);RADIANS([.$A982]);&quot;&quot;)">
            <text:p/>
          </table:table-cell>
          <table:table-cell table:formula="of:=IF(ISNUMBER([.$B982]);POWER(2;[data.$B$8]-1) * (1 - LN(TAN([.$B982])+(1/COS([.$B982])))/PI());&quot;&quot;)">
            <text:p/>
          </table:table-cell>
          <table:table-cell table:formula="of:=IF(ISNUMBER([.$C982]);ROUND(([data.$C$3]+1-[$latitude.$C98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3]);RADIANS([.$A983]);&quot;&quot;)">
            <text:p/>
          </table:table-cell>
          <table:table-cell table:formula="of:=IF(ISNUMBER([.$B983]);POWER(2;[data.$B$8]-1) * (1 - LN(TAN([.$B983])+(1/COS([.$B983])))/PI());&quot;&quot;)">
            <text:p/>
          </table:table-cell>
          <table:table-cell table:formula="of:=IF(ISNUMBER([.$C983]);ROUND(([data.$C$3]+1-[$latitude.$C98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4]);RADIANS([.$A984]);&quot;&quot;)">
            <text:p/>
          </table:table-cell>
          <table:table-cell table:formula="of:=IF(ISNUMBER([.$B984]);POWER(2;[data.$B$8]-1) * (1 - LN(TAN([.$B984])+(1/COS([.$B984])))/PI());&quot;&quot;)">
            <text:p/>
          </table:table-cell>
          <table:table-cell table:formula="of:=IF(ISNUMBER([.$C984]);ROUND(([data.$C$3]+1-[$latitude.$C98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5]);RADIANS([.$A985]);&quot;&quot;)">
            <text:p/>
          </table:table-cell>
          <table:table-cell table:formula="of:=IF(ISNUMBER([.$B985]);POWER(2;[data.$B$8]-1) * (1 - LN(TAN([.$B985])+(1/COS([.$B985])))/PI());&quot;&quot;)">
            <text:p/>
          </table:table-cell>
          <table:table-cell table:formula="of:=IF(ISNUMBER([.$C985]);ROUND(([data.$C$3]+1-[$latitude.$C98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6]);RADIANS([.$A986]);&quot;&quot;)">
            <text:p/>
          </table:table-cell>
          <table:table-cell table:formula="of:=IF(ISNUMBER([.$B986]);POWER(2;[data.$B$8]-1) * (1 - LN(TAN([.$B986])+(1/COS([.$B986])))/PI());&quot;&quot;)">
            <text:p/>
          </table:table-cell>
          <table:table-cell table:formula="of:=IF(ISNUMBER([.$C986]);ROUND(([data.$C$3]+1-[$latitude.$C98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7]);RADIANS([.$A987]);&quot;&quot;)">
            <text:p/>
          </table:table-cell>
          <table:table-cell table:formula="of:=IF(ISNUMBER([.$B987]);POWER(2;[data.$B$8]-1) * (1 - LN(TAN([.$B987])+(1/COS([.$B987])))/PI());&quot;&quot;)">
            <text:p/>
          </table:table-cell>
          <table:table-cell table:formula="of:=IF(ISNUMBER([.$C987]);ROUND(([data.$C$3]+1-[$latitude.$C98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8]);RADIANS([.$A988]);&quot;&quot;)">
            <text:p/>
          </table:table-cell>
          <table:table-cell table:formula="of:=IF(ISNUMBER([.$B988]);POWER(2;[data.$B$8]-1) * (1 - LN(TAN([.$B988])+(1/COS([.$B988])))/PI());&quot;&quot;)">
            <text:p/>
          </table:table-cell>
          <table:table-cell table:formula="of:=IF(ISNUMBER([.$C988]);ROUND(([data.$C$3]+1-[$latitude.$C98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89]);RADIANS([.$A989]);&quot;&quot;)">
            <text:p/>
          </table:table-cell>
          <table:table-cell table:formula="of:=IF(ISNUMBER([.$B989]);POWER(2;[data.$B$8]-1) * (1 - LN(TAN([.$B989])+(1/COS([.$B989])))/PI());&quot;&quot;)">
            <text:p/>
          </table:table-cell>
          <table:table-cell table:formula="of:=IF(ISNUMBER([.$C989]);ROUND(([data.$C$3]+1-[$latitude.$C98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0]);RADIANS([.$A990]);&quot;&quot;)">
            <text:p/>
          </table:table-cell>
          <table:table-cell table:formula="of:=IF(ISNUMBER([.$B990]);POWER(2;[data.$B$8]-1) * (1 - LN(TAN([.$B990])+(1/COS([.$B990])))/PI());&quot;&quot;)">
            <text:p/>
          </table:table-cell>
          <table:table-cell table:formula="of:=IF(ISNUMBER([.$C990]);ROUND(([data.$C$3]+1-[$latitude.$C99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1]);RADIANS([.$A991]);&quot;&quot;)">
            <text:p/>
          </table:table-cell>
          <table:table-cell table:formula="of:=IF(ISNUMBER([.$B991]);POWER(2;[data.$B$8]-1) * (1 - LN(TAN([.$B991])+(1/COS([.$B991])))/PI());&quot;&quot;)">
            <text:p/>
          </table:table-cell>
          <table:table-cell table:formula="of:=IF(ISNUMBER([.$C991]);ROUND(([data.$C$3]+1-[$latitude.$C99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2]);RADIANS([.$A992]);&quot;&quot;)">
            <text:p/>
          </table:table-cell>
          <table:table-cell table:formula="of:=IF(ISNUMBER([.$B992]);POWER(2;[data.$B$8]-1) * (1 - LN(TAN([.$B992])+(1/COS([.$B992])))/PI());&quot;&quot;)">
            <text:p/>
          </table:table-cell>
          <table:table-cell table:formula="of:=IF(ISNUMBER([.$C992]);ROUND(([data.$C$3]+1-[$latitude.$C99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3]);RADIANS([.$A993]);&quot;&quot;)">
            <text:p/>
          </table:table-cell>
          <table:table-cell table:formula="of:=IF(ISNUMBER([.$B993]);POWER(2;[data.$B$8]-1) * (1 - LN(TAN([.$B993])+(1/COS([.$B993])))/PI());&quot;&quot;)">
            <text:p/>
          </table:table-cell>
          <table:table-cell table:formula="of:=IF(ISNUMBER([.$C993]);ROUND(([data.$C$3]+1-[$latitude.$C99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4]);RADIANS([.$A994]);&quot;&quot;)">
            <text:p/>
          </table:table-cell>
          <table:table-cell table:formula="of:=IF(ISNUMBER([.$B994]);POWER(2;[data.$B$8]-1) * (1 - LN(TAN([.$B994])+(1/COS([.$B994])))/PI());&quot;&quot;)">
            <text:p/>
          </table:table-cell>
          <table:table-cell table:formula="of:=IF(ISNUMBER([.$C994]);ROUND(([data.$C$3]+1-[$latitude.$C99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5]);RADIANS([.$A995]);&quot;&quot;)">
            <text:p/>
          </table:table-cell>
          <table:table-cell table:formula="of:=IF(ISNUMBER([.$B995]);POWER(2;[data.$B$8]-1) * (1 - LN(TAN([.$B995])+(1/COS([.$B995])))/PI());&quot;&quot;)">
            <text:p/>
          </table:table-cell>
          <table:table-cell table:formula="of:=IF(ISNUMBER([.$C995]);ROUND(([data.$C$3]+1-[$latitude.$C99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6]);RADIANS([.$A996]);&quot;&quot;)">
            <text:p/>
          </table:table-cell>
          <table:table-cell table:formula="of:=IF(ISNUMBER([.$B996]);POWER(2;[data.$B$8]-1) * (1 - LN(TAN([.$B996])+(1/COS([.$B996])))/PI());&quot;&quot;)">
            <text:p/>
          </table:table-cell>
          <table:table-cell table:formula="of:=IF(ISNUMBER([.$C996]);ROUND(([data.$C$3]+1-[$latitude.$C996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7]);RADIANS([.$A997]);&quot;&quot;)">
            <text:p/>
          </table:table-cell>
          <table:table-cell table:formula="of:=IF(ISNUMBER([.$B997]);POWER(2;[data.$B$8]-1) * (1 - LN(TAN([.$B997])+(1/COS([.$B997])))/PI());&quot;&quot;)">
            <text:p/>
          </table:table-cell>
          <table:table-cell table:formula="of:=IF(ISNUMBER([.$C997]);ROUND(([data.$C$3]+1-[$latitude.$C997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8]);RADIANS([.$A998]);&quot;&quot;)">
            <text:p/>
          </table:table-cell>
          <table:table-cell table:formula="of:=IF(ISNUMBER([.$B998]);POWER(2;[data.$B$8]-1) * (1 - LN(TAN([.$B998])+(1/COS([.$B998])))/PI());&quot;&quot;)">
            <text:p/>
          </table:table-cell>
          <table:table-cell table:formula="of:=IF(ISNUMBER([.$C998]);ROUND(([data.$C$3]+1-[$latitude.$C998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999]);RADIANS([.$A999]);&quot;&quot;)">
            <text:p/>
          </table:table-cell>
          <table:table-cell table:formula="of:=IF(ISNUMBER([.$B999]);POWER(2;[data.$B$8]-1) * (1 - LN(TAN([.$B999])+(1/COS([.$B999])))/PI());&quot;&quot;)">
            <text:p/>
          </table:table-cell>
          <table:table-cell table:formula="of:=IF(ISNUMBER([.$C999]);ROUND(([data.$C$3]+1-[$latitude.$C999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0]);RADIANS([.$A1000]);&quot;&quot;)">
            <text:p/>
          </table:table-cell>
          <table:table-cell table:formula="of:=IF(ISNUMBER([.$B1000]);POWER(2;[data.$B$8]-1) * (1 - LN(TAN([.$B1000])+(1/COS([.$B1000])))/PI());&quot;&quot;)">
            <text:p/>
          </table:table-cell>
          <table:table-cell table:formula="of:=IF(ISNUMBER([.$C1000]);ROUND(([data.$C$3]+1-[$latitude.$C1000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1]);RADIANS([.$A1001]);&quot;&quot;)">
            <text:p/>
          </table:table-cell>
          <table:table-cell table:formula="of:=IF(ISNUMBER([.$B1001]);POWER(2;[data.$B$8]-1) * (1 - LN(TAN([.$B1001])+(1/COS([.$B1001])))/PI());&quot;&quot;)">
            <text:p/>
          </table:table-cell>
          <table:table-cell table:formula="of:=IF(ISNUMBER([.$C1001]);ROUND(([data.$C$3]+1-[$latitude.$C1001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2]);RADIANS([.$A1002]);&quot;&quot;)">
            <text:p/>
          </table:table-cell>
          <table:table-cell table:formula="of:=IF(ISNUMBER([.$B1002]);POWER(2;[data.$B$8]-1) * (1 - LN(TAN([.$B1002])+(1/COS([.$B1002])))/PI());&quot;&quot;)">
            <text:p/>
          </table:table-cell>
          <table:table-cell table:formula="of:=IF(ISNUMBER([.$C1002]);ROUND(([data.$C$3]+1-[$latitude.$C1002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3]);RADIANS([.$A1003]);&quot;&quot;)">
            <text:p/>
          </table:table-cell>
          <table:table-cell table:formula="of:=IF(ISNUMBER([.$B1003]);POWER(2;[data.$B$8]-1) * (1 - LN(TAN([.$B1003])+(1/COS([.$B1003])))/PI());&quot;&quot;)">
            <text:p/>
          </table:table-cell>
          <table:table-cell table:formula="of:=IF(ISNUMBER([.$C1003]);ROUND(([data.$C$3]+1-[$latitude.$C1003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4]);RADIANS([.$A1004]);&quot;&quot;)">
            <text:p/>
          </table:table-cell>
          <table:table-cell table:formula="of:=IF(ISNUMBER([.$B1004]);POWER(2;[data.$B$8]-1) * (1 - LN(TAN([.$B1004])+(1/COS([.$B1004])))/PI());&quot;&quot;)">
            <text:p/>
          </table:table-cell>
          <table:table-cell table:formula="of:=IF(ISNUMBER([.$C1004]);ROUND(([data.$C$3]+1-[$latitude.$C1004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5]);RADIANS([.$A1005]);&quot;&quot;)">
            <text:p/>
          </table:table-cell>
          <table:table-cell table:formula="of:=IF(ISNUMBER([.$B1005]);POWER(2;[data.$B$8]-1) * (1 - LN(TAN([.$B1005])+(1/COS([.$B1005])))/PI());&quot;&quot;)">
            <text:p/>
          </table:table-cell>
          <table:table-cell table:formula="of:=IF(ISNUMBER([.$C1005]);ROUND(([data.$C$3]+1-[$latitude.$C1005])*[data.$C$6];3);&quot;&quot;)">
            <text:p/>
          </table:table-cell>
          <table:table-cell/>
        </table:table-row>
        <table:table-row table:style-name="ro1">
          <table:table-cell/>
          <table:table-cell table:formula="of:=IF(ISNUMBER([.$A1006]);RADIANS([.$A1006]);&quot;&quot;)">
            <text:p/>
          </table:table-cell>
          <table:table-cell table:formula="of:=IF(ISNUMBER([.$B1006]);POWER(2;[data.$B$8]-1) * (1 - LN(TAN([.$B1006])+(1/COS([.$B1006])))/PI());&quot;&quot;)">
            <text:p/>
          </table:table-cell>
          <table:table-cell table:formula="of:=IF(ISNUMBER([.$C1006]);ROUND(([data.$C$3]+1-[$latitude.$C1006])*[data.$C$6];3);&quot;&quot;)">
            <text:p/>
          </table:table-cell>
          <table:table-cell/>
        </table:table-row>
        <table:table-row table:style-name="ro1">
          <table:table-cell table:style-name="Default"/>
          <table:table-cell table:style-name="ce13"/>
          <table:table-cell table:number-columns-repeated="3"/>
        </table:table-row>
      </table:table>
      <table:table table:name="readme" table:style-name="ta1" table:protected="true">
        <loext:table-protection loext:select-protected-cells="true" loext:select-unprotected-cells="true"/>
        <table:table-column table:style-name="co3" table:number-columns-repeated="1024" table:default-cell-style-name="Default"/>
        <table:table-row table:style-name="ro1">
          <table:table-cell table:style-name="ce2" office:value-type="string" calcext:value-type="string">
            <text:p>General Information</text:p>
          </table:table-cell>
          <table:table-cell table:number-columns-repeated="1023"/>
        </table:table-row>
        <table:table-row table:style-name="ro2">
          <table:table-cell table:style-name="ce10" office:value-type="string" calcext:value-type="string">
            <text:p>osmLatLon.ods: calculate offset values of longitudes/latitudes in a raster map derived from OpenStreetMap</text:p>
            <text:p>Copyright (C) 2015 Frank Abelbeck &lt;frank.abelbeck@googlemail.com&gt;</text:p>
            <text:p/>
            <text:p>This program is free software: you can redistribute it and/or modify</text:p>
            <text:p>it under the terms of the GNU General Public License as published by</text:p>
            <text:p>the Free Software Foundation, either version 3 of the License, or</text:p>
            <text:p>(at your option) any later version.</text:p>
            <text:p/>
            <text:p>This program is distributed in the hope that it will be useful,</text:p>
            <text:p>but WITHOUT ANY WARRANTY; without even the implied warranty of</text:p>
            <text:p>MERCHANTABILITY or FITNESS FOR A PARTICULAR PURPOSE.  See the</text:p>
            <text:p>GNU General Public License for more details.</text:p>
            <text:p/>
            <text:p>You should have received a copy of the GNU General Public License</text:p>
            <text:p>along with this program.  If not, see &lt;<text:a xlink:href="http://www.gnu.org/licenses/" xlink:type="simple">http://www.gnu.org/licenses/</text:a>&gt;.</text:p>
          </table:table-cell>
          <table:table-cell table:number-columns-repeated="1023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2" office:value-type="string" calcext:value-type="string">
            <text:p>Remarks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ffset values are refering to the Inkscape coordinate system:</text:p>
            <text:p><text:span text:style-name="T1">Origin in the lower left corner, x facing right, y facing top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This document is protected (using an empty password);</text:p>
            <text:p><text:span text:style-name="T1">only cells marked green can be modified</text:span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.00.0000</text:date>, <text:time style:data-style-name="N2" text:time-value="23:56:48.30818269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22:45:22.573384419</meta:creation-date>
    <dc:date>2015-06-27T00:00:38.188883746</dc:date>
    <meta:editing-duration>PT20M59S</meta:editing-duration>
    <meta:editing-cycles>4</meta:editing-cycles>
    <meta:generator>LibreOffice/4.4.3.2$Linux_X86_64 LibreOffice_project/40m0$Build-2</meta:generator>
    <meta:document-statistic meta:table-count="4" meta:cell-count="5064" meta:object-count="0"/>
  </office:meta>
</office:document-meta>
</file>